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</style:style>
    <style:style style:name="ce3" style:family="table-cell" style:parent-style-name="Default" style:data-style-name="N19">
      <style:table-cell-properties style:vertical-align="automatic" fo:background-color="transparent" style:cell-protect="protected"/>
    </style:style>
    <style:style style:name="ce4" style:family="table-cell" style:parent-style-name="Default" style:data-style-name="N4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4.683125cm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3.65125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2.301875cm"/>
    </style:style>
    <style:style style:name="co7" style:family="table-column">
      <style:table-column-properties fo:break-before="auto" style:column-width="6.29708333333333cm"/>
    </style:style>
    <style:style style:name="co8" style:family="table-column">
      <style:table-column-properties fo:break-before="auto" style:column-width="2.80458333333333cm"/>
    </style:style>
    <style:style style:name="co9" style:family="table-column">
      <style:table-column-properties fo:break-before="auto" style:column-width="3.12208333333333cm"/>
    </style:style>
    <style:style style:name="co10" style:family="table-column">
      <style:table-column-properties fo:break-before="auto" style:column-width="4.47145833333333cm"/>
    </style:style>
    <style:style style:name="co11" style:family="table-column">
      <style:table-column-properties fo:break-before="auto" style:column-width="5.10645833333333cm"/>
    </style:style>
    <style:style style:name="co12" style:family="table-column">
      <style:table-column-properties fo:break-before="auto" style:column-width="2.090208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emographic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Total Purchase YTD</text:p>
          </table:table-cell>
          <table:table-cell office:value-type="string" table:style-name="ce2">
            <text:p>Date First Purchase</text:p>
          </table:table-cell>
          <table:table-cell office:value-type="string" table:style-name="ce2">
            <text:p>Birth Date</text:p>
          </table:table-cell>
          <table:table-cell office:value-type="string" table:style-name="ce2">
            <text:p>Marital Status</text:p>
          </table:table-cell>
          <table:table-cell office:value-type="string" table:style-name="ce2">
            <text:p>Yearly Income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Total Children</text:p>
          </table:table-cell>
          <table:table-cell office:value-type="string" table:style-name="ce2">
            <text:p>Number Children At Home</text:p>
          </table:table-cell>
          <table:table-cell office:value-type="string" table:style-name="ce2">
            <text:p>Education</text:p>
          </table:table-cell>
          <table:table-cell office:value-type="string" table:style-name="ce2">
            <text:p>Occupation</text:p>
          </table:table-cell>
          <table:table-cell office:value-type="string" table:style-name="ce2">
            <text:p>Home Owner Flag</text:p>
          </table:table-cell>
          <table:table-cell office:value-type="string" table:style-name="ce2">
            <text:p>Number Cars Owned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4-04-23T00:00:00" table:style-name="ce3">
            <text:p>4/23/2004</text:p>
          </table:table-cell>
          <table:table-cell office:value-type="date" office:date-value="1976-01-02T00:00:00" table:style-name="ce3">
            <text:p>1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3.78" table:style-name="ce2">
            <text:p>23.78</text:p>
          </table:table-cell>
          <table:table-cell office:value-type="date" office:date-value="2003-10-23T00:00:00" table:style-name="ce3">
            <text:p>10/23/2003</text:p>
          </table:table-cell>
          <table:table-cell office:value-type="date" office:date-value="1976-01-02T00:00:00" table:style-name="ce3">
            <text:p>1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2294.9899999999998" table:style-name="ce4">
            <text:p>2,294.99</text:p>
          </table:table-cell>
          <table:table-cell office:value-type="date" office:date-value="2003-07-12T00:00:00" table:style-name="ce3">
            <text:p>7/12/2003</text:p>
          </table:table-cell>
          <table:table-cell office:value-type="date" office:date-value="1976-01-09T00:00:00" table:style-name="ce3">
            <text:p>1/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3-08-10T00:00:00" table:style-name="ce3">
            <text:p>8/10/2003</text:p>
          </table:table-cell>
          <table:table-cell office:value-type="date" office:date-value="1976-01-09T00:00:00" table:style-name="ce3">
            <text:p>1/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098.54" table:style-name="ce4">
            <text:p>6,098.54</text:p>
          </table:table-cell>
          <table:table-cell office:value-type="date" office:date-value="2002-03-15T00:00:00" table:style-name="ce3">
            <text:p>3/15/2002</text:p>
          </table:table-cell>
          <table:table-cell office:value-type="date" office:date-value="1976-01-10T00:00:00" table:style-name="ce3">
            <text:p>1/1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8.99" table:style-name="ce2">
            <text:p>28.99</text:p>
          </table:table-cell>
          <table:table-cell office:value-type="date" office:date-value="2004-02-05T00:00:00" table:style-name="ce3">
            <text:p>2/5/2004</text:p>
          </table:table-cell>
          <table:table-cell office:value-type="date" office:date-value="1976-01-10T00:00:00" table:style-name="ce3">
            <text:p>1/1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1.98" table:style-name="ce2">
            <text:p>21.98</text:p>
          </table:table-cell>
          <table:table-cell office:value-type="date" office:date-value="2004-05-08T00:00:00" table:style-name="ce3">
            <text:p>5/8/2004</text:p>
          </table:table-cell>
          <table:table-cell office:value-type="date" office:date-value="1976-01-11T00:00:00" table:style-name="ce3">
            <text:p>1/1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9.98" table:style-name="ce2">
            <text:p>119.98</text:p>
          </table:table-cell>
          <table:table-cell office:value-type="date" office:date-value="2003-08-21T00:00:00" table:style-name="ce3">
            <text:p>8/21/2003</text:p>
          </table:table-cell>
          <table:table-cell office:value-type="date" office:date-value="1976-01-11T00:00:00" table:style-name="ce3">
            <text:p>1/1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839.9" table:style-name="ce4">
            <text:p>1,839.90</text:p>
          </table:table-cell>
          <table:table-cell office:value-type="date" office:date-value="2002-10-27T00:00:00" table:style-name="ce3">
            <text:p>10/27/2002</text:p>
          </table:table-cell>
          <table:table-cell office:value-type="date" office:date-value="1976-01-12T00:00:00" table:style-name="ce3">
            <text:p>1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3.959999999999994" table:style-name="ce2">
            <text:p>73.96</text:p>
          </table:table-cell>
          <table:table-cell office:value-type="date" office:date-value="2003-09-19T00:00:00" table:style-name="ce3">
            <text:p>9/19/2003</text:p>
          </table:table-cell>
          <table:table-cell office:value-type="date" office:date-value="1976-01-12T00:00:00" table:style-name="ce3">
            <text:p>1/1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3.99" table:style-name="ce2">
            <text:p>53.99</text:p>
          </table:table-cell>
          <table:table-cell office:value-type="date" office:date-value="2004-03-18T00:00:00" table:style-name="ce3">
            <text:p>3/18/2004</text:p>
          </table:table-cell>
          <table:table-cell office:value-type="date" office:date-value="1976-01-12T00:00:00" table:style-name="ce3">
            <text:p>1/1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96.07" table:style-name="ce2">
            <text:p>96.07</text:p>
          </table:table-cell>
          <table:table-cell office:value-type="date" office:date-value="2004-04-16T00:00:00" table:style-name="ce3">
            <text:p>4/16/2004</text:p>
          </table:table-cell>
          <table:table-cell office:value-type="date" office:date-value="1976-01-14T00:00:00" table:style-name="ce3">
            <text:p>1/1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3.97" table:style-name="ce2">
            <text:p>43.97</text:p>
          </table:table-cell>
          <table:table-cell office:value-type="date" office:date-value="2004-05-04T00:00:00" table:style-name="ce3">
            <text:p>5/4/2004</text:p>
          </table:table-cell>
          <table:table-cell office:value-type="date" office:date-value="1976-01-18T00:00:00" table:style-name="ce3">
            <text:p>1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2.97" table:style-name="ce2">
            <text:p>62.97</text:p>
          </table:table-cell>
          <table:table-cell office:value-type="date" office:date-value="2004-02-11T00:00:00" table:style-name="ce3">
            <text:p>2/11/2004</text:p>
          </table:table-cell>
          <table:table-cell office:value-type="date" office:date-value="1976-01-18T00:00:00" table:style-name="ce3">
            <text:p>1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91.95" table:style-name="ce2">
            <text:p>91.95</text:p>
          </table:table-cell>
          <table:table-cell office:value-type="date" office:date-value="2003-07-31T00:00:00" table:style-name="ce3">
            <text:p>7/31/2003</text:p>
          </table:table-cell>
          <table:table-cell office:value-type="date" office:date-value="1976-01-19T00:00:00" table:style-name="ce3">
            <text:p>1/1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37.27" table:style-name="ce4">
            <text:p>2,337.27</text:p>
          </table:table-cell>
          <table:table-cell office:value-type="date" office:date-value="2004-05-06T00:00:00" table:style-name="ce3">
            <text:p>5/6/2004</text:p>
          </table:table-cell>
          <table:table-cell office:value-type="date" office:date-value="1976-01-21T00:00:00" table:style-name="ce3">
            <text:p>1/2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5.48" table:style-name="ce2">
            <text:p>25.48</text:p>
          </table:table-cell>
          <table:table-cell office:value-type="date" office:date-value="2004-03-29T00:00:00" table:style-name="ce3">
            <text:p>3/29/2004</text:p>
          </table:table-cell>
          <table:table-cell office:value-type="date" office:date-value="1976-01-21T00:00:00" table:style-name="ce3">
            <text:p>1/2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94.48" table:style-name="ce2">
            <text:p>94.48</text:p>
          </table:table-cell>
          <table:table-cell office:value-type="date" office:date-value="2004-05-11T00:00:00" table:style-name="ce3">
            <text:p>5/11/2004</text:p>
          </table:table-cell>
          <table:table-cell office:value-type="date" office:date-value="1976-01-22T00:00:00" table:style-name="ce3">
            <text:p>1/2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419.06" table:style-name="ce4">
            <text:p>2,419.06</text:p>
          </table:table-cell>
          <table:table-cell office:value-type="date" office:date-value="2003-10-29T00:00:00" table:style-name="ce3">
            <text:p>10/29/2003</text:p>
          </table:table-cell>
          <table:table-cell office:value-type="date" office:date-value="1976-01-22T00:00:00" table:style-name="ce3">
            <text:p>1/2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raduate Degre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319.9899999999998" table:style-name="ce4">
            <text:p>2,319.99</text:p>
          </table:table-cell>
          <table:table-cell office:value-type="date" office:date-value="2003-07-09T00:00:00" table:style-name="ce3">
            <text:p>7/9/2003</text:p>
          </table:table-cell>
          <table:table-cell office:value-type="date" office:date-value="1976-01-25T00:00:00" table:style-name="ce3">
            <text:p>1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173.1899999999996" table:style-name="ce4">
            <text:p>4,173.19</text:p>
          </table:table-cell>
          <table:table-cell office:value-type="date" office:date-value="2002-06-01T00:00:00" table:style-name="ce3">
            <text:p>6/1/2002</text:p>
          </table:table-cell>
          <table:table-cell office:value-type="date" office:date-value="1976-01-25T00:00:00" table:style-name="ce3">
            <text:p>1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848.07" table:style-name="ce4">
            <text:p>6,848.07</text:p>
          </table:table-cell>
          <table:table-cell office:value-type="date" office:date-value="2003-01-06T00:00:00" table:style-name="ce3">
            <text:p>1/6/2003</text:p>
          </table:table-cell>
          <table:table-cell office:value-type="date" office:date-value="1976-01-31T00:00:00" table:style-name="ce3">
            <text:p>1/3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35.229999999999997" table:style-name="ce2">
            <text:p>35.23</text:p>
          </table:table-cell>
          <table:table-cell office:value-type="date" office:date-value="2004-07-04T00:00:00" table:style-name="ce3">
            <text:p>7/4/2004</text:p>
          </table:table-cell>
          <table:table-cell office:value-type="date" office:date-value="1976-01-31T00:00:00" table:style-name="ce3">
            <text:p>1/3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6.97" table:style-name="ce2">
            <text:p>56.97</text:p>
          </table:table-cell>
          <table:table-cell office:value-type="date" office:date-value="2003-09-20T00:00:00" table:style-name="ce3">
            <text:p>9/20/2003</text:p>
          </table:table-cell>
          <table:table-cell office:value-type="date" office:date-value="1976-02-01T00:00:00" table:style-name="ce3">
            <text:p>2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51.34" table:style-name="ce2">
            <text:p>751.34</text:p>
          </table:table-cell>
          <table:table-cell office:value-type="date" office:date-value="2003-12-14T00:00:00" table:style-name="ce3">
            <text:p>12/14/2003</text:p>
          </table:table-cell>
          <table:table-cell office:value-type="date" office:date-value="1976-02-01T00:00:00" table:style-name="ce3">
            <text:p>2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7.92" table:style-name="ce2">
            <text:p>27.92</text:p>
          </table:table-cell>
          <table:table-cell office:value-type="date" office:date-value="2003-10-09T00:00:00" table:style-name="ce3">
            <text:p>10/9/2003</text:p>
          </table:table-cell>
          <table:table-cell office:value-type="date" office:date-value="1976-02-02T00:00:00" table:style-name="ce3">
            <text:p>2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287.32" table:style-name="ce4">
            <text:p>3,287.32</text:p>
          </table:table-cell>
          <table:table-cell office:value-type="date" office:date-value="2002-09-01T00:00:00" table:style-name="ce3">
            <text:p>9/1/2002</text:p>
          </table:table-cell>
          <table:table-cell office:value-type="date" office:date-value="1976-02-05T00:00:00" table:style-name="ce3">
            <text:p>2/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9.25" table:style-name="ce2">
            <text:p>89.25</text:p>
          </table:table-cell>
          <table:table-cell office:value-type="date" office:date-value="2004-01-07T00:00:00" table:style-name="ce3">
            <text:p>1/7/2004</text:p>
          </table:table-cell>
          <table:table-cell office:value-type="date" office:date-value="1976-02-05T00:00:00" table:style-name="ce3">
            <text:p>2/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89.9699999999998" table:style-name="ce4">
            <text:p>2,389.97</text:p>
          </table:table-cell>
          <table:table-cell office:value-type="date" office:date-value="2003-07-11T00:00:00" table:style-name="ce3">
            <text:p>7/11/2003</text:p>
          </table:table-cell>
          <table:table-cell office:value-type="date" office:date-value="1976-02-06T00:00:00" table:style-name="ce3">
            <text:p>2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3.98" table:style-name="ce2">
            <text:p>13.98</text:p>
          </table:table-cell>
          <table:table-cell office:value-type="date" office:date-value="2004-01-20T00:00:00" table:style-name="ce3">
            <text:p>1/20/2004</text:p>
          </table:table-cell>
          <table:table-cell office:value-type="date" office:date-value="1976-02-06T00:00:00" table:style-name="ce3">
            <text:p>2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25.48" table:style-name="ce2">
            <text:p>25.48</text:p>
          </table:table-cell>
          <table:table-cell office:value-type="date" office:date-value="2004-07-08T00:00:00" table:style-name="ce3">
            <text:p>7/8/2004</text:p>
          </table:table-cell>
          <table:table-cell office:value-type="date" office:date-value="1976-02-06T00:00:00" table:style-name="ce3">
            <text:p>2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809.57" table:style-name="ce4">
            <text:p>3,809.57</text:p>
          </table:table-cell>
          <table:table-cell office:value-type="date" office:date-value="2003-02-12T00:00:00" table:style-name="ce3">
            <text:p>2/12/2003</text:p>
          </table:table-cell>
          <table:table-cell office:value-type="date" office:date-value="1976-02-07T00:00:00" table:style-name="ce3">
            <text:p>2/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2-08T00:00:00" table:style-name="ce3">
            <text:p>2/8/2004</text:p>
          </table:table-cell>
          <table:table-cell office:value-type="date" office:date-value="1976-02-07T00:00:00" table:style-name="ce3">
            <text:p>2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4.97" table:style-name="ce2">
            <text:p>64.97</text:p>
          </table:table-cell>
          <table:table-cell office:value-type="date" office:date-value="2003-09-06T00:00:00" table:style-name="ce3">
            <text:p>9/6/2003</text:p>
          </table:table-cell>
          <table:table-cell office:value-type="date" office:date-value="1976-02-08T00:00:00" table:style-name="ce3">
            <text:p>2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94.46" table:style-name="ce2">
            <text:p>94.46</text:p>
          </table:table-cell>
          <table:table-cell office:value-type="date" office:date-value="2003-11-17T00:00:00" table:style-name="ce3">
            <text:p>11/17/2003</text:p>
          </table:table-cell>
          <table:table-cell office:value-type="date" office:date-value="1976-02-08T00:00:00" table:style-name="ce3">
            <text:p>2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8.98" table:style-name="ce2">
            <text:p>78.98</text:p>
          </table:table-cell>
          <table:table-cell office:value-type="date" office:date-value="2003-12-22T00:00:00" table:style-name="ce3">
            <text:p>12/22/2003</text:p>
          </table:table-cell>
          <table:table-cell office:value-type="date" office:date-value="1976-02-11T00:00:00" table:style-name="ce3">
            <text:p>2/1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1.93" table:style-name="ce2">
            <text:p>41.93</text:p>
          </table:table-cell>
          <table:table-cell office:value-type="date" office:date-value="2003-12-16T00:00:00" table:style-name="ce3">
            <text:p>12/16/2003</text:p>
          </table:table-cell>
          <table:table-cell office:value-type="date" office:date-value="1976-02-11T00:00:00" table:style-name="ce3">
            <text:p>2/1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1-04T00:00:00" table:style-name="ce3">
            <text:p>1/4/2004</text:p>
          </table:table-cell>
          <table:table-cell office:value-type="date" office:date-value="1976-02-14T00:00:00" table:style-name="ce3">
            <text:p>2/1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1.49" table:style-name="ce2">
            <text:p>21.49</text:p>
          </table:table-cell>
          <table:table-cell office:value-type="date" office:date-value="2003-11-09T00:00:00" table:style-name="ce3">
            <text:p>11/9/2003</text:p>
          </table:table-cell>
          <table:table-cell office:value-type="date" office:date-value="1976-02-15T00:00:00" table:style-name="ce3">
            <text:p>2/15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217.7" table:style-name="ce4">
            <text:p>5,217.70</text:p>
          </table:table-cell>
          <table:table-cell office:value-type="date" office:date-value="2003-04-09T00:00:00" table:style-name="ce3">
            <text:p>4/9/2003</text:p>
          </table:table-cell>
          <table:table-cell office:value-type="date" office:date-value="1976-02-16T00:00:00" table:style-name="ce3">
            <text:p>2/1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92.16" table:style-name="ce2">
            <text:p>92.16</text:p>
          </table:table-cell>
          <table:table-cell office:value-type="date" office:date-value="2004-02-22T00:00:00" table:style-name="ce3">
            <text:p>2/22/2004</text:p>
          </table:table-cell>
          <table:table-cell office:value-type="date" office:date-value="1976-02-16T00:00:00" table:style-name="ce3">
            <text:p>2/1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7.270000000000003" table:style-name="ce2">
            <text:p>37.27</text:p>
          </table:table-cell>
          <table:table-cell office:value-type="date" office:date-value="2004-04-23T00:00:00" table:style-name="ce3">
            <text:p>4/23/2004</text:p>
          </table:table-cell>
          <table:table-cell office:value-type="date" office:date-value="1976-02-17T00:00:00" table:style-name="ce3">
            <text:p>2/1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2.22" table:style-name="ce2">
            <text:p>32.22</text:p>
          </table:table-cell>
          <table:table-cell office:value-type="date" office:date-value="2004-05-20T00:00:00" table:style-name="ce3">
            <text:p>5/20/2004</text:p>
          </table:table-cell>
          <table:table-cell office:value-type="date" office:date-value="1976-02-18T00:00:00" table:style-name="ce3">
            <text:p>2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49.97999999999999" table:style-name="ce2">
            <text:p>149.98</text:p>
          </table:table-cell>
          <table:table-cell office:value-type="date" office:date-value="2004-02-13T00:00:00" table:style-name="ce3">
            <text:p>2/13/2004</text:p>
          </table:table-cell>
          <table:table-cell office:value-type="date" office:date-value="1976-02-18T00:00:00" table:style-name="ce3">
            <text:p>2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19.98" table:style-name="ce2">
            <text:p>119.98</text:p>
          </table:table-cell>
          <table:table-cell office:value-type="date" office:date-value="2004-01-17T00:00:00" table:style-name="ce3">
            <text:p>1/17/2004</text:p>
          </table:table-cell>
          <table:table-cell office:value-type="date" office:date-value="1976-02-18T00:00:00" table:style-name="ce3">
            <text:p>2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8.48" table:style-name="ce2">
            <text:p>78.48</text:p>
          </table:table-cell>
          <table:table-cell office:value-type="date" office:date-value="2004-06-03T00:00:00" table:style-name="ce3">
            <text:p>6/3/2004</text:p>
          </table:table-cell>
          <table:table-cell office:value-type="date" office:date-value="1976-02-18T00:00:00" table:style-name="ce3">
            <text:p>2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759.97" table:style-name="ce4">
            <text:p>1,759.97</text:p>
          </table:table-cell>
          <table:table-cell office:value-type="date" office:date-value="2004-04-20T00:00:00" table:style-name="ce3">
            <text:p>4/20/2004</text:p>
          </table:table-cell>
          <table:table-cell office:value-type="date" office:date-value="1976-02-20T00:00:00" table:style-name="ce3">
            <text:p>2/2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9.99" table:style-name="ce2">
            <text:p>29.99</text:p>
          </table:table-cell>
          <table:table-cell office:value-type="date" office:date-value="2003-07-31T00:00:00" table:style-name="ce3">
            <text:p>7/31/2003</text:p>
          </table:table-cell>
          <table:table-cell office:value-type="date" office:date-value="1976-02-20T00:00:00" table:style-name="ce3">
            <text:p>2/2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7.98" table:style-name="ce2">
            <text:p>47.98</text:p>
          </table:table-cell>
          <table:table-cell office:value-type="date" office:date-value="2003-11-08T00:00:00" table:style-name="ce3">
            <text:p>11/8/2003</text:p>
          </table:table-cell>
          <table:table-cell office:value-type="date" office:date-value="1976-02-23T00:00:00" table:style-name="ce3">
            <text:p>2/23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3.979999999999997" table:style-name="ce2">
            <text:p>33.98</text:p>
          </table:table-cell>
          <table:table-cell office:value-type="date" office:date-value="2003-08-01T00:00:00" table:style-name="ce3">
            <text:p>8/1/2003</text:p>
          </table:table-cell>
          <table:table-cell office:value-type="date" office:date-value="1976-02-23T00:00:00" table:style-name="ce3">
            <text:p>2/23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706.57" table:style-name="ce4">
            <text:p>6,706.57</text:p>
          </table:table-cell>
          <table:table-cell office:value-type="date" office:date-value="2002-01-18T00:00:00" table:style-name="ce3">
            <text:p>1/18/2002</text:p>
          </table:table-cell>
          <table:table-cell office:value-type="date" office:date-value="1976-02-25T00:00:00" table:style-name="ce3">
            <text:p>2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728.27" table:style-name="ce4">
            <text:p>1,728.27</text:p>
          </table:table-cell>
          <table:table-cell office:value-type="date" office:date-value="2003-12-15T00:00:00" table:style-name="ce3">
            <text:p>12/15/2003</text:p>
          </table:table-cell>
          <table:table-cell office:value-type="date" office:date-value="1976-02-25T00:00:00" table:style-name="ce3">
            <text:p>2/25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15.92" table:style-name="ce2">
            <text:p>115.92</text:p>
          </table:table-cell>
          <table:table-cell office:value-type="date" office:date-value="2004-07-22T00:00:00" table:style-name="ce3">
            <text:p>7/22/2004</text:p>
          </table:table-cell>
          <table:table-cell office:value-type="date" office:date-value="1976-02-25T00:00:00" table:style-name="ce3">
            <text:p>2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148.74" table:style-name="ce4">
            <text:p>4,148.74</text:p>
          </table:table-cell>
          <table:table-cell office:value-type="date" office:date-value="2002-06-16T00:00:00" table:style-name="ce3">
            <text:p>6/16/2002</text:p>
          </table:table-cell>
          <table:table-cell office:value-type="date" office:date-value="1976-02-25T00:00:00" table:style-name="ce3">
            <text:p>2/25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4.89" table:style-name="ce2">
            <text:p>34.89</text:p>
          </table:table-cell>
          <table:table-cell office:value-type="date" office:date-value="2004-02-15T00:00:00" table:style-name="ce3">
            <text:p>2/15/2004</text:p>
          </table:table-cell>
          <table:table-cell office:value-type="date" office:date-value="1976-02-25T00:00:00" table:style-name="ce3">
            <text:p>2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1.97" table:style-name="ce2">
            <text:p>71.97</text:p>
          </table:table-cell>
          <table:table-cell office:value-type="date" office:date-value="2003-11-03T00:00:00" table:style-name="ce3">
            <text:p>11/3/2003</text:p>
          </table:table-cell>
          <table:table-cell office:value-type="date" office:date-value="1976-02-26T00:00:00" table:style-name="ce3">
            <text:p>2/2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8.489999999999995" table:style-name="ce2">
            <text:p>68.49</text:p>
          </table:table-cell>
          <table:table-cell office:value-type="date" office:date-value="2004-05-17T00:00:00" table:style-name="ce3">
            <text:p>5/17/2004</text:p>
          </table:table-cell>
          <table:table-cell office:value-type="date" office:date-value="1976-02-26T00:00:00" table:style-name="ce3">
            <text:p>2/2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3.78" table:style-name="ce2">
            <text:p>23.78</text:p>
          </table:table-cell>
          <table:table-cell office:value-type="date" office:date-value="2004-02-23T00:00:00" table:style-name="ce3">
            <text:p>2/23/2004</text:p>
          </table:table-cell>
          <table:table-cell office:value-type="date" office:date-value="1976-02-26T00:00:00" table:style-name="ce3">
            <text:p>2/2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6.270000000000003" table:style-name="ce2">
            <text:p>36.27</text:p>
          </table:table-cell>
          <table:table-cell office:value-type="date" office:date-value="2004-05-21T00:00:00" table:style-name="ce3">
            <text:p>5/21/2004</text:p>
          </table:table-cell>
          <table:table-cell office:value-type="date" office:date-value="1976-03-01T00:00:00" table:style-name="ce3">
            <text:p>3/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733.75" table:style-name="ce4">
            <text:p>4,733.75</text:p>
          </table:table-cell>
          <table:table-cell office:value-type="date" office:date-value="2001-10-29T00:00:00" table:style-name="ce3">
            <text:p>10/29/2001</text:p>
          </table:table-cell>
          <table:table-cell office:value-type="date" office:date-value="1976-03-02T00:00:00" table:style-name="ce3">
            <text:p>3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4.99" table:style-name="ce2">
            <text:p>34.99</text:p>
          </table:table-cell>
          <table:table-cell office:value-type="date" office:date-value="2004-06-14T00:00:00" table:style-name="ce3">
            <text:p>6/14/2004</text:p>
          </table:table-cell>
          <table:table-cell office:value-type="date" office:date-value="1976-03-03T00:00:00" table:style-name="ce3">
            <text:p>3/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791.1" table:style-name="ce4">
            <text:p>6,791.10</text:p>
          </table:table-cell>
          <table:table-cell office:value-type="date" office:date-value="2002-08-09T00:00:00" table:style-name="ce3">
            <text:p>8/9/2002</text:p>
          </table:table-cell>
          <table:table-cell office:value-type="date" office:date-value="1976-03-03T00:00:00" table:style-name="ce3">
            <text:p>3/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36.96" table:style-name="ce2">
            <text:p>36.96</text:p>
          </table:table-cell>
          <table:table-cell office:value-type="date" office:date-value="2004-02-28T00:00:00" table:style-name="ce3">
            <text:p>2/28/2004</text:p>
          </table:table-cell>
          <table:table-cell office:value-type="date" office:date-value="1976-03-03T00:00:00" table:style-name="ce3">
            <text:p>3/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9.48" table:style-name="ce2">
            <text:p>49.48</text:p>
          </table:table-cell>
          <table:table-cell office:value-type="date" office:date-value="2003-09-01T00:00:00" table:style-name="ce3">
            <text:p>9/1/2003</text:p>
          </table:table-cell>
          <table:table-cell office:value-type="date" office:date-value="1976-03-03T00:00:00" table:style-name="ce3">
            <text:p>3/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0.97" table:style-name="ce2">
            <text:p>30.97</text:p>
          </table:table-cell>
          <table:table-cell office:value-type="date" office:date-value="2003-11-30T00:00:00" table:style-name="ce3">
            <text:p>11/30/2003</text:p>
          </table:table-cell>
          <table:table-cell office:value-type="date" office:date-value="1976-03-08T00:00:00" table:style-name="ce3">
            <text:p>3/8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2.6" table:style-name="ce2">
            <text:p>32.6</text:p>
          </table:table-cell>
          <table:table-cell office:value-type="date" office:date-value="2004-06-24T00:00:00" table:style-name="ce3">
            <text:p>6/24/2004</text:p>
          </table:table-cell>
          <table:table-cell office:value-type="date" office:date-value="1976-03-09T00:00:00" table:style-name="ce3">
            <text:p>3/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74.98" table:style-name="ce2">
            <text:p>574.98</text:p>
          </table:table-cell>
          <table:table-cell office:value-type="date" office:date-value="2003-12-09T00:00:00" table:style-name="ce3">
            <text:p>12/9/2003</text:p>
          </table:table-cell>
          <table:table-cell office:value-type="date" office:date-value="1976-03-09T00:00:00" table:style-name="ce3">
            <text:p>3/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0.47" table:style-name="ce2">
            <text:p>60.47</text:p>
          </table:table-cell>
          <table:table-cell office:value-type="date" office:date-value="2004-06-20T00:00:00" table:style-name="ce3">
            <text:p>6/20/2004</text:p>
          </table:table-cell>
          <table:table-cell office:value-type="date" office:date-value="1976-03-09T00:00:00" table:style-name="ce3">
            <text:p>3/9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.78" table:style-name="ce2">
            <text:p>23.78</text:p>
          </table:table-cell>
          <table:table-cell office:value-type="date" office:date-value="2004-03-21T00:00:00" table:style-name="ce3">
            <text:p>3/21/2004</text:p>
          </table:table-cell>
          <table:table-cell office:value-type="date" office:date-value="1976-03-11T00:00:00" table:style-name="ce3">
            <text:p>3/1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1.97" table:style-name="ce2">
            <text:p>71.97</text:p>
          </table:table-cell>
          <table:table-cell office:value-type="date" office:date-value="2003-09-22T00:00:00" table:style-name="ce3">
            <text:p>9/22/2003</text:p>
          </table:table-cell>
          <table:table-cell office:value-type="date" office:date-value="1976-03-12T00:00:00" table:style-name="ce3">
            <text:p>3/1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633.8999999999996" table:style-name="ce4">
            <text:p>4,633.90</text:p>
          </table:table-cell>
          <table:table-cell office:value-type="date" office:date-value="2002-11-09T00:00:00" table:style-name="ce3">
            <text:p>11/9/2002</text:p>
          </table:table-cell>
          <table:table-cell office:value-type="date" office:date-value="1976-03-12T00:00:00" table:style-name="ce3">
            <text:p>3/1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23.62" table:style-name="ce2">
            <text:p>223.62</text:p>
          </table:table-cell>
          <table:table-cell office:value-type="date" office:date-value="2003-07-31T00:00:00" table:style-name="ce3">
            <text:p>7/31/2003</text:p>
          </table:table-cell>
          <table:table-cell office:value-type="date" office:date-value="1976-03-13T00:00:00" table:style-name="ce3">
            <text:p>3/1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9.98" table:style-name="ce2">
            <text:p>119.98</text:p>
          </table:table-cell>
          <table:table-cell office:value-type="date" office:date-value="2003-10-05T00:00:00" table:style-name="ce3">
            <text:p>10/5/2003</text:p>
          </table:table-cell>
          <table:table-cell office:value-type="date" office:date-value="1976-03-14T00:00:00" table:style-name="ce3">
            <text:p>3/1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3.97" table:style-name="ce2">
            <text:p>113.97</text:p>
          </table:table-cell>
          <table:table-cell office:value-type="date" office:date-value="2004-06-01T00:00:00" table:style-name="ce3">
            <text:p>6/1/2004</text:p>
          </table:table-cell>
          <table:table-cell office:value-type="date" office:date-value="1976-03-14T00:00:00" table:style-name="ce3">
            <text:p>3/1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78.98" table:style-name="ce2">
            <text:p>78.98</text:p>
          </table:table-cell>
          <table:table-cell office:value-type="date" office:date-value="2004-02-13T00:00:00" table:style-name="ce3">
            <text:p>2/13/2004</text:p>
          </table:table-cell>
          <table:table-cell office:value-type="date" office:date-value="1976-03-14T00:00:00" table:style-name="ce3">
            <text:p>3/1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41.91" table:style-name="ce2">
            <text:p>141.91</text:p>
          </table:table-cell>
          <table:table-cell office:value-type="date" office:date-value="2003-10-19T00:00:00" table:style-name="ce3">
            <text:p>10/19/2003</text:p>
          </table:table-cell>
          <table:table-cell office:value-type="date" office:date-value="1976-03-16T00:00:00" table:style-name="ce3">
            <text:p>3/1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36.590000000000003" table:style-name="ce2">
            <text:p>36.59</text:p>
          </table:table-cell>
          <table:table-cell office:value-type="date" office:date-value="2004-01-18T00:00:00" table:style-name="ce3">
            <text:p>1/18/2004</text:p>
          </table:table-cell>
          <table:table-cell office:value-type="date" office:date-value="1976-03-16T00:00:00" table:style-name="ce3">
            <text:p>3/1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698.76" table:style-name="ce4">
            <text:p>4,698.76</text:p>
          </table:table-cell>
          <table:table-cell office:value-type="date" office:date-value="2001-07-02T00:00:00" table:style-name="ce3">
            <text:p>7/2/2001</text:p>
          </table:table-cell>
          <table:table-cell office:value-type="date" office:date-value="1976-03-18T00:00:00" table:style-name="ce3">
            <text:p>3/18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7.28" table:style-name="ce2">
            <text:p>27.28</text:p>
          </table:table-cell>
          <table:table-cell office:value-type="date" office:date-value="2003-08-05T00:00:00" table:style-name="ce3">
            <text:p>8/5/2003</text:p>
          </table:table-cell>
          <table:table-cell office:value-type="date" office:date-value="1976-03-18T00:00:00" table:style-name="ce3">
            <text:p>3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419.06" table:style-name="ce4">
            <text:p>2,419.06</text:p>
          </table:table-cell>
          <table:table-cell office:value-type="date" office:date-value="2003-09-05T00:00:00" table:style-name="ce3">
            <text:p>9/5/2003</text:p>
          </table:table-cell>
          <table:table-cell office:value-type="date" office:date-value="1976-03-18T00:00:00" table:style-name="ce3">
            <text:p>3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3-10-28T00:00:00" table:style-name="ce3">
            <text:p>10/28/2003</text:p>
          </table:table-cell>
          <table:table-cell office:value-type="date" office:date-value="1976-03-20T00:00:00" table:style-name="ce3">
            <text:p>3/2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03.48" table:style-name="ce2">
            <text:p>103.48</text:p>
          </table:table-cell>
          <table:table-cell office:value-type="date" office:date-value="2004-05-27T00:00:00" table:style-name="ce3">
            <text:p>5/27/2004</text:p>
          </table:table-cell>
          <table:table-cell office:value-type="date" office:date-value="1976-03-20T00:00:00" table:style-name="ce3">
            <text:p>3/2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4.23" table:style-name="ce2">
            <text:p>114.23</text:p>
          </table:table-cell>
          <table:table-cell office:value-type="date" office:date-value="2003-10-06T00:00:00" table:style-name="ce3">
            <text:p>10/6/2003</text:p>
          </table:table-cell>
          <table:table-cell office:value-type="date" office:date-value="1976-03-23T00:00:00" table:style-name="ce3">
            <text:p>3/23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2.6" table:style-name="ce2">
            <text:p>32.6</text:p>
          </table:table-cell>
          <table:table-cell office:value-type="date" office:date-value="2003-08-16T00:00:00" table:style-name="ce3">
            <text:p>8/16/2003</text:p>
          </table:table-cell>
          <table:table-cell office:value-type="date" office:date-value="1976-03-24T00:00:00" table:style-name="ce3">
            <text:p>3/2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322.98" table:style-name="ce4">
            <text:p>1,322.98</text:p>
          </table:table-cell>
          <table:table-cell office:value-type="date" office:date-value="2003-04-16T00:00:00" table:style-name="ce3">
            <text:p>4/16/2003</text:p>
          </table:table-cell>
          <table:table-cell office:value-type="date" office:date-value="1976-03-24T00:00:00" table:style-name="ce3">
            <text:p>3/2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8.979999999999997" table:style-name="ce2">
            <text:p>38.98</text:p>
          </table:table-cell>
          <table:table-cell office:value-type="date" office:date-value="2003-08-14T00:00:00" table:style-name="ce3">
            <text:p>8/14/2003</text:p>
          </table:table-cell>
          <table:table-cell office:value-type="date" office:date-value="1976-03-24T00:00:00" table:style-name="ce3">
            <text:p>3/2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2-26T00:00:00" table:style-name="ce3">
            <text:p>2/26/2004</text:p>
          </table:table-cell>
          <table:table-cell office:value-type="date" office:date-value="1976-03-24T00:00:00" table:style-name="ce3">
            <text:p>3/2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3-15T00:00:00" table:style-name="ce3">
            <text:p>3/15/2004</text:p>
          </table:table-cell>
          <table:table-cell office:value-type="date" office:date-value="1976-03-25T00:00:00" table:style-name="ce3">
            <text:p>3/25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872.06" table:style-name="ce4">
            <text:p>6,872.06</text:p>
          </table:table-cell>
          <table:table-cell office:value-type="date" office:date-value="2003-01-14T00:00:00" table:style-name="ce3">
            <text:p>1/14/2003</text:p>
          </table:table-cell>
          <table:table-cell office:value-type="date" office:date-value="1976-03-26T00:00:00" table:style-name="ce3">
            <text:p>3/2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8.98" table:style-name="ce2">
            <text:p>58.98</text:p>
          </table:table-cell>
          <table:table-cell office:value-type="date" office:date-value="2004-03-16T00:00:00" table:style-name="ce3">
            <text:p>3/16/2004</text:p>
          </table:table-cell>
          <table:table-cell office:value-type="date" office:date-value="1976-03-26T00:00:00" table:style-name="ce3">
            <text:p>3/2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44.23" table:style-name="ce2">
            <text:p>244.23</text:p>
          </table:table-cell>
          <table:table-cell office:value-type="date" office:date-value="2003-08-14T00:00:00" table:style-name="ce3">
            <text:p>8/14/2003</text:p>
          </table:table-cell>
          <table:table-cell office:value-type="date" office:date-value="1976-03-27T00:00:00" table:style-name="ce3">
            <text:p>3/2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6.26" table:style-name="ce2">
            <text:p>46.26</text:p>
          </table:table-cell>
          <table:table-cell office:value-type="date" office:date-value="2003-08-03T00:00:00" table:style-name="ce3">
            <text:p>8/3/2003</text:p>
          </table:table-cell>
          <table:table-cell office:value-type="date" office:date-value="1976-04-01T00:00:00" table:style-name="ce3">
            <text:p>4/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0.24" table:style-name="ce2">
            <text:p>10.24</text:p>
          </table:table-cell>
          <table:table-cell office:value-type="date" office:date-value="2003-09-22T00:00:00" table:style-name="ce3">
            <text:p>9/22/2003</text:p>
          </table:table-cell>
          <table:table-cell office:value-type="date" office:date-value="1976-04-01T00:00:00" table:style-name="ce3">
            <text:p>4/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4.98" table:style-name="ce2">
            <text:p>14.98</text:p>
          </table:table-cell>
          <table:table-cell office:value-type="date" office:date-value="2003-10-01T00:00:00" table:style-name="ce3">
            <text:p>10/1/2003</text:p>
          </table:table-cell>
          <table:table-cell office:value-type="date" office:date-value="1976-04-02T00:00:00" table:style-name="ce3">
            <text:p>4/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4-05-18T00:00:00" table:style-name="ce3">
            <text:p>5/18/2004</text:p>
          </table:table-cell>
          <table:table-cell office:value-type="date" office:date-value="1976-04-02T00:00:00" table:style-name="ce3">
            <text:p>4/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8.98" table:style-name="ce2">
            <text:p>78.98</text:p>
          </table:table-cell>
          <table:table-cell office:value-type="date" office:date-value="2003-11-29T00:00:00" table:style-name="ce3">
            <text:p>11/29/2003</text:p>
          </table:table-cell>
          <table:table-cell office:value-type="date" office:date-value="1976-04-05T00:00:00" table:style-name="ce3">
            <text:p>4/5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06.96" table:style-name="ce2">
            <text:p>106.96</text:p>
          </table:table-cell>
          <table:table-cell office:value-type="date" office:date-value="2004-05-20T00:00:00" table:style-name="ce3">
            <text:p>5/20/2004</text:p>
          </table:table-cell>
          <table:table-cell office:value-type="date" office:date-value="1976-04-06T00:00:00" table:style-name="ce3">
            <text:p>4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380.04" table:style-name="ce4">
            <text:p>4,380.04</text:p>
          </table:table-cell>
          <table:table-cell office:value-type="date" office:date-value="2001-12-01T00:00:00" table:style-name="ce3">
            <text:p>12/1/2001</text:p>
          </table:table-cell>
          <table:table-cell office:value-type="date" office:date-value="1976-04-06T00:00:00" table:style-name="ce3">
            <text:p>4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1.98" table:style-name="ce2">
            <text:p>21.98</text:p>
          </table:table-cell>
          <table:table-cell office:value-type="date" office:date-value="2003-11-27T00:00:00" table:style-name="ce3">
            <text:p>11/27/2003</text:p>
          </table:table-cell>
          <table:table-cell office:value-type="date" office:date-value="1976-04-06T00:00:00" table:style-name="ce3">
            <text:p>4/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9.99" table:style-name="ce2">
            <text:p>9.99</text:p>
          </table:table-cell>
          <table:table-cell office:value-type="date" office:date-value="2004-01-10T00:00:00" table:style-name="ce3">
            <text:p>1/10/2004</text:p>
          </table:table-cell>
          <table:table-cell office:value-type="date" office:date-value="1976-04-06T00:00:00" table:style-name="ce3">
            <text:p>4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92.96" table:style-name="ce2">
            <text:p>92.96</text:p>
          </table:table-cell>
          <table:table-cell office:value-type="date" office:date-value="2003-10-24T00:00:00" table:style-name="ce3">
            <text:p>10/24/2003</text:p>
          </table:table-cell>
          <table:table-cell office:value-type="date" office:date-value="1976-04-06T00:00:00" table:style-name="ce3">
            <text:p>4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9.47" table:style-name="ce2">
            <text:p>39.47</text:p>
          </table:table-cell>
          <table:table-cell office:value-type="date" office:date-value="2004-04-05T00:00:00" table:style-name="ce3">
            <text:p>4/5/2004</text:p>
          </table:table-cell>
          <table:table-cell office:value-type="date" office:date-value="1976-04-07T00:00:00" table:style-name="ce3">
            <text:p>4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0.47" table:style-name="ce2">
            <text:p>80.47</text:p>
          </table:table-cell>
          <table:table-cell office:value-type="date" office:date-value="2004-07-30T00:00:00" table:style-name="ce3">
            <text:p>7/30/2004</text:p>
          </table:table-cell>
          <table:table-cell office:value-type="date" office:date-value="1976-04-07T00:00:00" table:style-name="ce3">
            <text:p>4/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21.49" table:style-name="ce2">
            <text:p>21.49</text:p>
          </table:table-cell>
          <table:table-cell office:value-type="date" office:date-value="2004-02-11T00:00:00" table:style-name="ce3">
            <text:p>2/11/2004</text:p>
          </table:table-cell>
          <table:table-cell office:value-type="date" office:date-value="1976-04-07T00:00:00" table:style-name="ce3">
            <text:p>4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7.29" table:style-name="ce2">
            <text:p>37.29</text:p>
          </table:table-cell>
          <table:table-cell office:value-type="date" office:date-value="2004-04-22T00:00:00" table:style-name="ce3">
            <text:p>4/22/2004</text:p>
          </table:table-cell>
          <table:table-cell office:value-type="date" office:date-value="1976-04-09T00:00:00" table:style-name="ce3">
            <text:p>4/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4-03-24T00:00:00" table:style-name="ce3">
            <text:p>3/24/2004</text:p>
          </table:table-cell>
          <table:table-cell office:value-type="date" office:date-value="1976-04-09T00:00:00" table:style-name="ce3">
            <text:p>4/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4.96" table:style-name="ce2">
            <text:p>84.96</text:p>
          </table:table-cell>
          <table:table-cell office:value-type="date" office:date-value="2004-06-02T00:00:00" table:style-name="ce3">
            <text:p>6/2/2004</text:p>
          </table:table-cell>
          <table:table-cell office:value-type="date" office:date-value="1976-04-10T00:00:00" table:style-name="ce3">
            <text:p>4/1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2.97" table:style-name="ce2">
            <text:p>42.97</text:p>
          </table:table-cell>
          <table:table-cell office:value-type="date" office:date-value="2004-07-22T00:00:00" table:style-name="ce3">
            <text:p>7/22/2004</text:p>
          </table:table-cell>
          <table:table-cell office:value-type="date" office:date-value="1976-04-10T00:00:00" table:style-name="ce3">
            <text:p>4/1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80.73" table:style-name="ce2">
            <text:p>180.73</text:p>
          </table:table-cell>
          <table:table-cell office:value-type="date" office:date-value="2004-02-01T00:00:00" table:style-name="ce3">
            <text:p>2/1/2004</text:p>
          </table:table-cell>
          <table:table-cell office:value-type="date" office:date-value="1976-04-12T00:00:00" table:style-name="ce3">
            <text:p>4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3.97" table:style-name="ce2">
            <text:p>63.97</text:p>
          </table:table-cell>
          <table:table-cell office:value-type="date" office:date-value="2004-03-18T00:00:00" table:style-name="ce3">
            <text:p>3/18/2004</text:p>
          </table:table-cell>
          <table:table-cell office:value-type="date" office:date-value="1976-04-14T00:00:00" table:style-name="ce3">
            <text:p>4/1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4-04-15T00:00:00" table:style-name="ce3">
            <text:p>4/15/2004</text:p>
          </table:table-cell>
          <table:table-cell office:value-type="date" office:date-value="1976-04-14T00:00:00" table:style-name="ce3">
            <text:p>4/1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93.97" table:style-name="ce2">
            <text:p>93.97</text:p>
          </table:table-cell>
          <table:table-cell office:value-type="date" office:date-value="2004-04-11T00:00:00" table:style-name="ce3">
            <text:p>4/11/2004</text:p>
          </table:table-cell>
          <table:table-cell office:value-type="date" office:date-value="1976-04-15T00:00:00" table:style-name="ce3">
            <text:p>4/1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5.48" table:style-name="ce2">
            <text:p>75.48</text:p>
          </table:table-cell>
          <table:table-cell office:value-type="date" office:date-value="2004-04-17T00:00:00" table:style-name="ce3">
            <text:p>4/17/2004</text:p>
          </table:table-cell>
          <table:table-cell office:value-type="date" office:date-value="1976-04-15T00:00:00" table:style-name="ce3">
            <text:p>4/1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7.26" table:style-name="ce2">
            <text:p>47.26</text:p>
          </table:table-cell>
          <table:table-cell office:value-type="date" office:date-value="2003-08-17T00:00:00" table:style-name="ce3">
            <text:p>8/17/2003</text:p>
          </table:table-cell>
          <table:table-cell office:value-type="date" office:date-value="1976-04-16T00:00:00" table:style-name="ce3">
            <text:p>4/1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8.98" table:style-name="ce2">
            <text:p>78.98</text:p>
          </table:table-cell>
          <table:table-cell office:value-type="date" office:date-value="2003-12-30T00:00:00" table:style-name="ce3">
            <text:p>12/30/2003</text:p>
          </table:table-cell>
          <table:table-cell office:value-type="date" office:date-value="1976-04-16T00:00:00" table:style-name="ce3">
            <text:p>4/1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30.54" table:style-name="ce4">
            <text:p>2,730.54</text:p>
          </table:table-cell>
          <table:table-cell office:value-type="date" office:date-value="2002-11-16T00:00:00" table:style-name="ce3">
            <text:p>11/16/2002</text:p>
          </table:table-cell>
          <table:table-cell office:value-type="date" office:date-value="1976-04-16T00:00:00" table:style-name="ce3">
            <text:p>4/1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471.74" table:style-name="ce4">
            <text:p>4,471.74</text:p>
          </table:table-cell>
          <table:table-cell office:value-type="date" office:date-value="2001-09-07T00:00:00" table:style-name="ce3">
            <text:p>9/7/2001</text:p>
          </table:table-cell>
          <table:table-cell office:value-type="date" office:date-value="1976-04-18T00:00:00" table:style-name="ce3">
            <text:p>4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98.72" table:style-name="ce2">
            <text:p>98.72</text:p>
          </table:table-cell>
          <table:table-cell office:value-type="date" office:date-value="2003-11-08T00:00:00" table:style-name="ce3">
            <text:p>11/8/2003</text:p>
          </table:table-cell>
          <table:table-cell office:value-type="date" office:date-value="1976-04-18T00:00:00" table:style-name="ce3">
            <text:p>4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6.46" table:style-name="ce2">
            <text:p>86.46</text:p>
          </table:table-cell>
          <table:table-cell office:value-type="date" office:date-value="2003-12-18T00:00:00" table:style-name="ce3">
            <text:p>12/18/2003</text:p>
          </table:table-cell>
          <table:table-cell office:value-type="date" office:date-value="1976-04-19T00:00:00" table:style-name="ce3">
            <text:p>4/1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548.98" table:style-name="ce2">
            <text:p>548.98</text:p>
          </table:table-cell>
          <table:table-cell office:value-type="date" office:date-value="2004-04-16T00:00:00" table:style-name="ce3">
            <text:p>4/16/2004</text:p>
          </table:table-cell>
          <table:table-cell office:value-type="date" office:date-value="1976-04-19T00:00:00" table:style-name="ce3">
            <text:p>4/1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4-02-02T00:00:00" table:style-name="ce3">
            <text:p>2/2/2004</text:p>
          </table:table-cell>
          <table:table-cell office:value-type="date" office:date-value="1976-04-20T00:00:00" table:style-name="ce3">
            <text:p>4/2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94.46" table:style-name="ce2">
            <text:p>94.46</text:p>
          </table:table-cell>
          <table:table-cell office:value-type="date" office:date-value="2003-08-30T00:00:00" table:style-name="ce3">
            <text:p>8/30/2003</text:p>
          </table:table-cell>
          <table:table-cell office:value-type="date" office:date-value="1976-04-20T00:00:00" table:style-name="ce3">
            <text:p>4/2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5.48" table:style-name="ce2">
            <text:p>85.48</text:p>
          </table:table-cell>
          <table:table-cell office:value-type="date" office:date-value="2004-01-16T00:00:00" table:style-name="ce3">
            <text:p>1/16/2004</text:p>
          </table:table-cell>
          <table:table-cell office:value-type="date" office:date-value="1976-04-21T00:00:00" table:style-name="ce3">
            <text:p>4/2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5-10T00:00:00" table:style-name="ce3">
            <text:p>5/10/2004</text:p>
          </table:table-cell>
          <table:table-cell office:value-type="date" office:date-value="1976-04-21T00:00:00" table:style-name="ce3">
            <text:p>4/2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1-09T00:00:00" table:style-name="ce3">
            <text:p>1/9/2004</text:p>
          </table:table-cell>
          <table:table-cell office:value-type="date" office:date-value="1976-04-22T00:00:00" table:style-name="ce3">
            <text:p>4/2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523.53" table:style-name="ce4">
            <text:p>4,523.53</text:p>
          </table:table-cell>
          <table:table-cell office:value-type="date" office:date-value="2002-07-11T00:00:00" table:style-name="ce3">
            <text:p>7/11/2002</text:p>
          </table:table-cell>
          <table:table-cell office:value-type="date" office:date-value="1976-04-23T00:00:00" table:style-name="ce3">
            <text:p>4/23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65.32" table:style-name="ce2">
            <text:p>765.32</text:p>
          </table:table-cell>
          <table:table-cell office:value-type="date" office:date-value="2003-11-22T00:00:00" table:style-name="ce3">
            <text:p>11/22/2003</text:p>
          </table:table-cell>
          <table:table-cell office:value-type="date" office:date-value="1976-04-23T00:00:00" table:style-name="ce3">
            <text:p>4/2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663.79" table:style-name="ce4">
            <text:p>4,663.79</text:p>
          </table:table-cell>
          <table:table-cell office:value-type="date" office:date-value="2002-09-13T00:00:00" table:style-name="ce3">
            <text:p>9/13/2002</text:p>
          </table:table-cell>
          <table:table-cell office:value-type="date" office:date-value="1976-04-24T00:00:00" table:style-name="ce3">
            <text:p>4/2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8.979999999999997" table:style-name="ce2">
            <text:p>38.98</text:p>
          </table:table-cell>
          <table:table-cell office:value-type="date" office:date-value="2003-10-04T00:00:00" table:style-name="ce3">
            <text:p>10/4/2003</text:p>
          </table:table-cell>
          <table:table-cell office:value-type="date" office:date-value="1976-04-24T00:00:00" table:style-name="ce3">
            <text:p>4/2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839.46" table:style-name="ce4">
            <text:p>6,839.46</text:p>
          </table:table-cell>
          <table:table-cell office:value-type="date" office:date-value="2002-08-12T00:00:00" table:style-name="ce3">
            <text:p>8/12/2002</text:p>
          </table:table-cell>
          <table:table-cell office:value-type="date" office:date-value="1976-04-25T00:00:00" table:style-name="ce3">
            <text:p>4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663.38" table:style-name="ce4">
            <text:p>4,663.38</text:p>
          </table:table-cell>
          <table:table-cell office:value-type="date" office:date-value="2002-09-21T00:00:00" table:style-name="ce3">
            <text:p>9/21/2002</text:p>
          </table:table-cell>
          <table:table-cell office:value-type="date" office:date-value="1976-04-25T00:00:00" table:style-name="ce3">
            <text:p>4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6.97" table:style-name="ce2">
            <text:p>66.97</text:p>
          </table:table-cell>
          <table:table-cell office:value-type="date" office:date-value="2004-07-18T00:00:00" table:style-name="ce3">
            <text:p>7/18/2004</text:p>
          </table:table-cell>
          <table:table-cell office:value-type="date" office:date-value="1976-04-25T00:00:00" table:style-name="ce3">
            <text:p>4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8.98" table:style-name="ce2">
            <text:p>28.98</text:p>
          </table:table-cell>
          <table:table-cell office:value-type="date" office:date-value="2004-03-27T00:00:00" table:style-name="ce3">
            <text:p>3/27/2004</text:p>
          </table:table-cell>
          <table:table-cell office:value-type="date" office:date-value="1976-04-25T00:00:00" table:style-name="ce3">
            <text:p>4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4.27" table:style-name="ce2">
            <text:p>24.27</text:p>
          </table:table-cell>
          <table:table-cell office:value-type="date" office:date-value="2003-09-20T00:00:00" table:style-name="ce3">
            <text:p>9/20/2003</text:p>
          </table:table-cell>
          <table:table-cell office:value-type="date" office:date-value="1976-04-26T00:00:00" table:style-name="ce3">
            <text:p>4/2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93.97" table:style-name="ce2">
            <text:p>93.97</text:p>
          </table:table-cell>
          <table:table-cell office:value-type="date" office:date-value="2004-06-07T00:00:00" table:style-name="ce3">
            <text:p>6/7/2004</text:p>
          </table:table-cell>
          <table:table-cell office:value-type="date" office:date-value="1976-04-26T00:00:00" table:style-name="ce3">
            <text:p>4/2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136.02" table:style-name="ce4">
            <text:p>8,136.02</text:p>
          </table:table-cell>
          <table:table-cell office:value-type="date" office:date-value="2001-12-01T00:00:00" table:style-name="ce3">
            <text:p>12/1/2001</text:p>
          </table:table-cell>
          <table:table-cell office:value-type="date" office:date-value="1976-04-27T00:00:00" table:style-name="ce3">
            <text:p>4/2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29.48" table:style-name="ce2">
            <text:p>29.48</text:p>
          </table:table-cell>
          <table:table-cell office:value-type="date" office:date-value="2004-05-24T00:00:00" table:style-name="ce3">
            <text:p>5/24/2004</text:p>
          </table:table-cell>
          <table:table-cell office:value-type="date" office:date-value="1976-04-27T00:00:00" table:style-name="ce3">
            <text:p>4/2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6.97" table:style-name="ce2">
            <text:p>26.97</text:p>
          </table:table-cell>
          <table:table-cell office:value-type="date" office:date-value="2003-08-28T00:00:00" table:style-name="ce3">
            <text:p>8/28/2003</text:p>
          </table:table-cell>
          <table:table-cell office:value-type="date" office:date-value="1976-05-01T00:00:00" table:style-name="ce3">
            <text:p>5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4.99" table:style-name="ce2">
            <text:p>24.99</text:p>
          </table:table-cell>
          <table:table-cell office:value-type="date" office:date-value="2004-06-24T00:00:00" table:style-name="ce3">
            <text:p>6/24/2004</text:p>
          </table:table-cell>
          <table:table-cell office:value-type="date" office:date-value="1976-05-01T00:00:00" table:style-name="ce3">
            <text:p>5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8.97" table:style-name="ce2">
            <text:p>128.97</text:p>
          </table:table-cell>
          <table:table-cell office:value-type="date" office:date-value="2003-11-26T00:00:00" table:style-name="ce3">
            <text:p>11/26/2003</text:p>
          </table:table-cell>
          <table:table-cell office:value-type="date" office:date-value="1976-05-01T00:00:00" table:style-name="ce3">
            <text:p>5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44.52" table:style-name="ce4">
            <text:p>2,744.52</text:p>
          </table:table-cell>
          <table:table-cell office:value-type="date" office:date-value="2003-03-28T00:00:00" table:style-name="ce3">
            <text:p>3/28/2003</text:p>
          </table:table-cell>
          <table:table-cell office:value-type="date" office:date-value="1976-05-01T00:00:00" table:style-name="ce3">
            <text:p>5/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6.590000000000003" table:style-name="ce2">
            <text:p>36.59</text:p>
          </table:table-cell>
          <table:table-cell office:value-type="date" office:date-value="2004-02-28T00:00:00" table:style-name="ce3">
            <text:p>2/28/2004</text:p>
          </table:table-cell>
          <table:table-cell office:value-type="date" office:date-value="1976-05-01T00:00:00" table:style-name="ce3">
            <text:p>5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91.26" table:style-name="ce2">
            <text:p>91.26</text:p>
          </table:table-cell>
          <table:table-cell office:value-type="date" office:date-value="2003-10-26T00:00:00" table:style-name="ce3">
            <text:p>10/26/2003</text:p>
          </table:table-cell>
          <table:table-cell office:value-type="date" office:date-value="1976-05-01T00:00:00" table:style-name="ce3">
            <text:p>5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7.930000000000007" table:style-name="ce2">
            <text:p>67.93</text:p>
          </table:table-cell>
          <table:table-cell office:value-type="date" office:date-value="2004-07-14T00:00:00" table:style-name="ce3">
            <text:p>7/14/2004</text:p>
          </table:table-cell>
          <table:table-cell office:value-type="date" office:date-value="1976-05-02T00:00:00" table:style-name="ce3">
            <text:p>5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8.41" table:style-name="ce2">
            <text:p>128.41</text:p>
          </table:table-cell>
          <table:table-cell office:value-type="date" office:date-value="2004-01-31T00:00:00" table:style-name="ce3">
            <text:p>1/31/2004</text:p>
          </table:table-cell>
          <table:table-cell office:value-type="date" office:date-value="1976-05-02T00:00:00" table:style-name="ce3">
            <text:p>5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4-01-07T00:00:00" table:style-name="ce3">
            <text:p>1/7/2004</text:p>
          </table:table-cell>
          <table:table-cell office:value-type="date" office:date-value="1976-05-02T00:00:00" table:style-name="ce3">
            <text:p>5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9.47" table:style-name="ce2">
            <text:p>79.47</text:p>
          </table:table-cell>
          <table:table-cell office:value-type="date" office:date-value="2003-09-03T00:00:00" table:style-name="ce3">
            <text:p>9/3/2003</text:p>
          </table:table-cell>
          <table:table-cell office:value-type="date" office:date-value="1976-05-02T00:00:00" table:style-name="ce3">
            <text:p>5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4" table:style-name="ce2">
            <text:p>4</text:p>
          </table:table-cell>
          <table:table-cell table:number-columns-repeated="16372"/>
        </table:table-row>
        <table:table-row table:style-name="ro1">
          <table:table-cell office:value-type="float" office:value="100.46" table:style-name="ce2">
            <text:p>100.46</text:p>
          </table:table-cell>
          <table:table-cell office:value-type="date" office:date-value="2003-12-31T00:00:00" table:style-name="ce3">
            <text:p>12/31/2003</text:p>
          </table:table-cell>
          <table:table-cell office:value-type="date" office:date-value="1976-05-03T00:00:00" table:style-name="ce3">
            <text:p>5/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3-31T00:00:00" table:style-name="ce3">
            <text:p>3/31/2004</text:p>
          </table:table-cell>
          <table:table-cell office:value-type="date" office:date-value="1976-05-03T00:00:00" table:style-name="ce3">
            <text:p>5/3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8.98" table:style-name="ce2">
            <text:p>78.98</text:p>
          </table:table-cell>
          <table:table-cell office:value-type="date" office:date-value="2003-10-23T00:00:00" table:style-name="ce3">
            <text:p>10/23/2003</text:p>
          </table:table-cell>
          <table:table-cell office:value-type="date" office:date-value="1976-05-03T00:00:00" table:style-name="ce3">
            <text:p>5/3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9.98" table:style-name="ce2">
            <text:p>59.98</text:p>
          </table:table-cell>
          <table:table-cell office:value-type="date" office:date-value="2004-06-30T00:00:00" table:style-name="ce3">
            <text:p>6/30/2004</text:p>
          </table:table-cell>
          <table:table-cell office:value-type="date" office:date-value="1976-05-03T00:00:00" table:style-name="ce3">
            <text:p>5/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8.99" table:style-name="ce2">
            <text:p>28.99</text:p>
          </table:table-cell>
          <table:table-cell office:value-type="date" office:date-value="2004-07-07T00:00:00" table:style-name="ce3">
            <text:p>7/7/2004</text:p>
          </table:table-cell>
          <table:table-cell office:value-type="date" office:date-value="1976-05-03T00:00:00" table:style-name="ce3">
            <text:p>5/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6.270000000000003" table:style-name="ce2">
            <text:p>36.27</text:p>
          </table:table-cell>
          <table:table-cell office:value-type="date" office:date-value="2003-11-18T00:00:00" table:style-name="ce3">
            <text:p>11/18/2003</text:p>
          </table:table-cell>
          <table:table-cell office:value-type="date" office:date-value="1976-05-03T00:00:00" table:style-name="ce3">
            <text:p>5/3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443.5500000000002" table:style-name="ce4">
            <text:p>2,443.55</text:p>
          </table:table-cell>
          <table:table-cell office:value-type="date" office:date-value="2004-02-07T00:00:00" table:style-name="ce3">
            <text:p>2/7/2004</text:p>
          </table:table-cell>
          <table:table-cell office:value-type="date" office:date-value="1976-05-04T00:00:00" table:style-name="ce3">
            <text:p>5/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9.97" table:style-name="ce2">
            <text:p>49.97</text:p>
          </table:table-cell>
          <table:table-cell office:value-type="date" office:date-value="2003-09-23T00:00:00" table:style-name="ce3">
            <text:p>9/23/2003</text:p>
          </table:table-cell>
          <table:table-cell office:value-type="date" office:date-value="1976-05-05T00:00:00" table:style-name="ce3">
            <text:p>5/5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58.51" table:style-name="ce2">
            <text:p>158.51</text:p>
          </table:table-cell>
          <table:table-cell office:value-type="date" office:date-value="2003-11-26T00:00:00" table:style-name="ce3">
            <text:p>11/26/2003</text:p>
          </table:table-cell>
          <table:table-cell office:value-type="date" office:date-value="1976-05-08T00:00:00" table:style-name="ce3">
            <text:p>5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7.270000000000003" table:style-name="ce2">
            <text:p>37.27</text:p>
          </table:table-cell>
          <table:table-cell office:value-type="date" office:date-value="2003-12-09T00:00:00" table:style-name="ce3">
            <text:p>12/9/2003</text:p>
          </table:table-cell>
          <table:table-cell office:value-type="date" office:date-value="1976-05-08T00:00:00" table:style-name="ce3">
            <text:p>5/8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808.1" table:style-name="ce4">
            <text:p>6,808.10</text:p>
          </table:table-cell>
          <table:table-cell office:value-type="date" office:date-value="2003-01-20T00:00:00" table:style-name="ce3">
            <text:p>1/20/2003</text:p>
          </table:table-cell>
          <table:table-cell office:value-type="date" office:date-value="1976-05-10T00:00:00" table:style-name="ce3">
            <text:p>5/1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56.97" table:style-name="ce2">
            <text:p>56.97</text:p>
          </table:table-cell>
          <table:table-cell office:value-type="date" office:date-value="2004-03-13T00:00:00" table:style-name="ce3">
            <text:p>3/13/2004</text:p>
          </table:table-cell>
          <table:table-cell office:value-type="date" office:date-value="1976-05-10T00:00:00" table:style-name="ce3">
            <text:p>5/1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452.04" table:style-name="ce4">
            <text:p>2,452.04</text:p>
          </table:table-cell>
          <table:table-cell office:value-type="date" office:date-value="2003-12-28T00:00:00" table:style-name="ce3">
            <text:p>12/28/2003</text:p>
          </table:table-cell>
          <table:table-cell office:value-type="date" office:date-value="1976-05-10T00:00:00" table:style-name="ce3">
            <text:p>5/1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2.18" table:style-name="ce2">
            <text:p>82.18</text:p>
          </table:table-cell>
          <table:table-cell office:value-type="date" office:date-value="2003-11-17T00:00:00" table:style-name="ce3">
            <text:p>11/17/2003</text:p>
          </table:table-cell>
          <table:table-cell office:value-type="date" office:date-value="1976-05-11T00:00:00" table:style-name="ce3">
            <text:p>5/1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03.48" table:style-name="ce2">
            <text:p>103.48</text:p>
          </table:table-cell>
          <table:table-cell office:value-type="date" office:date-value="2003-10-07T00:00:00" table:style-name="ce3">
            <text:p>10/7/2003</text:p>
          </table:table-cell>
          <table:table-cell office:value-type="date" office:date-value="1976-05-13T00:00:00" table:style-name="ce3">
            <text:p>5/1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67.76" table:style-name="ce2">
            <text:p>567.76</text:p>
          </table:table-cell>
          <table:table-cell office:value-type="date" office:date-value="2004-06-01T00:00:00" table:style-name="ce3">
            <text:p>6/1/2004</text:p>
          </table:table-cell>
          <table:table-cell office:value-type="date" office:date-value="1976-05-13T00:00:00" table:style-name="ce3">
            <text:p>5/1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0.97" table:style-name="ce2">
            <text:p>30.97</text:p>
          </table:table-cell>
          <table:table-cell office:value-type="date" office:date-value="2003-11-18T00:00:00" table:style-name="ce3">
            <text:p>11/18/2003</text:p>
          </table:table-cell>
          <table:table-cell office:value-type="date" office:date-value="1976-05-14T00:00:00" table:style-name="ce3">
            <text:p>5/1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4-05-15T00:00:00" table:style-name="ce3">
            <text:p>5/15/2004</text:p>
          </table:table-cell>
          <table:table-cell office:value-type="date" office:date-value="1976-05-14T00:00:00" table:style-name="ce3">
            <text:p>5/1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848.91" table:style-name="ce4">
            <text:p>1,848.91</text:p>
          </table:table-cell>
          <table:table-cell office:value-type="date" office:date-value="2002-09-18T00:00:00" table:style-name="ce3">
            <text:p>9/18/2002</text:p>
          </table:table-cell>
          <table:table-cell office:value-type="date" office:date-value="1976-05-18T00:00:00" table:style-name="ce3">
            <text:p>5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451.74" table:style-name="ce4">
            <text:p>3,451.74</text:p>
          </table:table-cell>
          <table:table-cell office:value-type="date" office:date-value="2003-05-02T00:00:00" table:style-name="ce3">
            <text:p>5/2/2003</text:p>
          </table:table-cell>
          <table:table-cell office:value-type="date" office:date-value="1976-05-18T00:00:00" table:style-name="ce3">
            <text:p>5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524.36" table:style-name="ce4">
            <text:p>3,524.36</text:p>
          </table:table-cell>
          <table:table-cell office:value-type="date" office:date-value="2003-05-29T00:00:00" table:style-name="ce3">
            <text:p>5/29/2003</text:p>
          </table:table-cell>
          <table:table-cell office:value-type="date" office:date-value="1976-05-18T00:00:00" table:style-name="ce3">
            <text:p>5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1.58" table:style-name="ce2">
            <text:p>71.58</text:p>
          </table:table-cell>
          <table:table-cell office:value-type="date" office:date-value="2004-06-21T00:00:00" table:style-name="ce3">
            <text:p>6/21/2004</text:p>
          </table:table-cell>
          <table:table-cell office:value-type="date" office:date-value="1976-05-18T00:00:00" table:style-name="ce3">
            <text:p>5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3-10-28T00:00:00" table:style-name="ce3">
            <text:p>10/28/2003</text:p>
          </table:table-cell>
          <table:table-cell office:value-type="date" office:date-value="1976-05-19T00:00:00" table:style-name="ce3">
            <text:p>5/19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88.02" table:style-name="ce2">
            <text:p>188.02</text:p>
          </table:table-cell>
          <table:table-cell office:value-type="date" office:date-value="2003-08-24T00:00:00" table:style-name="ce3">
            <text:p>8/24/2003</text:p>
          </table:table-cell>
          <table:table-cell office:value-type="date" office:date-value="1976-05-19T00:00:00" table:style-name="ce3">
            <text:p>5/19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4.99" table:style-name="ce2">
            <text:p>24.99</text:p>
          </table:table-cell>
          <table:table-cell office:value-type="date" office:date-value="2004-03-03T00:00:00" table:style-name="ce3">
            <text:p>3/3/2004</text:p>
          </table:table-cell>
          <table:table-cell office:value-type="date" office:date-value="1976-05-19T00:00:00" table:style-name="ce3">
            <text:p>5/1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3.98" table:style-name="ce2">
            <text:p>13.98</text:p>
          </table:table-cell>
          <table:table-cell office:value-type="date" office:date-value="2004-04-20T00:00:00" table:style-name="ce3">
            <text:p>4/20/2004</text:p>
          </table:table-cell>
          <table:table-cell office:value-type="date" office:date-value="1976-05-19T00:00:00" table:style-name="ce3">
            <text:p>5/1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235" table:style-name="ce4">
            <text:p>8,235.00</text:p>
          </table:table-cell>
          <table:table-cell office:value-type="date" office:date-value="2001-12-07T00:00:00" table:style-name="ce3">
            <text:p>12/7/2001</text:p>
          </table:table-cell>
          <table:table-cell office:value-type="date" office:date-value="1976-05-21T00:00:00" table:style-name="ce3">
            <text:p>5/2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4" table:style-name="ce2">
            <text:p>4</text:p>
          </table:table-cell>
          <table:table-cell table:number-columns-repeated="16372"/>
        </table:table-row>
        <table:table-row table:style-name="ro1">
          <table:table-cell office:value-type="float" office:value="4638.8900000000003" table:style-name="ce4">
            <text:p>4,638.89</text:p>
          </table:table-cell>
          <table:table-cell office:value-type="date" office:date-value="2002-09-18T00:00:00" table:style-name="ce3">
            <text:p>9/18/2002</text:p>
          </table:table-cell>
          <table:table-cell office:value-type="date" office:date-value="1976-05-21T00:00:00" table:style-name="ce3">
            <text:p>5/2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9.99" table:style-name="ce2">
            <text:p>49.99</text:p>
          </table:table-cell>
          <table:table-cell office:value-type="date" office:date-value="2004-06-20T00:00:00" table:style-name="ce3">
            <text:p>6/20/2004</text:p>
          </table:table-cell>
          <table:table-cell office:value-type="date" office:date-value="1976-05-23T00:00:00" table:style-name="ce3">
            <text:p>5/2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26.49" table:style-name="ce2">
            <text:p>226.49</text:p>
          </table:table-cell>
          <table:table-cell office:value-type="date" office:date-value="2003-08-09T00:00:00" table:style-name="ce3">
            <text:p>8/9/2003</text:p>
          </table:table-cell>
          <table:table-cell office:value-type="date" office:date-value="1976-05-24T00:00:00" table:style-name="ce3">
            <text:p>5/2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3-21T00:00:00" table:style-name="ce3">
            <text:p>3/21/2004</text:p>
          </table:table-cell>
          <table:table-cell office:value-type="date" office:date-value="1976-05-24T00:00:00" table:style-name="ce3">
            <text:p>5/2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8.880000000000003" table:style-name="ce2">
            <text:p>38.88</text:p>
          </table:table-cell>
          <table:table-cell office:value-type="date" office:date-value="2003-10-12T00:00:00" table:style-name="ce3">
            <text:p>10/12/2003</text:p>
          </table:table-cell>
          <table:table-cell office:value-type="date" office:date-value="1976-05-24T00:00:00" table:style-name="ce3">
            <text:p>5/2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4-03-28T00:00:00" table:style-name="ce3">
            <text:p>3/28/2004</text:p>
          </table:table-cell>
          <table:table-cell office:value-type="date" office:date-value="1976-05-24T00:00:00" table:style-name="ce3">
            <text:p>5/2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2.6" table:style-name="ce2">
            <text:p>32.6</text:p>
          </table:table-cell>
          <table:table-cell office:value-type="date" office:date-value="2004-06-23T00:00:00" table:style-name="ce3">
            <text:p>6/23/2004</text:p>
          </table:table-cell>
          <table:table-cell office:value-type="date" office:date-value="1976-05-24T00:00:00" table:style-name="ce3">
            <text:p>5/2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411.37" table:style-name="ce4">
            <text:p>4,411.37</text:p>
          </table:table-cell>
          <table:table-cell office:value-type="date" office:date-value="2003-05-14T00:00:00" table:style-name="ce3">
            <text:p>5/14/2003</text:p>
          </table:table-cell>
          <table:table-cell office:value-type="date" office:date-value="1976-05-25T00:00:00" table:style-name="ce3">
            <text:p>5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3-10-24T00:00:00" table:style-name="ce3">
            <text:p>10/24/2003</text:p>
          </table:table-cell>
          <table:table-cell office:value-type="date" office:date-value="1976-05-25T00:00:00" table:style-name="ce3">
            <text:p>5/25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953.47" table:style-name="ce4">
            <text:p>1,953.47</text:p>
          </table:table-cell>
          <table:table-cell office:value-type="date" office:date-value="2003-05-30T00:00:00" table:style-name="ce3">
            <text:p>5/30/2003</text:p>
          </table:table-cell>
          <table:table-cell office:value-type="date" office:date-value="1976-05-25T00:00:00" table:style-name="ce3">
            <text:p>5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0.97" table:style-name="ce2">
            <text:p>30.97</text:p>
          </table:table-cell>
          <table:table-cell office:value-type="date" office:date-value="2004-01-30T00:00:00" table:style-name="ce3">
            <text:p>1/30/2004</text:p>
          </table:table-cell>
          <table:table-cell office:value-type="date" office:date-value="1976-05-27T00:00:00" table:style-name="ce3">
            <text:p>5/2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8.97" table:style-name="ce2">
            <text:p>68.97</text:p>
          </table:table-cell>
          <table:table-cell office:value-type="date" office:date-value="2004-06-07T00:00:00" table:style-name="ce3">
            <text:p>6/7/2004</text:p>
          </table:table-cell>
          <table:table-cell office:value-type="date" office:date-value="1976-05-31T00:00:00" table:style-name="ce3">
            <text:p>5/3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17.47" table:style-name="ce2">
            <text:p>617.47</text:p>
          </table:table-cell>
          <table:table-cell office:value-type="date" office:date-value="2004-05-02T00:00:00" table:style-name="ce3">
            <text:p>5/2/2004</text:p>
          </table:table-cell>
          <table:table-cell office:value-type="date" office:date-value="1976-05-31T00:00:00" table:style-name="ce3">
            <text:p>5/3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6.96" table:style-name="ce2">
            <text:p>36.96</text:p>
          </table:table-cell>
          <table:table-cell office:value-type="date" office:date-value="2004-04-29T00:00:00" table:style-name="ce3">
            <text:p>4/29/2004</text:p>
          </table:table-cell>
          <table:table-cell office:value-type="date" office:date-value="1976-06-01T00:00:00" table:style-name="ce3">
            <text:p>6/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9.99" table:style-name="ce2">
            <text:p>29.99</text:p>
          </table:table-cell>
          <table:table-cell office:value-type="date" office:date-value="2004-05-30T00:00:00" table:style-name="ce3">
            <text:p>5/30/2004</text:p>
          </table:table-cell>
          <table:table-cell office:value-type="date" office:date-value="1976-06-01T00:00:00" table:style-name="ce3">
            <text:p>6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3-05T00:00:00" table:style-name="ce3">
            <text:p>3/5/2004</text:p>
          </table:table-cell>
          <table:table-cell office:value-type="date" office:date-value="1976-06-02T00:00:00" table:style-name="ce3">
            <text:p>6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.98" table:style-name="ce2">
            <text:p>13.98</text:p>
          </table:table-cell>
          <table:table-cell office:value-type="date" office:date-value="2004-04-14T00:00:00" table:style-name="ce3">
            <text:p>4/14/2004</text:p>
          </table:table-cell>
          <table:table-cell office:value-type="date" office:date-value="1976-06-02T00:00:00" table:style-name="ce3">
            <text:p>6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3-08-18T00:00:00" table:style-name="ce3">
            <text:p>8/18/2003</text:p>
          </table:table-cell>
          <table:table-cell office:value-type="date" office:date-value="1976-06-02T00:00:00" table:style-name="ce3">
            <text:p>6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9.97" table:style-name="ce2">
            <text:p>69.97</text:p>
          </table:table-cell>
          <table:table-cell office:value-type="date" office:date-value="2003-10-20T00:00:00" table:style-name="ce3">
            <text:p>10/20/2003</text:p>
          </table:table-cell>
          <table:table-cell office:value-type="date" office:date-value="1976-06-02T00:00:00" table:style-name="ce3">
            <text:p>6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8.880000000000003" table:style-name="ce2">
            <text:p>38.88</text:p>
          </table:table-cell>
          <table:table-cell office:value-type="date" office:date-value="2003-09-14T00:00:00" table:style-name="ce3">
            <text:p>9/14/2003</text:p>
          </table:table-cell>
          <table:table-cell office:value-type="date" office:date-value="1976-06-02T00:00:00" table:style-name="ce3">
            <text:p>6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7-16T00:00:00" table:style-name="ce3">
            <text:p>7/16/2004</text:p>
          </table:table-cell>
          <table:table-cell office:value-type="date" office:date-value="1976-06-03T00:00:00" table:style-name="ce3">
            <text:p>6/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79.19" table:style-name="ce2">
            <text:p>179.19</text:p>
          </table:table-cell>
          <table:table-cell office:value-type="date" office:date-value="2003-09-12T00:00:00" table:style-name="ce3">
            <text:p>9/12/2003</text:p>
          </table:table-cell>
          <table:table-cell office:value-type="date" office:date-value="1976-06-04T00:00:00" table:style-name="ce3">
            <text:p>6/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44.44999999999999" table:style-name="ce2">
            <text:p>144.45</text:p>
          </table:table-cell>
          <table:table-cell office:value-type="date" office:date-value="2003-11-05T00:00:00" table:style-name="ce3">
            <text:p>11/5/2003</text:p>
          </table:table-cell>
          <table:table-cell office:value-type="date" office:date-value="1976-06-04T00:00:00" table:style-name="ce3">
            <text:p>6/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94.48" table:style-name="ce2">
            <text:p>94.48</text:p>
          </table:table-cell>
          <table:table-cell office:value-type="date" office:date-value="2004-02-22T00:00:00" table:style-name="ce3">
            <text:p>2/22/2004</text:p>
          </table:table-cell>
          <table:table-cell office:value-type="date" office:date-value="1976-06-04T00:00:00" table:style-name="ce3">
            <text:p>6/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8.880000000000003" table:style-name="ce2">
            <text:p>38.88</text:p>
          </table:table-cell>
          <table:table-cell office:value-type="date" office:date-value="2004-06-24T00:00:00" table:style-name="ce3">
            <text:p>6/24/2004</text:p>
          </table:table-cell>
          <table:table-cell office:value-type="date" office:date-value="1976-06-04T00:00:00" table:style-name="ce3">
            <text:p>6/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350.75" table:style-name="ce4">
            <text:p>1,350.75</text:p>
          </table:table-cell>
          <table:table-cell office:value-type="date" office:date-value="2003-05-19T00:00:00" table:style-name="ce3">
            <text:p>5/19/2003</text:p>
          </table:table-cell>
          <table:table-cell office:value-type="date" office:date-value="1976-06-04T00:00:00" table:style-name="ce3">
            <text:p>6/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3-08-05T00:00:00" table:style-name="ce3">
            <text:p>8/5/2003</text:p>
          </table:table-cell>
          <table:table-cell office:value-type="date" office:date-value="1976-06-05T00:00:00" table:style-name="ce3">
            <text:p>6/5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94.48" table:style-name="ce2">
            <text:p>94.48</text:p>
          </table:table-cell>
          <table:table-cell office:value-type="date" office:date-value="2003-12-08T00:00:00" table:style-name="ce3">
            <text:p>12/8/2003</text:p>
          </table:table-cell>
          <table:table-cell office:value-type="date" office:date-value="1976-06-05T00:00:00" table:style-name="ce3">
            <text:p>6/5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02.48" table:style-name="ce2">
            <text:p>102.48</text:p>
          </table:table-cell>
          <table:table-cell office:value-type="date" office:date-value="2003-07-31T00:00:00" table:style-name="ce3">
            <text:p>7/31/2003</text:p>
          </table:table-cell>
          <table:table-cell office:value-type="date" office:date-value="1976-06-06T00:00:00" table:style-name="ce3">
            <text:p>6/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1.95" table:style-name="ce2">
            <text:p>71.95</text:p>
          </table:table-cell>
          <table:table-cell office:value-type="date" office:date-value="2004-03-20T00:00:00" table:style-name="ce3">
            <text:p>3/20/2004</text:p>
          </table:table-cell>
          <table:table-cell office:value-type="date" office:date-value="1976-06-07T00:00:00" table:style-name="ce3">
            <text:p>6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7.270000000000003" table:style-name="ce2">
            <text:p>37.27</text:p>
          </table:table-cell>
          <table:table-cell office:value-type="date" office:date-value="2004-07-27T00:00:00" table:style-name="ce3">
            <text:p>7/27/2004</text:p>
          </table:table-cell>
          <table:table-cell office:value-type="date" office:date-value="1976-06-07T00:00:00" table:style-name="ce3">
            <text:p>6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3-10-14T00:00:00" table:style-name="ce3">
            <text:p>10/14/2003</text:p>
          </table:table-cell>
          <table:table-cell office:value-type="date" office:date-value="1976-06-07T00:00:00" table:style-name="ce3">
            <text:p>6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1.49" table:style-name="ce2">
            <text:p>21.49</text:p>
          </table:table-cell>
          <table:table-cell office:value-type="date" office:date-value="2004-05-24T00:00:00" table:style-name="ce3">
            <text:p>5/24/2004</text:p>
          </table:table-cell>
          <table:table-cell office:value-type="date" office:date-value="1976-06-07T00:00:00" table:style-name="ce3">
            <text:p>6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462.5500000000002" table:style-name="ce4">
            <text:p>2,462.55</text:p>
          </table:table-cell>
          <table:table-cell office:value-type="date" office:date-value="2004-04-24T00:00:00" table:style-name="ce3">
            <text:p>4/24/2004</text:p>
          </table:table-cell>
          <table:table-cell office:value-type="date" office:date-value="1976-06-08T00:00:00" table:style-name="ce3">
            <text:p>6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51.96" table:style-name="ce2">
            <text:p>51.96</text:p>
          </table:table-cell>
          <table:table-cell office:value-type="date" office:date-value="2004-01-31T00:00:00" table:style-name="ce3">
            <text:p>1/31/2004</text:p>
          </table:table-cell>
          <table:table-cell office:value-type="date" office:date-value="1976-06-09T00:00:00" table:style-name="ce3">
            <text:p>6/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.78" table:style-name="ce2">
            <text:p>23.78</text:p>
          </table:table-cell>
          <table:table-cell office:value-type="date" office:date-value="2004-03-18T00:00:00" table:style-name="ce3">
            <text:p>3/18/2004</text:p>
          </table:table-cell>
          <table:table-cell office:value-type="date" office:date-value="1976-06-09T00:00:00" table:style-name="ce3">
            <text:p>6/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800.08" table:style-name="ce4">
            <text:p>3,800.08</text:p>
          </table:table-cell>
          <table:table-cell office:value-type="date" office:date-value="2003-04-08T00:00:00" table:style-name="ce3">
            <text:p>4/8/2003</text:p>
          </table:table-cell>
          <table:table-cell office:value-type="date" office:date-value="1976-06-10T00:00:00" table:style-name="ce3">
            <text:p>6/1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4-02-22T00:00:00" table:style-name="ce3">
            <text:p>2/22/2004</text:p>
          </table:table-cell>
          <table:table-cell office:value-type="date" office:date-value="1976-06-10T00:00:00" table:style-name="ce3">
            <text:p>6/1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48.98" table:style-name="ce2">
            <text:p>548.98</text:p>
          </table:table-cell>
          <table:table-cell office:value-type="date" office:date-value="2003-08-18T00:00:00" table:style-name="ce3">
            <text:p>8/18/2003</text:p>
          </table:table-cell>
          <table:table-cell office:value-type="date" office:date-value="1976-06-10T00:00:00" table:style-name="ce3">
            <text:p>6/1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4.47" table:style-name="ce2">
            <text:p>84.47</text:p>
          </table:table-cell>
          <table:table-cell office:value-type="date" office:date-value="2003-12-21T00:00:00" table:style-name="ce3">
            <text:p>12/21/2003</text:p>
          </table:table-cell>
          <table:table-cell office:value-type="date" office:date-value="1976-06-13T00:00:00" table:style-name="ce3">
            <text:p>6/1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4.98" table:style-name="ce2">
            <text:p>14.98</text:p>
          </table:table-cell>
          <table:table-cell office:value-type="date" office:date-value="2004-03-29T00:00:00" table:style-name="ce3">
            <text:p>3/29/2004</text:p>
          </table:table-cell>
          <table:table-cell office:value-type="date" office:date-value="1976-06-14T00:00:00" table:style-name="ce3">
            <text:p>6/1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4-06-06T00:00:00" table:style-name="ce3">
            <text:p>6/6/2004</text:p>
          </table:table-cell>
          <table:table-cell office:value-type="date" office:date-value="1976-06-14T00:00:00" table:style-name="ce3">
            <text:p>6/1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5202.7299999999996" table:style-name="ce4">
            <text:p>5,202.73</text:p>
          </table:table-cell>
          <table:table-cell office:value-type="date" office:date-value="2003-04-26T00:00:00" table:style-name="ce3">
            <text:p>4/26/2003</text:p>
          </table:table-cell>
          <table:table-cell office:value-type="date" office:date-value="1976-06-16T00:00:00" table:style-name="ce3">
            <text:p>6/1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4-11T00:00:00" table:style-name="ce3">
            <text:p>4/11/2004</text:p>
          </table:table-cell>
          <table:table-cell office:value-type="date" office:date-value="1976-06-16T00:00:00" table:style-name="ce3">
            <text:p>6/1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9.48" table:style-name="ce2">
            <text:p>29.48</text:p>
          </table:table-cell>
          <table:table-cell office:value-type="date" office:date-value="2004-02-25T00:00:00" table:style-name="ce3">
            <text:p>2/25/2004</text:p>
          </table:table-cell>
          <table:table-cell office:value-type="date" office:date-value="1976-06-17T00:00:00" table:style-name="ce3">
            <text:p>6/1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3-28T00:00:00" table:style-name="ce3">
            <text:p>3/28/2004</text:p>
          </table:table-cell>
          <table:table-cell office:value-type="date" office:date-value="1976-06-17T00:00:00" table:style-name="ce3">
            <text:p>6/1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0.47" table:style-name="ce2">
            <text:p>60.47</text:p>
          </table:table-cell>
          <table:table-cell office:value-type="date" office:date-value="2003-09-20T00:00:00" table:style-name="ce3">
            <text:p>9/20/2003</text:p>
          </table:table-cell>
          <table:table-cell office:value-type="date" office:date-value="1976-06-17T00:00:00" table:style-name="ce3">
            <text:p>6/1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698.76" table:style-name="ce4">
            <text:p>4,698.76</text:p>
          </table:table-cell>
          <table:table-cell office:value-type="date" office:date-value="2001-07-17T00:00:00" table:style-name="ce3">
            <text:p>7/17/2001</text:p>
          </table:table-cell>
          <table:table-cell office:value-type="date" office:date-value="1976-06-18T00:00:00" table:style-name="ce3">
            <text:p>6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32.97" table:style-name="ce2">
            <text:p>132.97</text:p>
          </table:table-cell>
          <table:table-cell office:value-type="date" office:date-value="2004-07-28T00:00:00" table:style-name="ce3">
            <text:p>7/28/2004</text:p>
          </table:table-cell>
          <table:table-cell office:value-type="date" office:date-value="1976-06-18T00:00:00" table:style-name="ce3">
            <text:p>6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473.0500000000002" table:style-name="ce4">
            <text:p>2,473.05</text:p>
          </table:table-cell>
          <table:table-cell office:value-type="date" office:date-value="2003-09-29T00:00:00" table:style-name="ce3">
            <text:p>9/29/2003</text:p>
          </table:table-cell>
          <table:table-cell office:value-type="date" office:date-value="1976-06-18T00:00:00" table:style-name="ce3">
            <text:p>6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09.77" table:style-name="ce2">
            <text:p>109.77</text:p>
          </table:table-cell>
          <table:table-cell office:value-type="date" office:date-value="2003-09-29T00:00:00" table:style-name="ce3">
            <text:p>9/29/2003</text:p>
          </table:table-cell>
          <table:table-cell office:value-type="date" office:date-value="1976-06-22T00:00:00" table:style-name="ce3">
            <text:p>6/2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2.270000000000003" table:style-name="ce2">
            <text:p>32.27</text:p>
          </table:table-cell>
          <table:table-cell office:value-type="date" office:date-value="2003-12-23T00:00:00" table:style-name="ce3">
            <text:p>12/23/2003</text:p>
          </table:table-cell>
          <table:table-cell office:value-type="date" office:date-value="1976-06-22T00:00:00" table:style-name="ce3">
            <text:p>6/2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.28" table:style-name="ce2">
            <text:p>6.28</text:p>
          </table:table-cell>
          <table:table-cell office:value-type="date" office:date-value="2003-11-11T00:00:00" table:style-name="ce3">
            <text:p>11/11/2003</text:p>
          </table:table-cell>
          <table:table-cell office:value-type="date" office:date-value="1976-06-23T00:00:00" table:style-name="ce3">
            <text:p>6/2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872.11" table:style-name="ce4">
            <text:p>6,872.11</text:p>
          </table:table-cell>
          <table:table-cell office:value-type="date" office:date-value="2002-07-30T00:00:00" table:style-name="ce3">
            <text:p>7/30/2002</text:p>
          </table:table-cell>
          <table:table-cell office:value-type="date" office:date-value="1976-06-25T00:00:00" table:style-name="ce3">
            <text:p>6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350.75" table:style-name="ce4">
            <text:p>1,350.75</text:p>
          </table:table-cell>
          <table:table-cell office:value-type="date" office:date-value="2003-04-25T00:00:00" table:style-name="ce3">
            <text:p>4/25/2003</text:p>
          </table:table-cell>
          <table:table-cell office:value-type="date" office:date-value="1976-06-25T00:00:00" table:style-name="ce3">
            <text:p>6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4.99" table:style-name="ce2">
            <text:p>24.99</text:p>
          </table:table-cell>
          <table:table-cell office:value-type="date" office:date-value="2003-08-28T00:00:00" table:style-name="ce3">
            <text:p>8/28/2003</text:p>
          </table:table-cell>
          <table:table-cell office:value-type="date" office:date-value="1976-06-25T00:00:00" table:style-name="ce3">
            <text:p>6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1.98" table:style-name="ce2">
            <text:p>21.98</text:p>
          </table:table-cell>
          <table:table-cell office:value-type="date" office:date-value="2004-05-11T00:00:00" table:style-name="ce3">
            <text:p>5/11/2004</text:p>
          </table:table-cell>
          <table:table-cell office:value-type="date" office:date-value="1976-06-26T00:00:00" table:style-name="ce3">
            <text:p>6/2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40.55000000000001" table:style-name="ce2">
            <text:p>140.55</text:p>
          </table:table-cell>
          <table:table-cell office:value-type="date" office:date-value="2004-03-13T00:00:00" table:style-name="ce3">
            <text:p>3/13/2004</text:p>
          </table:table-cell>
          <table:table-cell office:value-type="date" office:date-value="1976-06-26T00:00:00" table:style-name="ce3">
            <text:p>6/2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8.97" table:style-name="ce2">
            <text:p>68.97</text:p>
          </table:table-cell>
          <table:table-cell office:value-type="date" office:date-value="2004-05-27T00:00:00" table:style-name="ce3">
            <text:p>5/27/2004</text:p>
          </table:table-cell>
          <table:table-cell office:value-type="date" office:date-value="1976-06-26T00:00:00" table:style-name="ce3">
            <text:p>6/2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6-23T00:00:00" table:style-name="ce3">
            <text:p>6/23/2004</text:p>
          </table:table-cell>
          <table:table-cell office:value-type="date" office:date-value="1976-06-26T00:00:00" table:style-name="ce3">
            <text:p>6/2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797.4" table:style-name="ce4">
            <text:p>3,797.40</text:p>
          </table:table-cell>
          <table:table-cell office:value-type="date" office:date-value="2003-04-27T00:00:00" table:style-name="ce3">
            <text:p>4/27/2003</text:p>
          </table:table-cell>
          <table:table-cell office:value-type="date" office:date-value="1976-07-01T00:00:00" table:style-name="ce3">
            <text:p>7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4.47" table:style-name="ce2">
            <text:p>64.47</text:p>
          </table:table-cell>
          <table:table-cell office:value-type="date" office:date-value="2004-05-26T00:00:00" table:style-name="ce3">
            <text:p>5/26/2004</text:p>
          </table:table-cell>
          <table:table-cell office:value-type="date" office:date-value="1976-07-01T00:00:00" table:style-name="ce3">
            <text:p>7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74.98" table:style-name="ce2">
            <text:p>574.98</text:p>
          </table:table-cell>
          <table:table-cell office:value-type="date" office:date-value="2004-06-05T00:00:00" table:style-name="ce3">
            <text:p>6/5/2004</text:p>
          </table:table-cell>
          <table:table-cell office:value-type="date" office:date-value="1976-07-01T00:00:00" table:style-name="ce3">
            <text:p>7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633.39" table:style-name="ce4">
            <text:p>2,633.39</text:p>
          </table:table-cell>
          <table:table-cell office:value-type="date" office:date-value="2002-08-12T00:00:00" table:style-name="ce3">
            <text:p>8/12/2002</text:p>
          </table:table-cell>
          <table:table-cell office:value-type="date" office:date-value="1976-07-03T00:00:00" table:style-name="ce3">
            <text:p>7/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78.98" table:style-name="ce2">
            <text:p>78.98</text:p>
          </table:table-cell>
          <table:table-cell office:value-type="date" office:date-value="2004-02-23T00:00:00" table:style-name="ce3">
            <text:p>2/23/2004</text:p>
          </table:table-cell>
          <table:table-cell office:value-type="date" office:date-value="1976-07-06T00:00:00" table:style-name="ce3">
            <text:p>7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78.45" table:style-name="ce4">
            <text:p>1,178.45</text:p>
          </table:table-cell>
          <table:table-cell office:value-type="date" office:date-value="2003-10-09T00:00:00" table:style-name="ce3">
            <text:p>10/9/2003</text:p>
          </table:table-cell>
          <table:table-cell office:value-type="date" office:date-value="1976-07-06T00:00:00" table:style-name="ce3">
            <text:p>7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265" table:style-name="ce4">
            <text:p>8,265.00</text:p>
          </table:table-cell>
          <table:table-cell office:value-type="date" office:date-value="2002-06-25T00:00:00" table:style-name="ce3">
            <text:p>6/25/2002</text:p>
          </table:table-cell>
          <table:table-cell office:value-type="date" office:date-value="1976-07-07T00:00:00" table:style-name="ce3">
            <text:p>7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6865.46" table:style-name="ce4">
            <text:p>6,865.46</text:p>
          </table:table-cell>
          <table:table-cell office:value-type="date" office:date-value="2002-07-15T00:00:00" table:style-name="ce3">
            <text:p>7/15/2002</text:p>
          </table:table-cell>
          <table:table-cell office:value-type="date" office:date-value="1976-07-07T00:00:00" table:style-name="ce3">
            <text:p>7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64.47" table:style-name="ce2">
            <text:p>64.47</text:p>
          </table:table-cell>
          <table:table-cell office:value-type="date" office:date-value="2003-11-13T00:00:00" table:style-name="ce3">
            <text:p>11/13/2003</text:p>
          </table:table-cell>
          <table:table-cell office:value-type="date" office:date-value="1976-07-07T00:00:00" table:style-name="ce3">
            <text:p>7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8.97" table:style-name="ce2">
            <text:p>68.97</text:p>
          </table:table-cell>
          <table:table-cell office:value-type="date" office:date-value="2004-07-09T00:00:00" table:style-name="ce3">
            <text:p>7/9/2004</text:p>
          </table:table-cell>
          <table:table-cell office:value-type="date" office:date-value="1976-07-07T00:00:00" table:style-name="ce3">
            <text:p>7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9.97" table:style-name="ce2">
            <text:p>69.97</text:p>
          </table:table-cell>
          <table:table-cell office:value-type="date" office:date-value="2003-11-16T00:00:00" table:style-name="ce3">
            <text:p>11/16/2003</text:p>
          </table:table-cell>
          <table:table-cell office:value-type="date" office:date-value="1976-07-07T00:00:00" table:style-name="ce3">
            <text:p>7/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8.880000000000003" table:style-name="ce2">
            <text:p>38.88</text:p>
          </table:table-cell>
          <table:table-cell office:value-type="date" office:date-value="2004-02-09T00:00:00" table:style-name="ce3">
            <text:p>2/9/2004</text:p>
          </table:table-cell>
          <table:table-cell office:value-type="date" office:date-value="1976-07-07T00:00:00" table:style-name="ce3">
            <text:p>7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1.97" table:style-name="ce2">
            <text:p>61.97</text:p>
          </table:table-cell>
          <table:table-cell office:value-type="date" office:date-value="2003-10-23T00:00:00" table:style-name="ce3">
            <text:p>10/23/2003</text:p>
          </table:table-cell>
          <table:table-cell office:value-type="date" office:date-value="1976-07-08T00:00:00" table:style-name="ce3">
            <text:p>7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1.56" table:style-name="ce2">
            <text:p>121.56</text:p>
          </table:table-cell>
          <table:table-cell office:value-type="date" office:date-value="2003-10-29T00:00:00" table:style-name="ce3">
            <text:p>10/29/2003</text:p>
          </table:table-cell>
          <table:table-cell office:value-type="date" office:date-value="1976-07-08T00:00:00" table:style-name="ce3">
            <text:p>7/8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35.53" table:style-name="ce4">
            <text:p>2,735.53</text:p>
          </table:table-cell>
          <table:table-cell office:value-type="date" office:date-value="2003-04-17T00:00:00" table:style-name="ce3">
            <text:p>4/17/2003</text:p>
          </table:table-cell>
          <table:table-cell office:value-type="date" office:date-value="1976-07-08T00:00:00" table:style-name="ce3">
            <text:p>7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8.97" table:style-name="ce2">
            <text:p>48.97</text:p>
          </table:table-cell>
          <table:table-cell office:value-type="date" office:date-value="2004-05-26T00:00:00" table:style-name="ce3">
            <text:p>5/26/2004</text:p>
          </table:table-cell>
          <table:table-cell office:value-type="date" office:date-value="1976-07-08T00:00:00" table:style-name="ce3">
            <text:p>7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4.89" table:style-name="ce2">
            <text:p>34.89</text:p>
          </table:table-cell>
          <table:table-cell office:value-type="date" office:date-value="2003-11-26T00:00:00" table:style-name="ce3">
            <text:p>11/26/2003</text:p>
          </table:table-cell>
          <table:table-cell office:value-type="date" office:date-value="1976-07-08T00:00:00" table:style-name="ce3">
            <text:p>7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9.46" table:style-name="ce2">
            <text:p>89.46</text:p>
          </table:table-cell>
          <table:table-cell office:value-type="date" office:date-value="2003-12-15T00:00:00" table:style-name="ce3">
            <text:p>12/15/2003</text:p>
          </table:table-cell>
          <table:table-cell office:value-type="date" office:date-value="1976-07-09T00:00:00" table:style-name="ce3">
            <text:p>7/9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752.75" table:style-name="ce4">
            <text:p>4,752.75</text:p>
          </table:table-cell>
          <table:table-cell office:value-type="date" office:date-value="2001-10-08T00:00:00" table:style-name="ce3">
            <text:p>10/8/2001</text:p>
          </table:table-cell>
          <table:table-cell office:value-type="date" office:date-value="1976-07-10T00:00:00" table:style-name="ce3">
            <text:p>7/1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86.26" table:style-name="ce2">
            <text:p>86.26</text:p>
          </table:table-cell>
          <table:table-cell office:value-type="date" office:date-value="2003-10-11T00:00:00" table:style-name="ce3">
            <text:p>10/11/2003</text:p>
          </table:table-cell>
          <table:table-cell office:value-type="date" office:date-value="1976-07-10T00:00:00" table:style-name="ce3">
            <text:p>7/1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8.97" table:style-name="ce2">
            <text:p>48.97</text:p>
          </table:table-cell>
          <table:table-cell office:value-type="date" office:date-value="2003-08-05T00:00:00" table:style-name="ce3">
            <text:p>8/5/2003</text:p>
          </table:table-cell>
          <table:table-cell office:value-type="date" office:date-value="1976-07-10T00:00:00" table:style-name="ce3">
            <text:p>7/1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4.47" table:style-name="ce2">
            <text:p>64.47</text:p>
          </table:table-cell>
          <table:table-cell office:value-type="date" office:date-value="2003-12-08T00:00:00" table:style-name="ce3">
            <text:p>12/8/2003</text:p>
          </table:table-cell>
          <table:table-cell office:value-type="date" office:date-value="1976-07-10T00:00:00" table:style-name="ce3">
            <text:p>7/1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1.08" table:style-name="ce2">
            <text:p>61.08</text:p>
          </table:table-cell>
          <table:table-cell office:value-type="date" office:date-value="2004-04-04T00:00:00" table:style-name="ce3">
            <text:p>4/4/2004</text:p>
          </table:table-cell>
          <table:table-cell office:value-type="date" office:date-value="1976-07-10T00:00:00" table:style-name="ce3">
            <text:p>7/1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7.270000000000003" table:style-name="ce2">
            <text:p>37.27</text:p>
          </table:table-cell>
          <table:table-cell office:value-type="date" office:date-value="2003-09-16T00:00:00" table:style-name="ce3">
            <text:p>9/16/2003</text:p>
          </table:table-cell>
          <table:table-cell office:value-type="date" office:date-value="1976-07-11T00:00:00" table:style-name="ce3">
            <text:p>7/1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3-12-16T00:00:00" table:style-name="ce3">
            <text:p>12/16/2003</text:p>
          </table:table-cell>
          <table:table-cell office:value-type="date" office:date-value="1976-07-11T00:00:00" table:style-name="ce3">
            <text:p>7/1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8.99" table:style-name="ce2">
            <text:p>28.99</text:p>
          </table:table-cell>
          <table:table-cell office:value-type="date" office:date-value="2004-01-16T00:00:00" table:style-name="ce3">
            <text:p>1/16/2004</text:p>
          </table:table-cell>
          <table:table-cell office:value-type="date" office:date-value="1976-07-11T00:00:00" table:style-name="ce3">
            <text:p>7/1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429.57" table:style-name="ce4">
            <text:p>4,429.57</text:p>
          </table:table-cell>
          <table:table-cell office:value-type="date" office:date-value="2003-05-26T00:00:00" table:style-name="ce3">
            <text:p>5/26/2003</text:p>
          </table:table-cell>
          <table:table-cell office:value-type="date" office:date-value="1976-07-12T00:00:00" table:style-name="ce3">
            <text:p>7/1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8.98" table:style-name="ce2">
            <text:p>78.98</text:p>
          </table:table-cell>
          <table:table-cell office:value-type="date" office:date-value="2003-11-19T00:00:00" table:style-name="ce3">
            <text:p>11/19/2003</text:p>
          </table:table-cell>
          <table:table-cell office:value-type="date" office:date-value="1976-07-12T00:00:00" table:style-name="ce3">
            <text:p>7/1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4.22" table:style-name="ce2">
            <text:p>44.22</text:p>
          </table:table-cell>
          <table:table-cell office:value-type="date" office:date-value="2003-11-11T00:00:00" table:style-name="ce3">
            <text:p>11/11/2003</text:p>
          </table:table-cell>
          <table:table-cell office:value-type="date" office:date-value="1976-07-12T00:00:00" table:style-name="ce3">
            <text:p>7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3-11-26T00:00:00" table:style-name="ce3">
            <text:p>11/26/2003</text:p>
          </table:table-cell>
          <table:table-cell office:value-type="date" office:date-value="1976-07-14T00:00:00" table:style-name="ce3">
            <text:p>7/1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6-09T00:00:00" table:style-name="ce3">
            <text:p>6/9/2004</text:p>
          </table:table-cell>
          <table:table-cell office:value-type="date" office:date-value="1976-07-14T00:00:00" table:style-name="ce3">
            <text:p>7/1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4.99" table:style-name="ce2">
            <text:p>24.99</text:p>
          </table:table-cell>
          <table:table-cell office:value-type="date" office:date-value="2003-10-27T00:00:00" table:style-name="ce3">
            <text:p>10/27/2003</text:p>
          </table:table-cell>
          <table:table-cell office:value-type="date" office:date-value="1976-07-16T00:00:00" table:style-name="ce3">
            <text:p>7/1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4.979999999999997" table:style-name="ce2">
            <text:p>34.98</text:p>
          </table:table-cell>
          <table:table-cell office:value-type="date" office:date-value="2003-09-02T00:00:00" table:style-name="ce3">
            <text:p>9/2/2003</text:p>
          </table:table-cell>
          <table:table-cell office:value-type="date" office:date-value="1976-07-16T00:00:00" table:style-name="ce3">
            <text:p>7/1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6-16T00:00:00" table:style-name="ce3">
            <text:p>6/16/2004</text:p>
          </table:table-cell>
          <table:table-cell office:value-type="date" office:date-value="1976-07-18T00:00:00" table:style-name="ce3">
            <text:p>7/18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049.1" table:style-name="ce4">
            <text:p>2,049.10</text:p>
          </table:table-cell>
          <table:table-cell office:value-type="date" office:date-value="2003-01-10T00:00:00" table:style-name="ce3">
            <text:p>1/10/2003</text:p>
          </table:table-cell>
          <table:table-cell office:value-type="date" office:date-value="1976-07-18T00:00:00" table:style-name="ce3">
            <text:p>7/18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6.94" table:style-name="ce2">
            <text:p>126.94</text:p>
          </table:table-cell>
          <table:table-cell office:value-type="date" office:date-value="2004-05-01T00:00:00" table:style-name="ce3">
            <text:p>5/1/2004</text:p>
          </table:table-cell>
          <table:table-cell office:value-type="date" office:date-value="1976-07-19T00:00:00" table:style-name="ce3">
            <text:p>7/1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93.52" table:style-name="ce4">
            <text:p>2,793.52</text:p>
          </table:table-cell>
          <table:table-cell office:value-type="date" office:date-value="2003-04-05T00:00:00" table:style-name="ce3">
            <text:p>4/5/2003</text:p>
          </table:table-cell>
          <table:table-cell office:value-type="date" office:date-value="1976-07-19T00:00:00" table:style-name="ce3">
            <text:p>7/1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14.46" table:style-name="ce2">
            <text:p>114.46</text:p>
          </table:table-cell>
          <table:table-cell office:value-type="date" office:date-value="2003-11-18T00:00:00" table:style-name="ce3">
            <text:p>11/18/2003</text:p>
          </table:table-cell>
          <table:table-cell office:value-type="date" office:date-value="1976-07-24T00:00:00" table:style-name="ce3">
            <text:p>7/2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0.48" table:style-name="ce2">
            <text:p>30.48</text:p>
          </table:table-cell>
          <table:table-cell office:value-type="date" office:date-value="2003-08-18T00:00:00" table:style-name="ce3">
            <text:p>8/18/2003</text:p>
          </table:table-cell>
          <table:table-cell office:value-type="date" office:date-value="1976-07-24T00:00:00" table:style-name="ce3">
            <text:p>7/2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021.62" table:style-name="ce4">
            <text:p>6,021.62</text:p>
          </table:table-cell>
          <table:table-cell office:value-type="date" office:date-value="2002-03-05T00:00:00" table:style-name="ce3">
            <text:p>3/5/2002</text:p>
          </table:table-cell>
          <table:table-cell office:value-type="date" office:date-value="1976-07-25T00:00:00" table:style-name="ce3">
            <text:p>7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93.49" table:style-name="ce2">
            <text:p>93.49</text:p>
          </table:table-cell>
          <table:table-cell office:value-type="date" office:date-value="2003-11-29T00:00:00" table:style-name="ce3">
            <text:p>11/29/2003</text:p>
          </table:table-cell>
          <table:table-cell office:value-type="date" office:date-value="1976-07-25T00:00:00" table:style-name="ce3">
            <text:p>7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419.06" table:style-name="ce4">
            <text:p>2,419.06</text:p>
          </table:table-cell>
          <table:table-cell office:value-type="date" office:date-value="2003-09-07T00:00:00" table:style-name="ce3">
            <text:p>9/7/2003</text:p>
          </table:table-cell>
          <table:table-cell office:value-type="date" office:date-value="1976-07-25T00:00:00" table:style-name="ce3">
            <text:p>7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6.45" table:style-name="ce2">
            <text:p>86.45</text:p>
          </table:table-cell>
          <table:table-cell office:value-type="date" office:date-value="2003-08-01T00:00:00" table:style-name="ce3">
            <text:p>8/1/2003</text:p>
          </table:table-cell>
          <table:table-cell office:value-type="date" office:date-value="1976-07-25T00:00:00" table:style-name="ce3">
            <text:p>7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.78" table:style-name="ce2">
            <text:p>23.78</text:p>
          </table:table-cell>
          <table:table-cell office:value-type="date" office:date-value="2004-04-03T00:00:00" table:style-name="ce3">
            <text:p>4/3/2004</text:p>
          </table:table-cell>
          <table:table-cell office:value-type="date" office:date-value="1976-07-25T00:00:00" table:style-name="ce3">
            <text:p>7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2-16T00:00:00" table:style-name="ce3">
            <text:p>2/16/2004</text:p>
          </table:table-cell>
          <table:table-cell office:value-type="date" office:date-value="1976-07-27T00:00:00" table:style-name="ce3">
            <text:p>7/2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0.97" table:style-name="ce2">
            <text:p>30.97</text:p>
          </table:table-cell>
          <table:table-cell office:value-type="date" office:date-value="2004-03-14T00:00:00" table:style-name="ce3">
            <text:p>3/14/2004</text:p>
          </table:table-cell>
          <table:table-cell office:value-type="date" office:date-value="1976-08-01T00:00:00" table:style-name="ce3">
            <text:p>8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6.91" table:style-name="ce2">
            <text:p>116.91</text:p>
          </table:table-cell>
          <table:table-cell office:value-type="date" office:date-value="2004-03-28T00:00:00" table:style-name="ce3">
            <text:p>3/28/2004</text:p>
          </table:table-cell>
          <table:table-cell office:value-type="date" office:date-value="1976-08-04T00:00:00" table:style-name="ce3">
            <text:p>8/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3.99" table:style-name="ce2">
            <text:p>53.99</text:p>
          </table:table-cell>
          <table:table-cell office:value-type="date" office:date-value="2003-09-07T00:00:00" table:style-name="ce3">
            <text:p>9/7/2003</text:p>
          </table:table-cell>
          <table:table-cell office:value-type="date" office:date-value="1976-08-04T00:00:00" table:style-name="ce3">
            <text:p>8/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2-06T00:00:00" table:style-name="ce3">
            <text:p>2/6/2004</text:p>
          </table:table-cell>
          <table:table-cell office:value-type="date" office:date-value="1976-08-05T00:00:00" table:style-name="ce3">
            <text:p>8/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646.4" table:style-name="ce4">
            <text:p>2,646.40</text:p>
          </table:table-cell>
          <table:table-cell office:value-type="date" office:date-value="2002-08-30T00:00:00" table:style-name="ce3">
            <text:p>8/30/2002</text:p>
          </table:table-cell>
          <table:table-cell office:value-type="date" office:date-value="1976-08-06T00:00:00" table:style-name="ce3">
            <text:p>8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08.66000000000003" table:style-name="ce2">
            <text:p>308.66</text:p>
          </table:table-cell>
          <table:table-cell office:value-type="date" office:date-value="2003-08-25T00:00:00" table:style-name="ce3">
            <text:p>8/25/2003</text:p>
          </table:table-cell>
          <table:table-cell office:value-type="date" office:date-value="1976-08-07T00:00:00" table:style-name="ce3">
            <text:p>8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4.47" table:style-name="ce2">
            <text:p>64.47</text:p>
          </table:table-cell>
          <table:table-cell office:value-type="date" office:date-value="2004-02-04T00:00:00" table:style-name="ce3">
            <text:p>2/4/2004</text:p>
          </table:table-cell>
          <table:table-cell office:value-type="date" office:date-value="1976-08-09T00:00:00" table:style-name="ce3">
            <text:p>8/9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6-04T00:00:00" table:style-name="ce3">
            <text:p>6/4/2004</text:p>
          </table:table-cell>
          <table:table-cell office:value-type="date" office:date-value="1976-08-09T00:00:00" table:style-name="ce3">
            <text:p>8/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9.97" table:style-name="ce2">
            <text:p>89.97</text:p>
          </table:table-cell>
          <table:table-cell office:value-type="date" office:date-value="2004-05-14T00:00:00" table:style-name="ce3">
            <text:p>5/14/2004</text:p>
          </table:table-cell>
          <table:table-cell office:value-type="date" office:date-value="1976-08-12T00:00:00" table:style-name="ce3">
            <text:p>8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093.2" table:style-name="ce4">
            <text:p>6,093.20</text:p>
          </table:table-cell>
          <table:table-cell office:value-type="date" office:date-value="2002-01-10T00:00:00" table:style-name="ce3">
            <text:p>1/10/2002</text:p>
          </table:table-cell>
          <table:table-cell office:value-type="date" office:date-value="1976-08-12T00:00:00" table:style-name="ce3">
            <text:p>8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624.91" table:style-name="ce4">
            <text:p>4,624.91</text:p>
          </table:table-cell>
          <table:table-cell office:value-type="date" office:date-value="2002-09-17T00:00:00" table:style-name="ce3">
            <text:p>9/17/2002</text:p>
          </table:table-cell>
          <table:table-cell office:value-type="date" office:date-value="1976-08-12T00:00:00" table:style-name="ce3">
            <text:p>8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2.6" table:style-name="ce2">
            <text:p>32.6</text:p>
          </table:table-cell>
          <table:table-cell office:value-type="date" office:date-value="2004-01-13T00:00:00" table:style-name="ce3">
            <text:p>1/13/2004</text:p>
          </table:table-cell>
          <table:table-cell office:value-type="date" office:date-value="1976-08-12T00:00:00" table:style-name="ce3">
            <text:p>8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1.58" table:style-name="ce2">
            <text:p>71.58</text:p>
          </table:table-cell>
          <table:table-cell office:value-type="date" office:date-value="2004-04-03T00:00:00" table:style-name="ce3">
            <text:p>4/3/2004</text:p>
          </table:table-cell>
          <table:table-cell office:value-type="date" office:date-value="1976-08-12T00:00:00" table:style-name="ce3">
            <text:p>8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6.97" table:style-name="ce2">
            <text:p>66.97</text:p>
          </table:table-cell>
          <table:table-cell office:value-type="date" office:date-value="2003-11-13T00:00:00" table:style-name="ce3">
            <text:p>11/13/2003</text:p>
          </table:table-cell>
          <table:table-cell office:value-type="date" office:date-value="1976-08-12T00:00:00" table:style-name="ce3">
            <text:p>8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6.270000000000003" table:style-name="ce2">
            <text:p>36.27</text:p>
          </table:table-cell>
          <table:table-cell office:value-type="date" office:date-value="2004-01-15T00:00:00" table:style-name="ce3">
            <text:p>1/15/2004</text:p>
          </table:table-cell>
          <table:table-cell office:value-type="date" office:date-value="1976-08-12T00:00:00" table:style-name="ce3">
            <text:p>8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752.75" table:style-name="ce4">
            <text:p>4,752.75</text:p>
          </table:table-cell>
          <table:table-cell office:value-type="date" office:date-value="2001-07-26T00:00:00" table:style-name="ce3">
            <text:p>7/26/2001</text:p>
          </table:table-cell>
          <table:table-cell office:value-type="date" office:date-value="1976-08-13T00:00:00" table:style-name="ce3">
            <text:p>8/1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04.81" table:style-name="ce2">
            <text:p>204.81</text:p>
          </table:table-cell>
          <table:table-cell office:value-type="date" office:date-value="2004-05-12T00:00:00" table:style-name="ce3">
            <text:p>5/12/2004</text:p>
          </table:table-cell>
          <table:table-cell office:value-type="date" office:date-value="1976-08-13T00:00:00" table:style-name="ce3">
            <text:p>8/13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889.91" table:style-name="ce4">
            <text:p>1,889.91</text:p>
          </table:table-cell>
          <table:table-cell office:value-type="date" office:date-value="2002-10-03T00:00:00" table:style-name="ce3">
            <text:p>10/3/2002</text:p>
          </table:table-cell>
          <table:table-cell office:value-type="date" office:date-value="1976-08-16T00:00:00" table:style-name="ce3">
            <text:p>8/1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921.6899999999996" table:style-name="ce4">
            <text:p>4,921.69</text:p>
          </table:table-cell>
          <table:table-cell office:value-type="date" office:date-value="2002-09-02T00:00:00" table:style-name="ce3">
            <text:p>9/2/2002</text:p>
          </table:table-cell>
          <table:table-cell office:value-type="date" office:date-value="1976-08-16T00:00:00" table:style-name="ce3">
            <text:p>8/1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1.27" table:style-name="ce2">
            <text:p>51.27</text:p>
          </table:table-cell>
          <table:table-cell office:value-type="date" office:date-value="2003-08-16T00:00:00" table:style-name="ce3">
            <text:p>8/16/2003</text:p>
          </table:table-cell>
          <table:table-cell office:value-type="date" office:date-value="1976-08-17T00:00:00" table:style-name="ce3">
            <text:p>8/1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8.98" table:style-name="ce2">
            <text:p>78.98</text:p>
          </table:table-cell>
          <table:table-cell office:value-type="date" office:date-value="2003-08-11T00:00:00" table:style-name="ce3">
            <text:p>8/11/2003</text:p>
          </table:table-cell>
          <table:table-cell office:value-type="date" office:date-value="1976-08-17T00:00:00" table:style-name="ce3">
            <text:p>8/1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9" table:style-name="ce2">
            <text:p>39.99</text:p>
          </table:table-cell>
          <table:table-cell office:value-type="date" office:date-value="2003-10-01T00:00:00" table:style-name="ce3">
            <text:p>10/1/2003</text:p>
          </table:table-cell>
          <table:table-cell office:value-type="date" office:date-value="1976-08-17T00:00:00" table:style-name="ce3">
            <text:p>8/1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1348.46" table:style-name="ce4">
            <text:p>1,348.46</text:p>
          </table:table-cell>
          <table:table-cell office:value-type="date" office:date-value="2003-05-16T00:00:00" table:style-name="ce3">
            <text:p>5/16/2003</text:p>
          </table:table-cell>
          <table:table-cell office:value-type="date" office:date-value="1976-08-17T00:00:00" table:style-name="ce3">
            <text:p>8/1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3.47" table:style-name="ce2">
            <text:p>63.47</text:p>
          </table:table-cell>
          <table:table-cell office:value-type="date" office:date-value="2004-02-18T00:00:00" table:style-name="ce3">
            <text:p>2/18/2004</text:p>
          </table:table-cell>
          <table:table-cell office:value-type="date" office:date-value="1976-08-17T00:00:00" table:style-name="ce3">
            <text:p>8/1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date" office:date-value="2003-09-05T00:00:00" table:style-name="ce3">
            <text:p>9/5/2003</text:p>
          </table:table-cell>
          <table:table-cell office:value-type="date" office:date-value="1976-08-18T00:00:00" table:style-name="ce3">
            <text:p>8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62.98" table:style-name="ce2">
            <text:p>62.98</text:p>
          </table:table-cell>
          <table:table-cell office:value-type="date" office:date-value="2004-04-15T00:00:00" table:style-name="ce3">
            <text:p>4/15/2004</text:p>
          </table:table-cell>
          <table:table-cell office:value-type="date" office:date-value="1976-08-18T00:00:00" table:style-name="ce3">
            <text:p>8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319.9899999999998" table:style-name="ce4">
            <text:p>2,319.99</text:p>
          </table:table-cell>
          <table:table-cell office:value-type="date" office:date-value="2003-07-13T00:00:00" table:style-name="ce3">
            <text:p>7/13/2003</text:p>
          </table:table-cell>
          <table:table-cell office:value-type="date" office:date-value="1976-08-20T00:00:00" table:style-name="ce3">
            <text:p>8/2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4.979999999999997" table:style-name="ce2">
            <text:p>34.98</text:p>
          </table:table-cell>
          <table:table-cell office:value-type="date" office:date-value="2003-09-25T00:00:00" table:style-name="ce3">
            <text:p>9/25/2003</text:p>
          </table:table-cell>
          <table:table-cell office:value-type="date" office:date-value="1976-08-20T00:00:00" table:style-name="ce3">
            <text:p>8/2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6.97" table:style-name="ce2">
            <text:p>56.97</text:p>
          </table:table-cell>
          <table:table-cell office:value-type="date" office:date-value="2004-07-30T00:00:00" table:style-name="ce3">
            <text:p>7/30/2004</text:p>
          </table:table-cell>
          <table:table-cell office:value-type="date" office:date-value="1976-08-21T00:00:00" table:style-name="ce3">
            <text:p>8/2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6.96" table:style-name="ce2">
            <text:p>86.96</text:p>
          </table:table-cell>
          <table:table-cell office:value-type="date" office:date-value="2003-09-26T00:00:00" table:style-name="ce3">
            <text:p>9/26/2003</text:p>
          </table:table-cell>
          <table:table-cell office:value-type="date" office:date-value="1976-08-23T00:00:00" table:style-name="ce3">
            <text:p>8/2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9.98" table:style-name="ce2">
            <text:p>59.98</text:p>
          </table:table-cell>
          <table:table-cell office:value-type="date" office:date-value="2003-12-16T00:00:00" table:style-name="ce3">
            <text:p>12/16/2003</text:p>
          </table:table-cell>
          <table:table-cell office:value-type="date" office:date-value="1976-08-23T00:00:00" table:style-name="ce3">
            <text:p>8/2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8.979999999999997" table:style-name="ce2">
            <text:p>38.98</text:p>
          </table:table-cell>
          <table:table-cell office:value-type="date" office:date-value="2003-09-15T00:00:00" table:style-name="ce3">
            <text:p>9/15/2003</text:p>
          </table:table-cell>
          <table:table-cell office:value-type="date" office:date-value="1976-08-23T00:00:00" table:style-name="ce3">
            <text:p>8/2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8.97" table:style-name="ce2">
            <text:p>48.97</text:p>
          </table:table-cell>
          <table:table-cell office:value-type="date" office:date-value="2004-06-22T00:00:00" table:style-name="ce3">
            <text:p>6/22/2004</text:p>
          </table:table-cell>
          <table:table-cell office:value-type="date" office:date-value="1976-08-24T00:00:00" table:style-name="ce3">
            <text:p>8/2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1.28" table:style-name="ce2">
            <text:p>31.28</text:p>
          </table:table-cell>
          <table:table-cell office:value-type="date" office:date-value="2004-05-20T00:00:00" table:style-name="ce3">
            <text:p>5/20/2004</text:p>
          </table:table-cell>
          <table:table-cell office:value-type="date" office:date-value="1976-08-25T00:00:00" table:style-name="ce3">
            <text:p>8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81.47000000000003" table:style-name="ce2">
            <text:p>281.47</text:p>
          </table:table-cell>
          <table:table-cell office:value-type="date" office:date-value="2003-09-06T00:00:00" table:style-name="ce3">
            <text:p>9/6/2003</text:p>
          </table:table-cell>
          <table:table-cell office:value-type="date" office:date-value="1976-08-26T00:00:00" table:style-name="ce3">
            <text:p>8/2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0.47" table:style-name="ce2">
            <text:p>80.47</text:p>
          </table:table-cell>
          <table:table-cell office:value-type="date" office:date-value="2003-10-11T00:00:00" table:style-name="ce3">
            <text:p>10/11/2003</text:p>
          </table:table-cell>
          <table:table-cell office:value-type="date" office:date-value="1976-08-26T00:00:00" table:style-name="ce3">
            <text:p>8/2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38.979999999999997" table:style-name="ce2">
            <text:p>38.98</text:p>
          </table:table-cell>
          <table:table-cell office:value-type="date" office:date-value="2003-08-15T00:00:00" table:style-name="ce3">
            <text:p>8/15/2003</text:p>
          </table:table-cell>
          <table:table-cell office:value-type="date" office:date-value="1976-08-27T00:00:00" table:style-name="ce3">
            <text:p>8/2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9.97" table:style-name="ce2">
            <text:p>69.97</text:p>
          </table:table-cell>
          <table:table-cell office:value-type="date" office:date-value="2003-12-13T00:00:00" table:style-name="ce3">
            <text:p>12/13/2003</text:p>
          </table:table-cell>
          <table:table-cell office:value-type="date" office:date-value="1976-08-27T00:00:00" table:style-name="ce3">
            <text:p>8/2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6-21T00:00:00" table:style-name="ce3">
            <text:p>6/21/2004</text:p>
          </table:table-cell>
          <table:table-cell office:value-type="date" office:date-value="1976-09-02T00:00:00" table:style-name="ce3">
            <text:p>9/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.98" table:style-name="ce2">
            <text:p>13.98</text:p>
          </table:table-cell>
          <table:table-cell office:value-type="date" office:date-value="2004-05-19T00:00:00" table:style-name="ce3">
            <text:p>5/19/2004</text:p>
          </table:table-cell>
          <table:table-cell office:value-type="date" office:date-value="1976-09-03T00:00:00" table:style-name="ce3">
            <text:p>9/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888.24" table:style-name="ce4">
            <text:p>5,888.24</text:p>
          </table:table-cell>
          <table:table-cell office:value-type="date" office:date-value="2002-02-23T00:00:00" table:style-name="ce3">
            <text:p>2/23/2002</text:p>
          </table:table-cell>
          <table:table-cell office:value-type="date" office:date-value="1976-09-06T00:00:00" table:style-name="ce3">
            <text:p>9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2.6" table:style-name="ce2">
            <text:p>32.6</text:p>
          </table:table-cell>
          <table:table-cell office:value-type="date" office:date-value="2004-03-16T00:00:00" table:style-name="ce3">
            <text:p>3/16/2004</text:p>
          </table:table-cell>
          <table:table-cell office:value-type="date" office:date-value="1976-09-06T00:00:00" table:style-name="ce3">
            <text:p>9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3-09-26T00:00:00" table:style-name="ce3">
            <text:p>9/26/2003</text:p>
          </table:table-cell>
          <table:table-cell office:value-type="date" office:date-value="1976-09-07T00:00:00" table:style-name="ce3">
            <text:p>9/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840.62" table:style-name="ce4">
            <text:p>6,840.62</text:p>
          </table:table-cell>
          <table:table-cell office:value-type="date" office:date-value="2002-07-06T00:00:00" table:style-name="ce3">
            <text:p>7/6/2002</text:p>
          </table:table-cell>
          <table:table-cell office:value-type="date" office:date-value="1976-09-08T00:00:00" table:style-name="ce3">
            <text:p>9/8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803.52" table:style-name="ce4">
            <text:p>2,803.52</text:p>
          </table:table-cell>
          <table:table-cell office:value-type="date" office:date-value="2003-02-26T00:00:00" table:style-name="ce3">
            <text:p>2/26/2003</text:p>
          </table:table-cell>
          <table:table-cell office:value-type="date" office:date-value="1976-09-08T00:00:00" table:style-name="ce3">
            <text:p>9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93.97" table:style-name="ce2">
            <text:p>93.97</text:p>
          </table:table-cell>
          <table:table-cell office:value-type="date" office:date-value="2004-01-24T00:00:00" table:style-name="ce3">
            <text:p>1/24/2004</text:p>
          </table:table-cell>
          <table:table-cell office:value-type="date" office:date-value="1976-09-08T00:00:00" table:style-name="ce3">
            <text:p>9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73.83" table:style-name="ce4">
            <text:p>1,273.83</text:p>
          </table:table-cell>
          <table:table-cell office:value-type="date" office:date-value="2003-08-28T00:00:00" table:style-name="ce3">
            <text:p>8/28/2003</text:p>
          </table:table-cell>
          <table:table-cell office:value-type="date" office:date-value="1976-09-08T00:00:00" table:style-name="ce3">
            <text:p>9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802.21" table:style-name="ce4">
            <text:p>1,802.21</text:p>
          </table:table-cell>
          <table:table-cell office:value-type="date" office:date-value="2002-10-30T00:00:00" table:style-name="ce3">
            <text:p>10/30/2002</text:p>
          </table:table-cell>
          <table:table-cell office:value-type="date" office:date-value="1976-09-09T00:00:00" table:style-name="ce3">
            <text:p>9/9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4.97" table:style-name="ce2">
            <text:p>84.97</text:p>
          </table:table-cell>
          <table:table-cell office:value-type="date" office:date-value="2003-12-25T00:00:00" table:style-name="ce3">
            <text:p>12/25/2003</text:p>
          </table:table-cell>
          <table:table-cell office:value-type="date" office:date-value="1976-09-10T00:00:00" table:style-name="ce3">
            <text:p>9/1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6.97" table:style-name="ce2">
            <text:p>56.97</text:p>
          </table:table-cell>
          <table:table-cell office:value-type="date" office:date-value="2003-11-02T00:00:00" table:style-name="ce3">
            <text:p>11/2/2003</text:p>
          </table:table-cell>
          <table:table-cell office:value-type="date" office:date-value="1976-09-11T00:00:00" table:style-name="ce3">
            <text:p>9/1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9.97" table:style-name="ce2">
            <text:p>89.97</text:p>
          </table:table-cell>
          <table:table-cell office:value-type="date" office:date-value="2004-01-05T00:00:00" table:style-name="ce3">
            <text:p>1/5/2004</text:p>
          </table:table-cell>
          <table:table-cell office:value-type="date" office:date-value="1976-09-11T00:00:00" table:style-name="ce3">
            <text:p>9/1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4.98" table:style-name="ce2">
            <text:p>44.98</text:p>
          </table:table-cell>
          <table:table-cell office:value-type="date" office:date-value="2004-06-11T00:00:00" table:style-name="ce3">
            <text:p>6/11/2004</text:p>
          </table:table-cell>
          <table:table-cell office:value-type="date" office:date-value="1976-09-12T00:00:00" table:style-name="ce3">
            <text:p>9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1.57" table:style-name="ce2">
            <text:p>121.57</text:p>
          </table:table-cell>
          <table:table-cell office:value-type="date" office:date-value="2004-04-17T00:00:00" table:style-name="ce3">
            <text:p>4/17/2004</text:p>
          </table:table-cell>
          <table:table-cell office:value-type="date" office:date-value="1976-09-12T00:00:00" table:style-name="ce3">
            <text:p>9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28.97" table:style-name="ce2">
            <text:p>628.97</text:p>
          </table:table-cell>
          <table:table-cell office:value-type="date" office:date-value="2004-05-03T00:00:00" table:style-name="ce3">
            <text:p>5/3/2004</text:p>
          </table:table-cell>
          <table:table-cell office:value-type="date" office:date-value="1976-09-12T00:00:00" table:style-name="ce3">
            <text:p>9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419.06" table:style-name="ce4">
            <text:p>2,419.06</text:p>
          </table:table-cell>
          <table:table-cell office:value-type="date" office:date-value="2004-03-31T00:00:00" table:style-name="ce3">
            <text:p>3/31/2004</text:p>
          </table:table-cell>
          <table:table-cell office:value-type="date" office:date-value="1976-09-12T00:00:00" table:style-name="ce3">
            <text:p>9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399.94" table:style-name="ce4">
            <text:p>1,399.94</text:p>
          </table:table-cell>
          <table:table-cell office:value-type="date" office:date-value="2003-04-26T00:00:00" table:style-name="ce3">
            <text:p>4/26/2003</text:p>
          </table:table-cell>
          <table:table-cell office:value-type="date" office:date-value="1976-09-13T00:00:00" table:style-name="ce3">
            <text:p>9/1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8.97" table:style-name="ce2">
            <text:p>48.97</text:p>
          </table:table-cell>
          <table:table-cell office:value-type="date" office:date-value="2004-06-14T00:00:00" table:style-name="ce3">
            <text:p>6/14/2004</text:p>
          </table:table-cell>
          <table:table-cell office:value-type="date" office:date-value="1976-09-18T00:00:00" table:style-name="ce3">
            <text:p>9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8.99" table:style-name="ce2">
            <text:p>28.99</text:p>
          </table:table-cell>
          <table:table-cell office:value-type="date" office:date-value="2004-05-16T00:00:00" table:style-name="ce3">
            <text:p>5/16/2004</text:p>
          </table:table-cell>
          <table:table-cell office:value-type="date" office:date-value="1976-09-18T00:00:00" table:style-name="ce3">
            <text:p>9/18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501.55" table:style-name="ce4">
            <text:p>4,501.55</text:p>
          </table:table-cell>
          <table:table-cell office:value-type="date" office:date-value="2002-07-16T00:00:00" table:style-name="ce3">
            <text:p>7/16/2002</text:p>
          </table:table-cell>
          <table:table-cell office:value-type="date" office:date-value="1976-09-20T00:00:00" table:style-name="ce3">
            <text:p>9/2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4-02-24T00:00:00" table:style-name="ce3">
            <text:p>2/24/2004</text:p>
          </table:table-cell>
          <table:table-cell office:value-type="date" office:date-value="1976-09-20T00:00:00" table:style-name="ce3">
            <text:p>9/2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22.98" table:style-name="ce4">
            <text:p>1,322.98</text:p>
          </table:table-cell>
          <table:table-cell office:value-type="date" office:date-value="2003-05-20T00:00:00" table:style-name="ce3">
            <text:p>5/20/2003</text:p>
          </table:table-cell>
          <table:table-cell office:value-type="date" office:date-value="1976-09-20T00:00:00" table:style-name="ce3">
            <text:p>9/2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05.75" table:style-name="ce2">
            <text:p>105.75</text:p>
          </table:table-cell>
          <table:table-cell office:value-type="date" office:date-value="2004-02-18T00:00:00" table:style-name="ce3">
            <text:p>2/18/2004</text:p>
          </table:table-cell>
          <table:table-cell office:value-type="date" office:date-value="1976-09-24T00:00:00" table:style-name="ce3">
            <text:p>9/2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5.48" table:style-name="ce2">
            <text:p>25.48</text:p>
          </table:table-cell>
          <table:table-cell office:value-type="date" office:date-value="2003-11-22T00:00:00" table:style-name="ce3">
            <text:p>11/22/2003</text:p>
          </table:table-cell>
          <table:table-cell office:value-type="date" office:date-value="1976-09-24T00:00:00" table:style-name="ce3">
            <text:p>9/2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8.97" table:style-name="ce2">
            <text:p>68.97</text:p>
          </table:table-cell>
          <table:table-cell office:value-type="date" office:date-value="2004-02-01T00:00:00" table:style-name="ce3">
            <text:p>2/1/2004</text:p>
          </table:table-cell>
          <table:table-cell office:value-type="date" office:date-value="1976-09-24T00:00:00" table:style-name="ce3">
            <text:p>9/2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99.47" table:style-name="ce2">
            <text:p>599.47</text:p>
          </table:table-cell>
          <table:table-cell office:value-type="date" office:date-value="2004-05-27T00:00:00" table:style-name="ce3">
            <text:p>5/27/2004</text:p>
          </table:table-cell>
          <table:table-cell office:value-type="date" office:date-value="1976-09-27T00:00:00" table:style-name="ce3">
            <text:p>9/2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3-10-31T00:00:00" table:style-name="ce3">
            <text:p>10/31/2003</text:p>
          </table:table-cell>
          <table:table-cell office:value-type="date" office:date-value="1976-10-01T00:00:00" table:style-name="ce3">
            <text:p>10/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1.73" table:style-name="ce2">
            <text:p>31.73</text:p>
          </table:table-cell>
          <table:table-cell office:value-type="date" office:date-value="2004-04-28T00:00:00" table:style-name="ce3">
            <text:p>4/28/2004</text:p>
          </table:table-cell>
          <table:table-cell office:value-type="date" office:date-value="1976-10-02T00:00:00" table:style-name="ce3">
            <text:p>10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9.97" table:style-name="ce2">
            <text:p>69.97</text:p>
          </table:table-cell>
          <table:table-cell office:value-type="date" office:date-value="2003-09-05T00:00:00" table:style-name="ce3">
            <text:p>9/5/2003</text:p>
          </table:table-cell>
          <table:table-cell office:value-type="date" office:date-value="1976-10-03T00:00:00" table:style-name="ce3">
            <text:p>10/3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06.76" table:style-name="ce2">
            <text:p>806.76</text:p>
          </table:table-cell>
          <table:table-cell office:value-type="date" office:date-value="2003-11-14T00:00:00" table:style-name="ce3">
            <text:p>11/14/2003</text:p>
          </table:table-cell>
          <table:table-cell office:value-type="date" office:date-value="1976-10-04T00:00:00" table:style-name="ce3">
            <text:p>10/4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2-27T00:00:00" table:style-name="ce3">
            <text:p>2/27/2004</text:p>
          </table:table-cell>
          <table:table-cell office:value-type="date" office:date-value="1976-10-04T00:00:00" table:style-name="ce3">
            <text:p>10/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8.96" table:style-name="ce2">
            <text:p>48.96</text:p>
          </table:table-cell>
          <table:table-cell office:value-type="date" office:date-value="2004-05-11T00:00:00" table:style-name="ce3">
            <text:p>5/11/2004</text:p>
          </table:table-cell>
          <table:table-cell office:value-type="date" office:date-value="1976-10-05T00:00:00" table:style-name="ce3">
            <text:p>10/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8.959999999999994" table:style-name="ce2">
            <text:p>78.96</text:p>
          </table:table-cell>
          <table:table-cell office:value-type="date" office:date-value="2003-08-18T00:00:00" table:style-name="ce3">
            <text:p>8/18/2003</text:p>
          </table:table-cell>
          <table:table-cell office:value-type="date" office:date-value="1976-10-05T00:00:00" table:style-name="ce3">
            <text:p>10/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8.98" table:style-name="ce2">
            <text:p>48.98</text:p>
          </table:table-cell>
          <table:table-cell office:value-type="date" office:date-value="2003-10-13T00:00:00" table:style-name="ce3">
            <text:p>10/13/2003</text:p>
          </table:table-cell>
          <table:table-cell office:value-type="date" office:date-value="1976-10-06T00:00:00" table:style-name="ce3">
            <text:p>10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86.58" table:style-name="ce2">
            <text:p>86.58</text:p>
          </table:table-cell>
          <table:table-cell office:value-type="date" office:date-value="2003-09-12T00:00:00" table:style-name="ce3">
            <text:p>9/12/2003</text:p>
          </table:table-cell>
          <table:table-cell office:value-type="date" office:date-value="1976-10-06T00:00:00" table:style-name="ce3">
            <text:p>10/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8.97" table:style-name="ce2">
            <text:p>68.97</text:p>
          </table:table-cell>
          <table:table-cell office:value-type="date" office:date-value="2004-01-25T00:00:00" table:style-name="ce3">
            <text:p>1/25/2004</text:p>
          </table:table-cell>
          <table:table-cell office:value-type="date" office:date-value="1976-10-06T00:00:00" table:style-name="ce3">
            <text:p>10/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8.880000000000003" table:style-name="ce2">
            <text:p>38.88</text:p>
          </table:table-cell>
          <table:table-cell office:value-type="date" office:date-value="2003-08-19T00:00:00" table:style-name="ce3">
            <text:p>8/19/2003</text:p>
          </table:table-cell>
          <table:table-cell office:value-type="date" office:date-value="1976-10-08T00:00:00" table:style-name="ce3">
            <text:p>10/8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196.22" table:style-name="ce4">
            <text:p>4,196.22</text:p>
          </table:table-cell>
          <table:table-cell office:value-type="date" office:date-value="2002-06-22T00:00:00" table:style-name="ce3">
            <text:p>6/22/2002</text:p>
          </table:table-cell>
          <table:table-cell office:value-type="date" office:date-value="1976-10-09T00:00:00" table:style-name="ce3">
            <text:p>10/9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118.26" table:style-name="ce4">
            <text:p>4,118.26</text:p>
          </table:table-cell>
          <table:table-cell office:value-type="date" office:date-value="2001-10-04T00:00:00" table:style-name="ce3">
            <text:p>10/4/2001</text:p>
          </table:table-cell>
          <table:table-cell office:value-type="date" office:date-value="1976-10-20T00:00:00" table:style-name="ce3">
            <text:p>10/2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4-06-14T00:00:00" table:style-name="ce3">
            <text:p>6/14/2004</text:p>
          </table:table-cell>
          <table:table-cell office:value-type="date" office:date-value="1976-10-20T00:00:00" table:style-name="ce3">
            <text:p>10/2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8.98" table:style-name="ce2">
            <text:p>88.98</text:p>
          </table:table-cell>
          <table:table-cell office:value-type="date" office:date-value="2004-06-24T00:00:00" table:style-name="ce3">
            <text:p>6/24/2004</text:p>
          </table:table-cell>
          <table:table-cell office:value-type="date" office:date-value="1976-10-21T00:00:00" table:style-name="ce3">
            <text:p>10/2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.98" table:style-name="ce2">
            <text:p>13.98</text:p>
          </table:table-cell>
          <table:table-cell office:value-type="date" office:date-value="2003-08-30T00:00:00" table:style-name="ce3">
            <text:p>8/30/2003</text:p>
          </table:table-cell>
          <table:table-cell office:value-type="date" office:date-value="1976-10-22T00:00:00" table:style-name="ce3">
            <text:p>10/2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727.74" table:style-name="ce4">
            <text:p>4,727.74</text:p>
          </table:table-cell>
          <table:table-cell office:value-type="date" office:date-value="2001-07-06T00:00:00" table:style-name="ce3">
            <text:p>7/6/2001</text:p>
          </table:table-cell>
          <table:table-cell office:value-type="date" office:date-value="1976-10-22T00:00:00" table:style-name="ce3">
            <text:p>10/2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78.260000000000005" table:style-name="ce2">
            <text:p>78.26</text:p>
          </table:table-cell>
          <table:table-cell office:value-type="date" office:date-value="2003-12-28T00:00:00" table:style-name="ce3">
            <text:p>12/28/2003</text:p>
          </table:table-cell>
          <table:table-cell office:value-type="date" office:date-value="1976-10-22T00:00:00" table:style-name="ce3">
            <text:p>10/2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3018.33" table:style-name="ce4">
            <text:p>3,018.33</text:p>
          </table:table-cell>
          <table:table-cell office:value-type="date" office:date-value="2003-04-10T00:00:00" table:style-name="ce3">
            <text:p>4/10/2003</text:p>
          </table:table-cell>
          <table:table-cell office:value-type="date" office:date-value="1976-10-23T00:00:00" table:style-name="ce3">
            <text:p>10/2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938.47" table:style-name="ce4">
            <text:p>1,938.47</text:p>
          </table:table-cell>
          <table:table-cell office:value-type="date" office:date-value="2002-11-28T00:00:00" table:style-name="ce3">
            <text:p>11/28/2002</text:p>
          </table:table-cell>
          <table:table-cell office:value-type="date" office:date-value="1976-10-25T00:00:00" table:style-name="ce3">
            <text:p>10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39.9699999999998" table:style-name="ce4">
            <text:p>2,339.97</text:p>
          </table:table-cell>
          <table:table-cell office:value-type="date" office:date-value="2003-09-20T00:00:00" table:style-name="ce3">
            <text:p>9/20/2003</text:p>
          </table:table-cell>
          <table:table-cell office:value-type="date" office:date-value="1976-10-26T00:00:00" table:style-name="ce3">
            <text:p>10/2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621.24" table:style-name="ce4">
            <text:p>5,621.24</text:p>
          </table:table-cell>
          <table:table-cell office:value-type="date" office:date-value="2003-02-12T00:00:00" table:style-name="ce3">
            <text:p>2/12/2003</text:p>
          </table:table-cell>
          <table:table-cell office:value-type="date" office:date-value="1976-10-26T00:00:00" table:style-name="ce3">
            <text:p>10/2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94.48" table:style-name="ce2">
            <text:p>94.48</text:p>
          </table:table-cell>
          <table:table-cell office:value-type="date" office:date-value="2004-05-28T00:00:00" table:style-name="ce3">
            <text:p>5/28/2004</text:p>
          </table:table-cell>
          <table:table-cell office:value-type="date" office:date-value="1976-10-27T00:00:00" table:style-name="ce3">
            <text:p>10/2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3-30T00:00:00" table:style-name="ce3">
            <text:p>3/30/2004</text:p>
          </table:table-cell>
          <table:table-cell office:value-type="date" office:date-value="1976-10-27T00:00:00" table:style-name="ce3">
            <text:p>10/2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91.28" table:style-name="ce2">
            <text:p>191.28</text:p>
          </table:table-cell>
          <table:table-cell office:value-type="date" office:date-value="2003-11-18T00:00:00" table:style-name="ce3">
            <text:p>11/18/2003</text:p>
          </table:table-cell>
          <table:table-cell office:value-type="date" office:date-value="1976-10-31T00:00:00" table:style-name="ce3">
            <text:p>10/3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4.979999999999997" table:style-name="ce2">
            <text:p>34.98</text:p>
          </table:table-cell>
          <table:table-cell office:value-type="date" office:date-value="2004-06-28T00:00:00" table:style-name="ce3">
            <text:p>6/28/2004</text:p>
          </table:table-cell>
          <table:table-cell office:value-type="date" office:date-value="1976-11-01T00:00:00" table:style-name="ce3">
            <text:p>11/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7.260000000000005" table:style-name="ce2">
            <text:p>67.26</text:p>
          </table:table-cell>
          <table:table-cell office:value-type="date" office:date-value="2003-11-23T00:00:00" table:style-name="ce3">
            <text:p>11/23/2003</text:p>
          </table:table-cell>
          <table:table-cell office:value-type="date" office:date-value="1976-11-02T00:00:00" table:style-name="ce3">
            <text:p>11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752.13" table:style-name="ce4">
            <text:p>6,752.13</text:p>
          </table:table-cell>
          <table:table-cell office:value-type="date" office:date-value="2002-07-25T00:00:00" table:style-name="ce3">
            <text:p>7/25/2002</text:p>
          </table:table-cell>
          <table:table-cell office:value-type="date" office:date-value="1976-11-04T00:00:00" table:style-name="ce3">
            <text:p>11/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64.47" table:style-name="ce2">
            <text:p>64.47</text:p>
          </table:table-cell>
          <table:table-cell office:value-type="date" office:date-value="2003-08-31T00:00:00" table:style-name="ce3">
            <text:p>8/31/2003</text:p>
          </table:table-cell>
          <table:table-cell office:value-type="date" office:date-value="1976-11-04T00:00:00" table:style-name="ce3">
            <text:p>11/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8.98" table:style-name="ce2">
            <text:p>78.98</text:p>
          </table:table-cell>
          <table:table-cell office:value-type="date" office:date-value="2003-10-25T00:00:00" table:style-name="ce3">
            <text:p>10/25/2003</text:p>
          </table:table-cell>
          <table:table-cell office:value-type="date" office:date-value="1976-11-04T00:00:00" table:style-name="ce3">
            <text:p>11/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9.99" table:style-name="ce2">
            <text:p>29.99</text:p>
          </table:table-cell>
          <table:table-cell office:value-type="date" office:date-value="2004-06-05T00:00:00" table:style-name="ce3">
            <text:p>6/5/2004</text:p>
          </table:table-cell>
          <table:table-cell office:value-type="date" office:date-value="1976-11-04T00:00:00" table:style-name="ce3">
            <text:p>11/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75.48" table:style-name="ce2">
            <text:p>75.48</text:p>
          </table:table-cell>
          <table:table-cell office:value-type="date" office:date-value="2003-11-29T00:00:00" table:style-name="ce3">
            <text:p>11/29/2003</text:p>
          </table:table-cell>
          <table:table-cell office:value-type="date" office:date-value="1976-11-04T00:00:00" table:style-name="ce3">
            <text:p>11/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0.48" table:style-name="ce2">
            <text:p>30.48</text:p>
          </table:table-cell>
          <table:table-cell office:value-type="date" office:date-value="2003-09-13T00:00:00" table:style-name="ce3">
            <text:p>9/13/2003</text:p>
          </table:table-cell>
          <table:table-cell office:value-type="date" office:date-value="1976-11-05T00:00:00" table:style-name="ce3">
            <text:p>11/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7.17" table:style-name="ce2">
            <text:p>67.17</text:p>
          </table:table-cell>
          <table:table-cell office:value-type="date" office:date-value="2004-02-07T00:00:00" table:style-name="ce3">
            <text:p>2/7/2004</text:p>
          </table:table-cell>
          <table:table-cell office:value-type="date" office:date-value="1976-11-08T00:00:00" table:style-name="ce3">
            <text:p>11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3-10-11T00:00:00" table:style-name="ce3">
            <text:p>10/11/2003</text:p>
          </table:table-cell>
          <table:table-cell office:value-type="date" office:date-value="1976-11-08T00:00:00" table:style-name="ce3">
            <text:p>11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9.97" table:style-name="ce2">
            <text:p>69.97</text:p>
          </table:table-cell>
          <table:table-cell office:value-type="date" office:date-value="2003-10-01T00:00:00" table:style-name="ce3">
            <text:p>10/1/2003</text:p>
          </table:table-cell>
          <table:table-cell office:value-type="date" office:date-value="1976-11-08T00:00:00" table:style-name="ce3">
            <text:p>11/8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.99" table:style-name="ce2">
            <text:p>3.99</text:p>
          </table:table-cell>
          <table:table-cell office:value-type="date" office:date-value="2003-11-03T00:00:00" table:style-name="ce3">
            <text:p>11/3/2003</text:p>
          </table:table-cell>
          <table:table-cell office:value-type="date" office:date-value="1976-11-08T00:00:00" table:style-name="ce3">
            <text:p>11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4.89" table:style-name="ce2">
            <text:p>34.89</text:p>
          </table:table-cell>
          <table:table-cell office:value-type="date" office:date-value="2004-05-09T00:00:00" table:style-name="ce3">
            <text:p>5/9/2004</text:p>
          </table:table-cell>
          <table:table-cell office:value-type="date" office:date-value="1976-11-08T00:00:00" table:style-name="ce3">
            <text:p>11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.77" table:style-name="ce2">
            <text:p>27.77</text:p>
          </table:table-cell>
          <table:table-cell office:value-type="date" office:date-value="2004-07-25T00:00:00" table:style-name="ce3">
            <text:p>7/25/2004</text:p>
          </table:table-cell>
          <table:table-cell office:value-type="date" office:date-value="1976-11-08T00:00:00" table:style-name="ce3">
            <text:p>11/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8.959999999999994" table:style-name="ce2">
            <text:p>78.96</text:p>
          </table:table-cell>
          <table:table-cell office:value-type="date" office:date-value="2004-06-28T00:00:00" table:style-name="ce3">
            <text:p>6/28/2004</text:p>
          </table:table-cell>
          <table:table-cell office:value-type="date" office:date-value="1976-11-09T00:00:00" table:style-name="ce3">
            <text:p>11/9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7.28" table:style-name="ce2">
            <text:p>27.28</text:p>
          </table:table-cell>
          <table:table-cell office:value-type="date" office:date-value="2003-10-09T00:00:00" table:style-name="ce3">
            <text:p>10/9/2003</text:p>
          </table:table-cell>
          <table:table-cell office:value-type="date" office:date-value="1976-11-09T00:00:00" table:style-name="ce3">
            <text:p>11/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.98" table:style-name="ce2">
            <text:p>13.98</text:p>
          </table:table-cell>
          <table:table-cell office:value-type="date" office:date-value="2004-07-13T00:00:00" table:style-name="ce3">
            <text:p>7/13/2004</text:p>
          </table:table-cell>
          <table:table-cell office:value-type="date" office:date-value="1976-11-10T00:00:00" table:style-name="ce3">
            <text:p>11/1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4.46" table:style-name="ce2">
            <text:p>114.46</text:p>
          </table:table-cell>
          <table:table-cell office:value-type="date" office:date-value="2003-12-20T00:00:00" table:style-name="ce3">
            <text:p>12/20/2003</text:p>
          </table:table-cell>
          <table:table-cell office:value-type="date" office:date-value="1976-11-10T00:00:00" table:style-name="ce3">
            <text:p>11/1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698.76" table:style-name="ce4">
            <text:p>4,698.76</text:p>
          </table:table-cell>
          <table:table-cell office:value-type="date" office:date-value="2001-10-06T00:00:00" table:style-name="ce3">
            <text:p>10/6/2001</text:p>
          </table:table-cell>
          <table:table-cell office:value-type="date" office:date-value="1976-11-11T00:00:00" table:style-name="ce3">
            <text:p>11/1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4-03-01T00:00:00" table:style-name="ce3">
            <text:p>3/1/2004</text:p>
          </table:table-cell>
          <table:table-cell office:value-type="date" office:date-value="1976-11-11T00:00:00" table:style-name="ce3">
            <text:p>11/1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553.97" table:style-name="ce2">
            <text:p>553.97</text:p>
          </table:table-cell>
          <table:table-cell office:value-type="date" office:date-value="2003-12-22T00:00:00" table:style-name="ce3">
            <text:p>12/22/2003</text:p>
          </table:table-cell>
          <table:table-cell office:value-type="date" office:date-value="1976-11-11T00:00:00" table:style-name="ce3">
            <text:p>11/11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6.97" table:style-name="ce2">
            <text:p>26.97</text:p>
          </table:table-cell>
          <table:table-cell office:value-type="date" office:date-value="2003-11-03T00:00:00" table:style-name="ce3">
            <text:p>11/3/2003</text:p>
          </table:table-cell>
          <table:table-cell office:value-type="date" office:date-value="1976-11-12T00:00:00" table:style-name="ce3">
            <text:p>11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763.15" table:style-name="ce4">
            <text:p>6,763.15</text:p>
          </table:table-cell>
          <table:table-cell office:value-type="date" office:date-value="2003-01-11T00:00:00" table:style-name="ce3">
            <text:p>1/11/2003</text:p>
          </table:table-cell>
          <table:table-cell office:value-type="date" office:date-value="1976-11-13T00:00:00" table:style-name="ce3">
            <text:p>11/1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128.97" table:style-name="ce2">
            <text:p>128.97</text:p>
          </table:table-cell>
          <table:table-cell office:value-type="date" office:date-value="2003-11-17T00:00:00" table:style-name="ce3">
            <text:p>11/17/2003</text:p>
          </table:table-cell>
          <table:table-cell office:value-type="date" office:date-value="1976-11-13T00:00:00" table:style-name="ce3">
            <text:p>11/1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7.26" table:style-name="ce2">
            <text:p>47.26</text:p>
          </table:table-cell>
          <table:table-cell office:value-type="date" office:date-value="2003-12-16T00:00:00" table:style-name="ce3">
            <text:p>12/16/2003</text:p>
          </table:table-cell>
          <table:table-cell office:value-type="date" office:date-value="1976-11-16T00:00:00" table:style-name="ce3">
            <text:p>11/16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33.49" table:style-name="ce2">
            <text:p>133.49</text:p>
          </table:table-cell>
          <table:table-cell office:value-type="date" office:date-value="2004-03-04T00:00:00" table:style-name="ce3">
            <text:p>3/4/2004</text:p>
          </table:table-cell>
          <table:table-cell office:value-type="date" office:date-value="1976-11-16T00:00:00" table:style-name="ce3">
            <text:p>11/16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344.09" table:style-name="ce4">
            <text:p>4,344.09</text:p>
          </table:table-cell>
          <table:table-cell office:value-type="date" office:date-value="2002-09-08T00:00:00" table:style-name="ce3">
            <text:p>9/8/2002</text:p>
          </table:table-cell>
          <table:table-cell office:value-type="date" office:date-value="1976-11-19T00:00:00" table:style-name="ce3">
            <text:p>11/1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5.95" table:style-name="ce2">
            <text:p>45.95</text:p>
          </table:table-cell>
          <table:table-cell office:value-type="date" office:date-value="2004-07-19T00:00:00" table:style-name="ce3">
            <text:p>7/19/2004</text:p>
          </table:table-cell>
          <table:table-cell office:value-type="date" office:date-value="1976-11-19T00:00:00" table:style-name="ce3">
            <text:p>11/1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6.97" table:style-name="ce2">
            <text:p>56.97</text:p>
          </table:table-cell>
          <table:table-cell office:value-type="date" office:date-value="2003-10-24T00:00:00" table:style-name="ce3">
            <text:p>10/24/2003</text:p>
          </table:table-cell>
          <table:table-cell office:value-type="date" office:date-value="1976-11-19T00:00:00" table:style-name="ce3">
            <text:p>11/1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44.47" table:style-name="ce2">
            <text:p>144.47</text:p>
          </table:table-cell>
          <table:table-cell office:value-type="date" office:date-value="2004-03-13T00:00:00" table:style-name="ce3">
            <text:p>3/13/2004</text:p>
          </table:table-cell>
          <table:table-cell office:value-type="date" office:date-value="1976-11-19T00:00:00" table:style-name="ce3">
            <text:p>11/1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84.48" table:style-name="ce2">
            <text:p>184.48</text:p>
          </table:table-cell>
          <table:table-cell office:value-type="date" office:date-value="2004-04-03T00:00:00" table:style-name="ce3">
            <text:p>4/3/2004</text:p>
          </table:table-cell>
          <table:table-cell office:value-type="date" office:date-value="1976-11-19T00:00:00" table:style-name="ce3">
            <text:p>11/19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7.28" table:style-name="ce2">
            <text:p>27.28</text:p>
          </table:table-cell>
          <table:table-cell office:value-type="date" office:date-value="2003-09-24T00:00:00" table:style-name="ce3">
            <text:p>9/24/2003</text:p>
          </table:table-cell>
          <table:table-cell office:value-type="date" office:date-value="1976-11-20T00:00:00" table:style-name="ce3">
            <text:p>11/2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1.49" table:style-name="ce2">
            <text:p>21.49</text:p>
          </table:table-cell>
          <table:table-cell office:value-type="date" office:date-value="2004-02-14T00:00:00" table:style-name="ce3">
            <text:p>2/14/2004</text:p>
          </table:table-cell>
          <table:table-cell office:value-type="date" office:date-value="1976-11-20T00:00:00" table:style-name="ce3">
            <text:p>11/2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813.12" table:style-name="ce4">
            <text:p>6,813.12</text:p>
          </table:table-cell>
          <table:table-cell office:value-type="date" office:date-value="2002-08-03T00:00:00" table:style-name="ce3">
            <text:p>8/3/2002</text:p>
          </table:table-cell>
          <table:table-cell office:value-type="date" office:date-value="1976-11-21T00:00:00" table:style-name="ce3">
            <text:p>11/2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4-03-18T00:00:00" table:style-name="ce3">
            <text:p>3/18/2004</text:p>
          </table:table-cell>
          <table:table-cell office:value-type="date" office:date-value="1976-11-21T00:00:00" table:style-name="ce3">
            <text:p>11/21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78.48" table:style-name="ce2">
            <text:p>78.48</text:p>
          </table:table-cell>
          <table:table-cell office:value-type="date" office:date-value="2004-04-12T00:00:00" table:style-name="ce3">
            <text:p>4/12/2004</text:p>
          </table:table-cell>
          <table:table-cell office:value-type="date" office:date-value="1976-11-22T00:00:00" table:style-name="ce3">
            <text:p>11/2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9.97" table:style-name="ce2">
            <text:p>69.97</text:p>
          </table:table-cell>
          <table:table-cell office:value-type="date" office:date-value="2004-02-24T00:00:00" table:style-name="ce3">
            <text:p>2/24/2004</text:p>
          </table:table-cell>
          <table:table-cell office:value-type="date" office:date-value="1976-11-22T00:00:00" table:style-name="ce3">
            <text:p>11/2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3.99" table:style-name="ce2">
            <text:p>53.99</text:p>
          </table:table-cell>
          <table:table-cell office:value-type="date" office:date-value="2004-04-08T00:00:00" table:style-name="ce3">
            <text:p>4/8/2004</text:p>
          </table:table-cell>
          <table:table-cell office:value-type="date" office:date-value="1976-11-22T00:00:00" table:style-name="ce3">
            <text:p>11/2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919.73" table:style-name="ce4">
            <text:p>5,919.73</text:p>
          </table:table-cell>
          <table:table-cell office:value-type="date" office:date-value="2002-02-01T00:00:00" table:style-name="ce3">
            <text:p>2/1/2002</text:p>
          </table:table-cell>
          <table:table-cell office:value-type="date" office:date-value="1976-11-24T00:00:00" table:style-name="ce3">
            <text:p>11/2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08.96" table:style-name="ce2">
            <text:p>108.96</text:p>
          </table:table-cell>
          <table:table-cell office:value-type="date" office:date-value="2004-02-07T00:00:00" table:style-name="ce3">
            <text:p>2/7/2004</text:p>
          </table:table-cell>
          <table:table-cell office:value-type="date" office:date-value="1976-11-25T00:00:00" table:style-name="ce3">
            <text:p>11/25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02.97" table:style-name="ce2">
            <text:p>102.97</text:p>
          </table:table-cell>
          <table:table-cell office:value-type="date" office:date-value="2004-02-11T00:00:00" table:style-name="ce3">
            <text:p>2/11/2004</text:p>
          </table:table-cell>
          <table:table-cell office:value-type="date" office:date-value="1976-11-27T00:00:00" table:style-name="ce3">
            <text:p>11/2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933.25" table:style-name="ce4">
            <text:p>5,933.25</text:p>
          </table:table-cell>
          <table:table-cell office:value-type="date" office:date-value="2002-02-27T00:00:00" table:style-name="ce3">
            <text:p>2/27/2002</text:p>
          </table:table-cell>
          <table:table-cell office:value-type="date" office:date-value="1976-12-02T00:00:00" table:style-name="ce3">
            <text:p>12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4.99" table:style-name="ce2">
            <text:p>24.99</text:p>
          </table:table-cell>
          <table:table-cell office:value-type="date" office:date-value="2003-12-08T00:00:00" table:style-name="ce3">
            <text:p>12/8/2003</text:p>
          </table:table-cell>
          <table:table-cell office:value-type="date" office:date-value="1976-12-02T00:00:00" table:style-name="ce3">
            <text:p>12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9.99" table:style-name="ce2">
            <text:p>29.99</text:p>
          </table:table-cell>
          <table:table-cell office:value-type="date" office:date-value="2003-10-25T00:00:00" table:style-name="ce3">
            <text:p>10/25/2003</text:p>
          </table:table-cell>
          <table:table-cell office:value-type="date" office:date-value="1976-12-02T00:00:00" table:style-name="ce3">
            <text:p>12/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784.91" table:style-name="ce4">
            <text:p>1,784.91</text:p>
          </table:table-cell>
          <table:table-cell office:value-type="date" office:date-value="2002-10-07T00:00:00" table:style-name="ce3">
            <text:p>10/7/2002</text:p>
          </table:table-cell>
          <table:table-cell office:value-type="date" office:date-value="1976-12-03T00:00:00" table:style-name="ce3">
            <text:p>12/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9.48" table:style-name="ce2">
            <text:p>29.48</text:p>
          </table:table-cell>
          <table:table-cell office:value-type="date" office:date-value="2004-02-18T00:00:00" table:style-name="ce3">
            <text:p>2/18/2004</text:p>
          </table:table-cell>
          <table:table-cell office:value-type="date" office:date-value="1976-12-03T00:00:00" table:style-name="ce3">
            <text:p>12/3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5-11T00:00:00" table:style-name="ce3">
            <text:p>5/11/2004</text:p>
          </table:table-cell>
          <table:table-cell office:value-type="date" office:date-value="1976-12-04T00:00:00" table:style-name="ce3">
            <text:p>12/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118.26" table:style-name="ce4">
            <text:p>4,118.26</text:p>
          </table:table-cell>
          <table:table-cell office:value-type="date" office:date-value="2002-06-06T00:00:00" table:style-name="ce3">
            <text:p>6/6/2002</text:p>
          </table:table-cell>
          <table:table-cell office:value-type="date" office:date-value="1976-12-05T00:00:00" table:style-name="ce3">
            <text:p>12/5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5193.72" table:style-name="ce4">
            <text:p>5,193.72</text:p>
          </table:table-cell>
          <table:table-cell office:value-type="date" office:date-value="2003-04-11T00:00:00" table:style-name="ce3">
            <text:p>4/11/2003</text:p>
          </table:table-cell>
          <table:table-cell office:value-type="date" office:date-value="1976-12-10T00:00:00" table:style-name="ce3">
            <text:p>12/1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66.94" table:style-name="ce2">
            <text:p>66.94</text:p>
          </table:table-cell>
          <table:table-cell office:value-type="date" office:date-value="2004-06-07T00:00:00" table:style-name="ce3">
            <text:p>6/7/2004</text:p>
          </table:table-cell>
          <table:table-cell office:value-type="date" office:date-value="1976-12-10T00:00:00" table:style-name="ce3">
            <text:p>12/10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8.959999999999994" table:style-name="ce2">
            <text:p>78.96</text:p>
          </table:table-cell>
          <table:table-cell office:value-type="date" office:date-value="2004-04-29T00:00:00" table:style-name="ce3">
            <text:p>4/29/2004</text:p>
          </table:table-cell>
          <table:table-cell office:value-type="date" office:date-value="1976-12-12T00:00:00" table:style-name="ce3">
            <text:p>12/12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0.47" table:style-name="ce2">
            <text:p>60.47</text:p>
          </table:table-cell>
          <table:table-cell office:value-type="date" office:date-value="2004-05-10T00:00:00" table:style-name="ce3">
            <text:p>5/10/2004</text:p>
          </table:table-cell>
          <table:table-cell office:value-type="date" office:date-value="1976-12-12T00:00:00" table:style-name="ce3">
            <text:p>12/1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4.99" table:style-name="ce2">
            <text:p>24.99</text:p>
          </table:table-cell>
          <table:table-cell office:value-type="date" office:date-value="2003-09-27T00:00:00" table:style-name="ce3">
            <text:p>9/27/2003</text:p>
          </table:table-cell>
          <table:table-cell office:value-type="date" office:date-value="1976-12-18T00:00:00" table:style-name="ce3">
            <text:p>12/18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8.98" table:style-name="ce2">
            <text:p>28.98</text:p>
          </table:table-cell>
          <table:table-cell office:value-type="date" office:date-value="2004-04-16T00:00:00" table:style-name="ce3">
            <text:p>4/16/2004</text:p>
          </table:table-cell>
          <table:table-cell office:value-type="date" office:date-value="1976-12-18T00:00:00" table:style-name="ce3">
            <text:p>12/18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6.590000000000003" table:style-name="ce2">
            <text:p>36.59</text:p>
          </table:table-cell>
          <table:table-cell office:value-type="date" office:date-value="2004-04-03T00:00:00" table:style-name="ce3">
            <text:p>4/3/2004</text:p>
          </table:table-cell>
          <table:table-cell office:value-type="date" office:date-value="1976-12-20T00:00:00" table:style-name="ce3">
            <text:p>12/2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2-11T00:00:00" table:style-name="ce3">
            <text:p>2/11/2004</text:p>
          </table:table-cell>
          <table:table-cell office:value-type="date" office:date-value="1976-12-20T00:00:00" table:style-name="ce3">
            <text:p>12/20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3.98" table:style-name="ce2">
            <text:p>123.98</text:p>
          </table:table-cell>
          <table:table-cell office:value-type="date" office:date-value="2003-10-10T00:00:00" table:style-name="ce3">
            <text:p>10/10/2003</text:p>
          </table:table-cell>
          <table:table-cell office:value-type="date" office:date-value="1976-12-22T00:00:00" table:style-name="ce3">
            <text:p>12/2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5-06T00:00:00" table:style-name="ce3">
            <text:p>5/6/2004</text:p>
          </table:table-cell>
          <table:table-cell office:value-type="date" office:date-value="1976-12-22T00:00:00" table:style-name="ce3">
            <text:p>12/22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8.98" table:style-name="ce2">
            <text:p>78.98</text:p>
          </table:table-cell>
          <table:table-cell office:value-type="date" office:date-value="2003-09-06T00:00:00" table:style-name="ce3">
            <text:p>9/6/2003</text:p>
          </table:table-cell>
          <table:table-cell office:value-type="date" office:date-value="1976-12-24T00:00:00" table:style-name="ce3">
            <text:p>12/24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054.22" table:style-name="ce4">
            <text:p>6,054.22</text:p>
          </table:table-cell>
          <table:table-cell office:value-type="date" office:date-value="2002-03-29T00:00:00" table:style-name="ce3">
            <text:p>3/29/2002</text:p>
          </table:table-cell>
          <table:table-cell office:value-type="date" office:date-value="1976-12-25T00:00:00" table:style-name="ce3">
            <text:p>12/25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3.97" table:style-name="ce2">
            <text:p>63.97</text:p>
          </table:table-cell>
          <table:table-cell office:value-type="date" office:date-value="2004-07-07T00:00:00" table:style-name="ce3">
            <text:p>7/7/2004</text:p>
          </table:table-cell>
          <table:table-cell office:value-type="date" office:date-value="1976-12-25T00:00:00" table:style-name="ce3">
            <text:p>12/25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4.47" table:style-name="ce2">
            <text:p>64.47</text:p>
          </table:table-cell>
          <table:table-cell office:value-type="date" office:date-value="2004-05-11T00:00:00" table:style-name="ce3">
            <text:p>5/11/2004</text:p>
          </table:table-cell>
          <table:table-cell office:value-type="date" office:date-value="1976-12-27T00:00:00" table:style-name="ce3">
            <text:p>12/27/1976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3.98" table:style-name="ce2">
            <text:p>123.98</text:p>
          </table:table-cell>
          <table:table-cell office:value-type="date" office:date-value="2004-05-22T00:00:00" table:style-name="ce3">
            <text:p>5/22/2004</text:p>
          </table:table-cell>
          <table:table-cell office:value-type="date" office:date-value="1976-12-27T00:00:00" table:style-name="ce3">
            <text:p>12/27/197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39.22" table:style-name="ce2">
            <text:p>39.22</text:p>
          </table:table-cell>
          <table:table-cell office:value-type="date" office:date-value="2004-02-23T00:00:00" table:style-name="ce3">
            <text:p>2/23/2004</text:p>
          </table:table-cell>
          <table:table-cell office:value-type="date" office:date-value="1977-01-08T00:00:00" table:style-name="ce3">
            <text:p>1/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44.47" table:style-name="ce2">
            <text:p>144.47</text:p>
          </table:table-cell>
          <table:table-cell office:value-type="date" office:date-value="2003-09-16T00:00:00" table:style-name="ce3">
            <text:p>9/16/2003</text:p>
          </table:table-cell>
          <table:table-cell office:value-type="date" office:date-value="1977-01-10T00:00:00" table:style-name="ce3">
            <text:p>1/1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55.48" table:style-name="ce4">
            <text:p>1,155.48</text:p>
          </table:table-cell>
          <table:table-cell office:value-type="date" office:date-value="2004-03-31T00:00:00" table:style-name="ce3">
            <text:p>3/31/2004</text:p>
          </table:table-cell>
          <table:table-cell office:value-type="date" office:date-value="1977-01-15T00:00:00" table:style-name="ce3">
            <text:p>1/15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4.44" table:style-name="ce2">
            <text:p>134.44</text:p>
          </table:table-cell>
          <table:table-cell office:value-type="date" office:date-value="2003-10-05T00:00:00" table:style-name="ce3">
            <text:p>10/5/2003</text:p>
          </table:table-cell>
          <table:table-cell office:value-type="date" office:date-value="1977-01-17T00:00:00" table:style-name="ce3">
            <text:p>1/17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804.08" table:style-name="ce4">
            <text:p>3,804.08</text:p>
          </table:table-cell>
          <table:table-cell office:value-type="date" office:date-value="2003-02-16T00:00:00" table:style-name="ce3">
            <text:p>2/16/2003</text:p>
          </table:table-cell>
          <table:table-cell office:value-type="date" office:date-value="1977-01-19T00:00:00" table:style-name="ce3">
            <text:p>1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564.48" table:style-name="ce2">
            <text:p>564.48</text:p>
          </table:table-cell>
          <table:table-cell office:value-type="date" office:date-value="2004-05-15T00:00:00" table:style-name="ce3">
            <text:p>5/15/2004</text:p>
          </table:table-cell>
          <table:table-cell office:value-type="date" office:date-value="1977-01-19T00:00:00" table:style-name="ce3">
            <text:p>1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807.4" table:style-name="ce4">
            <text:p>3,807.40</text:p>
          </table:table-cell>
          <table:table-cell office:value-type="date" office:date-value="2003-04-23T00:00:00" table:style-name="ce3">
            <text:p>4/23/2003</text:p>
          </table:table-cell>
          <table:table-cell office:value-type="date" office:date-value="1977-01-20T00:00:00" table:style-name="ce3">
            <text:p>1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385.94" table:style-name="ce4">
            <text:p>2,385.94</text:p>
          </table:table-cell>
          <table:table-cell office:value-type="date" office:date-value="2004-04-13T00:00:00" table:style-name="ce3">
            <text:p>4/13/2004</text:p>
          </table:table-cell>
          <table:table-cell office:value-type="date" office:date-value="1977-01-20T00:00:00" table:style-name="ce3">
            <text:p>1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7.97" table:style-name="ce2">
            <text:p>67.97</text:p>
          </table:table-cell>
          <table:table-cell office:value-type="date" office:date-value="2003-12-03T00:00:00" table:style-name="ce3">
            <text:p>12/3/2003</text:p>
          </table:table-cell>
          <table:table-cell office:value-type="date" office:date-value="1977-01-20T00:00:00" table:style-name="ce3">
            <text:p>1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.98" table:style-name="ce2">
            <text:p>13.98</text:p>
          </table:table-cell>
          <table:table-cell office:value-type="date" office:date-value="2003-09-28T00:00:00" table:style-name="ce3">
            <text:p>9/28/2003</text:p>
          </table:table-cell>
          <table:table-cell office:value-type="date" office:date-value="1977-01-23T00:00:00" table:style-name="ce3">
            <text:p>1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6.96" table:style-name="ce2">
            <text:p>36.96</text:p>
          </table:table-cell>
          <table:table-cell office:value-type="date" office:date-value="2003-08-07T00:00:00" table:style-name="ce3">
            <text:p>8/7/2003</text:p>
          </table:table-cell>
          <table:table-cell office:value-type="date" office:date-value="1977-01-23T00:00:00" table:style-name="ce3">
            <text:p>1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0.47" table:style-name="ce2">
            <text:p>60.47</text:p>
          </table:table-cell>
          <table:table-cell office:value-type="date" office:date-value="2004-01-15T00:00:00" table:style-name="ce3">
            <text:p>1/15/2004</text:p>
          </table:table-cell>
          <table:table-cell office:value-type="date" office:date-value="1977-01-23T00:00:00" table:style-name="ce3">
            <text:p>1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.78" table:style-name="ce2">
            <text:p>23.78</text:p>
          </table:table-cell>
          <table:table-cell office:value-type="date" office:date-value="2004-02-18T00:00:00" table:style-name="ce3">
            <text:p>2/18/2004</text:p>
          </table:table-cell>
          <table:table-cell office:value-type="date" office:date-value="1977-02-01T00:00:00" table:style-name="ce3">
            <text:p>2/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8.56" table:style-name="ce2">
            <text:p>48.56</text:p>
          </table:table-cell>
          <table:table-cell office:value-type="date" office:date-value="2003-12-16T00:00:00" table:style-name="ce3">
            <text:p>12/16/2003</text:p>
          </table:table-cell>
          <table:table-cell office:value-type="date" office:date-value="1977-02-03T00:00:00" table:style-name="ce3">
            <text:p>2/3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21.55" table:style-name="ce4">
            <text:p>2,721.55</text:p>
          </table:table-cell>
          <table:table-cell office:value-type="date" office:date-value="2003-04-01T00:00:00" table:style-name="ce3">
            <text:p>4/1/2003</text:p>
          </table:table-cell>
          <table:table-cell office:value-type="date" office:date-value="1977-02-03T00:00:00" table:style-name="ce3">
            <text:p>2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97.88" table:style-name="ce2">
            <text:p>197.88</text:p>
          </table:table-cell>
          <table:table-cell office:value-type="date" office:date-value="2003-11-30T00:00:00" table:style-name="ce3">
            <text:p>11/30/2003</text:p>
          </table:table-cell>
          <table:table-cell office:value-type="date" office:date-value="1977-02-03T00:00:00" table:style-name="ce3">
            <text:p>2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071.42" table:style-name="ce4">
            <text:p>2,071.42</text:p>
          </table:table-cell>
          <table:table-cell office:value-type="date" office:date-value="2002-07-26T00:00:00" table:style-name="ce3">
            <text:p>7/26/2002</text:p>
          </table:table-cell>
          <table:table-cell office:value-type="date" office:date-value="1977-02-03T00:00:00" table:style-name="ce3">
            <text:p>2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970.23" table:style-name="ce4">
            <text:p>5,970.23</text:p>
          </table:table-cell>
          <table:table-cell office:value-type="date" office:date-value="2002-05-08T00:00:00" table:style-name="ce3">
            <text:p>5/8/2002</text:p>
          </table:table-cell>
          <table:table-cell office:value-type="date" office:date-value="1977-02-04T00:00:00" table:style-name="ce3">
            <text:p>2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767.14" table:style-name="ce4">
            <text:p>6,767.14</text:p>
          </table:table-cell>
          <table:table-cell office:value-type="date" office:date-value="2002-07-20T00:00:00" table:style-name="ce3">
            <text:p>7/20/2002</text:p>
          </table:table-cell>
          <table:table-cell office:value-type="date" office:date-value="1977-02-05T00:00:00" table:style-name="ce3">
            <text:p>2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2.959999999999994" table:style-name="ce2">
            <text:p>72.96</text:p>
          </table:table-cell>
          <table:table-cell office:value-type="date" office:date-value="2003-09-16T00:00:00" table:style-name="ce3">
            <text:p>9/16/2003</text:p>
          </table:table-cell>
          <table:table-cell office:value-type="date" office:date-value="1977-02-05T00:00:00" table:style-name="ce3">
            <text:p>2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97.96" table:style-name="ce2">
            <text:p>97.96</text:p>
          </table:table-cell>
          <table:table-cell office:value-type="date" office:date-value="2004-05-26T00:00:00" table:style-name="ce3">
            <text:p>5/26/2004</text:p>
          </table:table-cell>
          <table:table-cell office:value-type="date" office:date-value="1977-02-05T00:00:00" table:style-name="ce3">
            <text:p>2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9.98" table:style-name="ce2">
            <text:p>119.98</text:p>
          </table:table-cell>
          <table:table-cell office:value-type="date" office:date-value="2003-12-06T00:00:00" table:style-name="ce3">
            <text:p>12/6/2003</text:p>
          </table:table-cell>
          <table:table-cell office:value-type="date" office:date-value="1977-02-05T00:00:00" table:style-name="ce3">
            <text:p>2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4.99" table:style-name="ce2">
            <text:p>24.99</text:p>
          </table:table-cell>
          <table:table-cell office:value-type="date" office:date-value="2004-02-25T00:00:00" table:style-name="ce3">
            <text:p>2/25/2004</text:p>
          </table:table-cell>
          <table:table-cell office:value-type="date" office:date-value="1977-02-07T00:00:00" table:style-name="ce3">
            <text:p>2/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9.99" table:style-name="ce2">
            <text:p>39.99</text:p>
          </table:table-cell>
          <table:table-cell office:value-type="date" office:date-value="2003-09-19T00:00:00" table:style-name="ce3">
            <text:p>9/19/2003</text:p>
          </table:table-cell>
          <table:table-cell office:value-type="date" office:date-value="1977-02-10T00:00:00" table:style-name="ce3">
            <text:p>2/1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.97" table:style-name="ce2">
            <text:p>23.97</text:p>
          </table:table-cell>
          <table:table-cell office:value-type="date" office:date-value="2003-11-03T00:00:00" table:style-name="ce3">
            <text:p>11/3/2003</text:p>
          </table:table-cell>
          <table:table-cell office:value-type="date" office:date-value="1977-02-10T00:00:00" table:style-name="ce3">
            <text:p>2/1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066.93" table:style-name="ce4">
            <text:p>4,066.93</text:p>
          </table:table-cell>
          <table:table-cell office:value-type="date" office:date-value="2002-06-19T00:00:00" table:style-name="ce3">
            <text:p>6/19/2002</text:p>
          </table:table-cell>
          <table:table-cell office:value-type="date" office:date-value="1977-02-13T00:00:00" table:style-name="ce3">
            <text:p>2/1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5.48" table:style-name="ce2">
            <text:p>25.48</text:p>
          </table:table-cell>
          <table:table-cell office:value-type="date" office:date-value="2004-05-26T00:00:00" table:style-name="ce3">
            <text:p>5/26/2004</text:p>
          </table:table-cell>
          <table:table-cell office:value-type="date" office:date-value="1977-02-13T00:00:00" table:style-name="ce3">
            <text:p>2/1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1.98" table:style-name="ce2">
            <text:p>21.98</text:p>
          </table:table-cell>
          <table:table-cell office:value-type="date" office:date-value="2003-09-25T00:00:00" table:style-name="ce3">
            <text:p>9/25/2003</text:p>
          </table:table-cell>
          <table:table-cell office:value-type="date" office:date-value="1977-02-15T00:00:00" table:style-name="ce3">
            <text:p>2/1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7.270000000000003" table:style-name="ce2">
            <text:p>37.27</text:p>
          </table:table-cell>
          <table:table-cell office:value-type="date" office:date-value="2003-12-07T00:00:00" table:style-name="ce3">
            <text:p>12/7/2003</text:p>
          </table:table-cell>
          <table:table-cell office:value-type="date" office:date-value="1977-02-15T00:00:00" table:style-name="ce3">
            <text:p>2/1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.99" table:style-name="ce2">
            <text:p>3.99</text:p>
          </table:table-cell>
          <table:table-cell office:value-type="date" office:date-value="2003-10-27T00:00:00" table:style-name="ce3">
            <text:p>10/27/2003</text:p>
          </table:table-cell>
          <table:table-cell office:value-type="date" office:date-value="1977-02-15T00:00:00" table:style-name="ce3">
            <text:p>2/1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28.83" table:style-name="ce4">
            <text:p>1,228.83</text:p>
          </table:table-cell>
          <table:table-cell office:value-type="date" office:date-value="2004-01-11T00:00:00" table:style-name="ce3">
            <text:p>1/11/2004</text:p>
          </table:table-cell>
          <table:table-cell office:value-type="date" office:date-value="1977-02-15T00:00:00" table:style-name="ce3">
            <text:p>2/1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8.979999999999997" table:style-name="ce2">
            <text:p>38.98</text:p>
          </table:table-cell>
          <table:table-cell office:value-type="date" office:date-value="2003-10-31T00:00:00" table:style-name="ce3">
            <text:p>10/31/2003</text:p>
          </table:table-cell>
          <table:table-cell office:value-type="date" office:date-value="1977-02-18T00:00:00" table:style-name="ce3">
            <text:p>2/1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6.97" table:style-name="ce2">
            <text:p>56.97</text:p>
          </table:table-cell>
          <table:table-cell office:value-type="date" office:date-value="2003-12-05T00:00:00" table:style-name="ce3">
            <text:p>12/5/2003</text:p>
          </table:table-cell>
          <table:table-cell office:value-type="date" office:date-value="1977-02-20T00:00:00" table:style-name="ce3">
            <text:p>2/2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7.77" table:style-name="ce2">
            <text:p>27.77</text:p>
          </table:table-cell>
          <table:table-cell office:value-type="date" office:date-value="2004-04-22T00:00:00" table:style-name="ce3">
            <text:p>4/22/2004</text:p>
          </table:table-cell>
          <table:table-cell office:value-type="date" office:date-value="1977-02-20T00:00:00" table:style-name="ce3">
            <text:p>2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8.979999999999997" table:style-name="ce2">
            <text:p>38.98</text:p>
          </table:table-cell>
          <table:table-cell office:value-type="date" office:date-value="2004-06-07T00:00:00" table:style-name="ce3">
            <text:p>6/7/2004</text:p>
          </table:table-cell>
          <table:table-cell office:value-type="date" office:date-value="1977-02-20T00:00:00" table:style-name="ce3">
            <text:p>2/2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9.99" table:style-name="ce2">
            <text:p>29.99</text:p>
          </table:table-cell>
          <table:table-cell office:value-type="date" office:date-value="2003-08-08T00:00:00" table:style-name="ce3">
            <text:p>8/8/2003</text:p>
          </table:table-cell>
          <table:table-cell office:value-type="date" office:date-value="1977-02-22T00:00:00" table:style-name="ce3">
            <text:p>2/22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88.06" table:style-name="ce4">
            <text:p>1,288.06</text:p>
          </table:table-cell>
          <table:table-cell office:value-type="date" office:date-value="2001-10-28T00:00:00" table:style-name="ce3">
            <text:p>10/28/2001</text:p>
          </table:table-cell>
          <table:table-cell office:value-type="date" office:date-value="1977-02-22T00:00:00" table:style-name="ce3">
            <text:p>2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11.32" table:style-name="ce2">
            <text:p>811.32</text:p>
          </table:table-cell>
          <table:table-cell office:value-type="date" office:date-value="2004-03-16T00:00:00" table:style-name="ce3">
            <text:p>3/16/2004</text:p>
          </table:table-cell>
          <table:table-cell office:value-type="date" office:date-value="1977-02-23T00:00:00" table:style-name="ce3">
            <text:p>2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1.27" table:style-name="ce2">
            <text:p>41.27</text:p>
          </table:table-cell>
          <table:table-cell office:value-type="date" office:date-value="2003-08-15T00:00:00" table:style-name="ce3">
            <text:p>8/15/2003</text:p>
          </table:table-cell>
          <table:table-cell office:value-type="date" office:date-value="1977-02-26T00:00:00" table:style-name="ce3">
            <text:p>2/2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7.270000000000003" table:style-name="ce2">
            <text:p>37.27</text:p>
          </table:table-cell>
          <table:table-cell office:value-type="date" office:date-value="2004-06-01T00:00:00" table:style-name="ce3">
            <text:p>6/1/2004</text:p>
          </table:table-cell>
          <table:table-cell office:value-type="date" office:date-value="1977-02-28T00:00:00" table:style-name="ce3">
            <text:p>2/2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58.96" table:style-name="ce2">
            <text:p>158.96</text:p>
          </table:table-cell>
          <table:table-cell office:value-type="date" office:date-value="2003-11-11T00:00:00" table:style-name="ce3">
            <text:p>11/11/2003</text:p>
          </table:table-cell>
          <table:table-cell office:value-type="date" office:date-value="1977-03-01T00:00:00" table:style-name="ce3">
            <text:p>3/1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6.270000000000003" table:style-name="ce2">
            <text:p>36.27</text:p>
          </table:table-cell>
          <table:table-cell office:value-type="date" office:date-value="2003-10-08T00:00:00" table:style-name="ce3">
            <text:p>10/8/2003</text:p>
          </table:table-cell>
          <table:table-cell office:value-type="date" office:date-value="1977-03-01T00:00:00" table:style-name="ce3">
            <text:p>3/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1.45" table:style-name="ce2">
            <text:p>61.45</text:p>
          </table:table-cell>
          <table:table-cell office:value-type="date" office:date-value="2003-12-20T00:00:00" table:style-name="ce3">
            <text:p>12/20/2003</text:p>
          </table:table-cell>
          <table:table-cell office:value-type="date" office:date-value="1977-03-02T00:00:00" table:style-name="ce3">
            <text:p>3/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933.26" table:style-name="ce4">
            <text:p>5,933.26</text:p>
          </table:table-cell>
          <table:table-cell office:value-type="date" office:date-value="2002-04-14T00:00:00" table:style-name="ce3">
            <text:p>4/14/2002</text:p>
          </table:table-cell>
          <table:table-cell office:value-type="date" office:date-value="1977-03-03T00:00:00" table:style-name="ce3">
            <text:p>3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.99" table:style-name="ce2">
            <text:p>3.99</text:p>
          </table:table-cell>
          <table:table-cell office:value-type="date" office:date-value="2004-06-17T00:00:00" table:style-name="ce3">
            <text:p>6/17/2004</text:p>
          </table:table-cell>
          <table:table-cell office:value-type="date" office:date-value="1977-03-03T00:00:00" table:style-name="ce3">
            <text:p>3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9.97" table:style-name="ce2">
            <text:p>69.97</text:p>
          </table:table-cell>
          <table:table-cell office:value-type="date" office:date-value="2004-07-08T00:00:00" table:style-name="ce3">
            <text:p>7/8/2004</text:p>
          </table:table-cell>
          <table:table-cell office:value-type="date" office:date-value="1977-03-06T00:00:00" table:style-name="ce3">
            <text:p>3/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052.31" table:style-name="ce4">
            <text:p>3,052.31</text:p>
          </table:table-cell>
          <table:table-cell office:value-type="date" office:date-value="2003-04-24T00:00:00" table:style-name="ce3">
            <text:p>4/24/2003</text:p>
          </table:table-cell>
          <table:table-cell office:value-type="date" office:date-value="1977-03-06T00:00:00" table:style-name="ce3">
            <text:p>3/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4.97" table:style-name="ce2">
            <text:p>44.97</text:p>
          </table:table-cell>
          <table:table-cell office:value-type="date" office:date-value="2004-06-08T00:00:00" table:style-name="ce3">
            <text:p>6/8/2004</text:p>
          </table:table-cell>
          <table:table-cell office:value-type="date" office:date-value="1977-03-08T00:00:00" table:style-name="ce3">
            <text:p>3/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0.47" table:style-name="ce2">
            <text:p>60.47</text:p>
          </table:table-cell>
          <table:table-cell office:value-type="date" office:date-value="2004-05-17T00:00:00" table:style-name="ce3">
            <text:p>5/17/2004</text:p>
          </table:table-cell>
          <table:table-cell office:value-type="date" office:date-value="1977-03-08T00:00:00" table:style-name="ce3">
            <text:p>3/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380.04" table:style-name="ce4">
            <text:p>4,380.04</text:p>
          </table:table-cell>
          <table:table-cell office:value-type="date" office:date-value="2001-12-13T00:00:00" table:style-name="ce3">
            <text:p>12/13/2001</text:p>
          </table:table-cell>
          <table:table-cell office:value-type="date" office:date-value="1977-03-10T00:00:00" table:style-name="ce3">
            <text:p>3/1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3.78" table:style-name="ce2">
            <text:p>23.78</text:p>
          </table:table-cell>
          <table:table-cell office:value-type="date" office:date-value="2003-09-28T00:00:00" table:style-name="ce3">
            <text:p>9/28/2003</text:p>
          </table:table-cell>
          <table:table-cell office:value-type="date" office:date-value="1977-03-10T00:00:00" table:style-name="ce3">
            <text:p>3/1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8.78" table:style-name="ce2">
            <text:p>118.78</text:p>
          </table:table-cell>
          <table:table-cell office:value-type="date" office:date-value="2003-09-09T00:00:00" table:style-name="ce3">
            <text:p>9/9/2003</text:p>
          </table:table-cell>
          <table:table-cell office:value-type="date" office:date-value="1977-03-11T00:00:00" table:style-name="ce3">
            <text:p>3/1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.98" table:style-name="ce2">
            <text:p>13.98</text:p>
          </table:table-cell>
          <table:table-cell office:value-type="date" office:date-value="2004-03-14T00:00:00" table:style-name="ce3">
            <text:p>3/14/2004</text:p>
          </table:table-cell>
          <table:table-cell office:value-type="date" office:date-value="1977-03-11T00:00:00" table:style-name="ce3">
            <text:p>3/1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39.99" table:style-name="ce2">
            <text:p>539.99</text:p>
          </table:table-cell>
          <table:table-cell office:value-type="date" office:date-value="2004-04-21T00:00:00" table:style-name="ce3">
            <text:p>4/21/2004</text:p>
          </table:table-cell>
          <table:table-cell office:value-type="date" office:date-value="1977-03-11T00:00:00" table:style-name="ce3">
            <text:p>3/1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7.96" table:style-name="ce2">
            <text:p>47.96</text:p>
          </table:table-cell>
          <table:table-cell office:value-type="date" office:date-value="2003-12-22T00:00:00" table:style-name="ce3">
            <text:p>12/22/2003</text:p>
          </table:table-cell>
          <table:table-cell office:value-type="date" office:date-value="1977-03-11T00:00:00" table:style-name="ce3">
            <text:p>3/11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51.34" table:style-name="ce2">
            <text:p>751.34</text:p>
          </table:table-cell>
          <table:table-cell office:value-type="date" office:date-value="2004-03-08T00:00:00" table:style-name="ce3">
            <text:p>3/8/2004</text:p>
          </table:table-cell>
          <table:table-cell office:value-type="date" office:date-value="1977-03-14T00:00:00" table:style-name="ce3">
            <text:p>3/14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4-07-27T00:00:00" table:style-name="ce3">
            <text:p>7/27/2004</text:p>
          </table:table-cell>
          <table:table-cell office:value-type="date" office:date-value="1977-03-15T00:00:00" table:style-name="ce3">
            <text:p>3/15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8.880000000000003" table:style-name="ce2">
            <text:p>38.88</text:p>
          </table:table-cell>
          <table:table-cell office:value-type="date" office:date-value="2003-12-25T00:00:00" table:style-name="ce3">
            <text:p>12/25/2003</text:p>
          </table:table-cell>
          <table:table-cell office:value-type="date" office:date-value="1977-03-15T00:00:00" table:style-name="ce3">
            <text:p>3/15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8.98" table:style-name="ce2">
            <text:p>78.98</text:p>
          </table:table-cell>
          <table:table-cell office:value-type="date" office:date-value="2003-08-04T00:00:00" table:style-name="ce3">
            <text:p>8/4/2003</text:p>
          </table:table-cell>
          <table:table-cell office:value-type="date" office:date-value="1977-03-16T00:00:00" table:style-name="ce3">
            <text:p>3/1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5.48" table:style-name="ce2">
            <text:p>25.48</text:p>
          </table:table-cell>
          <table:table-cell office:value-type="date" office:date-value="2003-12-01T00:00:00" table:style-name="ce3">
            <text:p>12/1/2003</text:p>
          </table:table-cell>
          <table:table-cell office:value-type="date" office:date-value="1977-03-16T00:00:00" table:style-name="ce3">
            <text:p>3/1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69.97" table:style-name="ce2">
            <text:p>69.97</text:p>
          </table:table-cell>
          <table:table-cell office:value-type="date" office:date-value="2004-05-28T00:00:00" table:style-name="ce3">
            <text:p>5/28/2004</text:p>
          </table:table-cell>
          <table:table-cell office:value-type="date" office:date-value="1977-03-17T00:00:00" table:style-name="ce3">
            <text:p>3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4.979999999999997" table:style-name="ce2">
            <text:p>34.98</text:p>
          </table:table-cell>
          <table:table-cell office:value-type="date" office:date-value="2004-03-17T00:00:00" table:style-name="ce3">
            <text:p>3/17/2004</text:p>
          </table:table-cell>
          <table:table-cell office:value-type="date" office:date-value="1977-03-17T00:00:00" table:style-name="ce3">
            <text:p>3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8.97" table:style-name="ce2">
            <text:p>88.97</text:p>
          </table:table-cell>
          <table:table-cell office:value-type="date" office:date-value="2004-05-20T00:00:00" table:style-name="ce3">
            <text:p>5/20/2004</text:p>
          </table:table-cell>
          <table:table-cell office:value-type="date" office:date-value="1977-03-17T00:00:00" table:style-name="ce3">
            <text:p>3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118.26" table:style-name="ce4">
            <text:p>4,118.26</text:p>
          </table:table-cell>
          <table:table-cell office:value-type="date" office:date-value="2002-02-03T00:00:00" table:style-name="ce3">
            <text:p>2/3/2002</text:p>
          </table:table-cell>
          <table:table-cell office:value-type="date" office:date-value="1977-03-22T00:00:00" table:style-name="ce3">
            <text:p>3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118.26" table:style-name="ce4">
            <text:p>4,118.26</text:p>
          </table:table-cell>
          <table:table-cell office:value-type="date" office:date-value="2002-06-04T00:00:00" table:style-name="ce3">
            <text:p>6/4/2002</text:p>
          </table:table-cell>
          <table:table-cell office:value-type="date" office:date-value="1977-03-23T00:00:00" table:style-name="ce3">
            <text:p>3/23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908.25" table:style-name="ce4">
            <text:p>5,908.25</text:p>
          </table:table-cell>
          <table:table-cell office:value-type="date" office:date-value="2001-07-23T00:00:00" table:style-name="ce3">
            <text:p>7/23/2001</text:p>
          </table:table-cell>
          <table:table-cell office:value-type="date" office:date-value="1977-03-24T00:00:00" table:style-name="ce3">
            <text:p>3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3.97" table:style-name="ce2">
            <text:p>83.97</text:p>
          </table:table-cell>
          <table:table-cell office:value-type="date" office:date-value="2004-01-31T00:00:00" table:style-name="ce3">
            <text:p>1/31/2004</text:p>
          </table:table-cell>
          <table:table-cell office:value-type="date" office:date-value="1977-03-24T00:00:00" table:style-name="ce3">
            <text:p>3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1.98" table:style-name="ce2">
            <text:p>21.98</text:p>
          </table:table-cell>
          <table:table-cell office:value-type="date" office:date-value="2004-07-07T00:00:00" table:style-name="ce3">
            <text:p>7/7/2004</text:p>
          </table:table-cell>
          <table:table-cell office:value-type="date" office:date-value="1977-03-31T00:00:00" table:style-name="ce3">
            <text:p>3/3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8.959999999999994" table:style-name="ce2">
            <text:p>78.96</text:p>
          </table:table-cell>
          <table:table-cell office:value-type="date" office:date-value="2003-12-26T00:00:00" table:style-name="ce3">
            <text:p>12/26/2003</text:p>
          </table:table-cell>
          <table:table-cell office:value-type="date" office:date-value="1977-04-04T00:00:00" table:style-name="ce3">
            <text:p>4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4.99" table:style-name="ce2">
            <text:p>34.99</text:p>
          </table:table-cell>
          <table:table-cell office:value-type="date" office:date-value="2003-11-06T00:00:00" table:style-name="ce3">
            <text:p>11/6/2003</text:p>
          </table:table-cell>
          <table:table-cell office:value-type="date" office:date-value="1977-04-06T00:00:00" table:style-name="ce3">
            <text:p>4/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9.9" table:style-name="ce2">
            <text:p>49.9</text:p>
          </table:table-cell>
          <table:table-cell office:value-type="date" office:date-value="2004-02-04T00:00:00" table:style-name="ce3">
            <text:p>2/4/2004</text:p>
          </table:table-cell>
          <table:table-cell office:value-type="date" office:date-value="1977-04-06T00:00:00" table:style-name="ce3">
            <text:p>4/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64.98" table:style-name="ce4">
            <text:p>3,964.98</text:p>
          </table:table-cell>
          <table:table-cell office:value-type="date" office:date-value="2002-06-08T00:00:00" table:style-name="ce3">
            <text:p>6/8/2002</text:p>
          </table:table-cell>
          <table:table-cell office:value-type="date" office:date-value="1977-04-07T00:00:00" table:style-name="ce3">
            <text:p>4/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8.979999999999997" table:style-name="ce2">
            <text:p>38.98</text:p>
          </table:table-cell>
          <table:table-cell office:value-type="date" office:date-value="2004-05-28T00:00:00" table:style-name="ce3">
            <text:p>5/28/2004</text:p>
          </table:table-cell>
          <table:table-cell office:value-type="date" office:date-value="1977-04-07T00:00:00" table:style-name="ce3">
            <text:p>4/7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924.97" table:style-name="ce4">
            <text:p>3,924.97</text:p>
          </table:table-cell>
          <table:table-cell office:value-type="date" office:date-value="2002-06-06T00:00:00" table:style-name="ce3">
            <text:p>6/6/2002</text:p>
          </table:table-cell>
          <table:table-cell office:value-type="date" office:date-value="1977-04-08T00:00:00" table:style-name="ce3">
            <text:p>4/8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740.63" table:style-name="ce4">
            <text:p>4,740.63</text:p>
          </table:table-cell>
          <table:table-cell office:value-type="date" office:date-value="2002-07-02T00:00:00" table:style-name="ce3">
            <text:p>7/2/2002</text:p>
          </table:table-cell>
          <table:table-cell office:value-type="date" office:date-value="1977-04-08T00:00:00" table:style-name="ce3">
            <text:p>4/8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4.56" table:style-name="ce2">
            <text:p>14.56</text:p>
          </table:table-cell>
          <table:table-cell office:value-type="date" office:date-value="2003-10-11T00:00:00" table:style-name="ce3">
            <text:p>10/11/2003</text:p>
          </table:table-cell>
          <table:table-cell office:value-type="date" office:date-value="1977-04-08T00:00:00" table:style-name="ce3">
            <text:p>4/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4-07-28T00:00:00" table:style-name="ce3">
            <text:p>7/28/2004</text:p>
          </table:table-cell>
          <table:table-cell office:value-type="date" office:date-value="1977-04-08T00:00:00" table:style-name="ce3">
            <text:p>4/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5-29T00:00:00" table:style-name="ce3">
            <text:p>5/29/2004</text:p>
          </table:table-cell>
          <table:table-cell office:value-type="date" office:date-value="1977-04-09T00:00:00" table:style-name="ce3">
            <text:p>4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39.99" table:style-name="ce2">
            <text:p>539.99</text:p>
          </table:table-cell>
          <table:table-cell office:value-type="date" office:date-value="2004-05-13T00:00:00" table:style-name="ce3">
            <text:p>5/13/2004</text:p>
          </table:table-cell>
          <table:table-cell office:value-type="date" office:date-value="1977-04-09T00:00:00" table:style-name="ce3">
            <text:p>4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2.28" table:style-name="ce2">
            <text:p>42.28</text:p>
          </table:table-cell>
          <table:table-cell office:value-type="date" office:date-value="2003-10-06T00:00:00" table:style-name="ce3">
            <text:p>10/6/2003</text:p>
          </table:table-cell>
          <table:table-cell office:value-type="date" office:date-value="1977-04-10T00:00:00" table:style-name="ce3">
            <text:p>4/1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9.97" table:style-name="ce2">
            <text:p>69.97</text:p>
          </table:table-cell>
          <table:table-cell office:value-type="date" office:date-value="2003-12-06T00:00:00" table:style-name="ce3">
            <text:p>12/6/2003</text:p>
          </table:table-cell>
          <table:table-cell office:value-type="date" office:date-value="1977-04-10T00:00:00" table:style-name="ce3">
            <text:p>4/1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4.99" table:style-name="ce2">
            <text:p>34.99</text:p>
          </table:table-cell>
          <table:table-cell office:value-type="date" office:date-value="2004-01-10T00:00:00" table:style-name="ce3">
            <text:p>1/10/2004</text:p>
          </table:table-cell>
          <table:table-cell office:value-type="date" office:date-value="1977-04-12T00:00:00" table:style-name="ce3">
            <text:p>4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6.97" table:style-name="ce2">
            <text:p>56.97</text:p>
          </table:table-cell>
          <table:table-cell office:value-type="date" office:date-value="2004-02-26T00:00:00" table:style-name="ce3">
            <text:p>2/26/2004</text:p>
          </table:table-cell>
          <table:table-cell office:value-type="date" office:date-value="1977-04-12T00:00:00" table:style-name="ce3">
            <text:p>4/12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0.569999999999993" table:style-name="ce2">
            <text:p>80.57</text:p>
          </table:table-cell>
          <table:table-cell office:value-type="date" office:date-value="2004-04-23T00:00:00" table:style-name="ce3">
            <text:p>4/23/2004</text:p>
          </table:table-cell>
          <table:table-cell office:value-type="date" office:date-value="1977-04-15T00:00:00" table:style-name="ce3">
            <text:p>4/1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0.97" table:style-name="ce2">
            <text:p>30.97</text:p>
          </table:table-cell>
          <table:table-cell office:value-type="date" office:date-value="2004-02-23T00:00:00" table:style-name="ce3">
            <text:p>2/23/2004</text:p>
          </table:table-cell>
          <table:table-cell office:value-type="date" office:date-value="1977-04-18T00:00:00" table:style-name="ce3">
            <text:p>4/1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139.75" table:style-name="ce4">
            <text:p>4,139.75</text:p>
          </table:table-cell>
          <table:table-cell office:value-type="date" office:date-value="2002-04-23T00:00:00" table:style-name="ce3">
            <text:p>4/23/2002</text:p>
          </table:table-cell>
          <table:table-cell office:value-type="date" office:date-value="1977-04-18T00:00:00" table:style-name="ce3">
            <text:p>4/1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0.47" table:style-name="ce2">
            <text:p>60.47</text:p>
          </table:table-cell>
          <table:table-cell office:value-type="date" office:date-value="2003-08-23T00:00:00" table:style-name="ce3">
            <text:p>8/23/2003</text:p>
          </table:table-cell>
          <table:table-cell office:value-type="date" office:date-value="1977-04-20T00:00:00" table:style-name="ce3">
            <text:p>4/2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046.84" table:style-name="ce4">
            <text:p>3,046.84</text:p>
          </table:table-cell>
          <table:table-cell office:value-type="date" office:date-value="2003-04-26T00:00:00" table:style-name="ce3">
            <text:p>4/26/2003</text:p>
          </table:table-cell>
          <table:table-cell office:value-type="date" office:date-value="1977-04-22T00:00:00" table:style-name="ce3">
            <text:p>4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4.92" table:style-name="ce2">
            <text:p>84.92</text:p>
          </table:table-cell>
          <table:table-cell office:value-type="date" office:date-value="2004-01-27T00:00:00" table:style-name="ce3">
            <text:p>1/27/2004</text:p>
          </table:table-cell>
          <table:table-cell office:value-type="date" office:date-value="1977-04-25T00:00:00" table:style-name="ce3">
            <text:p>4/2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698.76" table:style-name="ce4">
            <text:p>4,698.76</text:p>
          </table:table-cell>
          <table:table-cell office:value-type="date" office:date-value="2001-10-11T00:00:00" table:style-name="ce3">
            <text:p>10/11/2001</text:p>
          </table:table-cell>
          <table:table-cell office:value-type="date" office:date-value="1977-04-25T00:00:00" table:style-name="ce3">
            <text:p>4/25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4-04-06T00:00:00" table:style-name="ce3">
            <text:p>4/6/2004</text:p>
          </table:table-cell>
          <table:table-cell office:value-type="date" office:date-value="1977-04-26T00:00:00" table:style-name="ce3">
            <text:p>4/2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14.96" table:style-name="ce2">
            <text:p>114.96</text:p>
          </table:table-cell>
          <table:table-cell office:value-type="date" office:date-value="2004-04-02T00:00:00" table:style-name="ce3">
            <text:p>4/2/2004</text:p>
          </table:table-cell>
          <table:table-cell office:value-type="date" office:date-value="1977-04-27T00:00:00" table:style-name="ce3">
            <text:p>4/27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216.75" table:style-name="ce4">
            <text:p>4,216.75</text:p>
          </table:table-cell>
          <table:table-cell office:value-type="date" office:date-value="2002-06-29T00:00:00" table:style-name="ce3">
            <text:p>6/29/2002</text:p>
          </table:table-cell>
          <table:table-cell office:value-type="date" office:date-value="1977-04-27T00:00:00" table:style-name="ce3">
            <text:p>4/27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1-25T00:00:00" table:style-name="ce3">
            <text:p>1/25/2004</text:p>
          </table:table-cell>
          <table:table-cell office:value-type="date" office:date-value="1977-04-27T00:00:00" table:style-name="ce3">
            <text:p>4/2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8.959999999999994" table:style-name="ce2">
            <text:p>78.96</text:p>
          </table:table-cell>
          <table:table-cell office:value-type="date" office:date-value="2003-09-20T00:00:00" table:style-name="ce3">
            <text:p>9/20/2003</text:p>
          </table:table-cell>
          <table:table-cell office:value-type="date" office:date-value="1977-04-30T00:00:00" table:style-name="ce3">
            <text:p>4/3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2-18T00:00:00" table:style-name="ce3">
            <text:p>2/18/2004</text:p>
          </table:table-cell>
          <table:table-cell office:value-type="date" office:date-value="1977-04-30T00:00:00" table:style-name="ce3">
            <text:p>4/3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46.94" table:style-name="ce2">
            <text:p>146.94</text:p>
          </table:table-cell>
          <table:table-cell office:value-type="date" office:date-value="2003-09-06T00:00:00" table:style-name="ce3">
            <text:p>9/6/2003</text:p>
          </table:table-cell>
          <table:table-cell office:value-type="date" office:date-value="1977-05-01T00:00:00" table:style-name="ce3">
            <text:p>5/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761.74" table:style-name="ce4">
            <text:p>4,761.74</text:p>
          </table:table-cell>
          <table:table-cell office:value-type="date" office:date-value="2001-10-21T00:00:00" table:style-name="ce3">
            <text:p>10/21/2001</text:p>
          </table:table-cell>
          <table:table-cell office:value-type="date" office:date-value="1977-05-01T00:00:00" table:style-name="ce3">
            <text:p>5/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49.8399999999999" table:style-name="ce4">
            <text:p>1,249.84</text:p>
          </table:table-cell>
          <table:table-cell office:value-type="date" office:date-value="2003-08-19T00:00:00" table:style-name="ce3">
            <text:p>8/19/2003</text:p>
          </table:table-cell>
          <table:table-cell office:value-type="date" office:date-value="1977-05-01T00:00:00" table:style-name="ce3">
            <text:p>5/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3-08-18T00:00:00" table:style-name="ce3">
            <text:p>8/18/2003</text:p>
          </table:table-cell>
          <table:table-cell office:value-type="date" office:date-value="1977-05-03T00:00:00" table:style-name="ce3">
            <text:p>5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13.34" table:style-name="ce4">
            <text:p>1,313.34</text:p>
          </table:table-cell>
          <table:table-cell office:value-type="date" office:date-value="2004-02-11T00:00:00" table:style-name="ce3">
            <text:p>2/11/2004</text:p>
          </table:table-cell>
          <table:table-cell office:value-type="date" office:date-value="1977-05-03T00:00:00" table:style-name="ce3">
            <text:p>5/3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805.33" table:style-name="ce2">
            <text:p>805.33</text:p>
          </table:table-cell>
          <table:table-cell office:value-type="date" office:date-value="2004-03-21T00:00:00" table:style-name="ce3">
            <text:p>3/21/2004</text:p>
          </table:table-cell>
          <table:table-cell office:value-type="date" office:date-value="1977-05-03T00:00:00" table:style-name="ce3">
            <text:p>5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1.98" table:style-name="ce2">
            <text:p>21.98</text:p>
          </table:table-cell>
          <table:table-cell office:value-type="date" office:date-value="2003-10-27T00:00:00" table:style-name="ce3">
            <text:p>10/27/2003</text:p>
          </table:table-cell>
          <table:table-cell office:value-type="date" office:date-value="1977-05-09T00:00:00" table:style-name="ce3">
            <text:p>5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846.89" table:style-name="ce4">
            <text:p>3,846.89</text:p>
          </table:table-cell>
          <table:table-cell office:value-type="date" office:date-value="2003-04-14T00:00:00" table:style-name="ce3">
            <text:p>4/14/2003</text:p>
          </table:table-cell>
          <table:table-cell office:value-type="date" office:date-value="1977-05-09T00:00:00" table:style-name="ce3">
            <text:p>5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8.97" table:style-name="ce2">
            <text:p>68.97</text:p>
          </table:table-cell>
          <table:table-cell office:value-type="date" office:date-value="2004-06-15T00:00:00" table:style-name="ce3">
            <text:p>6/15/2004</text:p>
          </table:table-cell>
          <table:table-cell office:value-type="date" office:date-value="1977-05-09T00:00:00" table:style-name="ce3">
            <text:p>5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319.4" table:style-name="ce4">
            <text:p>3,319.40</text:p>
          </table:table-cell>
          <table:table-cell office:value-type="date" office:date-value="2002-08-25T00:00:00" table:style-name="ce3">
            <text:p>8/25/2002</text:p>
          </table:table-cell>
          <table:table-cell office:value-type="date" office:date-value="1977-05-12T00:00:00" table:style-name="ce3">
            <text:p>5/12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14.8499999999999" table:style-name="ce4">
            <text:p>1,214.85</text:p>
          </table:table-cell>
          <table:table-cell office:value-type="date" office:date-value="2003-12-28T00:00:00" table:style-name="ce3">
            <text:p>12/28/2003</text:p>
          </table:table-cell>
          <table:table-cell office:value-type="date" office:date-value="1977-05-12T00:00:00" table:style-name="ce3">
            <text:p>5/12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8.97" table:style-name="ce2">
            <text:p>68.97</text:p>
          </table:table-cell>
          <table:table-cell office:value-type="date" office:date-value="2004-05-03T00:00:00" table:style-name="ce3">
            <text:p>5/3/2004</text:p>
          </table:table-cell>
          <table:table-cell office:value-type="date" office:date-value="1977-05-15T00:00:00" table:style-name="ce3">
            <text:p>5/1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665.06" table:style-name="ce4">
            <text:p>2,665.06</text:p>
          </table:table-cell>
          <table:table-cell office:value-type="date" office:date-value="2002-08-21T00:00:00" table:style-name="ce3">
            <text:p>8/21/2002</text:p>
          </table:table-cell>
          <table:table-cell office:value-type="date" office:date-value="1977-05-16T00:00:00" table:style-name="ce3">
            <text:p>5/1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2.28" table:style-name="ce2">
            <text:p>32.28</text:p>
          </table:table-cell>
          <table:table-cell office:value-type="date" office:date-value="2004-06-12T00:00:00" table:style-name="ce3">
            <text:p>6/12/2004</text:p>
          </table:table-cell>
          <table:table-cell office:value-type="date" office:date-value="1977-05-16T00:00:00" table:style-name="ce3">
            <text:p>5/1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56.25" table:style-name="ce2">
            <text:p>156.25</text:p>
          </table:table-cell>
          <table:table-cell office:value-type="date" office:date-value="2003-12-02T00:00:00" table:style-name="ce3">
            <text:p>12/2/2003</text:p>
          </table:table-cell>
          <table:table-cell office:value-type="date" office:date-value="1977-05-17T00:00:00" table:style-name="ce3">
            <text:p>5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.99" table:style-name="ce2">
            <text:p>3.99</text:p>
          </table:table-cell>
          <table:table-cell office:value-type="date" office:date-value="2003-09-25T00:00:00" table:style-name="ce3">
            <text:p>9/25/2003</text:p>
          </table:table-cell>
          <table:table-cell office:value-type="date" office:date-value="1977-05-17T00:00:00" table:style-name="ce3">
            <text:p>5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790.52" table:style-name="ce4">
            <text:p>2,790.52</text:p>
          </table:table-cell>
          <table:table-cell office:value-type="date" office:date-value="2003-04-28T00:00:00" table:style-name="ce3">
            <text:p>4/28/2003</text:p>
          </table:table-cell>
          <table:table-cell office:value-type="date" office:date-value="1977-05-17T00:00:00" table:style-name="ce3">
            <text:p>5/17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89.52" table:style-name="ce4">
            <text:p>2,789.52</text:p>
          </table:table-cell>
          <table:table-cell office:value-type="date" office:date-value="2003-04-16T00:00:00" table:style-name="ce3">
            <text:p>4/16/2003</text:p>
          </table:table-cell>
          <table:table-cell office:value-type="date" office:date-value="1977-05-22T00:00:00" table:style-name="ce3">
            <text:p>5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752.75" table:style-name="ce4">
            <text:p>4,752.75</text:p>
          </table:table-cell>
          <table:table-cell office:value-type="date" office:date-value="2001-10-28T00:00:00" table:style-name="ce3">
            <text:p>10/28/2001</text:p>
          </table:table-cell>
          <table:table-cell office:value-type="date" office:date-value="1977-05-23T00:00:00" table:style-name="ce3">
            <text:p>5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33.49" table:style-name="ce2">
            <text:p>133.49</text:p>
          </table:table-cell>
          <table:table-cell office:value-type="date" office:date-value="2004-06-28T00:00:00" table:style-name="ce3">
            <text:p>6/28/2004</text:p>
          </table:table-cell>
          <table:table-cell office:value-type="date" office:date-value="1977-05-23T00:00:00" table:style-name="ce3">
            <text:p>5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91.95" table:style-name="ce2">
            <text:p>91.95</text:p>
          </table:table-cell>
          <table:table-cell office:value-type="date" office:date-value="2004-06-13T00:00:00" table:style-name="ce3">
            <text:p>6/13/2004</text:p>
          </table:table-cell>
          <table:table-cell office:value-type="date" office:date-value="1977-05-25T00:00:00" table:style-name="ce3">
            <text:p>5/2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.99" table:style-name="ce2">
            <text:p>8.99</text:p>
          </table:table-cell>
          <table:table-cell office:value-type="date" office:date-value="2004-06-17T00:00:00" table:style-name="ce3">
            <text:p>6/17/2004</text:p>
          </table:table-cell>
          <table:table-cell office:value-type="date" office:date-value="1977-05-26T00:00:00" table:style-name="ce3">
            <text:p>5/2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9.98" table:style-name="ce2">
            <text:p>29.98</text:p>
          </table:table-cell>
          <table:table-cell office:value-type="date" office:date-value="2003-09-14T00:00:00" table:style-name="ce3">
            <text:p>9/14/2003</text:p>
          </table:table-cell>
          <table:table-cell office:value-type="date" office:date-value="1977-05-26T00:00:00" table:style-name="ce3">
            <text:p>5/2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744.52" table:style-name="ce4">
            <text:p>2,744.52</text:p>
          </table:table-cell>
          <table:table-cell office:value-type="date" office:date-value="2003-03-27T00:00:00" table:style-name="ce3">
            <text:p>3/27/2003</text:p>
          </table:table-cell>
          <table:table-cell office:value-type="date" office:date-value="1977-05-26T00:00:00" table:style-name="ce3">
            <text:p>5/2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8.47" table:style-name="ce2">
            <text:p>58.47</text:p>
          </table:table-cell>
          <table:table-cell office:value-type="date" office:date-value="2004-02-08T00:00:00" table:style-name="ce3">
            <text:p>2/8/2004</text:p>
          </table:table-cell>
          <table:table-cell office:value-type="date" office:date-value="1977-05-26T00:00:00" table:style-name="ce3">
            <text:p>5/2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.94" table:style-name="ce2">
            <text:p>12.94</text:p>
          </table:table-cell>
          <table:table-cell office:value-type="date" office:date-value="2003-10-16T00:00:00" table:style-name="ce3">
            <text:p>10/16/2003</text:p>
          </table:table-cell>
          <table:table-cell office:value-type="date" office:date-value="1977-05-26T00:00:00" table:style-name="ce3">
            <text:p>5/2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614.8599999999997" table:style-name="ce4">
            <text:p>4,614.86</text:p>
          </table:table-cell>
          <table:table-cell office:value-type="date" office:date-value="2003-01-16T00:00:00" table:style-name="ce3">
            <text:p>1/16/2003</text:p>
          </table:table-cell>
          <table:table-cell office:value-type="date" office:date-value="1977-06-01T00:00:00" table:style-name="ce3">
            <text:p>6/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75.97" table:style-name="ce2">
            <text:p>75.97</text:p>
          </table:table-cell>
          <table:table-cell office:value-type="date" office:date-value="2003-09-16T00:00:00" table:style-name="ce3">
            <text:p>9/16/2003</text:p>
          </table:table-cell>
          <table:table-cell office:value-type="date" office:date-value="1977-06-01T00:00:00" table:style-name="ce3">
            <text:p>6/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5-06T00:00:00" table:style-name="ce3">
            <text:p>5/6/2004</text:p>
          </table:table-cell>
          <table:table-cell office:value-type="date" office:date-value="1977-06-01T00:00:00" table:style-name="ce3">
            <text:p>6/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8.98" table:style-name="ce2">
            <text:p>78.98</text:p>
          </table:table-cell>
          <table:table-cell office:value-type="date" office:date-value="2004-01-17T00:00:00" table:style-name="ce3">
            <text:p>1/17/2004</text:p>
          </table:table-cell>
          <table:table-cell office:value-type="date" office:date-value="1977-06-01T00:00:00" table:style-name="ce3">
            <text:p>6/1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786.12" table:style-name="ce4">
            <text:p>6,786.12</text:p>
          </table:table-cell>
          <table:table-cell office:value-type="date" office:date-value="2002-07-05T00:00:00" table:style-name="ce3">
            <text:p>7/5/2002</text:p>
          </table:table-cell>
          <table:table-cell office:value-type="date" office:date-value="1977-06-02T00:00:00" table:style-name="ce3">
            <text:p>6/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.99" table:style-name="ce2">
            <text:p>8.99</text:p>
          </table:table-cell>
          <table:table-cell office:value-type="date" office:date-value="2004-01-24T00:00:00" table:style-name="ce3">
            <text:p>1/24/2004</text:p>
          </table:table-cell>
          <table:table-cell office:value-type="date" office:date-value="1977-06-02T00:00:00" table:style-name="ce3">
            <text:p>6/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39.99" table:style-name="ce2">
            <text:p>539.99</text:p>
          </table:table-cell>
          <table:table-cell office:value-type="date" office:date-value="2004-05-05T00:00:00" table:style-name="ce3">
            <text:p>5/5/2004</text:p>
          </table:table-cell>
          <table:table-cell office:value-type="date" office:date-value="1977-06-02T00:00:00" table:style-name="ce3">
            <text:p>6/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888.24" table:style-name="ce4">
            <text:p>5,888.24</text:p>
          </table:table-cell>
          <table:table-cell office:value-type="date" office:date-value="2002-04-30T00:00:00" table:style-name="ce3">
            <text:p>4/30/2002</text:p>
          </table:table-cell>
          <table:table-cell office:value-type="date" office:date-value="1977-06-04T00:00:00" table:style-name="ce3">
            <text:p>6/4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7.26" table:style-name="ce2">
            <text:p>47.26</text:p>
          </table:table-cell>
          <table:table-cell office:value-type="date" office:date-value="2003-08-15T00:00:00" table:style-name="ce3">
            <text:p>8/15/2003</text:p>
          </table:table-cell>
          <table:table-cell office:value-type="date" office:date-value="1977-06-04T00:00:00" table:style-name="ce3">
            <text:p>6/4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7.25" table:style-name="ce2">
            <text:p>77.25</text:p>
          </table:table-cell>
          <table:table-cell office:value-type="date" office:date-value="2004-03-10T00:00:00" table:style-name="ce3">
            <text:p>3/10/2004</text:p>
          </table:table-cell>
          <table:table-cell office:value-type="date" office:date-value="1977-06-04T00:00:00" table:style-name="ce3">
            <text:p>6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9.47" table:style-name="ce2">
            <text:p>69.47</text:p>
          </table:table-cell>
          <table:table-cell office:value-type="date" office:date-value="2003-11-14T00:00:00" table:style-name="ce3">
            <text:p>11/14/2003</text:p>
          </table:table-cell>
          <table:table-cell office:value-type="date" office:date-value="1977-06-04T00:00:00" table:style-name="ce3">
            <text:p>6/4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3.97" table:style-name="ce2">
            <text:p>83.97</text:p>
          </table:table-cell>
          <table:table-cell office:value-type="date" office:date-value="2003-09-06T00:00:00" table:style-name="ce3">
            <text:p>9/6/2003</text:p>
          </table:table-cell>
          <table:table-cell office:value-type="date" office:date-value="1977-06-04T00:00:00" table:style-name="ce3">
            <text:p>6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9.48" table:style-name="ce2">
            <text:p>49.48</text:p>
          </table:table-cell>
          <table:table-cell office:value-type="date" office:date-value="2004-02-28T00:00:00" table:style-name="ce3">
            <text:p>2/28/2004</text:p>
          </table:table-cell>
          <table:table-cell office:value-type="date" office:date-value="1977-06-04T00:00:00" table:style-name="ce3">
            <text:p>6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406.3900000000003" table:style-name="ce4">
            <text:p>4,406.39</text:p>
          </table:table-cell>
          <table:table-cell office:value-type="date" office:date-value="2003-06-29T00:00:00" table:style-name="ce3">
            <text:p>6/29/2003</text:p>
          </table:table-cell>
          <table:table-cell office:value-type="date" office:date-value="1977-06-05T00:00:00" table:style-name="ce3">
            <text:p>6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8.98" table:style-name="ce2">
            <text:p>58.98</text:p>
          </table:table-cell>
          <table:table-cell office:value-type="date" office:date-value="2004-02-21T00:00:00" table:style-name="ce3">
            <text:p>2/21/2004</text:p>
          </table:table-cell>
          <table:table-cell office:value-type="date" office:date-value="1977-06-05T00:00:00" table:style-name="ce3">
            <text:p>6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4.98" table:style-name="ce2">
            <text:p>14.98</text:p>
          </table:table-cell>
          <table:table-cell office:value-type="date" office:date-value="2004-01-08T00:00:00" table:style-name="ce3">
            <text:p>1/8/2004</text:p>
          </table:table-cell>
          <table:table-cell office:value-type="date" office:date-value="1977-06-05T00:00:00" table:style-name="ce3">
            <text:p>6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84.48" table:style-name="ce2">
            <text:p>184.48</text:p>
          </table:table-cell>
          <table:table-cell office:value-type="date" office:date-value="2003-10-01T00:00:00" table:style-name="ce3">
            <text:p>10/1/2003</text:p>
          </table:table-cell>
          <table:table-cell office:value-type="date" office:date-value="1977-06-05T00:00:00" table:style-name="ce3">
            <text:p>6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665.58" table:style-name="ce4">
            <text:p>6,665.58</text:p>
          </table:table-cell>
          <table:table-cell office:value-type="date" office:date-value="2001-10-08T00:00:00" table:style-name="ce3">
            <text:p>10/8/2001</text:p>
          </table:table-cell>
          <table:table-cell office:value-type="date" office:date-value="1977-06-06T00:00:00" table:style-name="ce3">
            <text:p>6/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raduate Degre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86.96" table:style-name="ce2">
            <text:p>86.96</text:p>
          </table:table-cell>
          <table:table-cell office:value-type="date" office:date-value="2003-09-12T00:00:00" table:style-name="ce3">
            <text:p>9/12/2003</text:p>
          </table:table-cell>
          <table:table-cell office:value-type="date" office:date-value="1977-06-06T00:00:00" table:style-name="ce3">
            <text:p>6/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2.28" table:style-name="ce2">
            <text:p>32.28</text:p>
          </table:table-cell>
          <table:table-cell office:value-type="date" office:date-value="2004-05-02T00:00:00" table:style-name="ce3">
            <text:p>5/2/2004</text:p>
          </table:table-cell>
          <table:table-cell office:value-type="date" office:date-value="1977-06-06T00:00:00" table:style-name="ce3">
            <text:p>6/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18.96" table:style-name="ce2">
            <text:p>118.96</text:p>
          </table:table-cell>
          <table:table-cell office:value-type="date" office:date-value="2004-07-25T00:00:00" table:style-name="ce3">
            <text:p>7/25/2004</text:p>
          </table:table-cell>
          <table:table-cell office:value-type="date" office:date-value="1977-06-06T00:00:00" table:style-name="ce3">
            <text:p>6/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021.02" table:style-name="ce4">
            <text:p>3,021.02</text:p>
          </table:table-cell>
          <table:table-cell office:value-type="date" office:date-value="2002-08-25T00:00:00" table:style-name="ce3">
            <text:p>8/25/2002</text:p>
          </table:table-cell>
          <table:table-cell office:value-type="date" office:date-value="1977-06-07T00:00:00" table:style-name="ce3">
            <text:p>6/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4.47" table:style-name="ce2">
            <text:p>64.47</text:p>
          </table:table-cell>
          <table:table-cell office:value-type="date" office:date-value="2004-04-02T00:00:00" table:style-name="ce3">
            <text:p>4/2/2004</text:p>
          </table:table-cell>
          <table:table-cell office:value-type="date" office:date-value="1977-06-07T00:00:00" table:style-name="ce3">
            <text:p>6/7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03.49" table:style-name="ce2">
            <text:p>603.49</text:p>
          </table:table-cell>
          <table:table-cell office:value-type="date" office:date-value="2004-05-22T00:00:00" table:style-name="ce3">
            <text:p>5/22/2004</text:p>
          </table:table-cell>
          <table:table-cell office:value-type="date" office:date-value="1977-06-08T00:00:00" table:style-name="ce3">
            <text:p>6/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6.96" table:style-name="ce2">
            <text:p>36.96</text:p>
          </table:table-cell>
          <table:table-cell office:value-type="date" office:date-value="2003-11-13T00:00:00" table:style-name="ce3">
            <text:p>11/13/2003</text:p>
          </table:table-cell>
          <table:table-cell office:value-type="date" office:date-value="1977-06-09T00:00:00" table:style-name="ce3">
            <text:p>6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807.4" table:style-name="ce4">
            <text:p>3,807.40</text:p>
          </table:table-cell>
          <table:table-cell office:value-type="date" office:date-value="2003-04-23T00:00:00" table:style-name="ce3">
            <text:p>4/23/2003</text:p>
          </table:table-cell>
          <table:table-cell office:value-type="date" office:date-value="1977-06-09T00:00:00" table:style-name="ce3">
            <text:p>6/9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9.97" table:style-name="ce2">
            <text:p>49.97</text:p>
          </table:table-cell>
          <table:table-cell office:value-type="date" office:date-value="2003-10-11T00:00:00" table:style-name="ce3">
            <text:p>10/11/2003</text:p>
          </table:table-cell>
          <table:table-cell office:value-type="date" office:date-value="1977-06-11T00:00:00" table:style-name="ce3">
            <text:p>6/11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.77" table:style-name="ce2">
            <text:p>27.77</text:p>
          </table:table-cell>
          <table:table-cell office:value-type="date" office:date-value="2003-10-10T00:00:00" table:style-name="ce3">
            <text:p>10/10/2003</text:p>
          </table:table-cell>
          <table:table-cell office:value-type="date" office:date-value="1977-06-11T00:00:00" table:style-name="ce3">
            <text:p>6/11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112.33" table:style-name="ce4">
            <text:p>3,112.33</text:p>
          </table:table-cell>
          <table:table-cell office:value-type="date" office:date-value="2003-07-24T00:00:00" table:style-name="ce3">
            <text:p>7/24/2003</text:p>
          </table:table-cell>
          <table:table-cell office:value-type="date" office:date-value="1977-06-12T00:00:00" table:style-name="ce3">
            <text:p>6/12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835.07" table:style-name="ce4">
            <text:p>3,835.07</text:p>
          </table:table-cell>
          <table:table-cell office:value-type="date" office:date-value="2003-02-01T00:00:00" table:style-name="ce3">
            <text:p>2/1/2003</text:p>
          </table:table-cell>
          <table:table-cell office:value-type="date" office:date-value="1977-06-12T00:00:00" table:style-name="ce3">
            <text:p>6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7.28" table:style-name="ce2">
            <text:p>27.28</text:p>
          </table:table-cell>
          <table:table-cell office:value-type="date" office:date-value="2004-02-15T00:00:00" table:style-name="ce3">
            <text:p>2/15/2004</text:p>
          </table:table-cell>
          <table:table-cell office:value-type="date" office:date-value="1977-06-12T00:00:00" table:style-name="ce3">
            <text:p>6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3-09-16T00:00:00" table:style-name="ce3">
            <text:p>9/16/2003</text:p>
          </table:table-cell>
          <table:table-cell office:value-type="date" office:date-value="1977-06-14T00:00:00" table:style-name="ce3">
            <text:p>6/1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5.48" table:style-name="ce2">
            <text:p>75.48</text:p>
          </table:table-cell>
          <table:table-cell office:value-type="date" office:date-value="2003-09-20T00:00:00" table:style-name="ce3">
            <text:p>9/20/2003</text:p>
          </table:table-cell>
          <table:table-cell office:value-type="date" office:date-value="1977-06-14T00:00:00" table:style-name="ce3">
            <text:p>6/1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2.28" table:style-name="ce2">
            <text:p>32.28</text:p>
          </table:table-cell>
          <table:table-cell office:value-type="date" office:date-value="2003-08-11T00:00:00" table:style-name="ce3">
            <text:p>8/11/2003</text:p>
          </table:table-cell>
          <table:table-cell office:value-type="date" office:date-value="1977-06-14T00:00:00" table:style-name="ce3">
            <text:p>6/1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1.58" table:style-name="ce2">
            <text:p>71.58</text:p>
          </table:table-cell>
          <table:table-cell office:value-type="date" office:date-value="2004-01-12T00:00:00" table:style-name="ce3">
            <text:p>1/12/2004</text:p>
          </table:table-cell>
          <table:table-cell office:value-type="date" office:date-value="1977-06-14T00:00:00" table:style-name="ce3">
            <text:p>6/1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50.75" table:style-name="ce4">
            <text:p>1,350.75</text:p>
          </table:table-cell>
          <table:table-cell office:value-type="date" office:date-value="2003-04-14T00:00:00" table:style-name="ce3">
            <text:p>4/14/2003</text:p>
          </table:table-cell>
          <table:table-cell office:value-type="date" office:date-value="1977-06-14T00:00:00" table:style-name="ce3">
            <text:p>6/1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34.94999999999999" table:style-name="ce2">
            <text:p>134.95</text:p>
          </table:table-cell>
          <table:table-cell office:value-type="date" office:date-value="2003-08-28T00:00:00" table:style-name="ce3">
            <text:p>8/28/2003</text:p>
          </table:table-cell>
          <table:table-cell office:value-type="date" office:date-value="1977-06-15T00:00:00" table:style-name="ce3">
            <text:p>6/1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3-10-14T00:00:00" table:style-name="ce3">
            <text:p>10/14/2003</text:p>
          </table:table-cell>
          <table:table-cell office:value-type="date" office:date-value="1977-06-17T00:00:00" table:style-name="ce3">
            <text:p>6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33.93" table:style-name="ce2">
            <text:p>133.93</text:p>
          </table:table-cell>
          <table:table-cell office:value-type="date" office:date-value="2004-02-16T00:00:00" table:style-name="ce3">
            <text:p>2/16/2004</text:p>
          </table:table-cell>
          <table:table-cell office:value-type="date" office:date-value="1977-06-18T00:00:00" table:style-name="ce3">
            <text:p>6/1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3.43" table:style-name="ce2">
            <text:p>33.43</text:p>
          </table:table-cell>
          <table:table-cell office:value-type="date" office:date-value="2004-06-27T00:00:00" table:style-name="ce3">
            <text:p>6/27/2004</text:p>
          </table:table-cell>
          <table:table-cell office:value-type="date" office:date-value="1977-06-18T00:00:00" table:style-name="ce3">
            <text:p>6/1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91.32" table:style-name="ce2">
            <text:p>791.32</text:p>
          </table:table-cell>
          <table:table-cell office:value-type="date" office:date-value="2004-04-21T00:00:00" table:style-name="ce3">
            <text:p>4/21/2004</text:p>
          </table:table-cell>
          <table:table-cell office:value-type="date" office:date-value="1977-06-18T00:00:00" table:style-name="ce3">
            <text:p>6/1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84.96" table:style-name="ce2">
            <text:p>84.96</text:p>
          </table:table-cell>
          <table:table-cell office:value-type="date" office:date-value="2004-07-26T00:00:00" table:style-name="ce3">
            <text:p>7/26/2004</text:p>
          </table:table-cell>
          <table:table-cell office:value-type="date" office:date-value="1977-06-19T00:00:00" table:style-name="ce3">
            <text:p>6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3.96" table:style-name="ce2">
            <text:p>113.96</text:p>
          </table:table-cell>
          <table:table-cell office:value-type="date" office:date-value="2003-11-16T00:00:00" table:style-name="ce3">
            <text:p>11/16/2003</text:p>
          </table:table-cell>
          <table:table-cell office:value-type="date" office:date-value="1977-06-20T00:00:00" table:style-name="ce3">
            <text:p>6/2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9.48" table:style-name="ce2">
            <text:p>29.48</text:p>
          </table:table-cell>
          <table:table-cell office:value-type="date" office:date-value="2004-02-19T00:00:00" table:style-name="ce3">
            <text:p>2/19/2004</text:p>
          </table:table-cell>
          <table:table-cell office:value-type="date" office:date-value="1977-06-20T00:00:00" table:style-name="ce3">
            <text:p>6/2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976.74" table:style-name="ce4">
            <text:p>5,976.74</text:p>
          </table:table-cell>
          <table:table-cell office:value-type="date" office:date-value="2002-05-12T00:00:00" table:style-name="ce3">
            <text:p>5/12/2002</text:p>
          </table:table-cell>
          <table:table-cell office:value-type="date" office:date-value="1977-06-21T00:00:00" table:style-name="ce3">
            <text:p>6/2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34.47" table:style-name="ce4">
            <text:p>1,134.47</text:p>
          </table:table-cell>
          <table:table-cell office:value-type="date" office:date-value="2004-06-27T00:00:00" table:style-name="ce3">
            <text:p>6/27/2004</text:p>
          </table:table-cell>
          <table:table-cell office:value-type="date" office:date-value="1977-06-21T00:00:00" table:style-name="ce3">
            <text:p>6/2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2-23T00:00:00" table:style-name="ce3">
            <text:p>2/23/2004</text:p>
          </table:table-cell>
          <table:table-cell office:value-type="date" office:date-value="1977-06-23T00:00:00" table:style-name="ce3">
            <text:p>6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4-04-27T00:00:00" table:style-name="ce3">
            <text:p>4/27/2004</text:p>
          </table:table-cell>
          <table:table-cell office:value-type="date" office:date-value="1977-06-23T00:00:00" table:style-name="ce3">
            <text:p>6/23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3-10-22T00:00:00" table:style-name="ce3">
            <text:p>10/22/2003</text:p>
          </table:table-cell>
          <table:table-cell office:value-type="date" office:date-value="1977-06-30T00:00:00" table:style-name="ce3">
            <text:p>6/3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7.270000000000003" table:style-name="ce2">
            <text:p>37.27</text:p>
          </table:table-cell>
          <table:table-cell office:value-type="date" office:date-value="2003-08-07T00:00:00" table:style-name="ce3">
            <text:p>8/7/2003</text:p>
          </table:table-cell>
          <table:table-cell office:value-type="date" office:date-value="1977-06-30T00:00:00" table:style-name="ce3">
            <text:p>6/3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66.28" table:style-name="ce2">
            <text:p>166.28</text:p>
          </table:table-cell>
          <table:table-cell office:value-type="date" office:date-value="2004-05-02T00:00:00" table:style-name="ce3">
            <text:p>5/2/2004</text:p>
          </table:table-cell>
          <table:table-cell office:value-type="date" office:date-value="1977-07-04T00:00:00" table:style-name="ce3">
            <text:p>7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19.96" table:style-name="ce2">
            <text:p>119.96</text:p>
          </table:table-cell>
          <table:table-cell office:value-type="date" office:date-value="2004-03-06T00:00:00" table:style-name="ce3">
            <text:p>3/6/2004</text:p>
          </table:table-cell>
          <table:table-cell office:value-type="date" office:date-value="1977-07-04T00:00:00" table:style-name="ce3">
            <text:p>7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7.489999999999995" table:style-name="ce2">
            <text:p>67.49</text:p>
          </table:table-cell>
          <table:table-cell office:value-type="date" office:date-value="2003-10-03T00:00:00" table:style-name="ce3">
            <text:p>10/3/2003</text:p>
          </table:table-cell>
          <table:table-cell office:value-type="date" office:date-value="1977-07-04T00:00:00" table:style-name="ce3">
            <text:p>7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4-05-28T00:00:00" table:style-name="ce3">
            <text:p>5/28/2004</text:p>
          </table:table-cell>
          <table:table-cell office:value-type="date" office:date-value="1977-07-05T00:00:00" table:style-name="ce3">
            <text:p>7/5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752.75" table:style-name="ce4">
            <text:p>4,752.75</text:p>
          </table:table-cell>
          <table:table-cell office:value-type="date" office:date-value="2001-10-26T00:00:00" table:style-name="ce3">
            <text:p>10/26/2001</text:p>
          </table:table-cell>
          <table:table-cell office:value-type="date" office:date-value="1977-07-05T00:00:00" table:style-name="ce3">
            <text:p>7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7.270000000000003" table:style-name="ce2">
            <text:p>37.27</text:p>
          </table:table-cell>
          <table:table-cell office:value-type="date" office:date-value="2003-11-17T00:00:00" table:style-name="ce3">
            <text:p>11/17/2003</text:p>
          </table:table-cell>
          <table:table-cell office:value-type="date" office:date-value="1977-07-05T00:00:00" table:style-name="ce3">
            <text:p>7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4.89" table:style-name="ce2">
            <text:p>34.89</text:p>
          </table:table-cell>
          <table:table-cell office:value-type="date" office:date-value="2004-06-18T00:00:00" table:style-name="ce3">
            <text:p>6/18/2004</text:p>
          </table:table-cell>
          <table:table-cell office:value-type="date" office:date-value="1977-07-05T00:00:00" table:style-name="ce3">
            <text:p>7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68.97" table:style-name="ce2">
            <text:p>68.97</text:p>
          </table:table-cell>
          <table:table-cell office:value-type="date" office:date-value="2004-05-17T00:00:00" table:style-name="ce3">
            <text:p>5/17/2004</text:p>
          </table:table-cell>
          <table:table-cell office:value-type="date" office:date-value="1977-07-07T00:00:00" table:style-name="ce3">
            <text:p>7/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3.78" table:style-name="ce2">
            <text:p>23.78</text:p>
          </table:table-cell>
          <table:table-cell office:value-type="date" office:date-value="2004-07-04T00:00:00" table:style-name="ce3">
            <text:p>7/4/2004</text:p>
          </table:table-cell>
          <table:table-cell office:value-type="date" office:date-value="1977-07-09T00:00:00" table:style-name="ce3">
            <text:p>7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9.98" table:style-name="ce2">
            <text:p>29.98</text:p>
          </table:table-cell>
          <table:table-cell office:value-type="date" office:date-value="2003-12-06T00:00:00" table:style-name="ce3">
            <text:p>12/6/2003</text:p>
          </table:table-cell>
          <table:table-cell office:value-type="date" office:date-value="1977-07-09T00:00:00" table:style-name="ce3">
            <text:p>7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4-02-02T00:00:00" table:style-name="ce3">
            <text:p>2/2/2004</text:p>
          </table:table-cell>
          <table:table-cell office:value-type="date" office:date-value="1977-07-11T00:00:00" table:style-name="ce3">
            <text:p>7/11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Management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1239.0899999999999" table:style-name="ce4">
            <text:p>1,239.09</text:p>
          </table:table-cell>
          <table:table-cell office:value-type="date" office:date-value="2001-11-11T00:00:00" table:style-name="ce3">
            <text:p>11/11/2001</text:p>
          </table:table-cell>
          <table:table-cell office:value-type="date" office:date-value="1977-07-11T00:00:00" table:style-name="ce3">
            <text:p>7/1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76.97" table:style-name="ce2">
            <text:p>76.97</text:p>
          </table:table-cell>
          <table:table-cell office:value-type="date" office:date-value="2004-03-11T00:00:00" table:style-name="ce3">
            <text:p>3/11/2004</text:p>
          </table:table-cell>
          <table:table-cell office:value-type="date" office:date-value="1977-07-12T00:00:00" table:style-name="ce3">
            <text:p>7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3.959999999999994" table:style-name="ce2">
            <text:p>73.96</text:p>
          </table:table-cell>
          <table:table-cell office:value-type="date" office:date-value="2004-01-26T00:00:00" table:style-name="ce3">
            <text:p>1/26/2004</text:p>
          </table:table-cell>
          <table:table-cell office:value-type="date" office:date-value="1977-07-12T00:00:00" table:style-name="ce3">
            <text:p>7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230.7299999999996" table:style-name="ce4">
            <text:p>4,230.73</text:p>
          </table:table-cell>
          <table:table-cell office:value-type="date" office:date-value="2002-06-28T00:00:00" table:style-name="ce3">
            <text:p>6/28/2002</text:p>
          </table:table-cell>
          <table:table-cell office:value-type="date" office:date-value="1977-07-12T00:00:00" table:style-name="ce3">
            <text:p>7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6.95" table:style-name="ce2">
            <text:p>116.95</text:p>
          </table:table-cell>
          <table:table-cell office:value-type="date" office:date-value="2004-05-19T00:00:00" table:style-name="ce3">
            <text:p>5/19/2004</text:p>
          </table:table-cell>
          <table:table-cell office:value-type="date" office:date-value="1977-07-16T00:00:00" table:style-name="ce3">
            <text:p>7/1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9.97" table:style-name="ce2">
            <text:p>69.97</text:p>
          </table:table-cell>
          <table:table-cell office:value-type="date" office:date-value="2004-03-03T00:00:00" table:style-name="ce3">
            <text:p>3/3/2004</text:p>
          </table:table-cell>
          <table:table-cell office:value-type="date" office:date-value="1977-07-16T00:00:00" table:style-name="ce3">
            <text:p>7/1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529.04" table:style-name="ce4">
            <text:p>4,529.04</text:p>
          </table:table-cell>
          <table:table-cell office:value-type="date" office:date-value="2003-01-08T00:00:00" table:style-name="ce3">
            <text:p>1/8/2003</text:p>
          </table:table-cell>
          <table:table-cell office:value-type="date" office:date-value="1977-07-17T00:00:00" table:style-name="ce3">
            <text:p>7/17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76.959999999999994" table:style-name="ce2">
            <text:p>76.96</text:p>
          </table:table-cell>
          <table:table-cell office:value-type="date" office:date-value="2003-09-20T00:00:00" table:style-name="ce3">
            <text:p>9/20/2003</text:p>
          </table:table-cell>
          <table:table-cell office:value-type="date" office:date-value="1977-07-17T00:00:00" table:style-name="ce3">
            <text:p>7/17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8.98" table:style-name="ce2">
            <text:p>28.98</text:p>
          </table:table-cell>
          <table:table-cell office:value-type="date" office:date-value="2004-04-23T00:00:00" table:style-name="ce3">
            <text:p>4/23/2004</text:p>
          </table:table-cell>
          <table:table-cell office:value-type="date" office:date-value="1977-07-21T00:00:00" table:style-name="ce3">
            <text:p>7/2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78.98" table:style-name="ce2">
            <text:p>78.98</text:p>
          </table:table-cell>
          <table:table-cell office:value-type="date" office:date-value="2004-04-22T00:00:00" table:style-name="ce3">
            <text:p>4/22/2004</text:p>
          </table:table-cell>
          <table:table-cell office:value-type="date" office:date-value="1977-07-21T00:00:00" table:style-name="ce3">
            <text:p>7/2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8.959999999999994" table:style-name="ce2">
            <text:p>78.96</text:p>
          </table:table-cell>
          <table:table-cell office:value-type="date" office:date-value="2004-05-08T00:00:00" table:style-name="ce3">
            <text:p>5/8/2004</text:p>
          </table:table-cell>
          <table:table-cell office:value-type="date" office:date-value="1977-07-21T00:00:00" table:style-name="ce3">
            <text:p>7/2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639.08" table:style-name="ce4">
            <text:p>2,639.08</text:p>
          </table:table-cell>
          <table:table-cell office:value-type="date" office:date-value="2002-07-31T00:00:00" table:style-name="ce3">
            <text:p>7/31/2002</text:p>
          </table:table-cell>
          <table:table-cell office:value-type="date" office:date-value="1977-07-24T00:00:00" table:style-name="ce3">
            <text:p>7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4.5" table:style-name="ce2">
            <text:p>64.5</text:p>
          </table:table-cell>
          <table:table-cell office:value-type="date" office:date-value="2003-09-21T00:00:00" table:style-name="ce3">
            <text:p>9/21/2003</text:p>
          </table:table-cell>
          <table:table-cell office:value-type="date" office:date-value="1977-07-24T00:00:00" table:style-name="ce3">
            <text:p>7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3-09-25T00:00:00" table:style-name="ce3">
            <text:p>9/25/2003</text:p>
          </table:table-cell>
          <table:table-cell office:value-type="date" office:date-value="1977-07-24T00:00:00" table:style-name="ce3">
            <text:p>7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88.96" table:style-name="ce2">
            <text:p>588.96</text:p>
          </table:table-cell>
          <table:table-cell office:value-type="date" office:date-value="2003-12-13T00:00:00" table:style-name="ce3">
            <text:p>12/13/2003</text:p>
          </table:table-cell>
          <table:table-cell office:value-type="date" office:date-value="1977-07-24T00:00:00" table:style-name="ce3">
            <text:p>7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06.96" table:style-name="ce2">
            <text:p>106.96</text:p>
          </table:table-cell>
          <table:table-cell office:value-type="date" office:date-value="2004-02-08T00:00:00" table:style-name="ce3">
            <text:p>2/8/2004</text:p>
          </table:table-cell>
          <table:table-cell office:value-type="date" office:date-value="1977-07-25T00:00:00" table:style-name="ce3">
            <text:p>7/2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414.72" table:style-name="ce4">
            <text:p>4,414.72</text:p>
          </table:table-cell>
          <table:table-cell office:value-type="date" office:date-value="2002-05-17T00:00:00" table:style-name="ce3">
            <text:p>5/17/2002</text:p>
          </table:table-cell>
          <table:table-cell office:value-type="date" office:date-value="1977-07-25T00:00:00" table:style-name="ce3">
            <text:p>7/2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752.75" table:style-name="ce4">
            <text:p>4,752.75</text:p>
          </table:table-cell>
          <table:table-cell office:value-type="date" office:date-value="2001-07-04T00:00:00" table:style-name="ce3">
            <text:p>7/4/2001</text:p>
          </table:table-cell>
          <table:table-cell office:value-type="date" office:date-value="1977-07-27T00:00:00" table:style-name="ce3">
            <text:p>7/27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419.06" table:style-name="ce4">
            <text:p>2,419.06</text:p>
          </table:table-cell>
          <table:table-cell office:value-type="date" office:date-value="2003-12-08T00:00:00" table:style-name="ce3">
            <text:p>12/8/2003</text:p>
          </table:table-cell>
          <table:table-cell office:value-type="date" office:date-value="1977-07-27T00:00:00" table:style-name="ce3">
            <text:p>7/27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7.489999999999995" table:style-name="ce2">
            <text:p>67.49</text:p>
          </table:table-cell>
          <table:table-cell office:value-type="date" office:date-value="2003-12-09T00:00:00" table:style-name="ce3">
            <text:p>12/9/2003</text:p>
          </table:table-cell>
          <table:table-cell office:value-type="date" office:date-value="1977-07-27T00:00:00" table:style-name="ce3">
            <text:p>7/2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350.96" table:style-name="ce4">
            <text:p>2,350.96</text:p>
          </table:table-cell>
          <table:table-cell office:value-type="date" office:date-value="2003-10-04T00:00:00" table:style-name="ce3">
            <text:p>10/4/2003</text:p>
          </table:table-cell>
          <table:table-cell office:value-type="date" office:date-value="1977-07-31T00:00:00" table:style-name="ce3">
            <text:p>7/31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84.56" table:style-name="ce2">
            <text:p>284.56</text:p>
          </table:table-cell>
          <table:table-cell office:value-type="date" office:date-value="2004-06-12T00:00:00" table:style-name="ce3">
            <text:p>6/12/2004</text:p>
          </table:table-cell>
          <table:table-cell office:value-type="date" office:date-value="1977-08-02T00:00:00" table:style-name="ce3">
            <text:p>8/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8.98" table:style-name="ce2">
            <text:p>78.98</text:p>
          </table:table-cell>
          <table:table-cell office:value-type="date" office:date-value="2004-02-14T00:00:00" table:style-name="ce3">
            <text:p>2/14/2004</text:p>
          </table:table-cell>
          <table:table-cell office:value-type="date" office:date-value="1977-08-02T00:00:00" table:style-name="ce3">
            <text:p>8/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134.53" table:style-name="ce4">
            <text:p>4,134.53</text:p>
          </table:table-cell>
          <table:table-cell office:value-type="date" office:date-value="2002-06-21T00:00:00" table:style-name="ce3">
            <text:p>6/21/2002</text:p>
          </table:table-cell>
          <table:table-cell office:value-type="date" office:date-value="1977-08-02T00:00:00" table:style-name="ce3">
            <text:p>8/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9.99" table:style-name="ce2">
            <text:p>29.99</text:p>
          </table:table-cell>
          <table:table-cell office:value-type="date" office:date-value="2004-07-10T00:00:00" table:style-name="ce3">
            <text:p>7/10/2004</text:p>
          </table:table-cell>
          <table:table-cell office:value-type="date" office:date-value="1977-08-02T00:00:00" table:style-name="ce3">
            <text:p>8/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7-17T00:00:00" table:style-name="ce3">
            <text:p>7/17/2004</text:p>
          </table:table-cell>
          <table:table-cell office:value-type="date" office:date-value="1977-08-03T00:00:00" table:style-name="ce3">
            <text:p>8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45.48" table:style-name="ce4">
            <text:p>1,145.48</text:p>
          </table:table-cell>
          <table:table-cell office:value-type="date" office:date-value="2004-06-15T00:00:00" table:style-name="ce3">
            <text:p>6/15/2004</text:p>
          </table:table-cell>
          <table:table-cell office:value-type="date" office:date-value="1977-08-03T00:00:00" table:style-name="ce3">
            <text:p>8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5.58" table:style-name="ce2">
            <text:p>45.58</text:p>
          </table:table-cell>
          <table:table-cell office:value-type="date" office:date-value="2003-08-26T00:00:00" table:style-name="ce3">
            <text:p>8/26/2003</text:p>
          </table:table-cell>
          <table:table-cell office:value-type="date" office:date-value="1977-08-07T00:00:00" table:style-name="ce3">
            <text:p>8/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803.56" table:style-name="ce4">
            <text:p>3,803.56</text:p>
          </table:table-cell>
          <table:table-cell office:value-type="date" office:date-value="2003-04-16T00:00:00" table:style-name="ce3">
            <text:p>4/16/2003</text:p>
          </table:table-cell>
          <table:table-cell office:value-type="date" office:date-value="1977-08-09T00:00:00" table:style-name="ce3">
            <text:p>8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7.28" table:style-name="ce2">
            <text:p>27.28</text:p>
          </table:table-cell>
          <table:table-cell office:value-type="date" office:date-value="2004-01-24T00:00:00" table:style-name="ce3">
            <text:p>1/24/2004</text:p>
          </table:table-cell>
          <table:table-cell office:value-type="date" office:date-value="1977-08-09T00:00:00" table:style-name="ce3">
            <text:p>8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821.51" table:style-name="ce4">
            <text:p>2,821.51</text:p>
          </table:table-cell>
          <table:table-cell office:value-type="date" office:date-value="2002-11-15T00:00:00" table:style-name="ce3">
            <text:p>11/15/2002</text:p>
          </table:table-cell>
          <table:table-cell office:value-type="date" office:date-value="1977-08-11T00:00:00" table:style-name="ce3">
            <text:p>8/1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3.78" table:style-name="ce2">
            <text:p>23.78</text:p>
          </table:table-cell>
          <table:table-cell office:value-type="date" office:date-value="2003-12-31T00:00:00" table:style-name="ce3">
            <text:p>12/31/2003</text:p>
          </table:table-cell>
          <table:table-cell office:value-type="date" office:date-value="1977-08-11T00:00:00" table:style-name="ce3">
            <text:p>8/1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51.2" table:style-name="ce2">
            <text:p>251.2</text:p>
          </table:table-cell>
          <table:table-cell office:value-type="date" office:date-value="2003-08-03T00:00:00" table:style-name="ce3">
            <text:p>8/3/2003</text:p>
          </table:table-cell>
          <table:table-cell office:value-type="date" office:date-value="1977-08-12T00:00:00" table:style-name="ce3">
            <text:p>8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980.77" table:style-name="ce2">
            <text:p>980.77</text:p>
          </table:table-cell>
          <table:table-cell office:value-type="date" office:date-value="2003-08-16T00:00:00" table:style-name="ce3">
            <text:p>8/16/2003</text:p>
          </table:table-cell>
          <table:table-cell office:value-type="date" office:date-value="1977-08-13T00:00:00" table:style-name="ce3">
            <text:p>8/1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7.97" table:style-name="ce2">
            <text:p>37.97</text:p>
          </table:table-cell>
          <table:table-cell office:value-type="date" office:date-value="2004-04-13T00:00:00" table:style-name="ce3">
            <text:p>4/13/2004</text:p>
          </table:table-cell>
          <table:table-cell office:value-type="date" office:date-value="1977-08-14T00:00:00" table:style-name="ce3">
            <text:p>8/1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4.89" table:style-name="ce2">
            <text:p>34.89</text:p>
          </table:table-cell>
          <table:table-cell office:value-type="date" office:date-value="2004-01-12T00:00:00" table:style-name="ce3">
            <text:p>1/12/2004</text:p>
          </table:table-cell>
          <table:table-cell office:value-type="date" office:date-value="1977-08-14T00:00:00" table:style-name="ce3">
            <text:p>8/14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9.98" table:style-name="ce2">
            <text:p>119.98</text:p>
          </table:table-cell>
          <table:table-cell office:value-type="date" office:date-value="2004-04-03T00:00:00" table:style-name="ce3">
            <text:p>4/3/2004</text:p>
          </table:table-cell>
          <table:table-cell office:value-type="date" office:date-value="1977-08-17T00:00:00" table:style-name="ce3">
            <text:p>8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0.47" table:style-name="ce2">
            <text:p>60.47</text:p>
          </table:table-cell>
          <table:table-cell office:value-type="date" office:date-value="2004-04-12T00:00:00" table:style-name="ce3">
            <text:p>4/12/2004</text:p>
          </table:table-cell>
          <table:table-cell office:value-type="date" office:date-value="1977-08-17T00:00:00" table:style-name="ce3">
            <text:p>8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8.97" table:style-name="ce2">
            <text:p>128.97</text:p>
          </table:table-cell>
          <table:table-cell office:value-type="date" office:date-value="2004-06-25T00:00:00" table:style-name="ce3">
            <text:p>6/25/2004</text:p>
          </table:table-cell>
          <table:table-cell office:value-type="date" office:date-value="1977-08-17T00:00:00" table:style-name="ce3">
            <text:p>8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932.22" table:style-name="ce4">
            <text:p>5,932.22</text:p>
          </table:table-cell>
          <table:table-cell office:value-type="date" office:date-value="2001-07-21T00:00:00" table:style-name="ce3">
            <text:p>7/21/2001</text:p>
          </table:table-cell>
          <table:table-cell office:value-type="date" office:date-value="1977-08-20T00:00:00" table:style-name="ce3">
            <text:p>8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09.83" table:style-name="ce2">
            <text:p>209.83</text:p>
          </table:table-cell>
          <table:table-cell office:value-type="date" office:date-value="2003-08-27T00:00:00" table:style-name="ce3">
            <text:p>8/27/2003</text:p>
          </table:table-cell>
          <table:table-cell office:value-type="date" office:date-value="1977-08-20T00:00:00" table:style-name="ce3">
            <text:p>8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5.95" table:style-name="ce2">
            <text:p>45.95</text:p>
          </table:table-cell>
          <table:table-cell office:value-type="date" office:date-value="2003-10-05T00:00:00" table:style-name="ce3">
            <text:p>10/5/2003</text:p>
          </table:table-cell>
          <table:table-cell office:value-type="date" office:date-value="1977-08-20T00:00:00" table:style-name="ce3">
            <text:p>8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0.47" table:style-name="ce2">
            <text:p>60.47</text:p>
          </table:table-cell>
          <table:table-cell office:value-type="date" office:date-value="2004-06-02T00:00:00" table:style-name="ce3">
            <text:p>6/2/2004</text:p>
          </table:table-cell>
          <table:table-cell office:value-type="date" office:date-value="1977-08-20T00:00:00" table:style-name="ce3">
            <text:p>8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4-05-31T00:00:00" table:style-name="ce3">
            <text:p>5/31/2004</text:p>
          </table:table-cell>
          <table:table-cell office:value-type="date" office:date-value="1977-08-20T00:00:00" table:style-name="ce3">
            <text:p>8/2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4-02-24T00:00:00" table:style-name="ce3">
            <text:p>2/24/2004</text:p>
          </table:table-cell>
          <table:table-cell office:value-type="date" office:date-value="1977-08-22T00:00:00" table:style-name="ce3">
            <text:p>8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4.97" table:style-name="ce2">
            <text:p>84.97</text:p>
          </table:table-cell>
          <table:table-cell office:value-type="date" office:date-value="2004-07-10T00:00:00" table:style-name="ce3">
            <text:p>7/10/2004</text:p>
          </table:table-cell>
          <table:table-cell office:value-type="date" office:date-value="1977-08-22T00:00:00" table:style-name="ce3">
            <text:p>8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1.49" table:style-name="ce2">
            <text:p>21.49</text:p>
          </table:table-cell>
          <table:table-cell office:value-type="date" office:date-value="2004-04-29T00:00:00" table:style-name="ce3">
            <text:p>4/29/2004</text:p>
          </table:table-cell>
          <table:table-cell office:value-type="date" office:date-value="1977-08-22T00:00:00" table:style-name="ce3">
            <text:p>8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772.41" table:style-name="ce4">
            <text:p>3,772.41</text:p>
          </table:table-cell>
          <table:table-cell office:value-type="date" office:date-value="2003-05-03T00:00:00" table:style-name="ce3">
            <text:p>5/3/2003</text:p>
          </table:table-cell>
          <table:table-cell office:value-type="date" office:date-value="1977-08-23T00:00:00" table:style-name="ce3">
            <text:p>8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63.77" table:style-name="ce2">
            <text:p>563.77</text:p>
          </table:table-cell>
          <table:table-cell office:value-type="date" office:date-value="2003-12-11T00:00:00" table:style-name="ce3">
            <text:p>12/11/2003</text:p>
          </table:table-cell>
          <table:table-cell office:value-type="date" office:date-value="1977-08-23T00:00:00" table:style-name="ce3">
            <text:p>8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74.08" table:style-name="ce4">
            <text:p>1,274.08</text:p>
          </table:table-cell>
          <table:table-cell office:value-type="date" office:date-value="2002-02-15T00:00:00" table:style-name="ce3">
            <text:p>2/15/2002</text:p>
          </table:table-cell>
          <table:table-cell office:value-type="date" office:date-value="1977-08-23T00:00:00" table:style-name="ce3">
            <text:p>8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8.99" table:style-name="ce2">
            <text:p>8.99</text:p>
          </table:table-cell>
          <table:table-cell office:value-type="date" office:date-value="2004-04-20T00:00:00" table:style-name="ce3">
            <text:p>4/20/2004</text:p>
          </table:table-cell>
          <table:table-cell office:value-type="date" office:date-value="1977-08-24T00:00:00" table:style-name="ce3">
            <text:p>8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6.96" table:style-name="ce2">
            <text:p>36.96</text:p>
          </table:table-cell>
          <table:table-cell office:value-type="date" office:date-value="2004-03-25T00:00:00" table:style-name="ce3">
            <text:p>3/25/2004</text:p>
          </table:table-cell>
          <table:table-cell office:value-type="date" office:date-value="1977-08-24T00:00:00" table:style-name="ce3">
            <text:p>8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8.98" table:style-name="ce2">
            <text:p>58.98</text:p>
          </table:table-cell>
          <table:table-cell office:value-type="date" office:date-value="2004-07-16T00:00:00" table:style-name="ce3">
            <text:p>7/16/2004</text:p>
          </table:table-cell>
          <table:table-cell office:value-type="date" office:date-value="1977-09-02T00:00:00" table:style-name="ce3">
            <text:p>9/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3-09-03T00:00:00" table:style-name="ce3">
            <text:p>9/3/2003</text:p>
          </table:table-cell>
          <table:table-cell office:value-type="date" office:date-value="1977-09-03T00:00:00" table:style-name="ce3">
            <text:p>9/3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961.04" table:style-name="ce4">
            <text:p>2,961.04</text:p>
          </table:table-cell>
          <table:table-cell office:value-type="date" office:date-value="2002-07-22T00:00:00" table:style-name="ce3">
            <text:p>7/22/2002</text:p>
          </table:table-cell>
          <table:table-cell office:value-type="date" office:date-value="1977-09-04T00:00:00" table:style-name="ce3">
            <text:p>9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632.8599999999997" table:style-name="ce4">
            <text:p>4,632.86</text:p>
          </table:table-cell>
          <table:table-cell office:value-type="date" office:date-value="2002-11-30T00:00:00" table:style-name="ce3">
            <text:p>11/30/2002</text:p>
          </table:table-cell>
          <table:table-cell office:value-type="date" office:date-value="1977-09-04T00:00:00" table:style-name="ce3">
            <text:p>9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.94" table:style-name="ce2">
            <text:p>12.94</text:p>
          </table:table-cell>
          <table:table-cell office:value-type="date" office:date-value="2004-05-06T00:00:00" table:style-name="ce3">
            <text:p>5/6/2004</text:p>
          </table:table-cell>
          <table:table-cell office:value-type="date" office:date-value="1977-09-04T00:00:00" table:style-name="ce3">
            <text:p>9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56.33" table:style-name="ce2">
            <text:p>756.33</text:p>
          </table:table-cell>
          <table:table-cell office:value-type="date" office:date-value="2004-04-16T00:00:00" table:style-name="ce3">
            <text:p>4/16/2004</text:p>
          </table:table-cell>
          <table:table-cell office:value-type="date" office:date-value="1977-09-04T00:00:00" table:style-name="ce3">
            <text:p>9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826.4" table:style-name="ce4">
            <text:p>3,826.40</text:p>
          </table:table-cell>
          <table:table-cell office:value-type="date" office:date-value="2003-04-27T00:00:00" table:style-name="ce3">
            <text:p>4/27/2003</text:p>
          </table:table-cell>
          <table:table-cell office:value-type="date" office:date-value="1977-09-07T00:00:00" table:style-name="ce3">
            <text:p>9/7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2.94" table:style-name="ce2">
            <text:p>12.94</text:p>
          </table:table-cell>
          <table:table-cell office:value-type="date" office:date-value="2004-05-07T00:00:00" table:style-name="ce3">
            <text:p>5/7/2004</text:p>
          </table:table-cell>
          <table:table-cell office:value-type="date" office:date-value="1977-09-07T00:00:00" table:style-name="ce3">
            <text:p>9/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34.47" table:style-name="ce4">
            <text:p>1,134.47</text:p>
          </table:table-cell>
          <table:table-cell office:value-type="date" office:date-value="2004-05-24T00:00:00" table:style-name="ce3">
            <text:p>5/24/2004</text:p>
          </table:table-cell>
          <table:table-cell office:value-type="date" office:date-value="1977-09-07T00:00:00" table:style-name="ce3">
            <text:p>9/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531.04" table:style-name="ce4">
            <text:p>4,531.04</text:p>
          </table:table-cell>
          <table:table-cell office:value-type="date" office:date-value="2003-01-10T00:00:00" table:style-name="ce3">
            <text:p>1/10/2003</text:p>
          </table:table-cell>
          <table:table-cell office:value-type="date" office:date-value="1977-09-09T00:00:00" table:style-name="ce3">
            <text:p>9/9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19.98" table:style-name="ce2">
            <text:p>119.98</text:p>
          </table:table-cell>
          <table:table-cell office:value-type="date" office:date-value="2004-07-02T00:00:00" table:style-name="ce3">
            <text:p>7/2/2004</text:p>
          </table:table-cell>
          <table:table-cell office:value-type="date" office:date-value="1977-09-09T00:00:00" table:style-name="ce3">
            <text:p>9/9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983.34" table:style-name="ce4">
            <text:p>2,983.34</text:p>
          </table:table-cell>
          <table:table-cell office:value-type="date" office:date-value="2003-03-04T00:00:00" table:style-name="ce3">
            <text:p>3/4/2003</text:p>
          </table:table-cell>
          <table:table-cell office:value-type="date" office:date-value="1977-09-10T00:00:00" table:style-name="ce3">
            <text:p>9/1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0.959999999999994" table:style-name="ce2">
            <text:p>80.96</text:p>
          </table:table-cell>
          <table:table-cell office:value-type="date" office:date-value="2004-06-24T00:00:00" table:style-name="ce3">
            <text:p>6/24/2004</text:p>
          </table:table-cell>
          <table:table-cell office:value-type="date" office:date-value="1977-09-11T00:00:00" table:style-name="ce3">
            <text:p>9/11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.98" table:style-name="ce2">
            <text:p>13.98</text:p>
          </table:table-cell>
          <table:table-cell office:value-type="date" office:date-value="2004-07-01T00:00:00" table:style-name="ce3">
            <text:p>7/1/2004</text:p>
          </table:table-cell>
          <table:table-cell office:value-type="date" office:date-value="1977-09-11T00:00:00" table:style-name="ce3">
            <text:p>9/1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00.94" table:style-name="ce2">
            <text:p>100.94</text:p>
          </table:table-cell>
          <table:table-cell office:value-type="date" office:date-value="2003-08-21T00:00:00" table:style-name="ce3">
            <text:p>8/21/2003</text:p>
          </table:table-cell>
          <table:table-cell office:value-type="date" office:date-value="1977-09-12T00:00:00" table:style-name="ce3">
            <text:p>9/12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46.04" table:style-name="ce4">
            <text:p>2,746.04</text:p>
          </table:table-cell>
          <table:table-cell office:value-type="date" office:date-value="2003-03-02T00:00:00" table:style-name="ce3">
            <text:p>3/2/2003</text:p>
          </table:table-cell>
          <table:table-cell office:value-type="date" office:date-value="1977-09-12T00:00:00" table:style-name="ce3">
            <text:p>9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96.07" table:style-name="ce2">
            <text:p>96.07</text:p>
          </table:table-cell>
          <table:table-cell office:value-type="date" office:date-value="2004-01-21T00:00:00" table:style-name="ce3">
            <text:p>1/21/2004</text:p>
          </table:table-cell>
          <table:table-cell office:value-type="date" office:date-value="1977-09-12T00:00:00" table:style-name="ce3">
            <text:p>9/12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8.98" table:style-name="ce2">
            <text:p>78.98</text:p>
          </table:table-cell>
          <table:table-cell office:value-type="date" office:date-value="2003-08-13T00:00:00" table:style-name="ce3">
            <text:p>8/13/2003</text:p>
          </table:table-cell>
          <table:table-cell office:value-type="date" office:date-value="1977-09-12T00:00:00" table:style-name="ce3">
            <text:p>9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8.99" table:style-name="ce2">
            <text:p>28.99</text:p>
          </table:table-cell>
          <table:table-cell office:value-type="date" office:date-value="2003-08-08T00:00:00" table:style-name="ce3">
            <text:p>8/8/2003</text:p>
          </table:table-cell>
          <table:table-cell office:value-type="date" office:date-value="1977-09-14T00:00:00" table:style-name="ce3">
            <text:p>9/14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957.22" table:style-name="ce4">
            <text:p>5,957.22</text:p>
          </table:table-cell>
          <table:table-cell office:value-type="date" office:date-value="2001-07-20T00:00:00" table:style-name="ce3">
            <text:p>7/20/2001</text:p>
          </table:table-cell>
          <table:table-cell office:value-type="date" office:date-value="1977-09-15T00:00:00" table:style-name="ce3">
            <text:p>9/1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3-09-17T00:00:00" table:style-name="ce3">
            <text:p>9/17/2003</text:p>
          </table:table-cell>
          <table:table-cell office:value-type="date" office:date-value="1977-09-15T00:00:00" table:style-name="ce3">
            <text:p>9/1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8.98" table:style-name="ce2">
            <text:p>48.98</text:p>
          </table:table-cell>
          <table:table-cell office:value-type="date" office:date-value="2004-06-23T00:00:00" table:style-name="ce3">
            <text:p>6/23/2004</text:p>
          </table:table-cell>
          <table:table-cell office:value-type="date" office:date-value="1977-09-16T00:00:00" table:style-name="ce3">
            <text:p>9/1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2.28" table:style-name="ce2">
            <text:p>32.28</text:p>
          </table:table-cell>
          <table:table-cell office:value-type="date" office:date-value="2004-02-19T00:00:00" table:style-name="ce3">
            <text:p>2/19/2004</text:p>
          </table:table-cell>
          <table:table-cell office:value-type="date" office:date-value="1977-09-16T00:00:00" table:style-name="ce3">
            <text:p>9/1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807.4" table:style-name="ce4">
            <text:p>3,807.40</text:p>
          </table:table-cell>
          <table:table-cell office:value-type="date" office:date-value="2003-05-02T00:00:00" table:style-name="ce3">
            <text:p>5/2/2003</text:p>
          </table:table-cell>
          <table:table-cell office:value-type="date" office:date-value="1977-09-19T00:00:00" table:style-name="ce3">
            <text:p>9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9.98" table:style-name="ce2">
            <text:p>59.98</text:p>
          </table:table-cell>
          <table:table-cell office:value-type="date" office:date-value="2003-12-16T00:00:00" table:style-name="ce3">
            <text:p>12/16/2003</text:p>
          </table:table-cell>
          <table:table-cell office:value-type="date" office:date-value="1977-09-19T00:00:00" table:style-name="ce3">
            <text:p>9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698.76" table:style-name="ce4">
            <text:p>4,698.76</text:p>
          </table:table-cell>
          <table:table-cell office:value-type="date" office:date-value="2001-10-11T00:00:00" table:style-name="ce3">
            <text:p>10/11/2001</text:p>
          </table:table-cell>
          <table:table-cell office:value-type="date" office:date-value="1977-09-19T00:00:00" table:style-name="ce3">
            <text:p>9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3-13T00:00:00" table:style-name="ce3">
            <text:p>3/13/2004</text:p>
          </table:table-cell>
          <table:table-cell office:value-type="date" office:date-value="1977-09-19T00:00:00" table:style-name="ce3">
            <text:p>9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.97" table:style-name="ce2">
            <text:p>23.97</text:p>
          </table:table-cell>
          <table:table-cell office:value-type="date" office:date-value="2004-05-04T00:00:00" table:style-name="ce3">
            <text:p>5/4/2004</text:p>
          </table:table-cell>
          <table:table-cell office:value-type="date" office:date-value="1977-09-19T00:00:00" table:style-name="ce3">
            <text:p>9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53.07" table:style-name="ce4">
            <text:p>1,253.07</text:p>
          </table:table-cell>
          <table:table-cell office:value-type="date" office:date-value="2001-11-14T00:00:00" table:style-name="ce3">
            <text:p>11/14/2001</text:p>
          </table:table-cell>
          <table:table-cell office:value-type="date" office:date-value="1977-09-19T00:00:00" table:style-name="ce3">
            <text:p>9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0.48" table:style-name="ce2">
            <text:p>30.48</text:p>
          </table:table-cell>
          <table:table-cell office:value-type="date" office:date-value="2003-11-14T00:00:00" table:style-name="ce3">
            <text:p>11/14/2003</text:p>
          </table:table-cell>
          <table:table-cell office:value-type="date" office:date-value="1977-09-19T00:00:00" table:style-name="ce3">
            <text:p>9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8.99" table:style-name="ce2">
            <text:p>28.99</text:p>
          </table:table-cell>
          <table:table-cell office:value-type="date" office:date-value="2003-08-16T00:00:00" table:style-name="ce3">
            <text:p>8/16/2003</text:p>
          </table:table-cell>
          <table:table-cell office:value-type="date" office:date-value="1977-09-19T00:00:00" table:style-name="ce3">
            <text:p>9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68.8399999999999" table:style-name="ce4">
            <text:p>1,268.84</text:p>
          </table:table-cell>
          <table:table-cell office:value-type="date" office:date-value="2003-09-11T00:00:00" table:style-name="ce3">
            <text:p>9/11/2003</text:p>
          </table:table-cell>
          <table:table-cell office:value-type="date" office:date-value="1977-09-19T00:00:00" table:style-name="ce3">
            <text:p>9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2.95" table:style-name="ce2">
            <text:p>42.95</text:p>
          </table:table-cell>
          <table:table-cell office:value-type="date" office:date-value="2003-09-07T00:00:00" table:style-name="ce3">
            <text:p>9/7/2003</text:p>
          </table:table-cell>
          <table:table-cell office:value-type="date" office:date-value="1977-09-20T00:00:00" table:style-name="ce3">
            <text:p>9/2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16.9699999999998" table:style-name="ce4">
            <text:p>2,316.97</text:p>
          </table:table-cell>
          <table:table-cell office:value-type="date" office:date-value="2004-06-15T00:00:00" table:style-name="ce3">
            <text:p>6/15/2004</text:p>
          </table:table-cell>
          <table:table-cell office:value-type="date" office:date-value="1977-09-20T00:00:00" table:style-name="ce3">
            <text:p>9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53.07" table:style-name="ce4">
            <text:p>1,253.07</text:p>
          </table:table-cell>
          <table:table-cell office:value-type="date" office:date-value="2001-12-18T00:00:00" table:style-name="ce3">
            <text:p>12/18/2001</text:p>
          </table:table-cell>
          <table:table-cell office:value-type="date" office:date-value="1977-09-20T00:00:00" table:style-name="ce3">
            <text:p>9/2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3.78" table:style-name="ce2">
            <text:p>23.78</text:p>
          </table:table-cell>
          <table:table-cell office:value-type="date" office:date-value="2003-11-22T00:00:00" table:style-name="ce3">
            <text:p>11/22/2003</text:p>
          </table:table-cell>
          <table:table-cell office:value-type="date" office:date-value="1977-09-20T00:00:00" table:style-name="ce3">
            <text:p>9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88.96" table:style-name="ce2">
            <text:p>588.96</text:p>
          </table:table-cell>
          <table:table-cell office:value-type="date" office:date-value="2004-05-03T00:00:00" table:style-name="ce3">
            <text:p>5/3/2004</text:p>
          </table:table-cell>
          <table:table-cell office:value-type="date" office:date-value="1977-09-20T00:00:00" table:style-name="ce3">
            <text:p>9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001.04" table:style-name="ce4">
            <text:p>3,001.04</text:p>
          </table:table-cell>
          <table:table-cell office:value-type="date" office:date-value="2002-08-19T00:00:00" table:style-name="ce3">
            <text:p>8/19/2002</text:p>
          </table:table-cell>
          <table:table-cell office:value-type="date" office:date-value="1977-09-22T00:00:00" table:style-name="ce3">
            <text:p>9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4.97" table:style-name="ce2">
            <text:p>64.97</text:p>
          </table:table-cell>
          <table:table-cell office:value-type="date" office:date-value="2004-07-01T00:00:00" table:style-name="ce3">
            <text:p>7/1/2004</text:p>
          </table:table-cell>
          <table:table-cell office:value-type="date" office:date-value="1977-09-22T00:00:00" table:style-name="ce3">
            <text:p>9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4.47" table:style-name="ce2">
            <text:p>64.47</text:p>
          </table:table-cell>
          <table:table-cell office:value-type="date" office:date-value="2004-05-18T00:00:00" table:style-name="ce3">
            <text:p>5/18/2004</text:p>
          </table:table-cell>
          <table:table-cell office:value-type="date" office:date-value="1977-09-24T00:00:00" table:style-name="ce3">
            <text:p>9/24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8.97" table:style-name="ce2">
            <text:p>88.97</text:p>
          </table:table-cell>
          <table:table-cell office:value-type="date" office:date-value="2004-02-22T00:00:00" table:style-name="ce3">
            <text:p>2/22/2004</text:p>
          </table:table-cell>
          <table:table-cell office:value-type="date" office:date-value="1977-09-24T00:00:00" table:style-name="ce3">
            <text:p>9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7.28" table:style-name="ce2">
            <text:p>27.28</text:p>
          </table:table-cell>
          <table:table-cell office:value-type="date" office:date-value="2003-10-11T00:00:00" table:style-name="ce3">
            <text:p>10/11/2003</text:p>
          </table:table-cell>
          <table:table-cell office:value-type="date" office:date-value="1977-09-24T00:00:00" table:style-name="ce3">
            <text:p>9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049.1" table:style-name="ce4">
            <text:p>2,049.10</text:p>
          </table:table-cell>
          <table:table-cell office:value-type="date" office:date-value="2003-02-02T00:00:00" table:style-name="ce3">
            <text:p>2/2/2003</text:p>
          </table:table-cell>
          <table:table-cell office:value-type="date" office:date-value="1977-09-24T00:00:00" table:style-name="ce3">
            <text:p>9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4.98" table:style-name="ce2">
            <text:p>14.98</text:p>
          </table:table-cell>
          <table:table-cell office:value-type="date" office:date-value="2003-12-30T00:00:00" table:style-name="ce3">
            <text:p>12/30/2003</text:p>
          </table:table-cell>
          <table:table-cell office:value-type="date" office:date-value="1977-09-25T00:00:00" table:style-name="ce3">
            <text:p>9/25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53.07" table:style-name="ce4">
            <text:p>1,253.07</text:p>
          </table:table-cell>
          <table:table-cell office:value-type="date" office:date-value="2001-11-16T00:00:00" table:style-name="ce3">
            <text:p>11/16/2001</text:p>
          </table:table-cell>
          <table:table-cell office:value-type="date" office:date-value="1977-09-25T00:00:00" table:style-name="ce3">
            <text:p>9/25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8.99" table:style-name="ce2">
            <text:p>8.99</text:p>
          </table:table-cell>
          <table:table-cell office:value-type="date" office:date-value="2004-02-01T00:00:00" table:style-name="ce3">
            <text:p>2/1/2004</text:p>
          </table:table-cell>
          <table:table-cell office:value-type="date" office:date-value="1977-09-26T00:00:00" table:style-name="ce3">
            <text:p>9/2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295.43" table:style-name="ce4">
            <text:p>3,295.43</text:p>
          </table:table-cell>
          <table:table-cell office:value-type="date" office:date-value="2002-08-06T00:00:00" table:style-name="ce3">
            <text:p>8/6/2002</text:p>
          </table:table-cell>
          <table:table-cell office:value-type="date" office:date-value="1977-09-26T00:00:00" table:style-name="ce3">
            <text:p>9/2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6-04T00:00:00" table:style-name="ce3">
            <text:p>6/4/2004</text:p>
          </table:table-cell>
          <table:table-cell office:value-type="date" office:date-value="1977-09-26T00:00:00" table:style-name="ce3">
            <text:p>9/2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3.97" table:style-name="ce2">
            <text:p>63.97</text:p>
          </table:table-cell>
          <table:table-cell office:value-type="date" office:date-value="2004-02-18T00:00:00" table:style-name="ce3">
            <text:p>2/18/2004</text:p>
          </table:table-cell>
          <table:table-cell office:value-type="date" office:date-value="1977-09-26T00:00:00" table:style-name="ce3">
            <text:p>9/2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38.95" table:style-name="ce4">
            <text:p>3,938.95</text:p>
          </table:table-cell>
          <table:table-cell office:value-type="date" office:date-value="2002-06-26T00:00:00" table:style-name="ce3">
            <text:p>6/26/2002</text:p>
          </table:table-cell>
          <table:table-cell office:value-type="date" office:date-value="1977-09-30T00:00:00" table:style-name="ce3">
            <text:p>9/3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9.48" table:style-name="ce2">
            <text:p>29.48</text:p>
          </table:table-cell>
          <table:table-cell office:value-type="date" office:date-value="2004-01-17T00:00:00" table:style-name="ce3">
            <text:p>1/17/2004</text:p>
          </table:table-cell>
          <table:table-cell office:value-type="date" office:date-value="1977-09-30T00:00:00" table:style-name="ce3">
            <text:p>9/3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1.98" table:style-name="ce2">
            <text:p>21.98</text:p>
          </table:table-cell>
          <table:table-cell office:value-type="date" office:date-value="2004-07-06T00:00:00" table:style-name="ce3">
            <text:p>7/6/2004</text:p>
          </table:table-cell>
          <table:table-cell office:value-type="date" office:date-value="1977-10-03T00:00:00" table:style-name="ce3">
            <text:p>10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1.94" table:style-name="ce2">
            <text:p>71.94</text:p>
          </table:table-cell>
          <table:table-cell office:value-type="date" office:date-value="2004-06-21T00:00:00" table:style-name="ce3">
            <text:p>6/21/2004</text:p>
          </table:table-cell>
          <table:table-cell office:value-type="date" office:date-value="1977-10-03T00:00:00" table:style-name="ce3">
            <text:p>10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018.33" table:style-name="ce4">
            <text:p>3,018.33</text:p>
          </table:table-cell>
          <table:table-cell office:value-type="date" office:date-value="2002-10-31T00:00:00" table:style-name="ce3">
            <text:p>10/31/2002</text:p>
          </table:table-cell>
          <table:table-cell office:value-type="date" office:date-value="1977-10-03T00:00:00" table:style-name="ce3">
            <text:p>10/3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579.4" table:style-name="ce4">
            <text:p>1,579.40</text:p>
          </table:table-cell>
          <table:table-cell office:value-type="date" office:date-value="2002-07-19T00:00:00" table:style-name="ce3">
            <text:p>7/19/2002</text:p>
          </table:table-cell>
          <table:table-cell office:value-type="date" office:date-value="1977-10-04T00:00:00" table:style-name="ce3">
            <text:p>10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3-10-30T00:00:00" table:style-name="ce3">
            <text:p>10/30/2003</text:p>
          </table:table-cell>
          <table:table-cell office:value-type="date" office:date-value="1977-10-04T00:00:00" table:style-name="ce3">
            <text:p>10/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983.34" table:style-name="ce4">
            <text:p>2,983.34</text:p>
          </table:table-cell>
          <table:table-cell office:value-type="date" office:date-value="2003-04-06T00:00:00" table:style-name="ce3">
            <text:p>4/6/2003</text:p>
          </table:table-cell>
          <table:table-cell office:value-type="date" office:date-value="1977-10-05T00:00:00" table:style-name="ce3">
            <text:p>10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9.98" table:style-name="ce2">
            <text:p>59.98</text:p>
          </table:table-cell>
          <table:table-cell office:value-type="date" office:date-value="2003-12-30T00:00:00" table:style-name="ce3">
            <text:p>12/30/2003</text:p>
          </table:table-cell>
          <table:table-cell office:value-type="date" office:date-value="1977-10-06T00:00:00" table:style-name="ce3">
            <text:p>10/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77.34" table:style-name="ce2">
            <text:p>777.34</text:p>
          </table:table-cell>
          <table:table-cell office:value-type="date" office:date-value="2004-04-20T00:00:00" table:style-name="ce3">
            <text:p>4/20/2004</text:p>
          </table:table-cell>
          <table:table-cell office:value-type="date" office:date-value="1977-10-08T00:00:00" table:style-name="ce3">
            <text:p>10/8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118.26" table:style-name="ce4">
            <text:p>4,118.26</text:p>
          </table:table-cell>
          <table:table-cell office:value-type="date" office:date-value="2002-04-08T00:00:00" table:style-name="ce3">
            <text:p>4/8/2002</text:p>
          </table:table-cell>
          <table:table-cell office:value-type="date" office:date-value="1977-10-09T00:00:00" table:style-name="ce3">
            <text:p>10/9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7.270000000000003" table:style-name="ce2">
            <text:p>37.27</text:p>
          </table:table-cell>
          <table:table-cell office:value-type="date" office:date-value="2004-02-22T00:00:00" table:style-name="ce3">
            <text:p>2/22/2004</text:p>
          </table:table-cell>
          <table:table-cell office:value-type="date" office:date-value="1977-10-09T00:00:00" table:style-name="ce3">
            <text:p>10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810.53" table:style-name="ce4">
            <text:p>2,810.53</text:p>
          </table:table-cell>
          <table:table-cell office:value-type="date" office:date-value="2003-04-28T00:00:00" table:style-name="ce3">
            <text:p>4/28/2003</text:p>
          </table:table-cell>
          <table:table-cell office:value-type="date" office:date-value="1977-10-09T00:00:00" table:style-name="ce3">
            <text:p>10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735.53" table:style-name="ce4">
            <text:p>2,735.53</text:p>
          </table:table-cell>
          <table:table-cell office:value-type="date" office:date-value="2002-11-09T00:00:00" table:style-name="ce3">
            <text:p>11/9/2002</text:p>
          </table:table-cell>
          <table:table-cell office:value-type="date" office:date-value="1977-10-11T00:00:00" table:style-name="ce3">
            <text:p>10/1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994.72" table:style-name="ce4">
            <text:p>5,994.72</text:p>
          </table:table-cell>
          <table:table-cell office:value-type="date" office:date-value="2002-05-21T00:00:00" table:style-name="ce3">
            <text:p>5/21/2002</text:p>
          </table:table-cell>
          <table:table-cell office:value-type="date" office:date-value="1977-10-13T00:00:00" table:style-name="ce3">
            <text:p>10/1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62.99" table:style-name="ce2">
            <text:p>162.99</text:p>
          </table:table-cell>
          <table:table-cell office:value-type="date" office:date-value="2004-05-13T00:00:00" table:style-name="ce3">
            <text:p>5/13/2004</text:p>
          </table:table-cell>
          <table:table-cell office:value-type="date" office:date-value="1977-10-13T00:00:00" table:style-name="ce3">
            <text:p>10/1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2380.4699999999998" table:style-name="ce4">
            <text:p>2,380.47</text:p>
          </table:table-cell>
          <table:table-cell office:value-type="date" office:date-value="2003-07-17T00:00:00" table:style-name="ce3">
            <text:p>7/17/2003</text:p>
          </table:table-cell>
          <table:table-cell office:value-type="date" office:date-value="1977-10-15T00:00:00" table:style-name="ce3">
            <text:p>10/15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4.97" table:style-name="ce2">
            <text:p>54.97</text:p>
          </table:table-cell>
          <table:table-cell office:value-type="date" office:date-value="2004-02-02T00:00:00" table:style-name="ce3">
            <text:p>2/2/2004</text:p>
          </table:table-cell>
          <table:table-cell office:value-type="date" office:date-value="1977-10-15T00:00:00" table:style-name="ce3">
            <text:p>10/15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5.48" table:style-name="ce2">
            <text:p>85.48</text:p>
          </table:table-cell>
          <table:table-cell office:value-type="date" office:date-value="2003-10-31T00:00:00" table:style-name="ce3">
            <text:p>10/31/2003</text:p>
          </table:table-cell>
          <table:table-cell office:value-type="date" office:date-value="1977-10-15T00:00:00" table:style-name="ce3">
            <text:p>10/15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98.0500000000002" table:style-name="ce4">
            <text:p>2,398.05</text:p>
          </table:table-cell>
          <table:table-cell office:value-type="date" office:date-value="2004-01-06T00:00:00" table:style-name="ce3">
            <text:p>1/6/2004</text:p>
          </table:table-cell>
          <table:table-cell office:value-type="date" office:date-value="1977-10-18T00:00:00" table:style-name="ce3">
            <text:p>10/1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035.8100000000004" table:style-name="ce4">
            <text:p>5,035.81</text:p>
          </table:table-cell>
          <table:table-cell office:value-type="date" office:date-value="2001-12-08T00:00:00" table:style-name="ce3">
            <text:p>12/8/2001</text:p>
          </table:table-cell>
          <table:table-cell office:value-type="date" office:date-value="1977-10-19T00:00:00" table:style-name="ce3">
            <text:p>10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4-04-10T00:00:00" table:style-name="ce3">
            <text:p>4/10/2004</text:p>
          </table:table-cell>
          <table:table-cell office:value-type="date" office:date-value="1977-10-19T00:00:00" table:style-name="ce3">
            <text:p>10/19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57.96" table:style-name="ce2">
            <text:p>157.96</text:p>
          </table:table-cell>
          <table:table-cell office:value-type="date" office:date-value="2003-08-24T00:00:00" table:style-name="ce3">
            <text:p>8/24/2003</text:p>
          </table:table-cell>
          <table:table-cell office:value-type="date" office:date-value="1977-10-22T00:00:00" table:style-name="ce3">
            <text:p>10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05.42" table:style-name="ce2">
            <text:p>205.42</text:p>
          </table:table-cell>
          <table:table-cell office:value-type="date" office:date-value="2003-11-14T00:00:00" table:style-name="ce3">
            <text:p>11/14/2003</text:p>
          </table:table-cell>
          <table:table-cell office:value-type="date" office:date-value="1977-10-22T00:00:00" table:style-name="ce3">
            <text:p>10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528.33" table:style-name="ce4">
            <text:p>2,528.33</text:p>
          </table:table-cell>
          <table:table-cell office:value-type="date" office:date-value="2003-11-05T00:00:00" table:style-name="ce3">
            <text:p>11/5/2003</text:p>
          </table:table-cell>
          <table:table-cell office:value-type="date" office:date-value="1977-10-22T00:00:00" table:style-name="ce3">
            <text:p>10/22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3.99" table:style-name="ce2">
            <text:p>53.99</text:p>
          </table:table-cell>
          <table:table-cell office:value-type="date" office:date-value="2003-10-06T00:00:00" table:style-name="ce3">
            <text:p>10/6/2003</text:p>
          </table:table-cell>
          <table:table-cell office:value-type="date" office:date-value="1977-10-22T00:00:00" table:style-name="ce3">
            <text:p>10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659.8" table:style-name="ce4">
            <text:p>4,659.80</text:p>
          </table:table-cell>
          <table:table-cell office:value-type="date" office:date-value="2002-11-15T00:00:00" table:style-name="ce3">
            <text:p>11/15/2002</text:p>
          </table:table-cell>
          <table:table-cell office:value-type="date" office:date-value="1977-10-23T00:00:00" table:style-name="ce3">
            <text:p>10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7.26" table:style-name="ce2">
            <text:p>47.26</text:p>
          </table:table-cell>
          <table:table-cell office:value-type="date" office:date-value="2003-09-20T00:00:00" table:style-name="ce3">
            <text:p>9/20/2003</text:p>
          </table:table-cell>
          <table:table-cell office:value-type="date" office:date-value="1977-10-23T00:00:00" table:style-name="ce3">
            <text:p>10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4.98" table:style-name="ce2">
            <text:p>14.98</text:p>
          </table:table-cell>
          <table:table-cell office:value-type="date" office:date-value="2003-10-25T00:00:00" table:style-name="ce3">
            <text:p>10/25/2003</text:p>
          </table:table-cell>
          <table:table-cell office:value-type="date" office:date-value="1977-10-23T00:00:00" table:style-name="ce3">
            <text:p>10/23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9.99" table:style-name="ce2">
            <text:p>29.99</text:p>
          </table:table-cell>
          <table:table-cell office:value-type="date" office:date-value="2003-12-26T00:00:00" table:style-name="ce3">
            <text:p>12/26/2003</text:p>
          </table:table-cell>
          <table:table-cell office:value-type="date" office:date-value="1977-10-23T00:00:00" table:style-name="ce3">
            <text:p>10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5.48" table:style-name="ce2">
            <text:p>85.48</text:p>
          </table:table-cell>
          <table:table-cell office:value-type="date" office:date-value="2003-09-15T00:00:00" table:style-name="ce3">
            <text:p>9/15/2003</text:p>
          </table:table-cell>
          <table:table-cell office:value-type="date" office:date-value="1977-10-26T00:00:00" table:style-name="ce3">
            <text:p>10/2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992.33" table:style-name="ce4">
            <text:p>2,992.33</text:p>
          </table:table-cell>
          <table:table-cell office:value-type="date" office:date-value="2002-07-05T00:00:00" table:style-name="ce3">
            <text:p>7/5/2002</text:p>
          </table:table-cell>
          <table:table-cell office:value-type="date" office:date-value="1977-10-26T00:00:00" table:style-name="ce3">
            <text:p>10/2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3-12-20T00:00:00" table:style-name="ce3">
            <text:p>12/20/2003</text:p>
          </table:table-cell>
          <table:table-cell office:value-type="date" office:date-value="1977-10-27T00:00:00" table:style-name="ce3">
            <text:p>10/2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1.58" table:style-name="ce2">
            <text:p>71.58</text:p>
          </table:table-cell>
          <table:table-cell office:value-type="date" office:date-value="2004-04-14T00:00:00" table:style-name="ce3">
            <text:p>4/14/2004</text:p>
          </table:table-cell>
          <table:table-cell office:value-type="date" office:date-value="1977-10-27T00:00:00" table:style-name="ce3">
            <text:p>10/2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12.95" table:style-name="ce4">
            <text:p>1,212.95</text:p>
          </table:table-cell>
          <table:table-cell office:value-type="date" office:date-value="2004-05-18T00:00:00" table:style-name="ce3">
            <text:p>5/18/2004</text:p>
          </table:table-cell>
          <table:table-cell office:value-type="date" office:date-value="1977-10-27T00:00:00" table:style-name="ce3">
            <text:p>10/2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3.78" table:style-name="ce2">
            <text:p>23.78</text:p>
          </table:table-cell>
          <table:table-cell office:value-type="date" office:date-value="2003-10-29T00:00:00" table:style-name="ce3">
            <text:p>10/29/2003</text:p>
          </table:table-cell>
          <table:table-cell office:value-type="date" office:date-value="1977-10-27T00:00:00" table:style-name="ce3">
            <text:p>10/2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93.48" table:style-name="ce2">
            <text:p>93.48</text:p>
          </table:table-cell>
          <table:table-cell office:value-type="date" office:date-value="2004-02-03T00:00:00" table:style-name="ce3">
            <text:p>2/3/2004</text:p>
          </table:table-cell>
          <table:table-cell office:value-type="date" office:date-value="1977-10-27T00:00:00" table:style-name="ce3">
            <text:p>10/2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3.98" table:style-name="ce2">
            <text:p>53.98</text:p>
          </table:table-cell>
          <table:table-cell office:value-type="date" office:date-value="2004-04-21T00:00:00" table:style-name="ce3">
            <text:p>4/21/2004</text:p>
          </table:table-cell>
          <table:table-cell office:value-type="date" office:date-value="1977-11-01T00:00:00" table:style-name="ce3">
            <text:p>11/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3.98" table:style-name="ce2">
            <text:p>13.98</text:p>
          </table:table-cell>
          <table:table-cell office:value-type="date" office:date-value="2003-10-30T00:00:00" table:style-name="ce3">
            <text:p>10/30/2003</text:p>
          </table:table-cell>
          <table:table-cell office:value-type="date" office:date-value="1977-11-01T00:00:00" table:style-name="ce3">
            <text:p>11/1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715.7" table:style-name="ce4">
            <text:p>4,715.70</text:p>
          </table:table-cell>
          <table:table-cell office:value-type="date" office:date-value="2001-10-26T00:00:00" table:style-name="ce3">
            <text:p>10/26/2001</text:p>
          </table:table-cell>
          <table:table-cell office:value-type="date" office:date-value="1977-11-03T00:00:00" table:style-name="ce3">
            <text:p>11/3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3-09-28T00:00:00" table:style-name="ce3">
            <text:p>9/28/2003</text:p>
          </table:table-cell>
          <table:table-cell office:value-type="date" office:date-value="1977-11-03T00:00:00" table:style-name="ce3">
            <text:p>11/3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9.97" table:style-name="ce2">
            <text:p>49.97</text:p>
          </table:table-cell>
          <table:table-cell office:value-type="date" office:date-value="2004-05-14T00:00:00" table:style-name="ce3">
            <text:p>5/14/2004</text:p>
          </table:table-cell>
          <table:table-cell office:value-type="date" office:date-value="1977-11-03T00:00:00" table:style-name="ce3">
            <text:p>11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5.48" table:style-name="ce2">
            <text:p>25.48</text:p>
          </table:table-cell>
          <table:table-cell office:value-type="date" office:date-value="2004-02-20T00:00:00" table:style-name="ce3">
            <text:p>2/20/2004</text:p>
          </table:table-cell>
          <table:table-cell office:value-type="date" office:date-value="1977-11-03T00:00:00" table:style-name="ce3">
            <text:p>11/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3-12-04T00:00:00" table:style-name="ce3">
            <text:p>12/4/2003</text:p>
          </table:table-cell>
          <table:table-cell office:value-type="date" office:date-value="1977-11-04T00:00:00" table:style-name="ce3">
            <text:p>11/4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126.94" table:style-name="ce2">
            <text:p>126.94</text:p>
          </table:table-cell>
          <table:table-cell office:value-type="date" office:date-value="2003-10-12T00:00:00" table:style-name="ce3">
            <text:p>10/12/2003</text:p>
          </table:table-cell>
          <table:table-cell office:value-type="date" office:date-value="1977-11-05T00:00:00" table:style-name="ce3">
            <text:p>11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42.35" table:style-name="ce2">
            <text:p>742.35</text:p>
          </table:table-cell>
          <table:table-cell office:value-type="date" office:date-value="2003-12-18T00:00:00" table:style-name="ce3">
            <text:p>12/18/2003</text:p>
          </table:table-cell>
          <table:table-cell office:value-type="date" office:date-value="1977-11-05T00:00:00" table:style-name="ce3">
            <text:p>11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19.72" table:style-name="ce2">
            <text:p>119.72</text:p>
          </table:table-cell>
          <table:table-cell office:value-type="date" office:date-value="2003-12-04T00:00:00" table:style-name="ce3">
            <text:p>12/4/2003</text:p>
          </table:table-cell>
          <table:table-cell office:value-type="date" office:date-value="1977-11-07T00:00:00" table:style-name="ce3">
            <text:p>11/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.99" table:style-name="ce2">
            <text:p>3.99</text:p>
          </table:table-cell>
          <table:table-cell office:value-type="date" office:date-value="2004-07-07T00:00:00" table:style-name="ce3">
            <text:p>7/7/2004</text:p>
          </table:table-cell>
          <table:table-cell office:value-type="date" office:date-value="1977-11-07T00:00:00" table:style-name="ce3">
            <text:p>11/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11.95" table:style-name="ce2">
            <text:p>111.95</text:p>
          </table:table-cell>
          <table:table-cell office:value-type="date" office:date-value="2004-01-01T00:00:00" table:style-name="ce3">
            <text:p>1/1/2004</text:p>
          </table:table-cell>
          <table:table-cell office:value-type="date" office:date-value="1977-11-09T00:00:00" table:style-name="ce3">
            <text:p>11/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7.27" table:style-name="ce2">
            <text:p>77.27</text:p>
          </table:table-cell>
          <table:table-cell office:value-type="date" office:date-value="2003-09-29T00:00:00" table:style-name="ce3">
            <text:p>9/29/2003</text:p>
          </table:table-cell>
          <table:table-cell office:value-type="date" office:date-value="1977-11-10T00:00:00" table:style-name="ce3">
            <text:p>11/10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9" table:style-name="ce2">
            <text:p>39.99</text:p>
          </table:table-cell>
          <table:table-cell office:value-type="date" office:date-value="2004-03-28T00:00:00" table:style-name="ce3">
            <text:p>3/28/2004</text:p>
          </table:table-cell>
          <table:table-cell office:value-type="date" office:date-value="1977-11-10T00:00:00" table:style-name="ce3">
            <text:p>11/1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018.33" table:style-name="ce4">
            <text:p>3,018.33</text:p>
          </table:table-cell>
          <table:table-cell office:value-type="date" office:date-value="2002-11-27T00:00:00" table:style-name="ce3">
            <text:p>11/27/2002</text:p>
          </table:table-cell>
          <table:table-cell office:value-type="date" office:date-value="1977-11-11T00:00:00" table:style-name="ce3">
            <text:p>11/11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7.29" table:style-name="ce2">
            <text:p>37.29</text:p>
          </table:table-cell>
          <table:table-cell office:value-type="date" office:date-value="2004-02-25T00:00:00" table:style-name="ce3">
            <text:p>2/25/2004</text:p>
          </table:table-cell>
          <table:table-cell office:value-type="date" office:date-value="1977-11-12T00:00:00" table:style-name="ce3">
            <text:p>11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9.97" table:style-name="ce2">
            <text:p>89.97</text:p>
          </table:table-cell>
          <table:table-cell office:value-type="date" office:date-value="2004-01-09T00:00:00" table:style-name="ce3">
            <text:p>1/9/2004</text:p>
          </table:table-cell>
          <table:table-cell office:value-type="date" office:date-value="1977-11-12T00:00:00" table:style-name="ce3">
            <text:p>11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60.02" table:style-name="ce4">
            <text:p>2,760.02</text:p>
          </table:table-cell>
          <table:table-cell office:value-type="date" office:date-value="2003-04-18T00:00:00" table:style-name="ce3">
            <text:p>4/18/2003</text:p>
          </table:table-cell>
          <table:table-cell office:value-type="date" office:date-value="1977-11-12T00:00:00" table:style-name="ce3">
            <text:p>11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1.58" table:style-name="ce2">
            <text:p>71.58</text:p>
          </table:table-cell>
          <table:table-cell office:value-type="date" office:date-value="2003-12-13T00:00:00" table:style-name="ce3">
            <text:p>12/13/2003</text:p>
          </table:table-cell>
          <table:table-cell office:value-type="date" office:date-value="1977-11-12T00:00:00" table:style-name="ce3">
            <text:p>11/12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764.07" table:style-name="ce4">
            <text:p>3,764.07</text:p>
          </table:table-cell>
          <table:table-cell office:value-type="date" office:date-value="2003-02-11T00:00:00" table:style-name="ce3">
            <text:p>2/11/2003</text:p>
          </table:table-cell>
          <table:table-cell office:value-type="date" office:date-value="1977-11-15T00:00:00" table:style-name="ce3">
            <text:p>11/1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4-05-17T00:00:00" table:style-name="ce3">
            <text:p>5/17/2004</text:p>
          </table:table-cell>
          <table:table-cell office:value-type="date" office:date-value="1977-11-15T00:00:00" table:style-name="ce3">
            <text:p>11/1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726.04" table:style-name="ce4">
            <text:p>4,726.04</text:p>
          </table:table-cell>
          <table:table-cell office:value-type="date" office:date-value="2001-10-19T00:00:00" table:style-name="ce3">
            <text:p>10/19/2001</text:p>
          </table:table-cell>
          <table:table-cell office:value-type="date" office:date-value="1977-11-16T00:00:00" table:style-name="ce3">
            <text:p>11/1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4.98" table:style-name="ce2">
            <text:p>14.98</text:p>
          </table:table-cell>
          <table:table-cell office:value-type="date" office:date-value="2004-02-15T00:00:00" table:style-name="ce3">
            <text:p>2/15/2004</text:p>
          </table:table-cell>
          <table:table-cell office:value-type="date" office:date-value="1977-11-16T00:00:00" table:style-name="ce3">
            <text:p>11/1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733.75" table:style-name="ce4">
            <text:p>4,733.75</text:p>
          </table:table-cell>
          <table:table-cell office:value-type="date" office:date-value="2001-10-11T00:00:00" table:style-name="ce3">
            <text:p>10/11/2001</text:p>
          </table:table-cell>
          <table:table-cell office:value-type="date" office:date-value="1977-11-17T00:00:00" table:style-name="ce3">
            <text:p>11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3-11-16T00:00:00" table:style-name="ce3">
            <text:p>11/16/2003</text:p>
          </table:table-cell>
          <table:table-cell office:value-type="date" office:date-value="1977-11-17T00:00:00" table:style-name="ce3">
            <text:p>11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date" office:date-value="2003-12-07T00:00:00" table:style-name="ce3">
            <text:p>12/7/2003</text:p>
          </table:table-cell>
          <table:table-cell office:value-type="date" office:date-value="1977-11-18T00:00:00" table:style-name="ce3">
            <text:p>11/1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3.78" table:style-name="ce2">
            <text:p>23.78</text:p>
          </table:table-cell>
          <table:table-cell office:value-type="date" office:date-value="2003-11-01T00:00:00" table:style-name="ce3">
            <text:p>11/1/2003</text:p>
          </table:table-cell>
          <table:table-cell office:value-type="date" office:date-value="1977-11-18T00:00:00" table:style-name="ce3">
            <text:p>11/1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071.01" table:style-name="ce4">
            <text:p>3,071.01</text:p>
          </table:table-cell>
          <table:table-cell office:value-type="date" office:date-value="2002-09-04T00:00:00" table:style-name="ce3">
            <text:p>9/4/2002</text:p>
          </table:table-cell>
          <table:table-cell office:value-type="date" office:date-value="1977-11-20T00:00:00" table:style-name="ce3">
            <text:p>11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8.98" table:style-name="ce2">
            <text:p>58.98</text:p>
          </table:table-cell>
          <table:table-cell office:value-type="date" office:date-value="2003-11-29T00:00:00" table:style-name="ce3">
            <text:p>11/29/2003</text:p>
          </table:table-cell>
          <table:table-cell office:value-type="date" office:date-value="1977-11-20T00:00:00" table:style-name="ce3">
            <text:p>11/2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2.28" table:style-name="ce2">
            <text:p>32.28</text:p>
          </table:table-cell>
          <table:table-cell office:value-type="date" office:date-value="2004-04-09T00:00:00" table:style-name="ce3">
            <text:p>4/9/2004</text:p>
          </table:table-cell>
          <table:table-cell office:value-type="date" office:date-value="1977-11-21T00:00:00" table:style-name="ce3">
            <text:p>11/2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7.270000000000003" table:style-name="ce2">
            <text:p>37.27</text:p>
          </table:table-cell>
          <table:table-cell office:value-type="date" office:date-value="2003-09-11T00:00:00" table:style-name="ce3">
            <text:p>9/11/2003</text:p>
          </table:table-cell>
          <table:table-cell office:value-type="date" office:date-value="1977-11-21T00:00:00" table:style-name="ce3">
            <text:p>11/21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3.979999999999997" table:style-name="ce2">
            <text:p>33.98</text:p>
          </table:table-cell>
          <table:table-cell office:value-type="date" office:date-value="2003-09-17T00:00:00" table:style-name="ce3">
            <text:p>9/17/2003</text:p>
          </table:table-cell>
          <table:table-cell office:value-type="date" office:date-value="1977-11-21T00:00:00" table:style-name="ce3">
            <text:p>11/2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9.98" table:style-name="ce2">
            <text:p>59.98</text:p>
          </table:table-cell>
          <table:table-cell office:value-type="date" office:date-value="2003-10-25T00:00:00" table:style-name="ce3">
            <text:p>10/25/2003</text:p>
          </table:table-cell>
          <table:table-cell office:value-type="date" office:date-value="1977-11-22T00:00:00" table:style-name="ce3">
            <text:p>11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8.489999999999995" table:style-name="ce2">
            <text:p>68.49</text:p>
          </table:table-cell>
          <table:table-cell office:value-type="date" office:date-value="2003-08-01T00:00:00" table:style-name="ce3">
            <text:p>8/1/2003</text:p>
          </table:table-cell>
          <table:table-cell office:value-type="date" office:date-value="1977-11-22T00:00:00" table:style-name="ce3">
            <text:p>11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4-03-12T00:00:00" table:style-name="ce3">
            <text:p>3/12/2004</text:p>
          </table:table-cell>
          <table:table-cell office:value-type="date" office:date-value="1977-11-22T00:00:00" table:style-name="ce3">
            <text:p>11/22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3.97" table:style-name="ce2">
            <text:p>63.97</text:p>
          </table:table-cell>
          <table:table-cell office:value-type="date" office:date-value="2004-05-09T00:00:00" table:style-name="ce3">
            <text:p>5/9/2004</text:p>
          </table:table-cell>
          <table:table-cell office:value-type="date" office:date-value="1977-11-22T00:00:00" table:style-name="ce3">
            <text:p>11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6.97" table:style-name="ce2">
            <text:p>56.97</text:p>
          </table:table-cell>
          <table:table-cell office:value-type="date" office:date-value="2004-03-10T00:00:00" table:style-name="ce3">
            <text:p>3/10/2004</text:p>
          </table:table-cell>
          <table:table-cell office:value-type="date" office:date-value="1977-11-23T00:00:00" table:style-name="ce3">
            <text:p>11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3-10-25T00:00:00" table:style-name="ce3">
            <text:p>10/25/2003</text:p>
          </table:table-cell>
          <table:table-cell office:value-type="date" office:date-value="1977-11-23T00:00:00" table:style-name="ce3">
            <text:p>11/23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8.97" table:style-name="ce2">
            <text:p>48.97</text:p>
          </table:table-cell>
          <table:table-cell office:value-type="date" office:date-value="2004-05-08T00:00:00" table:style-name="ce3">
            <text:p>5/8/2004</text:p>
          </table:table-cell>
          <table:table-cell office:value-type="date" office:date-value="1977-11-24T00:00:00" table:style-name="ce3">
            <text:p>11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9.97" table:style-name="ce2">
            <text:p>89.97</text:p>
          </table:table-cell>
          <table:table-cell office:value-type="date" office:date-value="2003-10-30T00:00:00" table:style-name="ce3">
            <text:p>10/30/2003</text:p>
          </table:table-cell>
          <table:table-cell office:value-type="date" office:date-value="1977-11-24T00:00:00" table:style-name="ce3">
            <text:p>11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9.48" table:style-name="ce2">
            <text:p>49.48</text:p>
          </table:table-cell>
          <table:table-cell office:value-type="date" office:date-value="2004-07-23T00:00:00" table:style-name="ce3">
            <text:p>7/23/2004</text:p>
          </table:table-cell>
          <table:table-cell office:value-type="date" office:date-value="1977-11-24T00:00:00" table:style-name="ce3">
            <text:p>11/24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374.23" table:style-name="ce4">
            <text:p>2,374.23</text:p>
          </table:table-cell>
          <table:table-cell office:value-type="date" office:date-value="2003-07-23T00:00:00" table:style-name="ce3">
            <text:p>7/23/2003</text:p>
          </table:table-cell>
          <table:table-cell office:value-type="date" office:date-value="1977-11-26T00:00:00" table:style-name="ce3">
            <text:p>11/2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70.53" table:style-name="ce2">
            <text:p>170.53</text:p>
          </table:table-cell>
          <table:table-cell office:value-type="date" office:date-value="2003-09-26T00:00:00" table:style-name="ce3">
            <text:p>9/26/2003</text:p>
          </table:table-cell>
          <table:table-cell office:value-type="date" office:date-value="1977-11-26T00:00:00" table:style-name="ce3">
            <text:p>11/26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3-10-06T00:00:00" table:style-name="ce3">
            <text:p>10/6/2003</text:p>
          </table:table-cell>
          <table:table-cell office:value-type="date" office:date-value="1977-11-26T00:00:00" table:style-name="ce3">
            <text:p>11/2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38.979999999999997" table:style-name="ce2">
            <text:p>38.98</text:p>
          </table:table-cell>
          <table:table-cell office:value-type="date" office:date-value="2003-10-03T00:00:00" table:style-name="ce3">
            <text:p>10/3/2003</text:p>
          </table:table-cell>
          <table:table-cell office:value-type="date" office:date-value="1977-11-26T00:00:00" table:style-name="ce3">
            <text:p>11/2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1.95" table:style-name="ce2">
            <text:p>71.95</text:p>
          </table:table-cell>
          <table:table-cell office:value-type="date" office:date-value="2003-08-15T00:00:00" table:style-name="ce3">
            <text:p>8/15/2003</text:p>
          </table:table-cell>
          <table:table-cell office:value-type="date" office:date-value="1977-12-01T00:00:00" table:style-name="ce3">
            <text:p>12/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2.6" table:style-name="ce2">
            <text:p>32.6</text:p>
          </table:table-cell>
          <table:table-cell office:value-type="date" office:date-value="2003-11-21T00:00:00" table:style-name="ce3">
            <text:p>11/21/2003</text:p>
          </table:table-cell>
          <table:table-cell office:value-type="date" office:date-value="1977-12-01T00:00:00" table:style-name="ce3">
            <text:p>12/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9.97" table:style-name="ce2">
            <text:p>69.97</text:p>
          </table:table-cell>
          <table:table-cell office:value-type="date" office:date-value="2003-12-29T00:00:00" table:style-name="ce3">
            <text:p>12/29/2003</text:p>
          </table:table-cell>
          <table:table-cell office:value-type="date" office:date-value="1977-12-05T00:00:00" table:style-name="ce3">
            <text:p>12/5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742.74" table:style-name="ce4">
            <text:p>4,742.74</text:p>
          </table:table-cell>
          <table:table-cell office:value-type="date" office:date-value="2001-10-09T00:00:00" table:style-name="ce3">
            <text:p>10/9/2001</text:p>
          </table:table-cell>
          <table:table-cell office:value-type="date" office:date-value="1977-12-06T00:00:00" table:style-name="ce3">
            <text:p>12/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239.0899999999999" table:style-name="ce4">
            <text:p>1,239.09</text:p>
          </table:table-cell>
          <table:table-cell office:value-type="date" office:date-value="2001-11-21T00:00:00" table:style-name="ce3">
            <text:p>11/21/2001</text:p>
          </table:table-cell>
          <table:table-cell office:value-type="date" office:date-value="1977-12-06T00:00:00" table:style-name="ce3">
            <text:p>12/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53.99" table:style-name="ce2">
            <text:p>53.99</text:p>
          </table:table-cell>
          <table:table-cell office:value-type="date" office:date-value="2003-12-16T00:00:00" table:style-name="ce3">
            <text:p>12/16/2003</text:p>
          </table:table-cell>
          <table:table-cell office:value-type="date" office:date-value="1977-12-06T00:00:00" table:style-name="ce3">
            <text:p>12/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.99" table:style-name="ce2">
            <text:p>8.99</text:p>
          </table:table-cell>
          <table:table-cell office:value-type="date" office:date-value="2003-08-17T00:00:00" table:style-name="ce3">
            <text:p>8/17/2003</text:p>
          </table:table-cell>
          <table:table-cell office:value-type="date" office:date-value="1977-12-08T00:00:00" table:style-name="ce3">
            <text:p>12/8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319.2600000000002" table:style-name="ce4">
            <text:p>2,319.26</text:p>
          </table:table-cell>
          <table:table-cell office:value-type="date" office:date-value="2004-02-11T00:00:00" table:style-name="ce3">
            <text:p>2/11/2004</text:p>
          </table:table-cell>
          <table:table-cell office:value-type="date" office:date-value="1977-12-10T00:00:00" table:style-name="ce3">
            <text:p>12/1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4-03-28T00:00:00" table:style-name="ce3">
            <text:p>3/28/2004</text:p>
          </table:table-cell>
          <table:table-cell office:value-type="date" office:date-value="1977-12-10T00:00:00" table:style-name="ce3">
            <text:p>12/1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.28" table:style-name="ce2">
            <text:p>6.28</text:p>
          </table:table-cell>
          <table:table-cell office:value-type="date" office:date-value="2004-01-12T00:00:00" table:style-name="ce3">
            <text:p>1/12/2004</text:p>
          </table:table-cell>
          <table:table-cell office:value-type="date" office:date-value="1977-12-10T00:00:00" table:style-name="ce3">
            <text:p>12/1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37.270000000000003" table:style-name="ce2">
            <text:p>37.27</text:p>
          </table:table-cell>
          <table:table-cell office:value-type="date" office:date-value="2003-12-04T00:00:00" table:style-name="ce3">
            <text:p>12/4/2003</text:p>
          </table:table-cell>
          <table:table-cell office:value-type="date" office:date-value="1977-12-10T00:00:00" table:style-name="ce3">
            <text:p>12/10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4.92" table:style-name="ce2">
            <text:p>84.92</text:p>
          </table:table-cell>
          <table:table-cell office:value-type="date" office:date-value="2003-08-02T00:00:00" table:style-name="ce3">
            <text:p>8/2/2003</text:p>
          </table:table-cell>
          <table:table-cell office:value-type="date" office:date-value="1977-12-11T00:00:00" table:style-name="ce3">
            <text:p>12/1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83.82" table:style-name="ce4">
            <text:p>1,283.82</text:p>
          </table:table-cell>
          <table:table-cell office:value-type="date" office:date-value="2004-02-03T00:00:00" table:style-name="ce3">
            <text:p>2/3/2004</text:p>
          </table:table-cell>
          <table:table-cell office:value-type="date" office:date-value="1977-12-11T00:00:00" table:style-name="ce3">
            <text:p>12/11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132.24" table:style-name="ce4">
            <text:p>4,132.24</text:p>
          </table:table-cell>
          <table:table-cell office:value-type="date" office:date-value="2002-06-01T00:00:00" table:style-name="ce3">
            <text:p>6/1/2002</text:p>
          </table:table-cell>
          <table:table-cell office:value-type="date" office:date-value="1977-12-12T00:00:00" table:style-name="ce3">
            <text:p>12/1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1.48" table:style-name="ce2">
            <text:p>71.48</text:p>
          </table:table-cell>
          <table:table-cell office:value-type="date" office:date-value="2003-11-11T00:00:00" table:style-name="ce3">
            <text:p>11/11/2003</text:p>
          </table:table-cell>
          <table:table-cell office:value-type="date" office:date-value="1977-12-16T00:00:00" table:style-name="ce3">
            <text:p>12/16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2.97" table:style-name="ce2">
            <text:p>82.97</text:p>
          </table:table-cell>
          <table:table-cell office:value-type="date" office:date-value="2004-02-26T00:00:00" table:style-name="ce3">
            <text:p>2/26/2004</text:p>
          </table:table-cell>
          <table:table-cell office:value-type="date" office:date-value="1977-12-17T00:00:00" table:style-name="ce3">
            <text:p>12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3.98" table:style-name="ce2">
            <text:p>123.98</text:p>
          </table:table-cell>
          <table:table-cell office:value-type="date" office:date-value="2003-10-25T00:00:00" table:style-name="ce3">
            <text:p>10/25/2003</text:p>
          </table:table-cell>
          <table:table-cell office:value-type="date" office:date-value="1977-12-17T00:00:00" table:style-name="ce3">
            <text:p>12/17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806.53" table:style-name="ce4">
            <text:p>2,806.53</text:p>
          </table:table-cell>
          <table:table-cell office:value-type="date" office:date-value="2003-03-01T00:00:00" table:style-name="ce3">
            <text:p>3/1/2003</text:p>
          </table:table-cell>
          <table:table-cell office:value-type="date" office:date-value="1977-12-19T00:00:00" table:style-name="ce3">
            <text:p>12/19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3.99" table:style-name="ce2">
            <text:p>53.99</text:p>
          </table:table-cell>
          <table:table-cell office:value-type="date" office:date-value="2004-02-13T00:00:00" table:style-name="ce3">
            <text:p>2/13/2004</text:p>
          </table:table-cell>
          <table:table-cell office:value-type="date" office:date-value="1977-12-22T00:00:00" table:style-name="ce3">
            <text:p>12/22/1977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4-01-20T00:00:00" table:style-name="ce3">
            <text:p>1/20/2004</text:p>
          </table:table-cell>
          <table:table-cell office:value-type="date" office:date-value="1977-12-23T00:00:00" table:style-name="ce3">
            <text:p>12/23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3-12-11T00:00:00" table:style-name="ce3">
            <text:p>12/11/2003</text:p>
          </table:table-cell>
          <table:table-cell office:value-type="date" office:date-value="1977-12-23T00:00:00" table:style-name="ce3">
            <text:p>12/23/1977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735.98" table:style-name="ce4">
            <text:p>1,735.98</text:p>
          </table:table-cell>
          <table:table-cell office:value-type="date" office:date-value="2004-04-14T00:00:00" table:style-name="ce3">
            <text:p>4/14/2004</text:p>
          </table:table-cell>
          <table:table-cell office:value-type="date" office:date-value="1978-01-01T00:00:00" table:style-name="ce3">
            <text:p>1/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806.51" table:style-name="ce4">
            <text:p>2,806.51</text:p>
          </table:table-cell>
          <table:table-cell office:value-type="date" office:date-value="2002-07-28T00:00:00" table:style-name="ce3">
            <text:p>7/28/2002</text:p>
          </table:table-cell>
          <table:table-cell office:value-type="date" office:date-value="1978-01-02T00:00:00" table:style-name="ce3">
            <text:p>1/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578.27" table:style-name="ce4">
            <text:p>3,578.27</text:p>
          </table:table-cell>
          <table:table-cell office:value-type="date" office:date-value="2001-12-06T00:00:00" table:style-name="ce3">
            <text:p>12/6/2001</text:p>
          </table:table-cell>
          <table:table-cell office:value-type="date" office:date-value="1978-01-02T00:00:00" table:style-name="ce3">
            <text:p>1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700.99" table:style-name="ce4">
            <text:p>1,700.99</text:p>
          </table:table-cell>
          <table:table-cell office:value-type="date" office:date-value="2004-06-21T00:00:00" table:style-name="ce3">
            <text:p>6/21/2004</text:p>
          </table:table-cell>
          <table:table-cell office:value-type="date" office:date-value="1978-01-05T00:00:00" table:style-name="ce3">
            <text:p>1/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74.98" table:style-name="ce2">
            <text:p>574.98</text:p>
          </table:table-cell>
          <table:table-cell office:value-type="date" office:date-value="2004-01-07T00:00:00" table:style-name="ce3">
            <text:p>1/7/2004</text:p>
          </table:table-cell>
          <table:table-cell office:value-type="date" office:date-value="1978-01-05T00:00:00" table:style-name="ce3">
            <text:p>1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55.48" table:style-name="ce4">
            <text:p>1,155.48</text:p>
          </table:table-cell>
          <table:table-cell office:value-type="date" office:date-value="2003-10-03T00:00:00" table:style-name="ce3">
            <text:p>10/3/2003</text:p>
          </table:table-cell>
          <table:table-cell office:value-type="date" office:date-value="1978-01-07T00:00:00" table:style-name="ce3">
            <text:p>1/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2822.76" table:style-name="ce4">
            <text:p>2,822.76</text:p>
          </table:table-cell>
          <table:table-cell office:value-type="date" office:date-value="2002-11-14T00:00:00" table:style-name="ce3">
            <text:p>11/14/2002</text:p>
          </table:table-cell>
          <table:table-cell office:value-type="date" office:date-value="1978-01-07T00:00:00" table:style-name="ce3">
            <text:p>1/7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5.72" table:style-name="ce2">
            <text:p>35.72</text:p>
          </table:table-cell>
          <table:table-cell office:value-type="date" office:date-value="2003-09-11T00:00:00" table:style-name="ce3">
            <text:p>9/11/2003</text:p>
          </table:table-cell>
          <table:table-cell office:value-type="date" office:date-value="1978-01-12T00:00:00" table:style-name="ce3">
            <text:p>1/1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90.47" table:style-name="ce2">
            <text:p>90.47</text:p>
          </table:table-cell>
          <table:table-cell office:value-type="date" office:date-value="2003-12-14T00:00:00" table:style-name="ce3">
            <text:p>12/14/2003</text:p>
          </table:table-cell>
          <table:table-cell office:value-type="date" office:date-value="1978-01-14T00:00:00" table:style-name="ce3">
            <text:p>1/1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2-15T00:00:00" table:style-name="ce3">
            <text:p>2/15/2004</text:p>
          </table:table-cell>
          <table:table-cell office:value-type="date" office:date-value="1978-01-14T00:00:00" table:style-name="ce3">
            <text:p>1/1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4-01-06T00:00:00" table:style-name="ce3">
            <text:p>1/6/2004</text:p>
          </table:table-cell>
          <table:table-cell office:value-type="date" office:date-value="1978-01-14T00:00:00" table:style-name="ce3">
            <text:p>1/14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6.47" table:style-name="ce2">
            <text:p>46.47</text:p>
          </table:table-cell>
          <table:table-cell office:value-type="date" office:date-value="2003-09-19T00:00:00" table:style-name="ce3">
            <text:p>9/19/2003</text:p>
          </table:table-cell>
          <table:table-cell office:value-type="date" office:date-value="1978-01-16T00:00:00" table:style-name="ce3">
            <text:p>1/1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1.73" table:style-name="ce2">
            <text:p>31.73</text:p>
          </table:table-cell>
          <table:table-cell office:value-type="date" office:date-value="2004-04-09T00:00:00" table:style-name="ce3">
            <text:p>4/9/2004</text:p>
          </table:table-cell>
          <table:table-cell office:value-type="date" office:date-value="1978-01-17T00:00:00" table:style-name="ce3">
            <text:p>1/17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3.97" table:style-name="ce2">
            <text:p>63.97</text:p>
          </table:table-cell>
          <table:table-cell office:value-type="date" office:date-value="2004-05-24T00:00:00" table:style-name="ce3">
            <text:p>5/24/2004</text:p>
          </table:table-cell>
          <table:table-cell office:value-type="date" office:date-value="1978-01-19T00:00:00" table:style-name="ce3">
            <text:p>1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.78" table:style-name="ce2">
            <text:p>23.78</text:p>
          </table:table-cell>
          <table:table-cell office:value-type="date" office:date-value="2004-02-17T00:00:00" table:style-name="ce3">
            <text:p>2/17/2004</text:p>
          </table:table-cell>
          <table:table-cell office:value-type="date" office:date-value="1978-01-19T00:00:00" table:style-name="ce3">
            <text:p>1/19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742.35" table:style-name="ce2">
            <text:p>742.35</text:p>
          </table:table-cell>
          <table:table-cell office:value-type="date" office:date-value="2004-03-16T00:00:00" table:style-name="ce3">
            <text:p>3/16/2004</text:p>
          </table:table-cell>
          <table:table-cell office:value-type="date" office:date-value="1978-01-23T00:00:00" table:style-name="ce3">
            <text:p>1/2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514.7700000000004" table:style-name="ce4">
            <text:p>4,514.77</text:p>
          </table:table-cell>
          <table:table-cell office:value-type="date" office:date-value="2002-12-23T00:00:00" table:style-name="ce3">
            <text:p>12/23/2002</text:p>
          </table:table-cell>
          <table:table-cell office:value-type="date" office:date-value="1978-01-24T00:00:00" table:style-name="ce3">
            <text:p>1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98.96" table:style-name="ce2">
            <text:p>98.96</text:p>
          </table:table-cell>
          <table:table-cell office:value-type="date" office:date-value="2004-07-24T00:00:00" table:style-name="ce3">
            <text:p>7/24/2004</text:p>
          </table:table-cell>
          <table:table-cell office:value-type="date" office:date-value="1978-02-01T00:00:00" table:style-name="ce3">
            <text:p>2/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3-16T00:00:00" table:style-name="ce3">
            <text:p>3/16/2004</text:p>
          </table:table-cell>
          <table:table-cell office:value-type="date" office:date-value="1978-02-01T00:00:00" table:style-name="ce3">
            <text:p>2/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51.34" table:style-name="ce2">
            <text:p>751.34</text:p>
          </table:table-cell>
          <table:table-cell office:value-type="date" office:date-value="2003-11-14T00:00:00" table:style-name="ce3">
            <text:p>11/14/2003</text:p>
          </table:table-cell>
          <table:table-cell office:value-type="date" office:date-value="1978-02-01T00:00:00" table:style-name="ce3">
            <text:p>2/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3.22" table:style-name="ce2">
            <text:p>23.22</text:p>
          </table:table-cell>
          <table:table-cell office:value-type="date" office:date-value="2003-12-26T00:00:00" table:style-name="ce3">
            <text:p>12/26/2003</text:p>
          </table:table-cell>
          <table:table-cell office:value-type="date" office:date-value="1978-02-02T00:00:00" table:style-name="ce3">
            <text:p>2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4.99" table:style-name="ce2">
            <text:p>34.99</text:p>
          </table:table-cell>
          <table:table-cell office:value-type="date" office:date-value="2004-07-07T00:00:00" table:style-name="ce3">
            <text:p>7/7/2004</text:p>
          </table:table-cell>
          <table:table-cell office:value-type="date" office:date-value="1978-02-05T00:00:00" table:style-name="ce3">
            <text:p>2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3-09-12T00:00:00" table:style-name="ce3">
            <text:p>9/12/2003</text:p>
          </table:table-cell>
          <table:table-cell office:value-type="date" office:date-value="1978-02-05T00:00:00" table:style-name="ce3">
            <text:p>2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4.98" table:style-name="ce2">
            <text:p>54.98</text:p>
          </table:table-cell>
          <table:table-cell office:value-type="date" office:date-value="2003-08-30T00:00:00" table:style-name="ce3">
            <text:p>8/30/2003</text:p>
          </table:table-cell>
          <table:table-cell office:value-type="date" office:date-value="1978-02-05T00:00:00" table:style-name="ce3">
            <text:p>2/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77.34" table:style-name="ce2">
            <text:p>777.34</text:p>
          </table:table-cell>
          <table:table-cell office:value-type="date" office:date-value="2003-11-12T00:00:00" table:style-name="ce3">
            <text:p>11/12/2003</text:p>
          </table:table-cell>
          <table:table-cell office:value-type="date" office:date-value="1978-02-05T00:00:00" table:style-name="ce3">
            <text:p>2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551.3599999999997" table:style-name="ce4">
            <text:p>4,551.36</text:p>
          </table:table-cell>
          <table:table-cell office:value-type="date" office:date-value="2002-12-18T00:00:00" table:style-name="ce3">
            <text:p>12/18/2002</text:p>
          </table:table-cell>
          <table:table-cell office:value-type="date" office:date-value="1978-02-07T00:00:00" table:style-name="ce3">
            <text:p>2/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607.2299999999996" table:style-name="ce4">
            <text:p>4,607.23</text:p>
          </table:table-cell>
          <table:table-cell office:value-type="date" office:date-value="2002-12-07T00:00:00" table:style-name="ce3">
            <text:p>12/7/2002</text:p>
          </table:table-cell>
          <table:table-cell office:value-type="date" office:date-value="1978-02-08T00:00:00" table:style-name="ce3">
            <text:p>2/8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3-10-02T00:00:00" table:style-name="ce3">
            <text:p>10/2/2003</text:p>
          </table:table-cell>
          <table:table-cell office:value-type="date" office:date-value="1978-02-08T00:00:00" table:style-name="ce3">
            <text:p>2/8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7.58" table:style-name="ce2">
            <text:p>117.58</text:p>
          </table:table-cell>
          <table:table-cell office:value-type="date" office:date-value="2004-04-07T00:00:00" table:style-name="ce3">
            <text:p>4/7/2004</text:p>
          </table:table-cell>
          <table:table-cell office:value-type="date" office:date-value="1978-02-10T00:00:00" table:style-name="ce3">
            <text:p>2/1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02.02999999999997" table:style-name="ce2">
            <text:p>302.03</text:p>
          </table:table-cell>
          <table:table-cell office:value-type="date" office:date-value="2003-11-19T00:00:00" table:style-name="ce3">
            <text:p>11/19/2003</text:p>
          </table:table-cell>
          <table:table-cell office:value-type="date" office:date-value="1978-02-10T00:00:00" table:style-name="ce3">
            <text:p>2/1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.29" table:style-name="ce2">
            <text:p>2.29</text:p>
          </table:table-cell>
          <table:table-cell office:value-type="date" office:date-value="2003-12-28T00:00:00" table:style-name="ce3">
            <text:p>12/28/2003</text:p>
          </table:table-cell>
          <table:table-cell office:value-type="date" office:date-value="1978-02-10T00:00:00" table:style-name="ce3">
            <text:p>2/10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7.26" table:style-name="ce2">
            <text:p>47.26</text:p>
          </table:table-cell>
          <table:table-cell office:value-type="date" office:date-value="2003-09-25T00:00:00" table:style-name="ce3">
            <text:p>9/25/2003</text:p>
          </table:table-cell>
          <table:table-cell office:value-type="date" office:date-value="1978-02-13T00:00:00" table:style-name="ce3">
            <text:p>2/1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4.99" table:style-name="ce2">
            <text:p>24.99</text:p>
          </table:table-cell>
          <table:table-cell office:value-type="date" office:date-value="2004-07-23T00:00:00" table:style-name="ce3">
            <text:p>7/23/2004</text:p>
          </table:table-cell>
          <table:table-cell office:value-type="date" office:date-value="1978-02-13T00:00:00" table:style-name="ce3">
            <text:p>2/1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582.51" table:style-name="ce4">
            <text:p>4,582.51</text:p>
          </table:table-cell>
          <table:table-cell office:value-type="date" office:date-value="2002-07-16T00:00:00" table:style-name="ce3">
            <text:p>7/16/2002</text:p>
          </table:table-cell>
          <table:table-cell office:value-type="date" office:date-value="1978-02-15T00:00:00" table:style-name="ce3">
            <text:p>2/1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.28" table:style-name="ce2">
            <text:p>27.28</text:p>
          </table:table-cell>
          <table:table-cell office:value-type="date" office:date-value="2003-08-19T00:00:00" table:style-name="ce3">
            <text:p>8/19/2003</text:p>
          </table:table-cell>
          <table:table-cell office:value-type="date" office:date-value="1978-02-15T00:00:00" table:style-name="ce3">
            <text:p>2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9.97" table:style-name="ce2">
            <text:p>49.97</text:p>
          </table:table-cell>
          <table:table-cell office:value-type="date" office:date-value="2003-12-05T00:00:00" table:style-name="ce3">
            <text:p>12/5/2003</text:p>
          </table:table-cell>
          <table:table-cell office:value-type="date" office:date-value="1978-02-15T00:00:00" table:style-name="ce3">
            <text:p>2/1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6.270000000000003" table:style-name="ce2">
            <text:p>36.27</text:p>
          </table:table-cell>
          <table:table-cell office:value-type="date" office:date-value="2004-04-08T00:00:00" table:style-name="ce3">
            <text:p>4/8/2004</text:p>
          </table:table-cell>
          <table:table-cell office:value-type="date" office:date-value="1978-02-15T00:00:00" table:style-name="ce3">
            <text:p>2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2.270000000000003" table:style-name="ce2">
            <text:p>32.27</text:p>
          </table:table-cell>
          <table:table-cell office:value-type="date" office:date-value="2003-10-12T00:00:00" table:style-name="ce3">
            <text:p>10/12/2003</text:p>
          </table:table-cell>
          <table:table-cell office:value-type="date" office:date-value="1978-02-15T00:00:00" table:style-name="ce3">
            <text:p>2/1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9.98" table:style-name="ce2">
            <text:p>29.98</text:p>
          </table:table-cell>
          <table:table-cell office:value-type="date" office:date-value="2004-07-19T00:00:00" table:style-name="ce3">
            <text:p>7/19/2004</text:p>
          </table:table-cell>
          <table:table-cell office:value-type="date" office:date-value="1978-02-17T00:00:00" table:style-name="ce3">
            <text:p>2/1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05.47" table:style-name="ce4">
            <text:p>1,205.47</text:p>
          </table:table-cell>
          <table:table-cell office:value-type="date" office:date-value="2004-06-08T00:00:00" table:style-name="ce3">
            <text:p>6/8/2004</text:p>
          </table:table-cell>
          <table:table-cell office:value-type="date" office:date-value="1978-02-17T00:00:00" table:style-name="ce3">
            <text:p>2/17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792.7299999999996" table:style-name="ce4">
            <text:p>4,792.73</text:p>
          </table:table-cell>
          <table:table-cell office:value-type="date" office:date-value="2001-10-10T00:00:00" table:style-name="ce3">
            <text:p>10/10/2001</text:p>
          </table:table-cell>
          <table:table-cell office:value-type="date" office:date-value="1978-02-18T00:00:00" table:style-name="ce3">
            <text:p>2/1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9.98" table:style-name="ce2">
            <text:p>29.98</text:p>
          </table:table-cell>
          <table:table-cell office:value-type="date" office:date-value="2003-12-30T00:00:00" table:style-name="ce3">
            <text:p>12/30/2003</text:p>
          </table:table-cell>
          <table:table-cell office:value-type="date" office:date-value="1978-02-18T00:00:00" table:style-name="ce3">
            <text:p>2/1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631.46" table:style-name="ce4">
            <text:p>1,631.46</text:p>
          </table:table-cell>
          <table:table-cell office:value-type="date" office:date-value="2002-08-16T00:00:00" table:style-name="ce3">
            <text:p>8/16/2002</text:p>
          </table:table-cell>
          <table:table-cell office:value-type="date" office:date-value="1978-02-22T00:00:00" table:style-name="ce3">
            <text:p>2/2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1.27" table:style-name="ce2">
            <text:p>31.27</text:p>
          </table:table-cell>
          <table:table-cell office:value-type="date" office:date-value="2003-11-17T00:00:00" table:style-name="ce3">
            <text:p>11/17/2003</text:p>
          </table:table-cell>
          <table:table-cell office:value-type="date" office:date-value="1978-02-22T00:00:00" table:style-name="ce3">
            <text:p>2/2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3-08-30T00:00:00" table:style-name="ce3">
            <text:p>8/30/2003</text:p>
          </table:table-cell>
          <table:table-cell office:value-type="date" office:date-value="1978-02-22T00:00:00" table:style-name="ce3">
            <text:p>2/2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0.46" table:style-name="ce2">
            <text:p>110.46</text:p>
          </table:table-cell>
          <table:table-cell office:value-type="date" office:date-value="2003-10-03T00:00:00" table:style-name="ce3">
            <text:p>10/3/2003</text:p>
          </table:table-cell>
          <table:table-cell office:value-type="date" office:date-value="1978-02-23T00:00:00" table:style-name="ce3">
            <text:p>2/2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729.97" table:style-name="ce4">
            <text:p>1,729.97</text:p>
          </table:table-cell>
          <table:table-cell office:value-type="date" office:date-value="2004-03-14T00:00:00" table:style-name="ce3">
            <text:p>3/14/2004</text:p>
          </table:table-cell>
          <table:table-cell office:value-type="date" office:date-value="1978-02-25T00:00:00" table:style-name="ce3">
            <text:p>2/2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.29" table:style-name="ce2">
            <text:p>2.29</text:p>
          </table:table-cell>
          <table:table-cell office:value-type="date" office:date-value="2004-03-22T00:00:00" table:style-name="ce3">
            <text:p>3/22/2004</text:p>
          </table:table-cell>
          <table:table-cell office:value-type="date" office:date-value="1978-02-25T00:00:00" table:style-name="ce3">
            <text:p>2/2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5-13T00:00:00" table:style-name="ce3">
            <text:p>5/13/2004</text:p>
          </table:table-cell>
          <table:table-cell office:value-type="date" office:date-value="1978-02-26T00:00:00" table:style-name="ce3">
            <text:p>2/2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129.48" table:style-name="ce4">
            <text:p>1,129.48</text:p>
          </table:table-cell>
          <table:table-cell office:value-type="date" office:date-value="2004-04-29T00:00:00" table:style-name="ce3">
            <text:p>4/29/2004</text:p>
          </table:table-cell>
          <table:table-cell office:value-type="date" office:date-value="1978-02-26T00:00:00" table:style-name="ce3">
            <text:p>2/2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815.15" table:style-name="ce4">
            <text:p>1,815.15</text:p>
          </table:table-cell>
          <table:table-cell office:value-type="date" office:date-value="2003-02-03T00:00:00" table:style-name="ce3">
            <text:p>2/3/2003</text:p>
          </table:table-cell>
          <table:table-cell office:value-type="date" office:date-value="1978-02-28T00:00:00" table:style-name="ce3">
            <text:p>2/2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82.7" table:style-name="ce2">
            <text:p>882.7</text:p>
          </table:table-cell>
          <table:table-cell office:value-type="date" office:date-value="2003-08-15T00:00:00" table:style-name="ce3">
            <text:p>8/15/2003</text:p>
          </table:table-cell>
          <table:table-cell office:value-type="date" office:date-value="1978-03-06T00:00:00" table:style-name="ce3">
            <text:p>3/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183.2299999999996" table:style-name="ce4">
            <text:p>4,183.23</text:p>
          </table:table-cell>
          <table:table-cell office:value-type="date" office:date-value="2002-06-11T00:00:00" table:style-name="ce3">
            <text:p>6/11/2002</text:p>
          </table:table-cell>
          <table:table-cell office:value-type="date" office:date-value="1978-03-06T00:00:00" table:style-name="ce3">
            <text:p>3/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5.48" table:style-name="ce2">
            <text:p>85.48</text:p>
          </table:table-cell>
          <table:table-cell office:value-type="date" office:date-value="2004-05-04T00:00:00" table:style-name="ce3">
            <text:p>5/4/2004</text:p>
          </table:table-cell>
          <table:table-cell office:value-type="date" office:date-value="1978-03-07T00:00:00" table:style-name="ce3">
            <text:p>3/7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1.27" table:style-name="ce2">
            <text:p>71.27</text:p>
          </table:table-cell>
          <table:table-cell office:value-type="date" office:date-value="2003-11-23T00:00:00" table:style-name="ce3">
            <text:p>11/23/2003</text:p>
          </table:table-cell>
          <table:table-cell office:value-type="date" office:date-value="1978-03-07T00:00:00" table:style-name="ce3">
            <text:p>3/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3-29T00:00:00" table:style-name="ce3">
            <text:p>3/29/2004</text:p>
          </table:table-cell>
          <table:table-cell office:value-type="date" office:date-value="1978-03-07T00:00:00" table:style-name="ce3">
            <text:p>3/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743.04" table:style-name="ce4">
            <text:p>2,743.04</text:p>
          </table:table-cell>
          <table:table-cell office:value-type="date" office:date-value="2003-04-16T00:00:00" table:style-name="ce3">
            <text:p>4/16/2003</text:p>
          </table:table-cell>
          <table:table-cell office:value-type="date" office:date-value="1978-03-07T00:00:00" table:style-name="ce3">
            <text:p>3/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733.75" table:style-name="ce4">
            <text:p>4,733.75</text:p>
          </table:table-cell>
          <table:table-cell office:value-type="date" office:date-value="2001-10-17T00:00:00" table:style-name="ce3">
            <text:p>10/17/2001</text:p>
          </table:table-cell>
          <table:table-cell office:value-type="date" office:date-value="1978-03-08T00:00:00" table:style-name="ce3">
            <text:p>3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548.98" table:style-name="ce2">
            <text:p>548.98</text:p>
          </table:table-cell>
          <table:table-cell office:value-type="date" office:date-value="2003-11-16T00:00:00" table:style-name="ce3">
            <text:p>11/16/2003</text:p>
          </table:table-cell>
          <table:table-cell office:value-type="date" office:date-value="1978-03-08T00:00:00" table:style-name="ce3">
            <text:p>3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397.75" table:style-name="ce4">
            <text:p>4,397.75</text:p>
          </table:table-cell>
          <table:table-cell office:value-type="date" office:date-value="2002-05-11T00:00:00" table:style-name="ce3">
            <text:p>5/11/2002</text:p>
          </table:table-cell>
          <table:table-cell office:value-type="date" office:date-value="1978-03-09T00:00:00" table:style-name="ce3">
            <text:p>3/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120.49" table:style-name="ce4">
            <text:p>1,120.49</text:p>
          </table:table-cell>
          <table:table-cell office:value-type="date" office:date-value="2004-04-10T00:00:00" table:style-name="ce3">
            <text:p>4/10/2004</text:p>
          </table:table-cell>
          <table:table-cell office:value-type="date" office:date-value="1978-03-09T00:00:00" table:style-name="ce3">
            <text:p>3/9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578.27" table:style-name="ce4">
            <text:p>3,578.27</text:p>
          </table:table-cell>
          <table:table-cell office:value-type="date" office:date-value="2002-02-14T00:00:00" table:style-name="ce3">
            <text:p>2/14/2002</text:p>
          </table:table-cell>
          <table:table-cell office:value-type="date" office:date-value="1978-03-09T00:00:00" table:style-name="ce3">
            <text:p>3/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646.4" table:style-name="ce4">
            <text:p>2,646.40</text:p>
          </table:table-cell>
          <table:table-cell office:value-type="date" office:date-value="2002-08-29T00:00:00" table:style-name="ce3">
            <text:p>8/29/2002</text:p>
          </table:table-cell>
          <table:table-cell office:value-type="date" office:date-value="1978-03-10T00:00:00" table:style-name="ce3">
            <text:p>3/1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06.26" table:style-name="ce2">
            <text:p>106.26</text:p>
          </table:table-cell>
          <table:table-cell office:value-type="date" office:date-value="2004-05-13T00:00:00" table:style-name="ce3">
            <text:p>5/13/2004</text:p>
          </table:table-cell>
          <table:table-cell office:value-type="date" office:date-value="1978-03-11T00:00:00" table:style-name="ce3">
            <text:p>3/1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3.47" table:style-name="ce2">
            <text:p>53.47</text:p>
          </table:table-cell>
          <table:table-cell office:value-type="date" office:date-value="2003-12-18T00:00:00" table:style-name="ce3">
            <text:p>12/18/2003</text:p>
          </table:table-cell>
          <table:table-cell office:value-type="date" office:date-value="1978-03-11T00:00:00" table:style-name="ce3">
            <text:p>3/1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6.97" table:style-name="ce2">
            <text:p>66.97</text:p>
          </table:table-cell>
          <table:table-cell office:value-type="date" office:date-value="2003-12-10T00:00:00" table:style-name="ce3">
            <text:p>12/10/2003</text:p>
          </table:table-cell>
          <table:table-cell office:value-type="date" office:date-value="1978-03-11T00:00:00" table:style-name="ce3">
            <text:p>3/1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939.98" table:style-name="ce4">
            <text:p>3,939.98</text:p>
          </table:table-cell>
          <table:table-cell office:value-type="date" office:date-value="2002-06-11T00:00:00" table:style-name="ce3">
            <text:p>6/11/2002</text:p>
          </table:table-cell>
          <table:table-cell office:value-type="date" office:date-value="1978-03-13T00:00:00" table:style-name="ce3">
            <text:p>3/1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787.74" table:style-name="ce4">
            <text:p>4,787.74</text:p>
          </table:table-cell>
          <table:table-cell office:value-type="date" office:date-value="2001-10-18T00:00:00" table:style-name="ce3">
            <text:p>10/18/2001</text:p>
          </table:table-cell>
          <table:table-cell office:value-type="date" office:date-value="1978-03-13T00:00:00" table:style-name="ce3">
            <text:p>3/1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733.75" table:style-name="ce4">
            <text:p>4,733.75</text:p>
          </table:table-cell>
          <table:table-cell office:value-type="date" office:date-value="2001-10-05T00:00:00" table:style-name="ce3">
            <text:p>10/5/2001</text:p>
          </table:table-cell>
          <table:table-cell office:value-type="date" office:date-value="1978-03-15T00:00:00" table:style-name="ce3">
            <text:p>3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821.72" table:style-name="ce4">
            <text:p>4,821.72</text:p>
          </table:table-cell>
          <table:table-cell office:value-type="date" office:date-value="2001-10-29T00:00:00" table:style-name="ce3">
            <text:p>10/29/2001</text:p>
          </table:table-cell>
          <table:table-cell office:value-type="date" office:date-value="1978-03-15T00:00:00" table:style-name="ce3">
            <text:p>3/1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134.47" table:style-name="ce4">
            <text:p>1,134.47</text:p>
          </table:table-cell>
          <table:table-cell office:value-type="date" office:date-value="2003-09-13T00:00:00" table:style-name="ce3">
            <text:p>9/13/2003</text:p>
          </table:table-cell>
          <table:table-cell office:value-type="date" office:date-value="1978-03-15T00:00:00" table:style-name="ce3">
            <text:p>3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4-06-07T00:00:00" table:style-name="ce3">
            <text:p>6/7/2004</text:p>
          </table:table-cell>
          <table:table-cell office:value-type="date" office:date-value="1978-03-15T00:00:00" table:style-name="ce3">
            <text:p>3/1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4.47" table:style-name="ce2">
            <text:p>64.47</text:p>
          </table:table-cell>
          <table:table-cell office:value-type="date" office:date-value="2004-05-01T00:00:00" table:style-name="ce3">
            <text:p>5/1/2004</text:p>
          </table:table-cell>
          <table:table-cell office:value-type="date" office:date-value="1978-03-15T00:00:00" table:style-name="ce3">
            <text:p>3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049.1" table:style-name="ce4">
            <text:p>2,049.10</text:p>
          </table:table-cell>
          <table:table-cell office:value-type="date" office:date-value="2003-06-22T00:00:00" table:style-name="ce3">
            <text:p>6/22/2003</text:p>
          </table:table-cell>
          <table:table-cell office:value-type="date" office:date-value="1978-03-15T00:00:00" table:style-name="ce3">
            <text:p>3/1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.99" table:style-name="ce2">
            <text:p>8.99</text:p>
          </table:table-cell>
          <table:table-cell office:value-type="date" office:date-value="2003-12-29T00:00:00" table:style-name="ce3">
            <text:p>12/29/2003</text:p>
          </table:table-cell>
          <table:table-cell office:value-type="date" office:date-value="1978-03-16T00:00:00" table:style-name="ce3">
            <text:p>3/1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3-10-27T00:00:00" table:style-name="ce3">
            <text:p>10/27/2003</text:p>
          </table:table-cell>
          <table:table-cell office:value-type="date" office:date-value="1978-03-16T00:00:00" table:style-name="ce3">
            <text:p>3/1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7.94" table:style-name="ce2">
            <text:p>47.94</text:p>
          </table:table-cell>
          <table:table-cell office:value-type="date" office:date-value="2003-11-04T00:00:00" table:style-name="ce3">
            <text:p>11/4/2003</text:p>
          </table:table-cell>
          <table:table-cell office:value-type="date" office:date-value="1978-03-17T00:00:00" table:style-name="ce3">
            <text:p>3/1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6.97" table:style-name="ce2">
            <text:p>26.97</text:p>
          </table:table-cell>
          <table:table-cell office:value-type="date" office:date-value="2004-04-22T00:00:00" table:style-name="ce3">
            <text:p>4/22/2004</text:p>
          </table:table-cell>
          <table:table-cell office:value-type="date" office:date-value="1978-03-17T00:00:00" table:style-name="ce3">
            <text:p>3/1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74.08" table:style-name="ce4">
            <text:p>1,274.08</text:p>
          </table:table-cell>
          <table:table-cell office:value-type="date" office:date-value="2002-01-17T00:00:00" table:style-name="ce3">
            <text:p>1/17/2002</text:p>
          </table:table-cell>
          <table:table-cell office:value-type="date" office:date-value="1978-03-17T00:00:00" table:style-name="ce3">
            <text:p>3/17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41.76" table:style-name="ce2">
            <text:p>241.76</text:p>
          </table:table-cell>
          <table:table-cell office:value-type="date" office:date-value="2003-12-18T00:00:00" table:style-name="ce3">
            <text:p>12/18/2003</text:p>
          </table:table-cell>
          <table:table-cell office:value-type="date" office:date-value="1978-03-19T00:00:00" table:style-name="ce3">
            <text:p>3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12.98" table:style-name="ce2">
            <text:p>12.98</text:p>
          </table:table-cell>
          <table:table-cell office:value-type="date" office:date-value="2004-03-23T00:00:00" table:style-name="ce3">
            <text:p>3/23/2004</text:p>
          </table:table-cell>
          <table:table-cell office:value-type="date" office:date-value="1978-03-19T00:00:00" table:style-name="ce3">
            <text:p>3/19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1.58" table:style-name="ce2">
            <text:p>71.58</text:p>
          </table:table-cell>
          <table:table-cell office:value-type="date" office:date-value="2003-08-07T00:00:00" table:style-name="ce3">
            <text:p>8/7/2003</text:p>
          </table:table-cell>
          <table:table-cell office:value-type="date" office:date-value="1978-03-22T00:00:00" table:style-name="ce3">
            <text:p>3/2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8.98" table:style-name="ce2">
            <text:p>78.98</text:p>
          </table:table-cell>
          <table:table-cell office:value-type="date" office:date-value="2004-07-23T00:00:00" table:style-name="ce3">
            <text:p>7/23/2004</text:p>
          </table:table-cell>
          <table:table-cell office:value-type="date" office:date-value="1978-03-23T00:00:00" table:style-name="ce3">
            <text:p>3/2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5-30T00:00:00" table:style-name="ce3">
            <text:p>5/30/2004</text:p>
          </table:table-cell>
          <table:table-cell office:value-type="date" office:date-value="1978-03-23T00:00:00" table:style-name="ce3">
            <text:p>3/2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55.48" table:style-name="ce4">
            <text:p>1,155.48</text:p>
          </table:table-cell>
          <table:table-cell office:value-type="date" office:date-value="2004-05-14T00:00:00" table:style-name="ce3">
            <text:p>5/14/2004</text:p>
          </table:table-cell>
          <table:table-cell office:value-type="date" office:date-value="1978-03-23T00:00:00" table:style-name="ce3">
            <text:p>3/2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1.49" table:style-name="ce2">
            <text:p>21.49</text:p>
          </table:table-cell>
          <table:table-cell office:value-type="date" office:date-value="2003-11-08T00:00:00" table:style-name="ce3">
            <text:p>11/8/2003</text:p>
          </table:table-cell>
          <table:table-cell office:value-type="date" office:date-value="1978-03-23T00:00:00" table:style-name="ce3">
            <text:p>3/2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3-08-06T00:00:00" table:style-name="ce3">
            <text:p>8/6/2003</text:p>
          </table:table-cell>
          <table:table-cell office:value-type="date" office:date-value="1978-03-24T00:00:00" table:style-name="ce3">
            <text:p>3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699.82" table:style-name="ce4">
            <text:p>4,699.82</text:p>
          </table:table-cell>
          <table:table-cell office:value-type="date" office:date-value="2001-10-31T00:00:00" table:style-name="ce3">
            <text:p>10/31/2001</text:p>
          </table:table-cell>
          <table:table-cell office:value-type="date" office:date-value="1978-03-24T00:00:00" table:style-name="ce3">
            <text:p>3/24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.28" table:style-name="ce2">
            <text:p>27.28</text:p>
          </table:table-cell>
          <table:table-cell office:value-type="date" office:date-value="2003-10-14T00:00:00" table:style-name="ce3">
            <text:p>10/14/2003</text:p>
          </table:table-cell>
          <table:table-cell office:value-type="date" office:date-value="1978-03-24T00:00:00" table:style-name="ce3">
            <text:p>3/24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893.91" table:style-name="ce4">
            <text:p>1,893.91</text:p>
          </table:table-cell>
          <table:table-cell office:value-type="date" office:date-value="2002-07-18T00:00:00" table:style-name="ce3">
            <text:p>7/18/2002</text:p>
          </table:table-cell>
          <table:table-cell office:value-type="date" office:date-value="1978-03-25T00:00:00" table:style-name="ce3">
            <text:p>3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985.66" table:style-name="ce4">
            <text:p>4,985.66</text:p>
          </table:table-cell>
          <table:table-cell office:value-type="date" office:date-value="2002-11-13T00:00:00" table:style-name="ce3">
            <text:p>11/13/2002</text:p>
          </table:table-cell>
          <table:table-cell office:value-type="date" office:date-value="1978-03-25T00:00:00" table:style-name="ce3">
            <text:p>3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2.28" table:style-name="ce2">
            <text:p>32.28</text:p>
          </table:table-cell>
          <table:table-cell office:value-type="date" office:date-value="2004-05-16T00:00:00" table:style-name="ce3">
            <text:p>5/16/2004</text:p>
          </table:table-cell>
          <table:table-cell office:value-type="date" office:date-value="1978-03-25T00:00:00" table:style-name="ce3">
            <text:p>3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721.55" table:style-name="ce4">
            <text:p>2,721.55</text:p>
          </table:table-cell>
          <table:table-cell office:value-type="date" office:date-value="2002-07-27T00:00:00" table:style-name="ce3">
            <text:p>7/27/2002</text:p>
          </table:table-cell>
          <table:table-cell office:value-type="date" office:date-value="1978-03-25T00:00:00" table:style-name="ce3">
            <text:p>3/2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7-06T00:00:00" table:style-name="ce3">
            <text:p>7/6/2004</text:p>
          </table:table-cell>
          <table:table-cell office:value-type="date" office:date-value="1978-03-27T00:00:00" table:style-name="ce3">
            <text:p>3/2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9.97" table:style-name="ce2">
            <text:p>79.97</text:p>
          </table:table-cell>
          <table:table-cell office:value-type="date" office:date-value="2004-01-13T00:00:00" table:style-name="ce3">
            <text:p>1/13/2004</text:p>
          </table:table-cell>
          <table:table-cell office:value-type="date" office:date-value="1978-03-31T00:00:00" table:style-name="ce3">
            <text:p>3/3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date" office:date-value="2003-12-23T00:00:00" table:style-name="ce3">
            <text:p>12/23/2003</text:p>
          </table:table-cell>
          <table:table-cell office:value-type="date" office:date-value="1978-03-31T00:00:00" table:style-name="ce3">
            <text:p>3/3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209.21" table:style-name="ce4">
            <text:p>4,209.21</text:p>
          </table:table-cell>
          <table:table-cell office:value-type="date" office:date-value="2002-06-23T00:00:00" table:style-name="ce3">
            <text:p>6/23/2002</text:p>
          </table:table-cell>
          <table:table-cell office:value-type="date" office:date-value="1978-03-31T00:00:00" table:style-name="ce3">
            <text:p>3/3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4.98" table:style-name="ce2">
            <text:p>14.98</text:p>
          </table:table-cell>
          <table:table-cell office:value-type="date" office:date-value="2003-12-31T00:00:00" table:style-name="ce3">
            <text:p>12/31/2003</text:p>
          </table:table-cell>
          <table:table-cell office:value-type="date" office:date-value="1978-03-31T00:00:00" table:style-name="ce3">
            <text:p>3/3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7.93" table:style-name="ce2">
            <text:p>37.93</text:p>
          </table:table-cell>
          <table:table-cell office:value-type="date" office:date-value="2004-02-27T00:00:00" table:style-name="ce3">
            <text:p>2/27/2004</text:p>
          </table:table-cell>
          <table:table-cell office:value-type="date" office:date-value="1978-03-31T00:00:00" table:style-name="ce3">
            <text:p>3/3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578.27" table:style-name="ce4">
            <text:p>3,578.27</text:p>
          </table:table-cell>
          <table:table-cell office:value-type="date" office:date-value="2001-12-20T00:00:00" table:style-name="ce3">
            <text:p>12/20/2001</text:p>
          </table:table-cell>
          <table:table-cell office:value-type="date" office:date-value="1978-03-31T00:00:00" table:style-name="ce3">
            <text:p>3/3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3.97" table:style-name="ce2">
            <text:p>63.97</text:p>
          </table:table-cell>
          <table:table-cell office:value-type="date" office:date-value="2003-10-01T00:00:00" table:style-name="ce3">
            <text:p>10/1/2003</text:p>
          </table:table-cell>
          <table:table-cell office:value-type="date" office:date-value="1978-04-01T00:00:00" table:style-name="ce3">
            <text:p>4/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2181.56" table:style-name="ce4">
            <text:p>2,181.56</text:p>
          </table:table-cell>
          <table:table-cell office:value-type="date" office:date-value="2002-09-29T00:00:00" table:style-name="ce3">
            <text:p>9/29/2002</text:p>
          </table:table-cell>
          <table:table-cell office:value-type="date" office:date-value="1978-04-01T00:00:00" table:style-name="ce3">
            <text:p>4/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08.96" table:style-name="ce2">
            <text:p>608.96</text:p>
          </table:table-cell>
          <table:table-cell office:value-type="date" office:date-value="2004-02-03T00:00:00" table:style-name="ce3">
            <text:p>2/3/2004</text:p>
          </table:table-cell>
          <table:table-cell office:value-type="date" office:date-value="1978-04-02T00:00:00" table:style-name="ce3">
            <text:p>4/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49.8399999999999" table:style-name="ce4">
            <text:p>1,249.84</text:p>
          </table:table-cell>
          <table:table-cell office:value-type="date" office:date-value="2003-06-30T00:00:00" table:style-name="ce3">
            <text:p>6/30/2003</text:p>
          </table:table-cell>
          <table:table-cell office:value-type="date" office:date-value="1978-04-02T00:00:00" table:style-name="ce3">
            <text:p>4/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15.25" table:style-name="ce2">
            <text:p>115.25</text:p>
          </table:table-cell>
          <table:table-cell office:value-type="date" office:date-value="2003-08-29T00:00:00" table:style-name="ce3">
            <text:p>8/29/2003</text:p>
          </table:table-cell>
          <table:table-cell office:value-type="date" office:date-value="1978-04-05T00:00:00" table:style-name="ce3">
            <text:p>4/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4.99" table:style-name="ce2">
            <text:p>124.99</text:p>
          </table:table-cell>
          <table:table-cell office:value-type="date" office:date-value="2003-09-10T00:00:00" table:style-name="ce3">
            <text:p>9/10/2003</text:p>
          </table:table-cell>
          <table:table-cell office:value-type="date" office:date-value="1978-04-05T00:00:00" table:style-name="ce3">
            <text:p>4/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018.33" table:style-name="ce4">
            <text:p>3,018.33</text:p>
          </table:table-cell>
          <table:table-cell office:value-type="date" office:date-value="2002-07-16T00:00:00" table:style-name="ce3">
            <text:p>7/16/2002</text:p>
          </table:table-cell>
          <table:table-cell office:value-type="date" office:date-value="1978-04-05T00:00:00" table:style-name="ce3">
            <text:p>4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71.58" table:style-name="ce2">
            <text:p>71.58</text:p>
          </table:table-cell>
          <table:table-cell office:value-type="date" office:date-value="2004-06-16T00:00:00" table:style-name="ce3">
            <text:p>6/16/2004</text:p>
          </table:table-cell>
          <table:table-cell office:value-type="date" office:date-value="1978-04-05T00:00:00" table:style-name="ce3">
            <text:p>4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9.97" table:style-name="ce2">
            <text:p>79.97</text:p>
          </table:table-cell>
          <table:table-cell office:value-type="date" office:date-value="2003-11-08T00:00:00" table:style-name="ce3">
            <text:p>11/8/2003</text:p>
          </table:table-cell>
          <table:table-cell office:value-type="date" office:date-value="1978-04-06T00:00:00" table:style-name="ce3">
            <text:p>4/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118.26" table:style-name="ce4">
            <text:p>4,118.26</text:p>
          </table:table-cell>
          <table:table-cell office:value-type="date" office:date-value="2002-06-07T00:00:00" table:style-name="ce3">
            <text:p>6/7/2002</text:p>
          </table:table-cell>
          <table:table-cell office:value-type="date" office:date-value="1978-04-06T00:00:00" table:style-name="ce3">
            <text:p>4/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971.33" table:style-name="ce4">
            <text:p>5,971.33</text:p>
          </table:table-cell>
          <table:table-cell office:value-type="date" office:date-value="2002-02-23T00:00:00" table:style-name="ce3">
            <text:p>2/23/2002</text:p>
          </table:table-cell>
          <table:table-cell office:value-type="date" office:date-value="1978-04-08T00:00:00" table:style-name="ce3">
            <text:p>4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349.6099999999997" table:style-name="ce4">
            <text:p>4,349.61</text:p>
          </table:table-cell>
          <table:table-cell office:value-type="date" office:date-value="2002-06-05T00:00:00" table:style-name="ce3">
            <text:p>6/5/2002</text:p>
          </table:table-cell>
          <table:table-cell office:value-type="date" office:date-value="1978-04-08T00:00:00" table:style-name="ce3">
            <text:p>4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2.98" table:style-name="ce2">
            <text:p>62.98</text:p>
          </table:table-cell>
          <table:table-cell office:value-type="date" office:date-value="2004-05-15T00:00:00" table:style-name="ce3">
            <text:p>5/15/2004</text:p>
          </table:table-cell>
          <table:table-cell office:value-type="date" office:date-value="1978-04-08T00:00:00" table:style-name="ce3">
            <text:p>4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6.270000000000003" table:style-name="ce2">
            <text:p>36.27</text:p>
          </table:table-cell>
          <table:table-cell office:value-type="date" office:date-value="2004-07-27T00:00:00" table:style-name="ce3">
            <text:p>7/27/2004</text:p>
          </table:table-cell>
          <table:table-cell office:value-type="date" office:date-value="1978-04-15T00:00:00" table:style-name="ce3">
            <text:p>4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407.04" table:style-name="ce4">
            <text:p>2,407.04</text:p>
          </table:table-cell>
          <table:table-cell office:value-type="date" office:date-value="2003-12-11T00:00:00" table:style-name="ce3">
            <text:p>12/11/2003</text:p>
          </table:table-cell>
          <table:table-cell office:value-type="date" office:date-value="1978-04-15T00:00:00" table:style-name="ce3">
            <text:p>4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735.98" table:style-name="ce4">
            <text:p>1,735.98</text:p>
          </table:table-cell>
          <table:table-cell office:value-type="date" office:date-value="2004-06-19T00:00:00" table:style-name="ce3">
            <text:p>6/19/2004</text:p>
          </table:table-cell>
          <table:table-cell office:value-type="date" office:date-value="1978-04-17T00:00:00" table:style-name="ce3">
            <text:p>4/1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4.98" table:style-name="ce2">
            <text:p>14.98</text:p>
          </table:table-cell>
          <table:table-cell office:value-type="date" office:date-value="2004-07-01T00:00:00" table:style-name="ce3">
            <text:p>7/1/2004</text:p>
          </table:table-cell>
          <table:table-cell office:value-type="date" office:date-value="1978-04-19T00:00:00" table:style-name="ce3">
            <text:p>4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042.82" table:style-name="ce4">
            <text:p>3,042.82</text:p>
          </table:table-cell>
          <table:table-cell office:value-type="date" office:date-value="2003-04-23T00:00:00" table:style-name="ce3">
            <text:p>4/23/2003</text:p>
          </table:table-cell>
          <table:table-cell office:value-type="date" office:date-value="1978-04-19T00:00:00" table:style-name="ce3">
            <text:p>4/19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9.97" table:style-name="ce2">
            <text:p>69.97</text:p>
          </table:table-cell>
          <table:table-cell office:value-type="date" office:date-value="2003-11-27T00:00:00" table:style-name="ce3">
            <text:p>11/27/2003</text:p>
          </table:table-cell>
          <table:table-cell office:value-type="date" office:date-value="1978-04-20T00:00:00" table:style-name="ce3">
            <text:p>4/20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1.95" table:style-name="ce2">
            <text:p>111.95</text:p>
          </table:table-cell>
          <table:table-cell office:value-type="date" office:date-value="2003-09-10T00:00:00" table:style-name="ce3">
            <text:p>9/10/2003</text:p>
          </table:table-cell>
          <table:table-cell office:value-type="date" office:date-value="1978-04-23T00:00:00" table:style-name="ce3">
            <text:p>4/2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4698.76" table:style-name="ce4">
            <text:p>4,698.76</text:p>
          </table:table-cell>
          <table:table-cell office:value-type="date" office:date-value="2001-10-02T00:00:00" table:style-name="ce3">
            <text:p>10/2/2001</text:p>
          </table:table-cell>
          <table:table-cell office:value-type="date" office:date-value="1978-04-23T00:00:00" table:style-name="ce3">
            <text:p>4/2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78.98" table:style-name="ce2">
            <text:p>78.98</text:p>
          </table:table-cell>
          <table:table-cell office:value-type="date" office:date-value="2003-12-25T00:00:00" table:style-name="ce3">
            <text:p>12/25/2003</text:p>
          </table:table-cell>
          <table:table-cell office:value-type="date" office:date-value="1978-04-26T00:00:00" table:style-name="ce3">
            <text:p>4/2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735.53" table:style-name="ce4">
            <text:p>2,735.53</text:p>
          </table:table-cell>
          <table:table-cell office:value-type="date" office:date-value="2002-07-05T00:00:00" table:style-name="ce3">
            <text:p>7/5/2002</text:p>
          </table:table-cell>
          <table:table-cell office:value-type="date" office:date-value="1978-04-26T00:00:00" table:style-name="ce3">
            <text:p>4/2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120.49" table:style-name="ce4">
            <text:p>1,120.49</text:p>
          </table:table-cell>
          <table:table-cell office:value-type="date" office:date-value="2004-06-21T00:00:00" table:style-name="ce3">
            <text:p>6/21/2004</text:p>
          </table:table-cell>
          <table:table-cell office:value-type="date" office:date-value="1978-04-27T00:00:00" table:style-name="ce3">
            <text:p>4/2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39.0899999999999" table:style-name="ce4">
            <text:p>1,239.09</text:p>
          </table:table-cell>
          <table:table-cell office:value-type="date" office:date-value="2001-10-15T00:00:00" table:style-name="ce3">
            <text:p>10/15/2001</text:p>
          </table:table-cell>
          <table:table-cell office:value-type="date" office:date-value="1978-04-27T00:00:00" table:style-name="ce3">
            <text:p>4/2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071.42" table:style-name="ce4">
            <text:p>2,071.42</text:p>
          </table:table-cell>
          <table:table-cell office:value-type="date" office:date-value="2003-01-08T00:00:00" table:style-name="ce3">
            <text:p>1/8/2003</text:p>
          </table:table-cell>
          <table:table-cell office:value-type="date" office:date-value="1978-04-30T00:00:00" table:style-name="ce3">
            <text:p>4/3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6.24" table:style-name="ce2">
            <text:p>86.24</text:p>
          </table:table-cell>
          <table:table-cell office:value-type="date" office:date-value="2003-08-28T00:00:00" table:style-name="ce3">
            <text:p>8/28/2003</text:p>
          </table:table-cell>
          <table:table-cell office:value-type="date" office:date-value="1978-05-02T00:00:00" table:style-name="ce3">
            <text:p>5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86.33" table:style-name="ce2">
            <text:p>786.33</text:p>
          </table:table-cell>
          <table:table-cell office:value-type="date" office:date-value="2004-05-03T00:00:00" table:style-name="ce3">
            <text:p>5/3/2004</text:p>
          </table:table-cell>
          <table:table-cell office:value-type="date" office:date-value="1978-05-02T00:00:00" table:style-name="ce3">
            <text:p>5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96.75" table:style-name="ce2">
            <text:p>96.75</text:p>
          </table:table-cell>
          <table:table-cell office:value-type="date" office:date-value="2003-10-23T00:00:00" table:style-name="ce3">
            <text:p>10/23/2003</text:p>
          </table:table-cell>
          <table:table-cell office:value-type="date" office:date-value="1978-05-03T00:00:00" table:style-name="ce3">
            <text:p>5/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3.78" table:style-name="ce2">
            <text:p>23.78</text:p>
          </table:table-cell>
          <table:table-cell office:value-type="date" office:date-value="2004-06-06T00:00:00" table:style-name="ce3">
            <text:p>6/6/2004</text:p>
          </table:table-cell>
          <table:table-cell office:value-type="date" office:date-value="1978-05-03T00:00:00" table:style-name="ce3">
            <text:p>5/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3-27T00:00:00" table:style-name="ce3">
            <text:p>3/27/2004</text:p>
          </table:table-cell>
          <table:table-cell office:value-type="date" office:date-value="1978-05-06T00:00:00" table:style-name="ce3">
            <text:p>5/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3-10-18T00:00:00" table:style-name="ce3">
            <text:p>10/18/2003</text:p>
          </table:table-cell>
          <table:table-cell office:value-type="date" office:date-value="1978-05-08T00:00:00" table:style-name="ce3">
            <text:p>5/8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94.97" table:style-name="ce2">
            <text:p>94.97</text:p>
          </table:table-cell>
          <table:table-cell office:value-type="date" office:date-value="2004-03-17T00:00:00" table:style-name="ce3">
            <text:p>3/17/2004</text:p>
          </table:table-cell>
          <table:table-cell office:value-type="date" office:date-value="1978-05-08T00:00:00" table:style-name="ce3">
            <text:p>5/8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2.97" table:style-name="ce2">
            <text:p>42.97</text:p>
          </table:table-cell>
          <table:table-cell office:value-type="date" office:date-value="2004-04-28T00:00:00" table:style-name="ce3">
            <text:p>4/28/2004</text:p>
          </table:table-cell>
          <table:table-cell office:value-type="date" office:date-value="1978-05-08T00:00:00" table:style-name="ce3">
            <text:p>5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.99" table:style-name="ce2">
            <text:p>8.99</text:p>
          </table:table-cell>
          <table:table-cell office:value-type="date" office:date-value="2003-12-19T00:00:00" table:style-name="ce3">
            <text:p>12/19/2003</text:p>
          </table:table-cell>
          <table:table-cell office:value-type="date" office:date-value="1978-05-08T00:00:00" table:style-name="ce3">
            <text:p>5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7.959999999999994" table:style-name="ce2">
            <text:p>77.96</text:p>
          </table:table-cell>
          <table:table-cell office:value-type="date" office:date-value="2004-03-21T00:00:00" table:style-name="ce3">
            <text:p>3/21/2004</text:p>
          </table:table-cell>
          <table:table-cell office:value-type="date" office:date-value="1978-05-09T00:00:00" table:style-name="ce3">
            <text:p>5/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6.270000000000003" table:style-name="ce2">
            <text:p>36.27</text:p>
          </table:table-cell>
          <table:table-cell office:value-type="date" office:date-value="2003-08-07T00:00:00" table:style-name="ce3">
            <text:p>8/7/2003</text:p>
          </table:table-cell>
          <table:table-cell office:value-type="date" office:date-value="1978-05-10T00:00:00" table:style-name="ce3">
            <text:p>5/1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730.03" table:style-name="ce4">
            <text:p>4,730.03</text:p>
          </table:table-cell>
          <table:table-cell office:value-type="date" office:date-value="2001-10-01T00:00:00" table:style-name="ce3">
            <text:p>10/1/2001</text:p>
          </table:table-cell>
          <table:table-cell office:value-type="date" office:date-value="1978-05-11T00:00:00" table:style-name="ce3">
            <text:p>5/1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965.8100000000004" table:style-name="ce4">
            <text:p>4,965.81</text:p>
          </table:table-cell>
          <table:table-cell office:value-type="date" office:date-value="2001-12-07T00:00:00" table:style-name="ce3">
            <text:p>12/7/2001</text:p>
          </table:table-cell>
          <table:table-cell office:value-type="date" office:date-value="1978-05-14T00:00:00" table:style-name="ce3">
            <text:p>5/1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153.25" table:style-name="ce4">
            <text:p>4,153.25</text:p>
          </table:table-cell>
          <table:table-cell office:value-type="date" office:date-value="2002-02-02T00:00:00" table:style-name="ce3">
            <text:p>2/2/2002</text:p>
          </table:table-cell>
          <table:table-cell office:value-type="date" office:date-value="1978-05-14T00:00:00" table:style-name="ce3">
            <text:p>5/14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4-13T00:00:00" table:style-name="ce3">
            <text:p>4/13/2004</text:p>
          </table:table-cell>
          <table:table-cell office:value-type="date" office:date-value="1978-05-14T00:00:00" table:style-name="ce3">
            <text:p>5/1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578.27" table:style-name="ce4">
            <text:p>3,578.27</text:p>
          </table:table-cell>
          <table:table-cell office:value-type="date" office:date-value="2001-12-29T00:00:00" table:style-name="ce3">
            <text:p>12/29/2001</text:p>
          </table:table-cell>
          <table:table-cell office:value-type="date" office:date-value="1978-05-14T00:00:00" table:style-name="ce3">
            <text:p>5/1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8.44999999999999" table:style-name="ce2">
            <text:p>138.45</text:p>
          </table:table-cell>
          <table:table-cell office:value-type="date" office:date-value="2003-11-21T00:00:00" table:style-name="ce3">
            <text:p>11/21/2003</text:p>
          </table:table-cell>
          <table:table-cell office:value-type="date" office:date-value="1978-05-15T00:00:00" table:style-name="ce3">
            <text:p>5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772.41" table:style-name="ce4">
            <text:p>3,772.41</text:p>
          </table:table-cell>
          <table:table-cell office:value-type="date" office:date-value="2003-02-20T00:00:00" table:style-name="ce3">
            <text:p>2/20/2003</text:p>
          </table:table-cell>
          <table:table-cell office:value-type="date" office:date-value="1978-05-18T00:00:00" table:style-name="ce3">
            <text:p>5/1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001.04" table:style-name="ce4">
            <text:p>3,001.04</text:p>
          </table:table-cell>
          <table:table-cell office:value-type="date" office:date-value="2002-09-04T00:00:00" table:style-name="ce3">
            <text:p>9/4/2002</text:p>
          </table:table-cell>
          <table:table-cell office:value-type="date" office:date-value="1978-05-18T00:00:00" table:style-name="ce3">
            <text:p>5/18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raduate Degre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438.06" table:style-name="ce4">
            <text:p>2,438.06</text:p>
          </table:table-cell>
          <table:table-cell office:value-type="date" office:date-value="2004-06-20T00:00:00" table:style-name="ce3">
            <text:p>6/20/2004</text:p>
          </table:table-cell>
          <table:table-cell office:value-type="date" office:date-value="1978-05-19T00:00:00" table:style-name="ce3">
            <text:p>5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9.99" table:style-name="ce2">
            <text:p>29.99</text:p>
          </table:table-cell>
          <table:table-cell office:value-type="date" office:date-value="2004-01-03T00:00:00" table:style-name="ce3">
            <text:p>1/3/2004</text:p>
          </table:table-cell>
          <table:table-cell office:value-type="date" office:date-value="1978-05-20T00:00:00" table:style-name="ce3">
            <text:p>5/2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.99" table:style-name="ce2">
            <text:p>8.99</text:p>
          </table:table-cell>
          <table:table-cell office:value-type="date" office:date-value="2003-09-23T00:00:00" table:style-name="ce3">
            <text:p>9/23/2003</text:p>
          </table:table-cell>
          <table:table-cell office:value-type="date" office:date-value="1978-05-21T00:00:00" table:style-name="ce3">
            <text:p>5/2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764.96" table:style-name="ce4">
            <text:p>1,764.96</text:p>
          </table:table-cell>
          <table:table-cell office:value-type="date" office:date-value="2004-05-19T00:00:00" table:style-name="ce3">
            <text:p>5/19/2004</text:p>
          </table:table-cell>
          <table:table-cell office:value-type="date" office:date-value="1978-05-21T00:00:00" table:style-name="ce3">
            <text:p>5/2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3-11-06T00:00:00" table:style-name="ce3">
            <text:p>11/6/2003</text:p>
          </table:table-cell>
          <table:table-cell office:value-type="date" office:date-value="1978-05-21T00:00:00" table:style-name="ce3">
            <text:p>5/2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1-19T00:00:00" table:style-name="ce3">
            <text:p>1/19/2004</text:p>
          </table:table-cell>
          <table:table-cell office:value-type="date" office:date-value="1978-05-22T00:00:00" table:style-name="ce3">
            <text:p>5/2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55.42" table:style-name="ce4">
            <text:p>2,755.42</text:p>
          </table:table-cell>
          <table:table-cell office:value-type="date" office:date-value="2002-09-12T00:00:00" table:style-name="ce3">
            <text:p>9/12/2002</text:p>
          </table:table-cell>
          <table:table-cell office:value-type="date" office:date-value="1978-05-24T00:00:00" table:style-name="ce3">
            <text:p>5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28.74" table:style-name="ce2">
            <text:p>828.74</text:p>
          </table:table-cell>
          <table:table-cell office:value-type="date" office:date-value="2003-11-17T00:00:00" table:style-name="ce3">
            <text:p>11/17/2003</text:p>
          </table:table-cell>
          <table:table-cell office:value-type="date" office:date-value="1978-05-24T00:00:00" table:style-name="ce3">
            <text:p>5/24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752.75" table:style-name="ce4">
            <text:p>4,752.75</text:p>
          </table:table-cell>
          <table:table-cell office:value-type="date" office:date-value="2001-07-16T00:00:00" table:style-name="ce3">
            <text:p>7/16/2001</text:p>
          </table:table-cell>
          <table:table-cell office:value-type="date" office:date-value="1978-05-24T00:00:00" table:style-name="ce3">
            <text:p>5/24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775.47" table:style-name="ce4">
            <text:p>1,775.47</text:p>
          </table:table-cell>
          <table:table-cell office:value-type="date" office:date-value="2004-04-16T00:00:00" table:style-name="ce3">
            <text:p>4/16/2004</text:p>
          </table:table-cell>
          <table:table-cell office:value-type="date" office:date-value="1978-05-24T00:00:00" table:style-name="ce3">
            <text:p>5/24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8.979999999999997" table:style-name="ce2">
            <text:p>38.98</text:p>
          </table:table-cell>
          <table:table-cell office:value-type="date" office:date-value="2004-06-16T00:00:00" table:style-name="ce3">
            <text:p>6/16/2004</text:p>
          </table:table-cell>
          <table:table-cell office:value-type="date" office:date-value="1978-05-24T00:00:00" table:style-name="ce3">
            <text:p>5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88.06" table:style-name="ce4">
            <text:p>1,288.06</text:p>
          </table:table-cell>
          <table:table-cell office:value-type="date" office:date-value="2001-10-26T00:00:00" table:style-name="ce3">
            <text:p>10/26/2001</text:p>
          </table:table-cell>
          <table:table-cell office:value-type="date" office:date-value="1978-05-24T00:00:00" table:style-name="ce3">
            <text:p>5/24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756.54" table:style-name="ce4">
            <text:p>2,756.54</text:p>
          </table:table-cell>
          <table:table-cell office:value-type="date" office:date-value="2003-03-07T00:00:00" table:style-name="ce3">
            <text:p>3/7/2003</text:p>
          </table:table-cell>
          <table:table-cell office:value-type="date" office:date-value="1978-05-25T00:00:00" table:style-name="ce3">
            <text:p>5/2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9.459999999999994" table:style-name="ce2">
            <text:p>69.46</text:p>
          </table:table-cell>
          <table:table-cell office:value-type="date" office:date-value="2004-06-09T00:00:00" table:style-name="ce3">
            <text:p>6/9/2004</text:p>
          </table:table-cell>
          <table:table-cell office:value-type="date" office:date-value="1978-05-25T00:00:00" table:style-name="ce3">
            <text:p>5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4.98" table:style-name="ce2">
            <text:p>74.98</text:p>
          </table:table-cell>
          <table:table-cell office:value-type="date" office:date-value="2004-05-09T00:00:00" table:style-name="ce3">
            <text:p>5/9/2004</text:p>
          </table:table-cell>
          <table:table-cell office:value-type="date" office:date-value="1978-05-26T00:00:00" table:style-name="ce3">
            <text:p>5/2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3-10-05T00:00:00" table:style-name="ce3">
            <text:p>10/5/2003</text:p>
          </table:table-cell>
          <table:table-cell office:value-type="date" office:date-value="1978-05-26T00:00:00" table:style-name="ce3">
            <text:p>5/2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22.98" table:style-name="ce4">
            <text:p>1,322.98</text:p>
          </table:table-cell>
          <table:table-cell office:value-type="date" office:date-value="2003-04-29T00:00:00" table:style-name="ce3">
            <text:p>4/29/2003</text:p>
          </table:table-cell>
          <table:table-cell office:value-type="date" office:date-value="1978-05-26T00:00:00" table:style-name="ce3">
            <text:p>5/2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0.48" table:style-name="ce2">
            <text:p>30.48</text:p>
          </table:table-cell>
          <table:table-cell office:value-type="date" office:date-value="2004-05-11T00:00:00" table:style-name="ce3">
            <text:p>5/11/2004</text:p>
          </table:table-cell>
          <table:table-cell office:value-type="date" office:date-value="1978-05-26T00:00:00" table:style-name="ce3">
            <text:p>5/2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587.47" table:style-name="ce4">
            <text:p>1,587.47</text:p>
          </table:table-cell>
          <table:table-cell office:value-type="date" office:date-value="2002-08-05T00:00:00" table:style-name="ce3">
            <text:p>8/5/2002</text:p>
          </table:table-cell>
          <table:table-cell office:value-type="date" office:date-value="1978-06-03T00:00:00" table:style-name="ce3">
            <text:p>6/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01.45" table:style-name="ce2">
            <text:p>101.45</text:p>
          </table:table-cell>
          <table:table-cell office:value-type="date" office:date-value="2003-07-31T00:00:00" table:style-name="ce3">
            <text:p>7/31/2003</text:p>
          </table:table-cell>
          <table:table-cell office:value-type="date" office:date-value="1978-06-03T00:00:00" table:style-name="ce3">
            <text:p>6/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03.49" table:style-name="ce2">
            <text:p>603.49</text:p>
          </table:table-cell>
          <table:table-cell office:value-type="date" office:date-value="2004-02-07T00:00:00" table:style-name="ce3">
            <text:p>2/7/2004</text:p>
          </table:table-cell>
          <table:table-cell office:value-type="date" office:date-value="1978-06-03T00:00:00" table:style-name="ce3">
            <text:p>6/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802.21" table:style-name="ce4">
            <text:p>1,802.21</text:p>
          </table:table-cell>
          <table:table-cell office:value-type="date" office:date-value="2002-07-06T00:00:00" table:style-name="ce3">
            <text:p>7/6/2002</text:p>
          </table:table-cell>
          <table:table-cell office:value-type="date" office:date-value="1978-06-05T00:00:00" table:style-name="ce3">
            <text:p>6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3-08-06T00:00:00" table:style-name="ce3">
            <text:p>8/6/2003</text:p>
          </table:table-cell>
          <table:table-cell office:value-type="date" office:date-value="1978-06-08T00:00:00" table:style-name="ce3">
            <text:p>6/8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7-19T00:00:00" table:style-name="ce3">
            <text:p>7/19/2004</text:p>
          </table:table-cell>
          <table:table-cell office:value-type="date" office:date-value="1978-06-08T00:00:00" table:style-name="ce3">
            <text:p>6/8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728.27" table:style-name="ce4">
            <text:p>1,728.27</text:p>
          </table:table-cell>
          <table:table-cell office:value-type="date" office:date-value="2004-05-02T00:00:00" table:style-name="ce3">
            <text:p>5/2/2004</text:p>
          </table:table-cell>
          <table:table-cell office:value-type="date" office:date-value="1978-06-12T00:00:00" table:style-name="ce3">
            <text:p>6/1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480.38" table:style-name="ce4">
            <text:p>3,480.38</text:p>
          </table:table-cell>
          <table:table-cell office:value-type="date" office:date-value="2003-05-21T00:00:00" table:style-name="ce3">
            <text:p>5/21/2003</text:p>
          </table:table-cell>
          <table:table-cell office:value-type="date" office:date-value="1978-06-12T00:00:00" table:style-name="ce3">
            <text:p>6/1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1239.0899999999999" table:style-name="ce4">
            <text:p>1,239.09</text:p>
          </table:table-cell>
          <table:table-cell office:value-type="date" office:date-value="2001-12-16T00:00:00" table:style-name="ce3">
            <text:p>12/16/2001</text:p>
          </table:table-cell>
          <table:table-cell office:value-type="date" office:date-value="1978-06-13T00:00:00" table:style-name="ce3">
            <text:p>6/1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8.98" table:style-name="ce2">
            <text:p>78.98</text:p>
          </table:table-cell>
          <table:table-cell office:value-type="date" office:date-value="2003-09-12T00:00:00" table:style-name="ce3">
            <text:p>9/12/2003</text:p>
          </table:table-cell>
          <table:table-cell office:value-type="date" office:date-value="1978-06-15T00:00:00" table:style-name="ce3">
            <text:p>6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910.55" table:style-name="ce4">
            <text:p>5,910.55</text:p>
          </table:table-cell>
          <table:table-cell office:value-type="date" office:date-value="2002-05-20T00:00:00" table:style-name="ce3">
            <text:p>5/20/2002</text:p>
          </table:table-cell>
          <table:table-cell office:value-type="date" office:date-value="1978-06-17T00:00:00" table:style-name="ce3">
            <text:p>6/17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.98" table:style-name="ce2">
            <text:p>13.98</text:p>
          </table:table-cell>
          <table:table-cell office:value-type="date" office:date-value="2004-03-12T00:00:00" table:style-name="ce3">
            <text:p>3/12/2004</text:p>
          </table:table-cell>
          <table:table-cell office:value-type="date" office:date-value="1978-06-17T00:00:00" table:style-name="ce3">
            <text:p>6/1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88.31" table:style-name="ce4">
            <text:p>1,288.31</text:p>
          </table:table-cell>
          <table:table-cell office:value-type="date" office:date-value="2003-09-11T00:00:00" table:style-name="ce3">
            <text:p>9/11/2003</text:p>
          </table:table-cell>
          <table:table-cell office:value-type="date" office:date-value="1978-06-17T00:00:00" table:style-name="ce3">
            <text:p>6/1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90.47" table:style-name="ce2">
            <text:p>90.47</text:p>
          </table:table-cell>
          <table:table-cell office:value-type="date" office:date-value="2003-08-22T00:00:00" table:style-name="ce3">
            <text:p>8/22/2003</text:p>
          </table:table-cell>
          <table:table-cell office:value-type="date" office:date-value="1978-06-19T00:00:00" table:style-name="ce3">
            <text:p>6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752.75" table:style-name="ce4">
            <text:p>4,752.75</text:p>
          </table:table-cell>
          <table:table-cell office:value-type="date" office:date-value="2001-07-10T00:00:00" table:style-name="ce3">
            <text:p>7/10/2001</text:p>
          </table:table-cell>
          <table:table-cell office:value-type="date" office:date-value="1978-06-19T00:00:00" table:style-name="ce3">
            <text:p>6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24.99" table:style-name="ce2">
            <text:p>124.99</text:p>
          </table:table-cell>
          <table:table-cell office:value-type="date" office:date-value="2003-09-07T00:00:00" table:style-name="ce3">
            <text:p>9/7/2003</text:p>
          </table:table-cell>
          <table:table-cell office:value-type="date" office:date-value="1978-06-19T00:00:00" table:style-name="ce3">
            <text:p>6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399.99" table:style-name="ce4">
            <text:p>3,399.99</text:p>
          </table:table-cell>
          <table:table-cell office:value-type="date" office:date-value="2001-11-20T00:00:00" table:style-name="ce3">
            <text:p>11/20/2001</text:p>
          </table:table-cell>
          <table:table-cell office:value-type="date" office:date-value="1978-06-19T00:00:00" table:style-name="ce3">
            <text:p>6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578.27" table:style-name="ce4">
            <text:p>3,578.27</text:p>
          </table:table-cell>
          <table:table-cell office:value-type="date" office:date-value="2001-12-26T00:00:00" table:style-name="ce3">
            <text:p>12/26/2001</text:p>
          </table:table-cell>
          <table:table-cell office:value-type="date" office:date-value="1978-06-19T00:00:00" table:style-name="ce3">
            <text:p>6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2.93" table:style-name="ce2">
            <text:p>22.93</text:p>
          </table:table-cell>
          <table:table-cell office:value-type="date" office:date-value="2003-12-23T00:00:00" table:style-name="ce3">
            <text:p>12/23/2003</text:p>
          </table:table-cell>
          <table:table-cell office:value-type="date" office:date-value="1978-06-23T00:00:00" table:style-name="ce3">
            <text:p>6/2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451.3000000000002" table:style-name="ce4">
            <text:p>2,451.30</text:p>
          </table:table-cell>
          <table:table-cell office:value-type="date" office:date-value="2004-01-19T00:00:00" table:style-name="ce3">
            <text:p>1/19/2004</text:p>
          </table:table-cell>
          <table:table-cell office:value-type="date" office:date-value="1978-06-24T00:00:00" table:style-name="ce3">
            <text:p>6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3.97" table:style-name="ce2">
            <text:p>83.97</text:p>
          </table:table-cell>
          <table:table-cell office:value-type="date" office:date-value="2003-08-26T00:00:00" table:style-name="ce3">
            <text:p>8/26/2003</text:p>
          </table:table-cell>
          <table:table-cell office:value-type="date" office:date-value="1978-06-25T00:00:00" table:style-name="ce3">
            <text:p>6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847.75" table:style-name="ce4">
            <text:p>2,847.75</text:p>
          </table:table-cell>
          <table:table-cell office:value-type="date" office:date-value="2002-11-01T00:00:00" table:style-name="ce3">
            <text:p>11/1/2002</text:p>
          </table:table-cell>
          <table:table-cell office:value-type="date" office:date-value="1978-06-25T00:00:00" table:style-name="ce3">
            <text:p>6/2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.77" table:style-name="ce2">
            <text:p>27.77</text:p>
          </table:table-cell>
          <table:table-cell office:value-type="date" office:date-value="2003-09-23T00:00:00" table:style-name="ce3">
            <text:p>9/23/2003</text:p>
          </table:table-cell>
          <table:table-cell office:value-type="date" office:date-value="1978-06-25T00:00:00" table:style-name="ce3">
            <text:p>6/2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3-04T00:00:00" table:style-name="ce3">
            <text:p>3/4/2004</text:p>
          </table:table-cell>
          <table:table-cell office:value-type="date" office:date-value="1978-06-26T00:00:00" table:style-name="ce3">
            <text:p>6/2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65.32" table:style-name="ce2">
            <text:p>765.32</text:p>
          </table:table-cell>
          <table:table-cell office:value-type="date" office:date-value="2004-03-10T00:00:00" table:style-name="ce3">
            <text:p>3/10/2004</text:p>
          </table:table-cell>
          <table:table-cell office:value-type="date" office:date-value="1978-06-26T00:00:00" table:style-name="ce3">
            <text:p>6/2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735.98" table:style-name="ce4">
            <text:p>1,735.98</text:p>
          </table:table-cell>
          <table:table-cell office:value-type="date" office:date-value="2004-03-20T00:00:00" table:style-name="ce3">
            <text:p>3/20/2004</text:p>
          </table:table-cell>
          <table:table-cell office:value-type="date" office:date-value="1978-06-27T00:00:00" table:style-name="ce3">
            <text:p>6/27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9.959999999999994" table:style-name="ce2">
            <text:p>69.96</text:p>
          </table:table-cell>
          <table:table-cell office:value-type="date" office:date-value="2004-02-25T00:00:00" table:style-name="ce3">
            <text:p>2/25/2004</text:p>
          </table:table-cell>
          <table:table-cell office:value-type="date" office:date-value="1978-06-27T00:00:00" table:style-name="ce3">
            <text:p>6/27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4548.7" table:style-name="ce4">
            <text:p>4,548.70</text:p>
          </table:table-cell>
          <table:table-cell office:value-type="date" office:date-value="2002-09-11T00:00:00" table:style-name="ce3">
            <text:p>9/11/2002</text:p>
          </table:table-cell>
          <table:table-cell office:value-type="date" office:date-value="1978-07-01T00:00:00" table:style-name="ce3">
            <text:p>7/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1170.48" table:style-name="ce4">
            <text:p>1,170.48</text:p>
          </table:table-cell>
          <table:table-cell office:value-type="date" office:date-value="2003-09-26T00:00:00" table:style-name="ce3">
            <text:p>9/26/2003</text:p>
          </table:table-cell>
          <table:table-cell office:value-type="date" office:date-value="1978-07-01T00:00:00" table:style-name="ce3">
            <text:p>7/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698.76" table:style-name="ce4">
            <text:p>4,698.76</text:p>
          </table:table-cell>
          <table:table-cell office:value-type="date" office:date-value="2001-10-28T00:00:00" table:style-name="ce3">
            <text:p>10/28/2001</text:p>
          </table:table-cell>
          <table:table-cell office:value-type="date" office:date-value="1978-07-02T00:00:00" table:style-name="ce3">
            <text:p>7/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563.35" table:style-name="ce4">
            <text:p>2,563.35</text:p>
          </table:table-cell>
          <table:table-cell office:value-type="date" office:date-value="2003-11-18T00:00:00" table:style-name="ce3">
            <text:p>11/18/2003</text:p>
          </table:table-cell>
          <table:table-cell office:value-type="date" office:date-value="1978-07-02T00:00:00" table:style-name="ce3">
            <text:p>7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933.26" table:style-name="ce4">
            <text:p>5,933.26</text:p>
          </table:table-cell>
          <table:table-cell office:value-type="date" office:date-value="2002-05-01T00:00:00" table:style-name="ce3">
            <text:p>5/1/2002</text:p>
          </table:table-cell>
          <table:table-cell office:value-type="date" office:date-value="1978-07-07T00:00:00" table:style-name="ce3">
            <text:p>7/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53.07" table:style-name="ce4">
            <text:p>1,253.07</text:p>
          </table:table-cell>
          <table:table-cell office:value-type="date" office:date-value="2001-12-23T00:00:00" table:style-name="ce3">
            <text:p>12/23/2001</text:p>
          </table:table-cell>
          <table:table-cell office:value-type="date" office:date-value="1978-07-08T00:00:00" table:style-name="ce3">
            <text:p>7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51.34" table:style-name="ce2">
            <text:p>751.34</text:p>
          </table:table-cell>
          <table:table-cell office:value-type="date" office:date-value="2004-03-29T00:00:00" table:style-name="ce3">
            <text:p>3/29/2004</text:p>
          </table:table-cell>
          <table:table-cell office:value-type="date" office:date-value="1978-07-08T00:00:00" table:style-name="ce3">
            <text:p>7/8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750.09" table:style-name="ce4">
            <text:p>3,750.09</text:p>
          </table:table-cell>
          <table:table-cell office:value-type="date" office:date-value="2003-04-26T00:00:00" table:style-name="ce3">
            <text:p>4/26/2003</text:p>
          </table:table-cell>
          <table:table-cell office:value-type="date" office:date-value="1978-07-11T00:00:00" table:style-name="ce3">
            <text:p>7/1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4-13T00:00:00" table:style-name="ce3">
            <text:p>4/13/2004</text:p>
          </table:table-cell>
          <table:table-cell office:value-type="date" office:date-value="1978-07-11T00:00:00" table:style-name="ce3">
            <text:p>7/1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649.83" table:style-name="ce4">
            <text:p>4,649.83</text:p>
          </table:table-cell>
          <table:table-cell office:value-type="date" office:date-value="2001-11-12T00:00:00" table:style-name="ce3">
            <text:p>11/12/2001</text:p>
          </table:table-cell>
          <table:table-cell office:value-type="date" office:date-value="1978-07-12T00:00:00" table:style-name="ce3">
            <text:p>7/1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53.97" table:style-name="ce2">
            <text:p>553.97</text:p>
          </table:table-cell>
          <table:table-cell office:value-type="date" office:date-value="2004-04-23T00:00:00" table:style-name="ce3">
            <text:p>4/23/2004</text:p>
          </table:table-cell>
          <table:table-cell office:value-type="date" office:date-value="1978-07-14T00:00:00" table:style-name="ce3">
            <text:p>7/1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976.74" table:style-name="ce4">
            <text:p>5,976.74</text:p>
          </table:table-cell>
          <table:table-cell office:value-type="date" office:date-value="2002-05-24T00:00:00" table:style-name="ce3">
            <text:p>5/24/2002</text:p>
          </table:table-cell>
          <table:table-cell office:value-type="date" office:date-value="1978-07-16T00:00:00" table:style-name="ce3">
            <text:p>7/1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181.56" table:style-name="ce4">
            <text:p>2,181.56</text:p>
          </table:table-cell>
          <table:table-cell office:value-type="date" office:date-value="2002-10-23T00:00:00" table:style-name="ce3">
            <text:p>10/23/2002</text:p>
          </table:table-cell>
          <table:table-cell office:value-type="date" office:date-value="1978-07-16T00:00:00" table:style-name="ce3">
            <text:p>7/1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02.57" table:style-name="ce2">
            <text:p>202.57</text:p>
          </table:table-cell>
          <table:table-cell office:value-type="date" office:date-value="2004-01-31T00:00:00" table:style-name="ce3">
            <text:p>1/31/2004</text:p>
          </table:table-cell>
          <table:table-cell office:value-type="date" office:date-value="1978-07-19T00:00:00" table:style-name="ce3">
            <text:p>7/19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89.96" table:style-name="ce2">
            <text:p>589.96</text:p>
          </table:table-cell>
          <table:table-cell office:value-type="date" office:date-value="2004-02-06T00:00:00" table:style-name="ce3">
            <text:p>2/6/2004</text:p>
          </table:table-cell>
          <table:table-cell office:value-type="date" office:date-value="1978-07-19T00:00:00" table:style-name="ce3">
            <text:p>7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764.96" table:style-name="ce4">
            <text:p>1,764.96</text:p>
          </table:table-cell>
          <table:table-cell office:value-type="date" office:date-value="2003-10-10T00:00:00" table:style-name="ce3">
            <text:p>10/10/2003</text:p>
          </table:table-cell>
          <table:table-cell office:value-type="date" office:date-value="1978-07-20T00:00:00" table:style-name="ce3">
            <text:p>7/2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74.08" table:style-name="ce4">
            <text:p>1,274.08</text:p>
          </table:table-cell>
          <table:table-cell office:value-type="date" office:date-value="2002-01-27T00:00:00" table:style-name="ce3">
            <text:p>1/27/2002</text:p>
          </table:table-cell>
          <table:table-cell office:value-type="date" office:date-value="1978-07-20T00:00:00" table:style-name="ce3">
            <text:p>7/2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7.77" table:style-name="ce2">
            <text:p>27.77</text:p>
          </table:table-cell>
          <table:table-cell office:value-type="date" office:date-value="2004-04-20T00:00:00" table:style-name="ce3">
            <text:p>4/20/2004</text:p>
          </table:table-cell>
          <table:table-cell office:value-type="date" office:date-value="1978-07-21T00:00:00" table:style-name="ce3">
            <text:p>7/2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578.27" table:style-name="ce4">
            <text:p>3,578.27</text:p>
          </table:table-cell>
          <table:table-cell office:value-type="date" office:date-value="2001-10-12T00:00:00" table:style-name="ce3">
            <text:p>10/12/2001</text:p>
          </table:table-cell>
          <table:table-cell office:value-type="date" office:date-value="1978-07-21T00:00:00" table:style-name="ce3">
            <text:p>7/2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94.97" table:style-name="ce2">
            <text:p>94.97</text:p>
          </table:table-cell>
          <table:table-cell office:value-type="date" office:date-value="2004-02-13T00:00:00" table:style-name="ce3">
            <text:p>2/13/2004</text:p>
          </table:table-cell>
          <table:table-cell office:value-type="date" office:date-value="1978-07-22T00:00:00" table:style-name="ce3">
            <text:p>7/2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1.94" table:style-name="ce2">
            <text:p>51.94</text:p>
          </table:table-cell>
          <table:table-cell office:value-type="date" office:date-value="2004-07-11T00:00:00" table:style-name="ce3">
            <text:p>7/11/2004</text:p>
          </table:table-cell>
          <table:table-cell office:value-type="date" office:date-value="1978-07-23T00:00:00" table:style-name="ce3">
            <text:p>7/2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549.76" table:style-name="ce4">
            <text:p>4,549.76</text:p>
          </table:table-cell>
          <table:table-cell office:value-type="date" office:date-value="2003-01-15T00:00:00" table:style-name="ce3">
            <text:p>1/15/2003</text:p>
          </table:table-cell>
          <table:table-cell office:value-type="date" office:date-value="1978-07-23T00:00:00" table:style-name="ce3">
            <text:p>7/2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756.33" table:style-name="ce2">
            <text:p>756.33</text:p>
          </table:table-cell>
          <table:table-cell office:value-type="date" office:date-value="2004-03-14T00:00:00" table:style-name="ce3">
            <text:p>3/14/2004</text:p>
          </table:table-cell>
          <table:table-cell office:value-type="date" office:date-value="1978-07-27T00:00:00" table:style-name="ce3">
            <text:p>7/2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025.8" table:style-name="ce4">
            <text:p>5,025.80</text:p>
          </table:table-cell>
          <table:table-cell office:value-type="date" office:date-value="2001-12-27T00:00:00" table:style-name="ce3">
            <text:p>12/27/2001</text:p>
          </table:table-cell>
          <table:table-cell office:value-type="date" office:date-value="1978-08-01T00:00:00" table:style-name="ce3">
            <text:p>8/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18.96" table:style-name="ce2">
            <text:p>118.96</text:p>
          </table:table-cell>
          <table:table-cell office:value-type="date" office:date-value="2004-01-05T00:00:00" table:style-name="ce3">
            <text:p>1/5/2004</text:p>
          </table:table-cell>
          <table:table-cell office:value-type="date" office:date-value="1978-08-03T00:00:00" table:style-name="ce3">
            <text:p>8/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379.08" table:style-name="ce4">
            <text:p>4,379.08</text:p>
          </table:table-cell>
          <table:table-cell office:value-type="date" office:date-value="2003-03-16T00:00:00" table:style-name="ce3">
            <text:p>3/16/2003</text:p>
          </table:table-cell>
          <table:table-cell office:value-type="date" office:date-value="1978-08-03T00:00:00" table:style-name="ce3">
            <text:p>8/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48.98" table:style-name="ce2">
            <text:p>548.98</text:p>
          </table:table-cell>
          <table:table-cell office:value-type="date" office:date-value="2003-11-28T00:00:00" table:style-name="ce3">
            <text:p>11/28/2003</text:p>
          </table:table-cell>
          <table:table-cell office:value-type="date" office:date-value="1978-08-03T00:00:00" table:style-name="ce3">
            <text:p>8/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4-21T00:00:00" table:style-name="ce3">
            <text:p>4/21/2004</text:p>
          </table:table-cell>
          <table:table-cell office:value-type="date" office:date-value="1978-08-05T00:00:00" table:style-name="ce3">
            <text:p>8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74.98" table:style-name="ce2">
            <text:p>574.98</text:p>
          </table:table-cell>
          <table:table-cell office:value-type="date" office:date-value="2003-10-20T00:00:00" table:style-name="ce3">
            <text:p>10/20/2003</text:p>
          </table:table-cell>
          <table:table-cell office:value-type="date" office:date-value="1978-08-05T00:00:00" table:style-name="ce3">
            <text:p>8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893.91" table:style-name="ce4">
            <text:p>1,893.91</text:p>
          </table:table-cell>
          <table:table-cell office:value-type="date" office:date-value="2003-01-06T00:00:00" table:style-name="ce3">
            <text:p>1/6/2003</text:p>
          </table:table-cell>
          <table:table-cell office:value-type="date" office:date-value="1978-08-06T00:00:00" table:style-name="ce3">
            <text:p>8/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4.979999999999997" table:style-name="ce2">
            <text:p>34.98</text:p>
          </table:table-cell>
          <table:table-cell office:value-type="date" office:date-value="2003-08-17T00:00:00" table:style-name="ce3">
            <text:p>8/17/2003</text:p>
          </table:table-cell>
          <table:table-cell office:value-type="date" office:date-value="1978-08-06T00:00:00" table:style-name="ce3">
            <text:p>8/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461.5500000000002" table:style-name="ce4">
            <text:p>2,461.55</text:p>
          </table:table-cell>
          <table:table-cell office:value-type="date" office:date-value="2003-10-08T00:00:00" table:style-name="ce3">
            <text:p>10/8/2003</text:p>
          </table:table-cell>
          <table:table-cell office:value-type="date" office:date-value="1978-08-06T00:00:00" table:style-name="ce3">
            <text:p>8/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36.78" table:style-name="ce4">
            <text:p>1,236.78</text:p>
          </table:table-cell>
          <table:table-cell office:value-type="date" office:date-value="2004-05-30T00:00:00" table:style-name="ce3">
            <text:p>5/30/2004</text:p>
          </table:table-cell>
          <table:table-cell office:value-type="date" office:date-value="1978-08-06T00:00:00" table:style-name="ce3">
            <text:p>8/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36.25" table:style-name="ce2">
            <text:p>136.25</text:p>
          </table:table-cell>
          <table:table-cell office:value-type="date" office:date-value="2003-10-30T00:00:00" table:style-name="ce3">
            <text:p>10/30/2003</text:p>
          </table:table-cell>
          <table:table-cell office:value-type="date" office:date-value="1978-08-10T00:00:00" table:style-name="ce3">
            <text:p>8/10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528.75" table:style-name="ce4">
            <text:p>4,528.75</text:p>
          </table:table-cell>
          <table:table-cell office:value-type="date" office:date-value="2002-12-21T00:00:00" table:style-name="ce3">
            <text:p>12/21/2002</text:p>
          </table:table-cell>
          <table:table-cell office:value-type="date" office:date-value="1978-08-10T00:00:00" table:style-name="ce3">
            <text:p>8/10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54.25" table:style-name="ce2">
            <text:p>54.25</text:p>
          </table:table-cell>
          <table:table-cell office:value-type="date" office:date-value="2003-12-15T00:00:00" table:style-name="ce3">
            <text:p>12/15/2003</text:p>
          </table:table-cell>
          <table:table-cell office:value-type="date" office:date-value="1978-08-10T00:00:00" table:style-name="ce3">
            <text:p>8/1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4.89" table:style-name="ce2">
            <text:p>34.89</text:p>
          </table:table-cell>
          <table:table-cell office:value-type="date" office:date-value="2004-03-02T00:00:00" table:style-name="ce3">
            <text:p>3/2/2004</text:p>
          </table:table-cell>
          <table:table-cell office:value-type="date" office:date-value="1978-08-10T00:00:00" table:style-name="ce3">
            <text:p>8/1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91.32" table:style-name="ce2">
            <text:p>791.32</text:p>
          </table:table-cell>
          <table:table-cell office:value-type="date" office:date-value="2004-01-20T00:00:00" table:style-name="ce3">
            <text:p>1/20/2004</text:p>
          </table:table-cell>
          <table:table-cell office:value-type="date" office:date-value="1978-08-13T00:00:00" table:style-name="ce3">
            <text:p>8/1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03.49" table:style-name="ce2">
            <text:p>603.49</text:p>
          </table:table-cell>
          <table:table-cell office:value-type="date" office:date-value="2004-06-27T00:00:00" table:style-name="ce3">
            <text:p>6/27/2004</text:p>
          </table:table-cell>
          <table:table-cell office:value-type="date" office:date-value="1978-08-14T00:00:00" table:style-name="ce3">
            <text:p>8/1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76.33" table:style-name="ce2">
            <text:p>776.33</text:p>
          </table:table-cell>
          <table:table-cell office:value-type="date" office:date-value="2003-12-13T00:00:00" table:style-name="ce3">
            <text:p>12/13/2003</text:p>
          </table:table-cell>
          <table:table-cell office:value-type="date" office:date-value="1978-08-14T00:00:00" table:style-name="ce3">
            <text:p>8/1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4" table:style-name="ce2">
            <text:p>4</text:p>
          </table:table-cell>
          <table:table-cell table:number-columns-repeated="16372"/>
        </table:table-row>
        <table:table-row table:style-name="ro1">
          <table:table-cell office:value-type="float" office:value="3807.4" table:style-name="ce4">
            <text:p>3,807.40</text:p>
          </table:table-cell>
          <table:table-cell office:value-type="date" office:date-value="2003-02-08T00:00:00" table:style-name="ce3">
            <text:p>2/8/2003</text:p>
          </table:table-cell>
          <table:table-cell office:value-type="date" office:date-value="1978-08-15T00:00:00" table:style-name="ce3">
            <text:p>8/1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983.34" table:style-name="ce4">
            <text:p>2,983.34</text:p>
          </table:table-cell>
          <table:table-cell office:value-type="date" office:date-value="2002-11-05T00:00:00" table:style-name="ce3">
            <text:p>11/5/2002</text:p>
          </table:table-cell>
          <table:table-cell office:value-type="date" office:date-value="1978-08-15T00:00:00" table:style-name="ce3">
            <text:p>8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4.97" table:style-name="ce2">
            <text:p>64.97</text:p>
          </table:table-cell>
          <table:table-cell office:value-type="date" office:date-value="2003-09-30T00:00:00" table:style-name="ce3">
            <text:p>9/30/2003</text:p>
          </table:table-cell>
          <table:table-cell office:value-type="date" office:date-value="1978-08-15T00:00:00" table:style-name="ce3">
            <text:p>8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419.06" table:style-name="ce4">
            <text:p>2,419.06</text:p>
          </table:table-cell>
          <table:table-cell office:value-type="date" office:date-value="2004-06-11T00:00:00" table:style-name="ce3">
            <text:p>6/11/2004</text:p>
          </table:table-cell>
          <table:table-cell office:value-type="date" office:date-value="1978-08-15T00:00:00" table:style-name="ce3">
            <text:p>8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295.43" table:style-name="ce4">
            <text:p>3,295.43</text:p>
          </table:table-cell>
          <table:table-cell office:value-type="date" office:date-value="2002-07-27T00:00:00" table:style-name="ce3">
            <text:p>7/27/2002</text:p>
          </table:table-cell>
          <table:table-cell office:value-type="date" office:date-value="1978-08-16T00:00:00" table:style-name="ce3">
            <text:p>8/1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7-11T00:00:00" table:style-name="ce3">
            <text:p>7/11/2004</text:p>
          </table:table-cell>
          <table:table-cell office:value-type="date" office:date-value="1978-08-16T00:00:00" table:style-name="ce3">
            <text:p>8/1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8.98" table:style-name="ce2">
            <text:p>58.98</text:p>
          </table:table-cell>
          <table:table-cell office:value-type="date" office:date-value="2004-06-23T00:00:00" table:style-name="ce3">
            <text:p>6/23/2004</text:p>
          </table:table-cell>
          <table:table-cell office:value-type="date" office:date-value="1978-08-16T00:00:00" table:style-name="ce3">
            <text:p>8/1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74.48" table:style-name="ce4">
            <text:p>1,174.48</text:p>
          </table:table-cell>
          <table:table-cell office:value-type="date" office:date-value="2003-09-10T00:00:00" table:style-name="ce3">
            <text:p>9/10/2003</text:p>
          </table:table-cell>
          <table:table-cell office:value-type="date" office:date-value="1978-08-16T00:00:00" table:style-name="ce3">
            <text:p>8/1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1587.47" table:style-name="ce4">
            <text:p>1,587.47</text:p>
          </table:table-cell>
          <table:table-cell office:value-type="date" office:date-value="2002-12-22T00:00:00" table:style-name="ce3">
            <text:p>12/22/2002</text:p>
          </table:table-cell>
          <table:table-cell office:value-type="date" office:date-value="1978-08-17T00:00:00" table:style-name="ce3">
            <text:p>8/1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622.47" table:style-name="ce4">
            <text:p>1,622.47</text:p>
          </table:table-cell>
          <table:table-cell office:value-type="date" office:date-value="2002-12-06T00:00:00" table:style-name="ce3">
            <text:p>12/6/2002</text:p>
          </table:table-cell>
          <table:table-cell office:value-type="date" office:date-value="1978-08-17T00:00:00" table:style-name="ce3">
            <text:p>8/1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51.91999999999999" table:style-name="ce2">
            <text:p>151.92</text:p>
          </table:table-cell>
          <table:table-cell office:value-type="date" office:date-value="2004-01-05T00:00:00" table:style-name="ce3">
            <text:p>1/5/2004</text:p>
          </table:table-cell>
          <table:table-cell office:value-type="date" office:date-value="1978-08-17T00:00:00" table:style-name="ce3">
            <text:p>8/1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8.98" table:style-name="ce2">
            <text:p>58.98</text:p>
          </table:table-cell>
          <table:table-cell office:value-type="date" office:date-value="2003-12-28T00:00:00" table:style-name="ce3">
            <text:p>12/28/2003</text:p>
          </table:table-cell>
          <table:table-cell office:value-type="date" office:date-value="1978-08-17T00:00:00" table:style-name="ce3">
            <text:p>8/1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9.99" table:style-name="ce2">
            <text:p>49.99</text:p>
          </table:table-cell>
          <table:table-cell office:value-type="date" office:date-value="2003-10-22T00:00:00" table:style-name="ce3">
            <text:p>10/22/2003</text:p>
          </table:table-cell>
          <table:table-cell office:value-type="date" office:date-value="1978-08-18T00:00:00" table:style-name="ce3">
            <text:p>8/1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764.96" table:style-name="ce4">
            <text:p>1,764.96</text:p>
          </table:table-cell>
          <table:table-cell office:value-type="date" office:date-value="2004-03-04T00:00:00" table:style-name="ce3">
            <text:p>3/4/2004</text:p>
          </table:table-cell>
          <table:table-cell office:value-type="date" office:date-value="1978-08-18T00:00:00" table:style-name="ce3">
            <text:p>8/18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7.27" table:style-name="ce2">
            <text:p>77.27</text:p>
          </table:table-cell>
          <table:table-cell office:value-type="date" office:date-value="2004-05-05T00:00:00" table:style-name="ce3">
            <text:p>5/5/2004</text:p>
          </table:table-cell>
          <table:table-cell office:value-type="date" office:date-value="1978-08-19T00:00:00" table:style-name="ce3">
            <text:p>8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9.99" table:style-name="ce2">
            <text:p>39.99</text:p>
          </table:table-cell>
          <table:table-cell office:value-type="date" office:date-value="2003-08-03T00:00:00" table:style-name="ce3">
            <text:p>8/3/2003</text:p>
          </table:table-cell>
          <table:table-cell office:value-type="date" office:date-value="1978-08-19T00:00:00" table:style-name="ce3">
            <text:p>8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725.98" table:style-name="ce4">
            <text:p>1,725.98</text:p>
          </table:table-cell>
          <table:table-cell office:value-type="date" office:date-value="2003-12-18T00:00:00" table:style-name="ce3">
            <text:p>12/18/2003</text:p>
          </table:table-cell>
          <table:table-cell office:value-type="date" office:date-value="1978-08-19T00:00:00" table:style-name="ce3">
            <text:p>8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51.34" table:style-name="ce2">
            <text:p>751.34</text:p>
          </table:table-cell>
          <table:table-cell office:value-type="date" office:date-value="2004-04-10T00:00:00" table:style-name="ce3">
            <text:p>4/10/2004</text:p>
          </table:table-cell>
          <table:table-cell office:value-type="date" office:date-value="1978-08-19T00:00:00" table:style-name="ce3">
            <text:p>8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194.97" table:style-name="ce4">
            <text:p>1,194.97</text:p>
          </table:table-cell>
          <table:table-cell office:value-type="date" office:date-value="2004-03-19T00:00:00" table:style-name="ce3">
            <text:p>3/19/2004</text:p>
          </table:table-cell>
          <table:table-cell office:value-type="date" office:date-value="1978-08-21T00:00:00" table:style-name="ce3">
            <text:p>8/2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83.82" table:style-name="ce4">
            <text:p>1,283.82</text:p>
          </table:table-cell>
          <table:table-cell office:value-type="date" office:date-value="2004-01-29T00:00:00" table:style-name="ce3">
            <text:p>1/29/2004</text:p>
          </table:table-cell>
          <table:table-cell office:value-type="date" office:date-value="1978-08-21T00:00:00" table:style-name="ce3">
            <text:p>8/2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4-10T00:00:00" table:style-name="ce3">
            <text:p>4/10/2004</text:p>
          </table:table-cell>
          <table:table-cell office:value-type="date" office:date-value="1978-08-22T00:00:00" table:style-name="ce3">
            <text:p>8/2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829.3900000000003" table:style-name="ce4">
            <text:p>4,829.39</text:p>
          </table:table-cell>
          <table:table-cell office:value-type="date" office:date-value="2002-05-11T00:00:00" table:style-name="ce3">
            <text:p>5/11/2002</text:p>
          </table:table-cell>
          <table:table-cell office:value-type="date" office:date-value="1978-08-22T00:00:00" table:style-name="ce3">
            <text:p>8/2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804.92" table:style-name="ce4">
            <text:p>1,804.92</text:p>
          </table:table-cell>
          <table:table-cell office:value-type="date" office:date-value="2002-07-09T00:00:00" table:style-name="ce3">
            <text:p>7/9/2002</text:p>
          </table:table-cell>
          <table:table-cell office:value-type="date" office:date-value="1978-08-23T00:00:00" table:style-name="ce3">
            <text:p>8/2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1.27" table:style-name="ce2">
            <text:p>71.27</text:p>
          </table:table-cell>
          <table:table-cell office:value-type="date" office:date-value="2003-11-05T00:00:00" table:style-name="ce3">
            <text:p>11/5/2003</text:p>
          </table:table-cell>
          <table:table-cell office:value-type="date" office:date-value="1978-08-23T00:00:00" table:style-name="ce3">
            <text:p>8/2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2730.54" table:style-name="ce4">
            <text:p>2,730.54</text:p>
          </table:table-cell>
          <table:table-cell office:value-type="date" office:date-value="2003-03-30T00:00:00" table:style-name="ce3">
            <text:p>3/30/2003</text:p>
          </table:table-cell>
          <table:table-cell office:value-type="date" office:date-value="1978-08-23T00:00:00" table:style-name="ce3">
            <text:p>8/2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478.3500000000004" table:style-name="ce4">
            <text:p>4,478.35</text:p>
          </table:table-cell>
          <table:table-cell office:value-type="date" office:date-value="2003-06-10T00:00:00" table:style-name="ce3">
            <text:p>6/10/2003</text:p>
          </table:table-cell>
          <table:table-cell office:value-type="date" office:date-value="1978-08-24T00:00:00" table:style-name="ce3">
            <text:p>8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698.76" table:style-name="ce4">
            <text:p>4,698.76</text:p>
          </table:table-cell>
          <table:table-cell office:value-type="date" office:date-value="2001-07-26T00:00:00" table:style-name="ce3">
            <text:p>7/26/2001</text:p>
          </table:table-cell>
          <table:table-cell office:value-type="date" office:date-value="1978-08-24T00:00:00" table:style-name="ce3">
            <text:p>8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32.97" table:style-name="ce2">
            <text:p>132.97</text:p>
          </table:table-cell>
          <table:table-cell office:value-type="date" office:date-value="2003-12-16T00:00:00" table:style-name="ce3">
            <text:p>12/16/2003</text:p>
          </table:table-cell>
          <table:table-cell office:value-type="date" office:date-value="1978-08-24T00:00:00" table:style-name="ce3">
            <text:p>8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118.26" table:style-name="ce4">
            <text:p>4,118.26</text:p>
          </table:table-cell>
          <table:table-cell office:value-type="date" office:date-value="2002-06-10T00:00:00" table:style-name="ce3">
            <text:p>6/10/2002</text:p>
          </table:table-cell>
          <table:table-cell office:value-type="date" office:date-value="1978-08-24T00:00:00" table:style-name="ce3">
            <text:p>8/24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9.97" table:style-name="ce2">
            <text:p>49.97</text:p>
          </table:table-cell>
          <table:table-cell office:value-type="date" office:date-value="2004-02-12T00:00:00" table:style-name="ce3">
            <text:p>2/12/2004</text:p>
          </table:table-cell>
          <table:table-cell office:value-type="date" office:date-value="1978-08-24T00:00:00" table:style-name="ce3">
            <text:p>8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2071.42" table:style-name="ce4">
            <text:p>2,071.42</text:p>
          </table:table-cell>
          <table:table-cell office:value-type="date" office:date-value="2003-02-20T00:00:00" table:style-name="ce3">
            <text:p>2/20/2003</text:p>
          </table:table-cell>
          <table:table-cell office:value-type="date" office:date-value="1978-08-24T00:00:00" table:style-name="ce3">
            <text:p>8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95.96" table:style-name="ce2">
            <text:p>595.96</text:p>
          </table:table-cell>
          <table:table-cell office:value-type="date" office:date-value="2003-11-06T00:00:00" table:style-name="ce3">
            <text:p>11/6/2003</text:p>
          </table:table-cell>
          <table:table-cell office:value-type="date" office:date-value="1978-08-25T00:00:00" table:style-name="ce3">
            <text:p>8/2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518.9699999999998" table:style-name="ce4">
            <text:p>2,518.97</text:p>
          </table:table-cell>
          <table:table-cell office:value-type="date" office:date-value="2003-02-20T00:00:00" table:style-name="ce3">
            <text:p>2/20/2003</text:p>
          </table:table-cell>
          <table:table-cell office:value-type="date" office:date-value="1978-08-25T00:00:00" table:style-name="ce3">
            <text:p>8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3.99" table:style-name="ce2">
            <text:p>3.99</text:p>
          </table:table-cell>
          <table:table-cell office:value-type="date" office:date-value="2003-11-06T00:00:00" table:style-name="ce3">
            <text:p>11/6/2003</text:p>
          </table:table-cell>
          <table:table-cell office:value-type="date" office:date-value="1978-08-27T00:00:00" table:style-name="ce3">
            <text:p>8/2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0.959999999999994" table:style-name="ce2">
            <text:p>80.96</text:p>
          </table:table-cell>
          <table:table-cell office:value-type="date" office:date-value="2003-12-10T00:00:00" table:style-name="ce3">
            <text:p>12/10/2003</text:p>
          </table:table-cell>
          <table:table-cell office:value-type="date" office:date-value="1978-09-01T00:00:00" table:style-name="ce3">
            <text:p>9/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7.28" table:style-name="ce2">
            <text:p>27.28</text:p>
          </table:table-cell>
          <table:table-cell office:value-type="date" office:date-value="2003-10-26T00:00:00" table:style-name="ce3">
            <text:p>10/26/2003</text:p>
          </table:table-cell>
          <table:table-cell office:value-type="date" office:date-value="1978-09-01T00:00:00" table:style-name="ce3">
            <text:p>9/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371.96" table:style-name="ce4">
            <text:p>2,371.96</text:p>
          </table:table-cell>
          <table:table-cell office:value-type="date" office:date-value="2003-07-26T00:00:00" table:style-name="ce3">
            <text:p>7/26/2003</text:p>
          </table:table-cell>
          <table:table-cell office:value-type="date" office:date-value="1978-09-02T00:00:00" table:style-name="ce3">
            <text:p>9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6.97" table:style-name="ce2">
            <text:p>56.97</text:p>
          </table:table-cell>
          <table:table-cell office:value-type="date" office:date-value="2004-07-04T00:00:00" table:style-name="ce3">
            <text:p>7/4/2004</text:p>
          </table:table-cell>
          <table:table-cell office:value-type="date" office:date-value="1978-09-02T00:00:00" table:style-name="ce3">
            <text:p>9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08.06" table:style-name="ce4">
            <text:p>1,308.06</text:p>
          </table:table-cell>
          <table:table-cell office:value-type="date" office:date-value="2002-01-14T00:00:00" table:style-name="ce3">
            <text:p>1/14/2002</text:p>
          </table:table-cell>
          <table:table-cell office:value-type="date" office:date-value="1978-09-02T00:00:00" table:style-name="ce3">
            <text:p>9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578.27" table:style-name="ce4">
            <text:p>3,578.27</text:p>
          </table:table-cell>
          <table:table-cell office:value-type="date" office:date-value="2001-09-08T00:00:00" table:style-name="ce3">
            <text:p>9/8/2001</text:p>
          </table:table-cell>
          <table:table-cell office:value-type="date" office:date-value="1978-09-02T00:00:00" table:style-name="ce3">
            <text:p>9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8.97" table:style-name="ce2">
            <text:p>128.97</text:p>
          </table:table-cell>
          <table:table-cell office:value-type="date" office:date-value="2004-02-27T00:00:00" table:style-name="ce3">
            <text:p>2/27/2004</text:p>
          </table:table-cell>
          <table:table-cell office:value-type="date" office:date-value="1978-09-02T00:00:00" table:style-name="ce3">
            <text:p>9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960.07" table:style-name="ce4">
            <text:p>4,960.07</text:p>
          </table:table-cell>
          <table:table-cell office:value-type="date" office:date-value="2001-12-13T00:00:00" table:style-name="ce3">
            <text:p>12/13/2001</text:p>
          </table:table-cell>
          <table:table-cell office:value-type="date" office:date-value="1978-09-03T00:00:00" table:style-name="ce3">
            <text:p>9/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875.55" table:style-name="ce4">
            <text:p>5,875.55</text:p>
          </table:table-cell>
          <table:table-cell office:value-type="date" office:date-value="2001-07-13T00:00:00" table:style-name="ce3">
            <text:p>7/13/2001</text:p>
          </table:table-cell>
          <table:table-cell office:value-type="date" office:date-value="1978-09-03T00:00:00" table:style-name="ce3">
            <text:p>9/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807.4" table:style-name="ce4">
            <text:p>3,807.40</text:p>
          </table:table-cell>
          <table:table-cell office:value-type="date" office:date-value="2003-04-30T00:00:00" table:style-name="ce3">
            <text:p>4/30/2003</text:p>
          </table:table-cell>
          <table:table-cell office:value-type="date" office:date-value="1978-09-03T00:00:00" table:style-name="ce3">
            <text:p>9/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198.97" table:style-name="ce4">
            <text:p>1,198.97</text:p>
          </table:table-cell>
          <table:table-cell office:value-type="date" office:date-value="2003-11-08T00:00:00" table:style-name="ce3">
            <text:p>11/8/2003</text:p>
          </table:table-cell>
          <table:table-cell office:value-type="date" office:date-value="1978-09-03T00:00:00" table:style-name="ce3">
            <text:p>9/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0.47" table:style-name="ce2">
            <text:p>60.47</text:p>
          </table:table-cell>
          <table:table-cell office:value-type="date" office:date-value="2004-07-21T00:00:00" table:style-name="ce3">
            <text:p>7/21/2004</text:p>
          </table:table-cell>
          <table:table-cell office:value-type="date" office:date-value="1978-09-03T00:00:00" table:style-name="ce3">
            <text:p>9/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4-06-13T00:00:00" table:style-name="ce3">
            <text:p>6/13/2004</text:p>
          </table:table-cell>
          <table:table-cell office:value-type="date" office:date-value="1978-09-03T00:00:00" table:style-name="ce3">
            <text:p>9/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7.94" table:style-name="ce2">
            <text:p>47.94</text:p>
          </table:table-cell>
          <table:table-cell office:value-type="date" office:date-value="2003-12-01T00:00:00" table:style-name="ce3">
            <text:p>12/1/2003</text:p>
          </table:table-cell>
          <table:table-cell office:value-type="date" office:date-value="1978-09-06T00:00:00" table:style-name="ce3">
            <text:p>9/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08.96" table:style-name="ce2">
            <text:p>608.96</text:p>
          </table:table-cell>
          <table:table-cell office:value-type="date" office:date-value="2004-06-20T00:00:00" table:style-name="ce3">
            <text:p>6/20/2004</text:p>
          </table:table-cell>
          <table:table-cell office:value-type="date" office:date-value="1978-09-06T00:00:00" table:style-name="ce3">
            <text:p>9/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22.98" table:style-name="ce4">
            <text:p>1,322.98</text:p>
          </table:table-cell>
          <table:table-cell office:value-type="date" office:date-value="2003-04-16T00:00:00" table:style-name="ce3">
            <text:p>4/16/2003</text:p>
          </table:table-cell>
          <table:table-cell office:value-type="date" office:date-value="1978-09-06T00:00:00" table:style-name="ce3">
            <text:p>9/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53.99" table:style-name="ce2">
            <text:p>53.99</text:p>
          </table:table-cell>
          <table:table-cell office:value-type="date" office:date-value="2004-06-15T00:00:00" table:style-name="ce3">
            <text:p>6/15/2004</text:p>
          </table:table-cell>
          <table:table-cell office:value-type="date" office:date-value="1978-09-06T00:00:00" table:style-name="ce3">
            <text:p>9/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589.09" table:style-name="ce4">
            <text:p>2,589.09</text:p>
          </table:table-cell>
          <table:table-cell office:value-type="date" office:date-value="2002-08-16T00:00:00" table:style-name="ce3">
            <text:p>8/16/2002</text:p>
          </table:table-cell>
          <table:table-cell office:value-type="date" office:date-value="1978-09-07T00:00:00" table:style-name="ce3">
            <text:p>9/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589.09" table:style-name="ce4">
            <text:p>2,589.09</text:p>
          </table:table-cell>
          <table:table-cell office:value-type="date" office:date-value="2002-08-17T00:00:00" table:style-name="ce3">
            <text:p>8/17/2002</text:p>
          </table:table-cell>
          <table:table-cell office:value-type="date" office:date-value="1978-09-09T00:00:00" table:style-name="ce3">
            <text:p>9/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578.27" table:style-name="ce4">
            <text:p>3,578.27</text:p>
          </table:table-cell>
          <table:table-cell office:value-type="date" office:date-value="2002-01-05T00:00:00" table:style-name="ce3">
            <text:p>1/5/2002</text:p>
          </table:table-cell>
          <table:table-cell office:value-type="date" office:date-value="1978-09-11T00:00:00" table:style-name="ce3">
            <text:p>9/1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804.92" table:style-name="ce4">
            <text:p>1,804.92</text:p>
          </table:table-cell>
          <table:table-cell office:value-type="date" office:date-value="2002-12-31T00:00:00" table:style-name="ce3">
            <text:p>12/31/2002</text:p>
          </table:table-cell>
          <table:table-cell office:value-type="date" office:date-value="1978-09-12T00:00:00" table:style-name="ce3">
            <text:p>9/1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8.97" table:style-name="ce2">
            <text:p>78.97</text:p>
          </table:table-cell>
          <table:table-cell office:value-type="date" office:date-value="2004-03-21T00:00:00" table:style-name="ce3">
            <text:p>3/21/2004</text:p>
          </table:table-cell>
          <table:table-cell office:value-type="date" office:date-value="1978-09-14T00:00:00" table:style-name="ce3">
            <text:p>9/14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.28" table:style-name="ce2">
            <text:p>27.28</text:p>
          </table:table-cell>
          <table:table-cell office:value-type="date" office:date-value="2003-11-23T00:00:00" table:style-name="ce3">
            <text:p>11/23/2003</text:p>
          </table:table-cell>
          <table:table-cell office:value-type="date" office:date-value="1978-09-14T00:00:00" table:style-name="ce3">
            <text:p>9/1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14.96" table:style-name="ce2">
            <text:p>114.96</text:p>
          </table:table-cell>
          <table:table-cell office:value-type="date" office:date-value="2003-09-29T00:00:00" table:style-name="ce3">
            <text:p>9/29/2003</text:p>
          </table:table-cell>
          <table:table-cell office:value-type="date" office:date-value="1978-09-15T00:00:00" table:style-name="ce3">
            <text:p>9/1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82.92" table:style-name="ce2">
            <text:p>682.92</text:p>
          </table:table-cell>
          <table:table-cell office:value-type="date" office:date-value="2004-02-17T00:00:00" table:style-name="ce3">
            <text:p>2/17/2004</text:p>
          </table:table-cell>
          <table:table-cell office:value-type="date" office:date-value="1978-09-15T00:00:00" table:style-name="ce3">
            <text:p>9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6.51" table:style-name="ce2">
            <text:p>56.51</text:p>
          </table:table-cell>
          <table:table-cell office:value-type="date" office:date-value="2003-12-28T00:00:00" table:style-name="ce3">
            <text:p>12/28/2003</text:p>
          </table:table-cell>
          <table:table-cell office:value-type="date" office:date-value="1978-09-16T00:00:00" table:style-name="ce3">
            <text:p>9/1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06.63" table:style-name="ce2">
            <text:p>206.63</text:p>
          </table:table-cell>
          <table:table-cell office:value-type="date" office:date-value="2003-08-01T00:00:00" table:style-name="ce3">
            <text:p>8/1/2003</text:p>
          </table:table-cell>
          <table:table-cell office:value-type="date" office:date-value="1978-09-16T00:00:00" table:style-name="ce3">
            <text:p>9/1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16.9699999999998" table:style-name="ce4">
            <text:p>2,316.97</text:p>
          </table:table-cell>
          <table:table-cell office:value-type="date" office:date-value="2003-07-01T00:00:00" table:style-name="ce3">
            <text:p>7/1/2003</text:p>
          </table:table-cell>
          <table:table-cell office:value-type="date" office:date-value="1978-09-19T00:00:00" table:style-name="ce3">
            <text:p>9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503.58" table:style-name="ce4">
            <text:p>1,503.58</text:p>
          </table:table-cell>
          <table:table-cell office:value-type="date" office:date-value="2002-06-17T00:00:00" table:style-name="ce3">
            <text:p>6/17/2002</text:p>
          </table:table-cell>
          <table:table-cell office:value-type="date" office:date-value="1978-09-19T00:00:00" table:style-name="ce3">
            <text:p>9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3-12-04T00:00:00" table:style-name="ce3">
            <text:p>12/4/2003</text:p>
          </table:table-cell>
          <table:table-cell office:value-type="date" office:date-value="1978-09-19T00:00:00" table:style-name="ce3">
            <text:p>9/19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145.48" table:style-name="ce4">
            <text:p>1,145.48</text:p>
          </table:table-cell>
          <table:table-cell office:value-type="date" office:date-value="2004-06-27T00:00:00" table:style-name="ce3">
            <text:p>6/27/2004</text:p>
          </table:table-cell>
          <table:table-cell office:value-type="date" office:date-value="1978-09-19T00:00:00" table:style-name="ce3">
            <text:p>9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3.98" table:style-name="ce2">
            <text:p>123.98</text:p>
          </table:table-cell>
          <table:table-cell office:value-type="date" office:date-value="2003-11-07T00:00:00" table:style-name="ce3">
            <text:p>11/7/2003</text:p>
          </table:table-cell>
          <table:table-cell office:value-type="date" office:date-value="1978-09-20T00:00:00" table:style-name="ce3">
            <text:p>9/20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825.45" table:style-name="ce4">
            <text:p>6,825.45</text:p>
          </table:table-cell>
          <table:table-cell office:value-type="date" office:date-value="2002-09-15T00:00:00" table:style-name="ce3">
            <text:p>9/15/2002</text:p>
          </table:table-cell>
          <table:table-cell office:value-type="date" office:date-value="1978-09-24T00:00:00" table:style-name="ce3">
            <text:p>9/24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Graduate Degre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983.34" table:style-name="ce4">
            <text:p>2,983.34</text:p>
          </table:table-cell>
          <table:table-cell office:value-type="date" office:date-value="2003-03-14T00:00:00" table:style-name="ce3">
            <text:p>3/14/2003</text:p>
          </table:table-cell>
          <table:table-cell office:value-type="date" office:date-value="1978-09-26T00:00:00" table:style-name="ce3">
            <text:p>9/2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2.93" table:style-name="ce2">
            <text:p>42.93</text:p>
          </table:table-cell>
          <table:table-cell office:value-type="date" office:date-value="2004-03-26T00:00:00" table:style-name="ce3">
            <text:p>3/26/2004</text:p>
          </table:table-cell>
          <table:table-cell office:value-type="date" office:date-value="1978-10-01T00:00:00" table:style-name="ce3">
            <text:p>10/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1.58" table:style-name="ce2">
            <text:p>71.58</text:p>
          </table:table-cell>
          <table:table-cell office:value-type="date" office:date-value="2003-09-25T00:00:00" table:style-name="ce3">
            <text:p>9/25/2003</text:p>
          </table:table-cell>
          <table:table-cell office:value-type="date" office:date-value="1978-10-01T00:00:00" table:style-name="ce3">
            <text:p>10/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492.45" table:style-name="ce4">
            <text:p>4,492.45</text:p>
          </table:table-cell>
          <table:table-cell office:value-type="date" office:date-value="2002-12-27T00:00:00" table:style-name="ce3">
            <text:p>12/27/2002</text:p>
          </table:table-cell>
          <table:table-cell office:value-type="date" office:date-value="1978-10-02T00:00:00" table:style-name="ce3">
            <text:p>10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752.2299999999996" table:style-name="ce4">
            <text:p>4,752.23</text:p>
          </table:table-cell>
          <table:table-cell office:value-type="date" office:date-value="2001-10-11T00:00:00" table:style-name="ce3">
            <text:p>10/11/2001</text:p>
          </table:table-cell>
          <table:table-cell office:value-type="date" office:date-value="1978-10-02T00:00:00" table:style-name="ce3">
            <text:p>10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2-02T00:00:00" table:style-name="ce3">
            <text:p>2/2/2004</text:p>
          </table:table-cell>
          <table:table-cell office:value-type="date" office:date-value="1978-10-02T00:00:00" table:style-name="ce3">
            <text:p>10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153.25" table:style-name="ce4">
            <text:p>4,153.25</text:p>
          </table:table-cell>
          <table:table-cell office:value-type="date" office:date-value="2002-04-05T00:00:00" table:style-name="ce3">
            <text:p>4/5/2002</text:p>
          </table:table-cell>
          <table:table-cell office:value-type="date" office:date-value="1978-10-02T00:00:00" table:style-name="ce3">
            <text:p>10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4.99" table:style-name="ce2">
            <text:p>24.99</text:p>
          </table:table-cell>
          <table:table-cell office:value-type="date" office:date-value="2003-12-02T00:00:00" table:style-name="ce3">
            <text:p>12/2/2003</text:p>
          </table:table-cell>
          <table:table-cell office:value-type="date" office:date-value="1978-10-02T00:00:00" table:style-name="ce3">
            <text:p>10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61.48" table:style-name="ce2">
            <text:p>561.48</text:p>
          </table:table-cell>
          <table:table-cell office:value-type="date" office:date-value="2004-02-03T00:00:00" table:style-name="ce3">
            <text:p>2/3/2004</text:p>
          </table:table-cell>
          <table:table-cell office:value-type="date" office:date-value="1978-10-02T00:00:00" table:style-name="ce3">
            <text:p>10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05.33" table:style-name="ce2">
            <text:p>805.33</text:p>
          </table:table-cell>
          <table:table-cell office:value-type="date" office:date-value="2003-12-28T00:00:00" table:style-name="ce3">
            <text:p>12/28/2003</text:p>
          </table:table-cell>
          <table:table-cell office:value-type="date" office:date-value="1978-10-02T00:00:00" table:style-name="ce3">
            <text:p>10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date" office:date-value="2003-12-14T00:00:00" table:style-name="ce3">
            <text:p>12/14/2003</text:p>
          </table:table-cell>
          <table:table-cell office:value-type="date" office:date-value="1978-10-05T00:00:00" table:style-name="ce3">
            <text:p>10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4" table:style-name="ce2">
            <text:p>4</text:p>
          </table:table-cell>
          <table:table-cell table:number-columns-repeated="16372"/>
        </table:table-row>
        <table:table-row table:style-name="ro1">
          <table:table-cell office:value-type="float" office:value="13.98" table:style-name="ce2">
            <text:p>13.98</text:p>
          </table:table-cell>
          <table:table-cell office:value-type="date" office:date-value="2004-02-23T00:00:00" table:style-name="ce3">
            <text:p>2/23/2004</text:p>
          </table:table-cell>
          <table:table-cell office:value-type="date" office:date-value="1978-10-05T00:00:00" table:style-name="ce3">
            <text:p>10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4.98" table:style-name="ce2">
            <text:p>14.98</text:p>
          </table:table-cell>
          <table:table-cell office:value-type="date" office:date-value="2004-02-06T00:00:00" table:style-name="ce3">
            <text:p>2/6/2004</text:p>
          </table:table-cell>
          <table:table-cell office:value-type="date" office:date-value="1978-10-05T00:00:00" table:style-name="ce3">
            <text:p>10/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7.98" table:style-name="ce2">
            <text:p>57.98</text:p>
          </table:table-cell>
          <table:table-cell office:value-type="date" office:date-value="2003-11-08T00:00:00" table:style-name="ce3">
            <text:p>11/8/2003</text:p>
          </table:table-cell>
          <table:table-cell office:value-type="date" office:date-value="1978-10-05T00:00:00" table:style-name="ce3">
            <text:p>10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021.82" table:style-name="ce4">
            <text:p>6,021.82</text:p>
          </table:table-cell>
          <table:table-cell office:value-type="date" office:date-value="2001-09-25T00:00:00" table:style-name="ce3">
            <text:p>9/25/2001</text:p>
          </table:table-cell>
          <table:table-cell office:value-type="date" office:date-value="1978-10-05T00:00:00" table:style-name="ce3">
            <text:p>10/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578.27" table:style-name="ce4">
            <text:p>3,578.27</text:p>
          </table:table-cell>
          <table:table-cell office:value-type="date" office:date-value="2001-10-17T00:00:00" table:style-name="ce3">
            <text:p>10/17/2001</text:p>
          </table:table-cell>
          <table:table-cell office:value-type="date" office:date-value="1978-10-05T00:00:00" table:style-name="ce3">
            <text:p>10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52.44999999999999" table:style-name="ce2">
            <text:p>152.45</text:p>
          </table:table-cell>
          <table:table-cell office:value-type="date" office:date-value="2003-09-10T00:00:00" table:style-name="ce3">
            <text:p>9/10/2003</text:p>
          </table:table-cell>
          <table:table-cell office:value-type="date" office:date-value="1978-10-07T00:00:00" table:style-name="ce3">
            <text:p>10/7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776.33" table:style-name="ce2">
            <text:p>776.33</text:p>
          </table:table-cell>
          <table:table-cell office:value-type="date" office:date-value="2003-12-09T00:00:00" table:style-name="ce3">
            <text:p>12/9/2003</text:p>
          </table:table-cell>
          <table:table-cell office:value-type="date" office:date-value="1978-10-07T00:00:00" table:style-name="ce3">
            <text:p>10/7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9.459999999999994" table:style-name="ce2">
            <text:p>69.46</text:p>
          </table:table-cell>
          <table:table-cell office:value-type="date" office:date-value="2003-10-24T00:00:00" table:style-name="ce3">
            <text:p>10/24/2003</text:p>
          </table:table-cell>
          <table:table-cell office:value-type="date" office:date-value="1978-10-08T00:00:00" table:style-name="ce3">
            <text:p>10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893.91" table:style-name="ce4">
            <text:p>1,893.91</text:p>
          </table:table-cell>
          <table:table-cell office:value-type="date" office:date-value="2002-09-10T00:00:00" table:style-name="ce3">
            <text:p>9/10/2002</text:p>
          </table:table-cell>
          <table:table-cell office:value-type="date" office:date-value="1978-10-08T00:00:00" table:style-name="ce3">
            <text:p>10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2.24" table:style-name="ce2">
            <text:p>122.24</text:p>
          </table:table-cell>
          <table:table-cell office:value-type="date" office:date-value="2003-08-20T00:00:00" table:style-name="ce3">
            <text:p>8/20/2003</text:p>
          </table:table-cell>
          <table:table-cell office:value-type="date" office:date-value="1978-10-10T00:00:00" table:style-name="ce3">
            <text:p>10/10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3.78" table:style-name="ce2">
            <text:p>23.78</text:p>
          </table:table-cell>
          <table:table-cell office:value-type="date" office:date-value="2003-10-22T00:00:00" table:style-name="ce3">
            <text:p>10/22/2003</text:p>
          </table:table-cell>
          <table:table-cell office:value-type="date" office:date-value="1978-10-10T00:00:00" table:style-name="ce3">
            <text:p>10/1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322.2800000000002" table:style-name="ce4">
            <text:p>2,322.28</text:p>
          </table:table-cell>
          <table:table-cell office:value-type="date" office:date-value="2003-07-23T00:00:00" table:style-name="ce3">
            <text:p>7/23/2003</text:p>
          </table:table-cell>
          <table:table-cell office:value-type="date" office:date-value="1978-10-11T00:00:00" table:style-name="ce3">
            <text:p>10/1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733.75" table:style-name="ce4">
            <text:p>4,733.75</text:p>
          </table:table-cell>
          <table:table-cell office:value-type="date" office:date-value="2001-10-27T00:00:00" table:style-name="ce3">
            <text:p>10/27/2001</text:p>
          </table:table-cell>
          <table:table-cell office:value-type="date" office:date-value="1978-10-11T00:00:00" table:style-name="ce3">
            <text:p>10/1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19.98" table:style-name="ce2">
            <text:p>119.98</text:p>
          </table:table-cell>
          <table:table-cell office:value-type="date" office:date-value="2004-06-19T00:00:00" table:style-name="ce3">
            <text:p>6/19/2004</text:p>
          </table:table-cell>
          <table:table-cell office:value-type="date" office:date-value="1978-10-11T00:00:00" table:style-name="ce3">
            <text:p>10/1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74.98" table:style-name="ce2">
            <text:p>574.98</text:p>
          </table:table-cell>
          <table:table-cell office:value-type="date" office:date-value="2004-04-13T00:00:00" table:style-name="ce3">
            <text:p>4/13/2004</text:p>
          </table:table-cell>
          <table:table-cell office:value-type="date" office:date-value="1978-10-11T00:00:00" table:style-name="ce3">
            <text:p>10/1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1-02T00:00:00" table:style-name="ce3">
            <text:p>1/2/2004</text:p>
          </table:table-cell>
          <table:table-cell office:value-type="date" office:date-value="1978-10-11T00:00:00" table:style-name="ce3">
            <text:p>10/1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78.46" table:style-name="ce2">
            <text:p>578.46</text:p>
          </table:table-cell>
          <table:table-cell office:value-type="date" office:date-value="2004-05-12T00:00:00" table:style-name="ce3">
            <text:p>5/12/2004</text:p>
          </table:table-cell>
          <table:table-cell office:value-type="date" office:date-value="1978-10-11T00:00:00" table:style-name="ce3">
            <text:p>10/1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071.42" table:style-name="ce4">
            <text:p>2,071.42</text:p>
          </table:table-cell>
          <table:table-cell office:value-type="date" office:date-value="2003-06-18T00:00:00" table:style-name="ce3">
            <text:p>6/18/2003</text:p>
          </table:table-cell>
          <table:table-cell office:value-type="date" office:date-value="1978-10-11T00:00:00" table:style-name="ce3">
            <text:p>10/11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.78" table:style-name="ce2">
            <text:p>23.78</text:p>
          </table:table-cell>
          <table:table-cell office:value-type="date" office:date-value="2003-11-06T00:00:00" table:style-name="ce3">
            <text:p>11/6/2003</text:p>
          </table:table-cell>
          <table:table-cell office:value-type="date" office:date-value="1978-10-11T00:00:00" table:style-name="ce3">
            <text:p>10/1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35.55000000000001" table:style-name="ce2">
            <text:p>135.55</text:p>
          </table:table-cell>
          <table:table-cell office:value-type="date" office:date-value="2003-08-30T00:00:00" table:style-name="ce3">
            <text:p>8/30/2003</text:p>
          </table:table-cell>
          <table:table-cell office:value-type="date" office:date-value="1978-10-12T00:00:00" table:style-name="ce3">
            <text:p>10/1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3-11-20T00:00:00" table:style-name="ce3">
            <text:p>11/20/2003</text:p>
          </table:table-cell>
          <table:table-cell office:value-type="date" office:date-value="1978-10-13T00:00:00" table:style-name="ce3">
            <text:p>10/1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4.900000000000006" table:style-name="ce2">
            <text:p>64.9</text:p>
          </table:table-cell>
          <table:table-cell office:value-type="date" office:date-value="2004-02-22T00:00:00" table:style-name="ce3">
            <text:p>2/22/2004</text:p>
          </table:table-cell>
          <table:table-cell office:value-type="date" office:date-value="1978-10-15T00:00:00" table:style-name="ce3">
            <text:p>10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9.48" table:style-name="ce2">
            <text:p>49.48</text:p>
          </table:table-cell>
          <table:table-cell office:value-type="date" office:date-value="2003-12-17T00:00:00" table:style-name="ce3">
            <text:p>12/17/2003</text:p>
          </table:table-cell>
          <table:table-cell office:value-type="date" office:date-value="1978-10-16T00:00:00" table:style-name="ce3">
            <text:p>10/16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758.24" table:style-name="ce4">
            <text:p>4,758.24</text:p>
          </table:table-cell>
          <table:table-cell office:value-type="date" office:date-value="2001-07-18T00:00:00" table:style-name="ce3">
            <text:p>7/18/2001</text:p>
          </table:table-cell>
          <table:table-cell office:value-type="date" office:date-value="1978-10-24T00:00:00" table:style-name="ce3">
            <text:p>10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1.94" table:style-name="ce2">
            <text:p>11.94</text:p>
          </table:table-cell>
          <table:table-cell office:value-type="date" office:date-value="2003-12-10T00:00:00" table:style-name="ce3">
            <text:p>12/10/2003</text:p>
          </table:table-cell>
          <table:table-cell office:value-type="date" office:date-value="1978-10-24T00:00:00" table:style-name="ce3">
            <text:p>10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380.4699999999998" table:style-name="ce4">
            <text:p>2,380.47</text:p>
          </table:table-cell>
          <table:table-cell office:value-type="date" office:date-value="2003-07-06T00:00:00" table:style-name="ce3">
            <text:p>7/6/2003</text:p>
          </table:table-cell>
          <table:table-cell office:value-type="date" office:date-value="1978-10-25T00:00:00" table:style-name="ce3">
            <text:p>10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913.24" table:style-name="ce4">
            <text:p>5,913.24</text:p>
          </table:table-cell>
          <table:table-cell office:value-type="date" office:date-value="2002-05-12T00:00:00" table:style-name="ce3">
            <text:p>5/12/2002</text:p>
          </table:table-cell>
          <table:table-cell office:value-type="date" office:date-value="1978-10-25T00:00:00" table:style-name="ce3">
            <text:p>10/2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39.99" table:style-name="ce2">
            <text:p>539.99</text:p>
          </table:table-cell>
          <table:table-cell office:value-type="date" office:date-value="2003-12-28T00:00:00" table:style-name="ce3">
            <text:p>12/28/2003</text:p>
          </table:table-cell>
          <table:table-cell office:value-type="date" office:date-value="1978-10-25T00:00:00" table:style-name="ce3">
            <text:p>10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.98" table:style-name="ce2">
            <text:p>12.98</text:p>
          </table:table-cell>
          <table:table-cell office:value-type="date" office:date-value="2003-10-25T00:00:00" table:style-name="ce3">
            <text:p>10/25/2003</text:p>
          </table:table-cell>
          <table:table-cell office:value-type="date" office:date-value="1978-10-25T00:00:00" table:style-name="ce3">
            <text:p>10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828.1099999999997" table:style-name="ce4">
            <text:p>4,828.11</text:p>
          </table:table-cell>
          <table:table-cell office:value-type="date" office:date-value="2002-03-09T00:00:00" table:style-name="ce3">
            <text:p>3/9/2002</text:p>
          </table:table-cell>
          <table:table-cell office:value-type="date" office:date-value="1978-10-25T00:00:00" table:style-name="ce3">
            <text:p>10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.78" table:style-name="ce2">
            <text:p>23.78</text:p>
          </table:table-cell>
          <table:table-cell office:value-type="date" office:date-value="2004-03-03T00:00:00" table:style-name="ce3">
            <text:p>3/3/2004</text:p>
          </table:table-cell>
          <table:table-cell office:value-type="date" office:date-value="1978-10-25T00:00:00" table:style-name="ce3">
            <text:p>10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66.28" table:style-name="ce2">
            <text:p>166.28</text:p>
          </table:table-cell>
          <table:table-cell office:value-type="date" office:date-value="2003-09-10T00:00:00" table:style-name="ce3">
            <text:p>9/10/2003</text:p>
          </table:table-cell>
          <table:table-cell office:value-type="date" office:date-value="1978-11-01T00:00:00" table:style-name="ce3">
            <text:p>11/1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804.08" table:style-name="ce4">
            <text:p>3,804.08</text:p>
          </table:table-cell>
          <table:table-cell office:value-type="date" office:date-value="2003-05-18T00:00:00" table:style-name="ce3">
            <text:p>5/18/2003</text:p>
          </table:table-cell>
          <table:table-cell office:value-type="date" office:date-value="1978-11-02T00:00:00" table:style-name="ce3">
            <text:p>11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901.35" table:style-name="ce2">
            <text:p>901.35</text:p>
          </table:table-cell>
          <table:table-cell office:value-type="date" office:date-value="2003-10-26T00:00:00" table:style-name="ce3">
            <text:p>10/26/2003</text:p>
          </table:table-cell>
          <table:table-cell office:value-type="date" office:date-value="1978-11-02T00:00:00" table:style-name="ce3">
            <text:p>11/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29.9899999999998" table:style-name="ce4">
            <text:p>2,329.99</text:p>
          </table:table-cell>
          <table:table-cell office:value-type="date" office:date-value="2004-06-25T00:00:00" table:style-name="ce3">
            <text:p>6/25/2004</text:p>
          </table:table-cell>
          <table:table-cell office:value-type="date" office:date-value="1978-11-04T00:00:00" table:style-name="ce3">
            <text:p>11/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775.47" table:style-name="ce4">
            <text:p>1,775.47</text:p>
          </table:table-cell>
          <table:table-cell office:value-type="date" office:date-value="2003-10-22T00:00:00" table:style-name="ce3">
            <text:p>10/22/2003</text:p>
          </table:table-cell>
          <table:table-cell office:value-type="date" office:date-value="1978-11-04T00:00:00" table:style-name="ce3">
            <text:p>11/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118.26" table:style-name="ce4">
            <text:p>4,118.26</text:p>
          </table:table-cell>
          <table:table-cell office:value-type="date" office:date-value="2001-09-01T00:00:00" table:style-name="ce3">
            <text:p>9/1/2001</text:p>
          </table:table-cell>
          <table:table-cell office:value-type="date" office:date-value="1978-11-04T00:00:00" table:style-name="ce3">
            <text:p>11/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70.52" table:style-name="ce4">
            <text:p>2,770.52</text:p>
          </table:table-cell>
          <table:table-cell office:value-type="date" office:date-value="2002-11-24T00:00:00" table:style-name="ce3">
            <text:p>11/24/2002</text:p>
          </table:table-cell>
          <table:table-cell office:value-type="date" office:date-value="1978-11-04T00:00:00" table:style-name="ce3">
            <text:p>11/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5968.23" table:style-name="ce4">
            <text:p>5,968.23</text:p>
          </table:table-cell>
          <table:table-cell office:value-type="date" office:date-value="2002-04-10T00:00:00" table:style-name="ce3">
            <text:p>4/10/2002</text:p>
          </table:table-cell>
          <table:table-cell office:value-type="date" office:date-value="1978-11-05T00:00:00" table:style-name="ce3">
            <text:p>11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7.270000000000003" table:style-name="ce2">
            <text:p>37.27</text:p>
          </table:table-cell>
          <table:table-cell office:value-type="date" office:date-value="2003-09-07T00:00:00" table:style-name="ce3">
            <text:p>9/7/2003</text:p>
          </table:table-cell>
          <table:table-cell office:value-type="date" office:date-value="1978-11-05T00:00:00" table:style-name="ce3">
            <text:p>11/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9.98" table:style-name="ce2">
            <text:p>59.98</text:p>
          </table:table-cell>
          <table:table-cell office:value-type="date" office:date-value="2004-06-07T00:00:00" table:style-name="ce3">
            <text:p>6/7/2004</text:p>
          </table:table-cell>
          <table:table-cell office:value-type="date" office:date-value="1978-11-08T00:00:00" table:style-name="ce3">
            <text:p>11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237.22" table:style-name="ce4">
            <text:p>4,237.22</text:p>
          </table:table-cell>
          <table:table-cell office:value-type="date" office:date-value="2002-03-31T00:00:00" table:style-name="ce3">
            <text:p>3/31/2002</text:p>
          </table:table-cell>
          <table:table-cell office:value-type="date" office:date-value="1978-11-08T00:00:00" table:style-name="ce3">
            <text:p>11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21.57" table:style-name="ce2">
            <text:p>121.57</text:p>
          </table:table-cell>
          <table:table-cell office:value-type="date" office:date-value="2003-11-04T00:00:00" table:style-name="ce3">
            <text:p>11/4/2003</text:p>
          </table:table-cell>
          <table:table-cell office:value-type="date" office:date-value="1978-11-08T00:00:00" table:style-name="ce3">
            <text:p>11/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95.52" table:style-name="ce2">
            <text:p>195.52</text:p>
          </table:table-cell>
          <table:table-cell office:value-type="date" office:date-value="2004-01-28T00:00:00" table:style-name="ce3">
            <text:p>1/28/2004</text:p>
          </table:table-cell>
          <table:table-cell office:value-type="date" office:date-value="1978-11-09T00:00:00" table:style-name="ce3">
            <text:p>11/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733.75" table:style-name="ce4">
            <text:p>4,733.75</text:p>
          </table:table-cell>
          <table:table-cell office:value-type="date" office:date-value="2001-10-17T00:00:00" table:style-name="ce3">
            <text:p>10/17/2001</text:p>
          </table:table-cell>
          <table:table-cell office:value-type="date" office:date-value="1978-11-09T00:00:00" table:style-name="ce3">
            <text:p>11/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99.1" table:style-name="ce2">
            <text:p>699.1</text:p>
          </table:table-cell>
          <table:table-cell office:value-type="date" office:date-value="2002-02-05T00:00:00" table:style-name="ce3">
            <text:p>2/5/2002</text:p>
          </table:table-cell>
          <table:table-cell office:value-type="date" office:date-value="1978-11-09T00:00:00" table:style-name="ce3">
            <text:p>11/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034.78" table:style-name="ce4">
            <text:p>5,034.78</text:p>
          </table:table-cell>
          <table:table-cell office:value-type="date" office:date-value="2001-12-28T00:00:00" table:style-name="ce3">
            <text:p>12/28/2001</text:p>
          </table:table-cell>
          <table:table-cell office:value-type="date" office:date-value="1978-11-10T00:00:00" table:style-name="ce3">
            <text:p>11/1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3-12-09T00:00:00" table:style-name="ce3">
            <text:p>12/9/2003</text:p>
          </table:table-cell>
          <table:table-cell office:value-type="date" office:date-value="1978-11-10T00:00:00" table:style-name="ce3">
            <text:p>11/1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9.99" table:style-name="ce2">
            <text:p>39.99</text:p>
          </table:table-cell>
          <table:table-cell office:value-type="date" office:date-value="2004-07-17T00:00:00" table:style-name="ce3">
            <text:p>7/17/2004</text:p>
          </table:table-cell>
          <table:table-cell office:value-type="date" office:date-value="1978-11-10T00:00:00" table:style-name="ce3">
            <text:p>11/10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94.48" table:style-name="ce2">
            <text:p>94.48</text:p>
          </table:table-cell>
          <table:table-cell office:value-type="date" office:date-value="2004-06-03T00:00:00" table:style-name="ce3">
            <text:p>6/3/2004</text:p>
          </table:table-cell>
          <table:table-cell office:value-type="date" office:date-value="1978-11-10T00:00:00" table:style-name="ce3">
            <text:p>11/10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34.44" table:style-name="ce2">
            <text:p>234.44</text:p>
          </table:table-cell>
          <table:table-cell office:value-type="date" office:date-value="2003-08-19T00:00:00" table:style-name="ce3">
            <text:p>8/19/2003</text:p>
          </table:table-cell>
          <table:table-cell office:value-type="date" office:date-value="1978-11-12T00:00:00" table:style-name="ce3">
            <text:p>11/1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468.59" table:style-name="ce4">
            <text:p>1,468.59</text:p>
          </table:table-cell>
          <table:table-cell office:value-type="date" office:date-value="2002-04-05T00:00:00" table:style-name="ce3">
            <text:p>4/5/2002</text:p>
          </table:table-cell>
          <table:table-cell office:value-type="date" office:date-value="1978-11-12T00:00:00" table:style-name="ce3">
            <text:p>11/1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699.57" table:style-name="ce4">
            <text:p>6,699.57</text:p>
          </table:table-cell>
          <table:table-cell office:value-type="date" office:date-value="2002-01-14T00:00:00" table:style-name="ce3">
            <text:p>1/14/2002</text:p>
          </table:table-cell>
          <table:table-cell office:value-type="date" office:date-value="1978-11-12T00:00:00" table:style-name="ce3">
            <text:p>11/1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725.21" table:style-name="ce4">
            <text:p>1,725.21</text:p>
          </table:table-cell>
          <table:table-cell office:value-type="date" office:date-value="2004-06-01T00:00:00" table:style-name="ce3">
            <text:p>6/1/2004</text:p>
          </table:table-cell>
          <table:table-cell office:value-type="date" office:date-value="1978-11-12T00:00:00" table:style-name="ce3">
            <text:p>11/1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.28" table:style-name="ce2">
            <text:p>6.28</text:p>
          </table:table-cell>
          <table:table-cell office:value-type="date" office:date-value="2003-12-12T00:00:00" table:style-name="ce3">
            <text:p>12/12/2003</text:p>
          </table:table-cell>
          <table:table-cell office:value-type="date" office:date-value="1978-11-12T00:00:00" table:style-name="ce3">
            <text:p>11/1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754.98" table:style-name="ce4">
            <text:p>1,754.98</text:p>
          </table:table-cell>
          <table:table-cell office:value-type="date" office:date-value="2003-11-13T00:00:00" table:style-name="ce3">
            <text:p>11/13/2003</text:p>
          </table:table-cell>
          <table:table-cell office:value-type="date" office:date-value="1978-11-13T00:00:00" table:style-name="ce3">
            <text:p>11/13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7.270000000000003" table:style-name="ce2">
            <text:p>37.27</text:p>
          </table:table-cell>
          <table:table-cell office:value-type="date" office:date-value="2004-02-20T00:00:00" table:style-name="ce3">
            <text:p>2/20/2004</text:p>
          </table:table-cell>
          <table:table-cell office:value-type="date" office:date-value="1978-11-13T00:00:00" table:style-name="ce3">
            <text:p>11/1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8.97" table:style-name="ce2">
            <text:p>68.97</text:p>
          </table:table-cell>
          <table:table-cell office:value-type="date" office:date-value="2003-10-25T00:00:00" table:style-name="ce3">
            <text:p>10/25/2003</text:p>
          </table:table-cell>
          <table:table-cell office:value-type="date" office:date-value="1978-11-14T00:00:00" table:style-name="ce3">
            <text:p>11/1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.98" table:style-name="ce2">
            <text:p>12.98</text:p>
          </table:table-cell>
          <table:table-cell office:value-type="date" office:date-value="2003-08-14T00:00:00" table:style-name="ce3">
            <text:p>8/14/2003</text:p>
          </table:table-cell>
          <table:table-cell office:value-type="date" office:date-value="1978-11-14T00:00:00" table:style-name="ce3">
            <text:p>11/1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0.959999999999994" table:style-name="ce2">
            <text:p>80.96</text:p>
          </table:table-cell>
          <table:table-cell office:value-type="date" office:date-value="2003-09-13T00:00:00" table:style-name="ce3">
            <text:p>9/13/2003</text:p>
          </table:table-cell>
          <table:table-cell office:value-type="date" office:date-value="1978-11-18T00:00:00" table:style-name="ce3">
            <text:p>11/18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578.27" table:style-name="ce4">
            <text:p>3,578.27</text:p>
          </table:table-cell>
          <table:table-cell office:value-type="date" office:date-value="2001-09-14T00:00:00" table:style-name="ce3">
            <text:p>9/14/2001</text:p>
          </table:table-cell>
          <table:table-cell office:value-type="date" office:date-value="1978-11-18T00:00:00" table:style-name="ce3">
            <text:p>11/18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764.07" table:style-name="ce4">
            <text:p>3,764.07</text:p>
          </table:table-cell>
          <table:table-cell office:value-type="date" office:date-value="2003-05-09T00:00:00" table:style-name="ce3">
            <text:p>5/9/2003</text:p>
          </table:table-cell>
          <table:table-cell office:value-type="date" office:date-value="1978-11-19T00:00:00" table:style-name="ce3">
            <text:p>11/19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8.979999999999997" table:style-name="ce2">
            <text:p>38.98</text:p>
          </table:table-cell>
          <table:table-cell office:value-type="date" office:date-value="2003-07-31T00:00:00" table:style-name="ce3">
            <text:p>7/31/2003</text:p>
          </table:table-cell>
          <table:table-cell office:value-type="date" office:date-value="1978-11-19T00:00:00" table:style-name="ce3">
            <text:p>11/19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8.979999999999997" table:style-name="ce2">
            <text:p>38.98</text:p>
          </table:table-cell>
          <table:table-cell office:value-type="date" office:date-value="2004-03-17T00:00:00" table:style-name="ce3">
            <text:p>3/17/2004</text:p>
          </table:table-cell>
          <table:table-cell office:value-type="date" office:date-value="1978-11-19T00:00:00" table:style-name="ce3">
            <text:p>11/19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5819.05" table:style-name="ce4">
            <text:p>5,819.05</text:p>
          </table:table-cell>
          <table:table-cell office:value-type="date" office:date-value="2001-11-12T00:00:00" table:style-name="ce3">
            <text:p>11/12/2001</text:p>
          </table:table-cell>
          <table:table-cell office:value-type="date" office:date-value="1978-11-19T00:00:00" table:style-name="ce3">
            <text:p>11/19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994.09" table:style-name="ce4">
            <text:p>2,994.09</text:p>
          </table:table-cell>
          <table:table-cell office:value-type="date" office:date-value="2002-06-03T00:00:00" table:style-name="ce3">
            <text:p>6/3/2002</text:p>
          </table:table-cell>
          <table:table-cell office:value-type="date" office:date-value="1978-11-20T00:00:00" table:style-name="ce3">
            <text:p>11/20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62.06" table:style-name="ce4">
            <text:p>1,262.06</text:p>
          </table:table-cell>
          <table:table-cell office:value-type="date" office:date-value="2001-12-18T00:00:00" table:style-name="ce3">
            <text:p>12/18/2001</text:p>
          </table:table-cell>
          <table:table-cell office:value-type="date" office:date-value="1978-11-22T00:00:00" table:style-name="ce3">
            <text:p>11/2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4-13T00:00:00" table:style-name="ce3">
            <text:p>4/13/2004</text:p>
          </table:table-cell>
          <table:table-cell office:value-type="date" office:date-value="1978-11-23T00:00:00" table:style-name="ce3">
            <text:p>11/23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106.24" table:style-name="ce4">
            <text:p>5,106.24</text:p>
          </table:table-cell>
          <table:table-cell office:value-type="date" office:date-value="2001-12-24T00:00:00" table:style-name="ce3">
            <text:p>12/24/2001</text:p>
          </table:table-cell>
          <table:table-cell office:value-type="date" office:date-value="1978-11-24T00:00:00" table:style-name="ce3">
            <text:p>11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7.77" table:style-name="ce2">
            <text:p>27.77</text:p>
          </table:table-cell>
          <table:table-cell office:value-type="date" office:date-value="2004-04-08T00:00:00" table:style-name="ce3">
            <text:p>4/8/2004</text:p>
          </table:table-cell>
          <table:table-cell office:value-type="date" office:date-value="1978-11-24T00:00:00" table:style-name="ce3">
            <text:p>11/24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302.5899999999999" table:style-name="ce4">
            <text:p>1,302.59</text:p>
          </table:table-cell>
          <table:table-cell office:value-type="date" office:date-value="2002-01-28T00:00:00" table:style-name="ce3">
            <text:p>1/28/2002</text:p>
          </table:table-cell>
          <table:table-cell office:value-type="date" office:date-value="1978-11-24T00:00:00" table:style-name="ce3">
            <text:p>11/24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967.26" table:style-name="ce4">
            <text:p>3,967.26</text:p>
          </table:table-cell>
          <table:table-cell office:value-type="date" office:date-value="2002-06-13T00:00:00" table:style-name="ce3">
            <text:p>6/13/2002</text:p>
          </table:table-cell>
          <table:table-cell office:value-type="date" office:date-value="1978-11-25T00:00:00" table:style-name="ce3">
            <text:p>11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732.26" table:style-name="ce4">
            <text:p>1,732.26</text:p>
          </table:table-cell>
          <table:table-cell office:value-type="date" office:date-value="2004-05-21T00:00:00" table:style-name="ce3">
            <text:p>5/21/2004</text:p>
          </table:table-cell>
          <table:table-cell office:value-type="date" office:date-value="1978-11-25T00:00:00" table:style-name="ce3">
            <text:p>11/2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2.29" table:style-name="ce2">
            <text:p>2.29</text:p>
          </table:table-cell>
          <table:table-cell office:value-type="date" office:date-value="2003-08-24T00:00:00" table:style-name="ce3">
            <text:p>8/24/2003</text:p>
          </table:table-cell>
          <table:table-cell office:value-type="date" office:date-value="1978-11-25T00:00:00" table:style-name="ce3">
            <text:p>11/25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88.96" table:style-name="ce2">
            <text:p>588.96</text:p>
          </table:table-cell>
          <table:table-cell office:value-type="date" office:date-value="2004-06-03T00:00:00" table:style-name="ce3">
            <text:p>6/3/2004</text:p>
          </table:table-cell>
          <table:table-cell office:value-type="date" office:date-value="1978-11-26T00:00:00" table:style-name="ce3">
            <text:p>11/2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5.48" table:style-name="ce2">
            <text:p>25.48</text:p>
          </table:table-cell>
          <table:table-cell office:value-type="date" office:date-value="2004-05-09T00:00:00" table:style-name="ce3">
            <text:p>5/9/2004</text:p>
          </table:table-cell>
          <table:table-cell office:value-type="date" office:date-value="1978-11-26T00:00:00" table:style-name="ce3">
            <text:p>11/26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91.95" table:style-name="ce2">
            <text:p>91.95</text:p>
          </table:table-cell>
          <table:table-cell office:value-type="date" office:date-value="2004-06-05T00:00:00" table:style-name="ce3">
            <text:p>6/5/2004</text:p>
          </table:table-cell>
          <table:table-cell office:value-type="date" office:date-value="1978-12-05T00:00:00" table:style-name="ce3">
            <text:p>12/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4.98" table:style-name="ce2">
            <text:p>14.98</text:p>
          </table:table-cell>
          <table:table-cell office:value-type="date" office:date-value="2004-04-05T00:00:00" table:style-name="ce3">
            <text:p>4/5/2004</text:p>
          </table:table-cell>
          <table:table-cell office:value-type="date" office:date-value="1978-12-10T00:00:00" table:style-name="ce3">
            <text:p>12/10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7.270000000000003" table:style-name="ce2">
            <text:p>37.27</text:p>
          </table:table-cell>
          <table:table-cell office:value-type="date" office:date-value="2003-08-11T00:00:00" table:style-name="ce3">
            <text:p>8/11/2003</text:p>
          </table:table-cell>
          <table:table-cell office:value-type="date" office:date-value="1978-12-15T00:00:00" table:style-name="ce3">
            <text:p>12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578.27" table:style-name="ce4">
            <text:p>3,578.27</text:p>
          </table:table-cell>
          <table:table-cell office:value-type="date" office:date-value="2002-02-10T00:00:00" table:style-name="ce3">
            <text:p>2/10/2002</text:p>
          </table:table-cell>
          <table:table-cell office:value-type="date" office:date-value="1978-12-15T00:00:00" table:style-name="ce3">
            <text:p>12/15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54.98" table:style-name="ce4">
            <text:p>2,354.98</text:p>
          </table:table-cell>
          <table:table-cell office:value-type="date" office:date-value="2003-07-25T00:00:00" table:style-name="ce3">
            <text:p>7/25/2003</text:p>
          </table:table-cell>
          <table:table-cell office:value-type="date" office:date-value="1978-12-17T00:00:00" table:style-name="ce3">
            <text:p>12/17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503.58" table:style-name="ce4">
            <text:p>1,503.58</text:p>
          </table:table-cell>
          <table:table-cell office:value-type="date" office:date-value="2001-07-06T00:00:00" table:style-name="ce3">
            <text:p>7/6/2001</text:p>
          </table:table-cell>
          <table:table-cell office:value-type="date" office:date-value="1978-12-17T00:00:00" table:style-name="ce3">
            <text:p>12/17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3.98" table:style-name="ce2">
            <text:p>123.98</text:p>
          </table:table-cell>
          <table:table-cell office:value-type="date" office:date-value="2003-08-20T00:00:00" table:style-name="ce3">
            <text:p>8/20/2003</text:p>
          </table:table-cell>
          <table:table-cell office:value-type="date" office:date-value="1978-12-22T00:00:00" table:style-name="ce3">
            <text:p>12/22/1978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47" table:style-name="ce2">
            <text:p>39.47</text:p>
          </table:table-cell>
          <table:table-cell office:value-type="date" office:date-value="2004-06-11T00:00:00" table:style-name="ce3">
            <text:p>6/11/2004</text:p>
          </table:table-cell>
          <table:table-cell office:value-type="date" office:date-value="1978-12-22T00:00:00" table:style-name="ce3">
            <text:p>12/2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8.97" table:style-name="ce2">
            <text:p>48.97</text:p>
          </table:table-cell>
          <table:table-cell office:value-type="date" office:date-value="2003-11-24T00:00:00" table:style-name="ce3">
            <text:p>11/24/2003</text:p>
          </table:table-cell>
          <table:table-cell office:value-type="date" office:date-value="1978-12-22T00:00:00" table:style-name="ce3">
            <text:p>12/22/197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9.25" table:style-name="ce2">
            <text:p>79.25</text:p>
          </table:table-cell>
          <table:table-cell office:value-type="date" office:date-value="2003-09-18T00:00:00" table:style-name="ce3">
            <text:p>9/18/2003</text:p>
          </table:table-cell>
          <table:table-cell office:value-type="date" office:date-value="1979-01-07T00:00:00" table:style-name="ce3">
            <text:p>1/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84.71" table:style-name="ce2">
            <text:p>184.71</text:p>
          </table:table-cell>
          <table:table-cell office:value-type="date" office:date-value="2003-08-19T00:00:00" table:style-name="ce3">
            <text:p>8/19/2003</text:p>
          </table:table-cell>
          <table:table-cell office:value-type="date" office:date-value="1979-01-08T00:00:00" table:style-name="ce3">
            <text:p>1/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854.58" table:style-name="ce4">
            <text:p>1,854.58</text:p>
          </table:table-cell>
          <table:table-cell office:value-type="date" office:date-value="2002-05-23T00:00:00" table:style-name="ce3">
            <text:p>5/23/2002</text:p>
          </table:table-cell>
          <table:table-cell office:value-type="date" office:date-value="1979-01-08T00:00:00" table:style-name="ce3">
            <text:p>1/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308.06" table:style-name="ce4">
            <text:p>1,308.06</text:p>
          </table:table-cell>
          <table:table-cell office:value-type="date" office:date-value="2001-12-19T00:00:00" table:style-name="ce3">
            <text:p>12/19/2001</text:p>
          </table:table-cell>
          <table:table-cell office:value-type="date" office:date-value="1979-01-08T00:00:00" table:style-name="ce3">
            <text:p>1/8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5.48" table:style-name="ce2">
            <text:p>25.48</text:p>
          </table:table-cell>
          <table:table-cell office:value-type="date" office:date-value="2003-09-17T00:00:00" table:style-name="ce3">
            <text:p>9/17/2003</text:p>
          </table:table-cell>
          <table:table-cell office:value-type="date" office:date-value="1979-01-08T00:00:00" table:style-name="ce3">
            <text:p>1/8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698.76" table:style-name="ce4">
            <text:p>4,698.76</text:p>
          </table:table-cell>
          <table:table-cell office:value-type="date" office:date-value="2001-07-24T00:00:00" table:style-name="ce3">
            <text:p>7/24/2001</text:p>
          </table:table-cell>
          <table:table-cell office:value-type="date" office:date-value="1979-01-10T00:00:00" table:style-name="ce3">
            <text:p>1/10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7.270000000000003" table:style-name="ce2">
            <text:p>37.27</text:p>
          </table:table-cell>
          <table:table-cell office:value-type="date" office:date-value="2004-04-25T00:00:00" table:style-name="ce3">
            <text:p>4/25/2004</text:p>
          </table:table-cell>
          <table:table-cell office:value-type="date" office:date-value="1979-01-10T00:00:00" table:style-name="ce3">
            <text:p>1/10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78.62" table:style-name="ce2">
            <text:p>778.62</text:p>
          </table:table-cell>
          <table:table-cell office:value-type="date" office:date-value="2003-11-20T00:00:00" table:style-name="ce3">
            <text:p>11/20/2003</text:p>
          </table:table-cell>
          <table:table-cell office:value-type="date" office:date-value="1979-01-14T00:00:00" table:style-name="ce3">
            <text:p>1/14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700.99" table:style-name="ce4">
            <text:p>1,700.99</text:p>
          </table:table-cell>
          <table:table-cell office:value-type="date" office:date-value="2003-09-24T00:00:00" table:style-name="ce3">
            <text:p>9/24/2003</text:p>
          </table:table-cell>
          <table:table-cell office:value-type="date" office:date-value="1979-01-16T00:00:00" table:style-name="ce3">
            <text:p>1/16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30.54" table:style-name="ce4">
            <text:p>2,730.54</text:p>
          </table:table-cell>
          <table:table-cell office:value-type="date" office:date-value="2003-03-15T00:00:00" table:style-name="ce3">
            <text:p>3/15/2003</text:p>
          </table:table-cell>
          <table:table-cell office:value-type="date" office:date-value="1979-01-16T00:00:00" table:style-name="ce3">
            <text:p>1/16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836.38" table:style-name="ce4">
            <text:p>3,836.38</text:p>
          </table:table-cell>
          <table:table-cell office:value-type="date" office:date-value="2003-02-13T00:00:00" table:style-name="ce3">
            <text:p>2/13/2003</text:p>
          </table:table-cell>
          <table:table-cell office:value-type="date" office:date-value="1979-01-19T00:00:00" table:style-name="ce3">
            <text:p>1/19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3-12-14T00:00:00" table:style-name="ce3">
            <text:p>12/14/2003</text:p>
          </table:table-cell>
          <table:table-cell office:value-type="date" office:date-value="1979-01-22T00:00:00" table:style-name="ce3">
            <text:p>1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71.52" table:style-name="ce4">
            <text:p>2,771.52</text:p>
          </table:table-cell>
          <table:table-cell office:value-type="date" office:date-value="2003-04-07T00:00:00" table:style-name="ce3">
            <text:p>4/7/2003</text:p>
          </table:table-cell>
          <table:table-cell office:value-type="date" office:date-value="1979-01-22T00:00:00" table:style-name="ce3">
            <text:p>1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3-12-04T00:00:00" table:style-name="ce3">
            <text:p>12/4/2003</text:p>
          </table:table-cell>
          <table:table-cell office:value-type="date" office:date-value="1979-01-23T00:00:00" table:style-name="ce3">
            <text:p>1/2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73.98" table:style-name="ce2">
            <text:p>573.98</text:p>
          </table:table-cell>
          <table:table-cell office:value-type="date" office:date-value="2004-02-10T00:00:00" table:style-name="ce3">
            <text:p>2/10/2004</text:p>
          </table:table-cell>
          <table:table-cell office:value-type="date" office:date-value="1979-02-01T00:00:00" table:style-name="ce3">
            <text:p>2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93.06" table:style-name="ce4">
            <text:p>2,393.06</text:p>
          </table:table-cell>
          <table:table-cell office:value-type="date" office:date-value="2004-06-18T00:00:00" table:style-name="ce3">
            <text:p>6/18/2004</text:p>
          </table:table-cell>
          <table:table-cell office:value-type="date" office:date-value="1979-02-01T00:00:00" table:style-name="ce3">
            <text:p>2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574.98" table:style-name="ce2">
            <text:p>574.98</text:p>
          </table:table-cell>
          <table:table-cell office:value-type="date" office:date-value="2003-07-24T00:00:00" table:style-name="ce3">
            <text:p>7/24/2003</text:p>
          </table:table-cell>
          <table:table-cell office:value-type="date" office:date-value="1979-02-02T00:00:00" table:style-name="ce3">
            <text:p>2/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1.27" table:style-name="ce2">
            <text:p>31.27</text:p>
          </table:table-cell>
          <table:table-cell office:value-type="date" office:date-value="2003-12-29T00:00:00" table:style-name="ce3">
            <text:p>12/29/2003</text:p>
          </table:table-cell>
          <table:table-cell office:value-type="date" office:date-value="1979-02-02T00:00:00" table:style-name="ce3">
            <text:p>2/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808.03" table:style-name="ce4">
            <text:p>5,808.03</text:p>
          </table:table-cell>
          <table:table-cell office:value-type="date" office:date-value="2001-12-12T00:00:00" table:style-name="ce3">
            <text:p>12/12/2001</text:p>
          </table:table-cell>
          <table:table-cell office:value-type="date" office:date-value="1979-02-02T00:00:00" table:style-name="ce3">
            <text:p>2/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48.97" table:style-name="ce4">
            <text:p>3,948.97</text:p>
          </table:table-cell>
          <table:table-cell office:value-type="date" office:date-value="2002-06-17T00:00:00" table:style-name="ce3">
            <text:p>6/17/2002</text:p>
          </table:table-cell>
          <table:table-cell office:value-type="date" office:date-value="1979-02-03T00:00:00" table:style-name="ce3">
            <text:p>2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411.37" table:style-name="ce4">
            <text:p>4,411.37</text:p>
          </table:table-cell>
          <table:table-cell office:value-type="date" office:date-value="2003-06-07T00:00:00" table:style-name="ce3">
            <text:p>6/7/2003</text:p>
          </table:table-cell>
          <table:table-cell office:value-type="date" office:date-value="1979-02-03T00:00:00" table:style-name="ce3">
            <text:p>2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8.979999999999997" table:style-name="ce2">
            <text:p>38.98</text:p>
          </table:table-cell>
          <table:table-cell office:value-type="date" office:date-value="2003-10-02T00:00:00" table:style-name="ce3">
            <text:p>10/2/2003</text:p>
          </table:table-cell>
          <table:table-cell office:value-type="date" office:date-value="1979-02-03T00:00:00" table:style-name="ce3">
            <text:p>2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118.26" table:style-name="ce4">
            <text:p>4,118.26</text:p>
          </table:table-cell>
          <table:table-cell office:value-type="date" office:date-value="2002-06-20T00:00:00" table:style-name="ce3">
            <text:p>6/20/2002</text:p>
          </table:table-cell>
          <table:table-cell office:value-type="date" office:date-value="1979-02-04T00:00:00" table:style-name="ce3">
            <text:p>2/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2.28" table:style-name="ce2">
            <text:p>42.28</text:p>
          </table:table-cell>
          <table:table-cell office:value-type="date" office:date-value="2004-06-16T00:00:00" table:style-name="ce3">
            <text:p>6/16/2004</text:p>
          </table:table-cell>
          <table:table-cell office:value-type="date" office:date-value="1979-02-05T00:00:00" table:style-name="ce3">
            <text:p>2/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3-11-04T00:00:00" table:style-name="ce3">
            <text:p>11/4/2003</text:p>
          </table:table-cell>
          <table:table-cell office:value-type="date" office:date-value="1979-02-07T00:00:00" table:style-name="ce3">
            <text:p>2/7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55.91" table:style-name="ce2">
            <text:p>155.91</text:p>
          </table:table-cell>
          <table:table-cell office:value-type="date" office:date-value="2003-09-03T00:00:00" table:style-name="ce3">
            <text:p>9/3/2003</text:p>
          </table:table-cell>
          <table:table-cell office:value-type="date" office:date-value="1979-02-08T00:00:00" table:style-name="ce3">
            <text:p>2/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1.49" table:style-name="ce2">
            <text:p>21.49</text:p>
          </table:table-cell>
          <table:table-cell office:value-type="date" office:date-value="2004-06-05T00:00:00" table:style-name="ce3">
            <text:p>6/5/2004</text:p>
          </table:table-cell>
          <table:table-cell office:value-type="date" office:date-value="1979-02-08T00:00:00" table:style-name="ce3">
            <text:p>2/8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772.41" table:style-name="ce4">
            <text:p>3,772.41</text:p>
          </table:table-cell>
          <table:table-cell office:value-type="date" office:date-value="2003-04-15T00:00:00" table:style-name="ce3">
            <text:p>4/15/2003</text:p>
          </table:table-cell>
          <table:table-cell office:value-type="date" office:date-value="1979-02-10T00:00:00" table:style-name="ce3">
            <text:p>2/10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19.98" table:style-name="ce2">
            <text:p>119.98</text:p>
          </table:table-cell>
          <table:table-cell office:value-type="date" office:date-value="2004-05-19T00:00:00" table:style-name="ce3">
            <text:p>5/19/2004</text:p>
          </table:table-cell>
          <table:table-cell office:value-type="date" office:date-value="1979-02-10T00:00:00" table:style-name="ce3">
            <text:p>2/10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9.459999999999994" table:style-name="ce2">
            <text:p>69.46</text:p>
          </table:table-cell>
          <table:table-cell office:value-type="date" office:date-value="2004-02-02T00:00:00" table:style-name="ce3">
            <text:p>2/2/2004</text:p>
          </table:table-cell>
          <table:table-cell office:value-type="date" office:date-value="1979-02-10T00:00:00" table:style-name="ce3">
            <text:p>2/10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8.98" table:style-name="ce2">
            <text:p>78.98</text:p>
          </table:table-cell>
          <table:table-cell office:value-type="date" office:date-value="2003-11-10T00:00:00" table:style-name="ce3">
            <text:p>11/10/2003</text:p>
          </table:table-cell>
          <table:table-cell office:value-type="date" office:date-value="1979-02-10T00:00:00" table:style-name="ce3">
            <text:p>2/10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93.06" table:style-name="ce4">
            <text:p>2,393.06</text:p>
          </table:table-cell>
          <table:table-cell office:value-type="date" office:date-value="2003-09-19T00:00:00" table:style-name="ce3">
            <text:p>9/19/2003</text:p>
          </table:table-cell>
          <table:table-cell office:value-type="date" office:date-value="1979-02-10T00:00:00" table:style-name="ce3">
            <text:p>2/10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475.38" table:style-name="ce4">
            <text:p>4,475.38</text:p>
          </table:table-cell>
          <table:table-cell office:value-type="date" office:date-value="2003-03-04T00:00:00" table:style-name="ce3">
            <text:p>3/4/2003</text:p>
          </table:table-cell>
          <table:table-cell office:value-type="date" office:date-value="1979-02-12T00:00:00" table:style-name="ce3">
            <text:p>2/1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9.97" table:style-name="ce2">
            <text:p>69.97</text:p>
          </table:table-cell>
          <table:table-cell office:value-type="date" office:date-value="2004-07-13T00:00:00" table:style-name="ce3">
            <text:p>7/13/2004</text:p>
          </table:table-cell>
          <table:table-cell office:value-type="date" office:date-value="1979-02-12T00:00:00" table:style-name="ce3">
            <text:p>2/1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8.98" table:style-name="ce2">
            <text:p>78.98</text:p>
          </table:table-cell>
          <table:table-cell office:value-type="date" office:date-value="2004-03-22T00:00:00" table:style-name="ce3">
            <text:p>3/22/2004</text:p>
          </table:table-cell>
          <table:table-cell office:value-type="date" office:date-value="1979-02-12T00:00:00" table:style-name="ce3">
            <text:p>2/1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66.28" table:style-name="ce2">
            <text:p>166.28</text:p>
          </table:table-cell>
          <table:table-cell office:value-type="date" office:date-value="2003-10-09T00:00:00" table:style-name="ce3">
            <text:p>10/9/2003</text:p>
          </table:table-cell>
          <table:table-cell office:value-type="date" office:date-value="1979-02-12T00:00:00" table:style-name="ce3">
            <text:p>2/1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2.28" table:style-name="ce2">
            <text:p>42.28</text:p>
          </table:table-cell>
          <table:table-cell office:value-type="date" office:date-value="2004-02-19T00:00:00" table:style-name="ce3">
            <text:p>2/19/2004</text:p>
          </table:table-cell>
          <table:table-cell office:value-type="date" office:date-value="1979-02-15T00:00:00" table:style-name="ce3">
            <text:p>2/1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94.45" table:style-name="ce2">
            <text:p>94.45</text:p>
          </table:table-cell>
          <table:table-cell office:value-type="date" office:date-value="2003-08-13T00:00:00" table:style-name="ce3">
            <text:p>8/13/2003</text:p>
          </table:table-cell>
          <table:table-cell office:value-type="date" office:date-value="1979-02-15T00:00:00" table:style-name="ce3">
            <text:p>2/1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3.96" table:style-name="ce2">
            <text:p>123.96</text:p>
          </table:table-cell>
          <table:table-cell office:value-type="date" office:date-value="2003-12-02T00:00:00" table:style-name="ce3">
            <text:p>12/2/2003</text:p>
          </table:table-cell>
          <table:table-cell office:value-type="date" office:date-value="1979-02-15T00:00:00" table:style-name="ce3">
            <text:p>2/1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127.25" table:style-name="ce4">
            <text:p>4,127.25</text:p>
          </table:table-cell>
          <table:table-cell office:value-type="date" office:date-value="2002-05-31T00:00:00" table:style-name="ce3">
            <text:p>5/31/2002</text:p>
          </table:table-cell>
          <table:table-cell office:value-type="date" office:date-value="1979-02-16T00:00:00" table:style-name="ce3">
            <text:p>2/1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553.97" table:style-name="ce2">
            <text:p>553.97</text:p>
          </table:table-cell>
          <table:table-cell office:value-type="date" office:date-value="2004-06-19T00:00:00" table:style-name="ce3">
            <text:p>6/19/2004</text:p>
          </table:table-cell>
          <table:table-cell office:value-type="date" office:date-value="1979-02-16T00:00:00" table:style-name="ce3">
            <text:p>2/1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9.26" table:style-name="ce2">
            <text:p>29.26</text:p>
          </table:table-cell>
          <table:table-cell office:value-type="date" office:date-value="2003-09-29T00:00:00" table:style-name="ce3">
            <text:p>9/29/2003</text:p>
          </table:table-cell>
          <table:table-cell office:value-type="date" office:date-value="1979-02-17T00:00:00" table:style-name="ce3">
            <text:p>2/17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4.979999999999997" table:style-name="ce2">
            <text:p>34.98</text:p>
          </table:table-cell>
          <table:table-cell office:value-type="date" office:date-value="2004-03-09T00:00:00" table:style-name="ce3">
            <text:p>3/9/2004</text:p>
          </table:table-cell>
          <table:table-cell office:value-type="date" office:date-value="1979-02-17T00:00:00" table:style-name="ce3">
            <text:p>2/17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3.99" table:style-name="ce2">
            <text:p>53.99</text:p>
          </table:table-cell>
          <table:table-cell office:value-type="date" office:date-value="2004-05-17T00:00:00" table:style-name="ce3">
            <text:p>5/17/2004</text:p>
          </table:table-cell>
          <table:table-cell office:value-type="date" office:date-value="1979-02-17T00:00:00" table:style-name="ce3">
            <text:p>2/1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181.76" table:style-name="ce4">
            <text:p>4,181.76</text:p>
          </table:table-cell>
          <table:table-cell office:value-type="date" office:date-value="2002-06-03T00:00:00" table:style-name="ce3">
            <text:p>6/3/2002</text:p>
          </table:table-cell>
          <table:table-cell office:value-type="date" office:date-value="1979-02-20T00:00:00" table:style-name="ce3">
            <text:p>2/20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3-11-05T00:00:00" table:style-name="ce3">
            <text:p>11/5/2003</text:p>
          </table:table-cell>
          <table:table-cell office:value-type="date" office:date-value="1979-02-20T00:00:00" table:style-name="ce3">
            <text:p>2/20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399.99" table:style-name="ce4">
            <text:p>3,399.99</text:p>
          </table:table-cell>
          <table:table-cell office:value-type="date" office:date-value="2001-11-27T00:00:00" table:style-name="ce3">
            <text:p>11/27/2001</text:p>
          </table:table-cell>
          <table:table-cell office:value-type="date" office:date-value="1979-02-20T00:00:00" table:style-name="ce3">
            <text:p>2/20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6.26" table:style-name="ce2">
            <text:p>86.26</text:p>
          </table:table-cell>
          <table:table-cell office:value-type="date" office:date-value="2004-01-07T00:00:00" table:style-name="ce3">
            <text:p>1/7/2004</text:p>
          </table:table-cell>
          <table:table-cell office:value-type="date" office:date-value="1979-02-21T00:00:00" table:style-name="ce3">
            <text:p>2/21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54.98" table:style-name="ce2">
            <text:p>54.98</text:p>
          </table:table-cell>
          <table:table-cell office:value-type="date" office:date-value="2003-09-19T00:00:00" table:style-name="ce3">
            <text:p>9/19/2003</text:p>
          </table:table-cell>
          <table:table-cell office:value-type="date" office:date-value="1979-02-21T00:00:00" table:style-name="ce3">
            <text:p>2/2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2.28" table:style-name="ce2">
            <text:p>42.28</text:p>
          </table:table-cell>
          <table:table-cell office:value-type="date" office:date-value="2004-05-27T00:00:00" table:style-name="ce3">
            <text:p>5/27/2004</text:p>
          </table:table-cell>
          <table:table-cell office:value-type="date" office:date-value="1979-02-22T00:00:00" table:style-name="ce3">
            <text:p>2/2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500.9699999999998" table:style-name="ce4">
            <text:p>2,500.97</text:p>
          </table:table-cell>
          <table:table-cell office:value-type="date" office:date-value="2003-07-21T00:00:00" table:style-name="ce3">
            <text:p>7/21/2003</text:p>
          </table:table-cell>
          <table:table-cell office:value-type="date" office:date-value="1979-02-26T00:00:00" table:style-name="ce3">
            <text:p>2/2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3.99" table:style-name="ce2">
            <text:p>123.99</text:p>
          </table:table-cell>
          <table:table-cell office:value-type="date" office:date-value="2003-08-22T00:00:00" table:style-name="ce3">
            <text:p>8/22/2003</text:p>
          </table:table-cell>
          <table:table-cell office:value-type="date" office:date-value="1979-02-26T00:00:00" table:style-name="ce3">
            <text:p>2/26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835.29" table:style-name="ce4">
            <text:p>4,835.29</text:p>
          </table:table-cell>
          <table:table-cell office:value-type="date" office:date-value="2002-07-14T00:00:00" table:style-name="ce3">
            <text:p>7/14/2002</text:p>
          </table:table-cell>
          <table:table-cell office:value-type="date" office:date-value="1979-02-28T00:00:00" table:style-name="ce3">
            <text:p>2/2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153.25" table:style-name="ce4">
            <text:p>4,153.25</text:p>
          </table:table-cell>
          <table:table-cell office:value-type="date" office:date-value="2002-04-02T00:00:00" table:style-name="ce3">
            <text:p>4/2/2002</text:p>
          </table:table-cell>
          <table:table-cell office:value-type="date" office:date-value="1979-02-28T00:00:00" table:style-name="ce3">
            <text:p>2/2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58.51" table:style-name="ce2">
            <text:p>158.51</text:p>
          </table:table-cell>
          <table:table-cell office:value-type="date" office:date-value="2003-08-23T00:00:00" table:style-name="ce3">
            <text:p>8/23/2003</text:p>
          </table:table-cell>
          <table:table-cell office:value-type="date" office:date-value="1979-03-01T00:00:00" table:style-name="ce3">
            <text:p>3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3-11-15T00:00:00" table:style-name="ce3">
            <text:p>11/15/2003</text:p>
          </table:table-cell>
          <table:table-cell office:value-type="date" office:date-value="1979-03-04T00:00:00" table:style-name="ce3">
            <text:p>3/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578.27" table:style-name="ce4">
            <text:p>3,578.27</text:p>
          </table:table-cell>
          <table:table-cell office:value-type="date" office:date-value="2001-12-10T00:00:00" table:style-name="ce3">
            <text:p>12/10/2001</text:p>
          </table:table-cell>
          <table:table-cell office:value-type="date" office:date-value="1979-03-04T00:00:00" table:style-name="ce3">
            <text:p>3/4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0.04" table:style-name="ce2">
            <text:p>230.04</text:p>
          </table:table-cell>
          <table:table-cell office:value-type="date" office:date-value="2003-09-22T00:00:00" table:style-name="ce3">
            <text:p>9/22/2003</text:p>
          </table:table-cell>
          <table:table-cell office:value-type="date" office:date-value="1979-03-07T00:00:00" table:style-name="ce3">
            <text:p>3/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282.83" table:style-name="ce4">
            <text:p>3,282.83</text:p>
          </table:table-cell>
          <table:table-cell office:value-type="date" office:date-value="2003-06-11T00:00:00" table:style-name="ce3">
            <text:p>6/11/2003</text:p>
          </table:table-cell>
          <table:table-cell office:value-type="date" office:date-value="1979-03-07T00:00:00" table:style-name="ce3">
            <text:p>3/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6.95" table:style-name="ce2">
            <text:p>66.95</text:p>
          </table:table-cell>
          <table:table-cell office:value-type="date" office:date-value="2004-07-05T00:00:00" table:style-name="ce3">
            <text:p>7/5/2004</text:p>
          </table:table-cell>
          <table:table-cell office:value-type="date" office:date-value="1979-03-07T00:00:00" table:style-name="ce3">
            <text:p>3/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2.28" table:style-name="ce2">
            <text:p>32.28</text:p>
          </table:table-cell>
          <table:table-cell office:value-type="date" office:date-value="2004-03-23T00:00:00" table:style-name="ce3">
            <text:p>3/23/2004</text:p>
          </table:table-cell>
          <table:table-cell office:value-type="date" office:date-value="1979-03-07T00:00:00" table:style-name="ce3">
            <text:p>3/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3.54" table:style-name="ce2">
            <text:p>133.54</text:p>
          </table:table-cell>
          <table:table-cell office:value-type="date" office:date-value="2003-10-21T00:00:00" table:style-name="ce3">
            <text:p>10/21/2003</text:p>
          </table:table-cell>
          <table:table-cell office:value-type="date" office:date-value="1979-03-08T00:00:00" table:style-name="ce3">
            <text:p>3/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785.08" table:style-name="ce4">
            <text:p>3,785.08</text:p>
          </table:table-cell>
          <table:table-cell office:value-type="date" office:date-value="2003-05-05T00:00:00" table:style-name="ce3">
            <text:p>5/5/2003</text:p>
          </table:table-cell>
          <table:table-cell office:value-type="date" office:date-value="1979-03-11T00:00:00" table:style-name="ce3">
            <text:p>3/11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4.99" table:style-name="ce2">
            <text:p>24.99</text:p>
          </table:table-cell>
          <table:table-cell office:value-type="date" office:date-value="2003-08-18T00:00:00" table:style-name="ce3">
            <text:p>8/18/2003</text:p>
          </table:table-cell>
          <table:table-cell office:value-type="date" office:date-value="1979-03-11T00:00:00" table:style-name="ce3">
            <text:p>3/11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698.76" table:style-name="ce4">
            <text:p>4,698.76</text:p>
          </table:table-cell>
          <table:table-cell office:value-type="date" office:date-value="2001-10-25T00:00:00" table:style-name="ce3">
            <text:p>10/25/2001</text:p>
          </table:table-cell>
          <table:table-cell office:value-type="date" office:date-value="1979-03-11T00:00:00" table:style-name="ce3">
            <text:p>3/11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8.489999999999995" table:style-name="ce2">
            <text:p>68.49</text:p>
          </table:table-cell>
          <table:table-cell office:value-type="date" office:date-value="2004-07-13T00:00:00" table:style-name="ce3">
            <text:p>7/13/2004</text:p>
          </table:table-cell>
          <table:table-cell office:value-type="date" office:date-value="1979-03-11T00:00:00" table:style-name="ce3">
            <text:p>3/1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43.44" table:style-name="ce4">
            <text:p>1,243.44</text:p>
          </table:table-cell>
          <table:table-cell office:value-type="date" office:date-value="2003-09-11T00:00:00" table:style-name="ce3">
            <text:p>9/11/2003</text:p>
          </table:table-cell>
          <table:table-cell office:value-type="date" office:date-value="1979-03-11T00:00:00" table:style-name="ce3">
            <text:p>3/1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1.49" table:style-name="ce2">
            <text:p>21.49</text:p>
          </table:table-cell>
          <table:table-cell office:value-type="date" office:date-value="2004-05-05T00:00:00" table:style-name="ce3">
            <text:p>5/5/2004</text:p>
          </table:table-cell>
          <table:table-cell office:value-type="date" office:date-value="1979-03-11T00:00:00" table:style-name="ce3">
            <text:p>3/1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653.07" table:style-name="ce4">
            <text:p>2,653.07</text:p>
          </table:table-cell>
          <table:table-cell office:value-type="date" office:date-value="2002-07-06T00:00:00" table:style-name="ce3">
            <text:p>7/6/2002</text:p>
          </table:table-cell>
          <table:table-cell office:value-type="date" office:date-value="1979-03-13T00:00:00" table:style-name="ce3">
            <text:p>3/1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814.06" table:style-name="ce4">
            <text:p>3,814.06</text:p>
          </table:table-cell>
          <table:table-cell office:value-type="date" office:date-value="2003-02-03T00:00:00" table:style-name="ce3">
            <text:p>2/3/2003</text:p>
          </table:table-cell>
          <table:table-cell office:value-type="date" office:date-value="1979-03-13T00:00:00" table:style-name="ce3">
            <text:p>3/1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384.0700000000002" table:style-name="ce4">
            <text:p>2,384.07</text:p>
          </table:table-cell>
          <table:table-cell office:value-type="date" office:date-value="2004-06-24T00:00:00" table:style-name="ce3">
            <text:p>6/24/2004</text:p>
          </table:table-cell>
          <table:table-cell office:value-type="date" office:date-value="1979-03-13T00:00:00" table:style-name="ce3">
            <text:p>3/1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7.270000000000003" table:style-name="ce2">
            <text:p>37.27</text:p>
          </table:table-cell>
          <table:table-cell office:value-type="date" office:date-value="2004-03-31T00:00:00" table:style-name="ce3">
            <text:p>3/31/2004</text:p>
          </table:table-cell>
          <table:table-cell office:value-type="date" office:date-value="1979-03-18T00:00:00" table:style-name="ce3">
            <text:p>3/1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88.06" table:style-name="ce4">
            <text:p>1,288.06</text:p>
          </table:table-cell>
          <table:table-cell office:value-type="date" office:date-value="2002-01-06T00:00:00" table:style-name="ce3">
            <text:p>1/6/2002</text:p>
          </table:table-cell>
          <table:table-cell office:value-type="date" office:date-value="1979-03-18T00:00:00" table:style-name="ce3">
            <text:p>3/1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735.98" table:style-name="ce4">
            <text:p>1,735.98</text:p>
          </table:table-cell>
          <table:table-cell office:value-type="date" office:date-value="2004-05-04T00:00:00" table:style-name="ce3">
            <text:p>5/4/2004</text:p>
          </table:table-cell>
          <table:table-cell office:value-type="date" office:date-value="1979-03-19T00:00:00" table:style-name="ce3">
            <text:p>3/19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.28" table:style-name="ce2">
            <text:p>6.28</text:p>
          </table:table-cell>
          <table:table-cell office:value-type="date" office:date-value="2004-04-15T00:00:00" table:style-name="ce3">
            <text:p>4/15/2004</text:p>
          </table:table-cell>
          <table:table-cell office:value-type="date" office:date-value="1979-03-19T00:00:00" table:style-name="ce3">
            <text:p>3/19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3-12-04T00:00:00" table:style-name="ce3">
            <text:p>12/4/2003</text:p>
          </table:table-cell>
          <table:table-cell office:value-type="date" office:date-value="1979-03-20T00:00:00" table:style-name="ce3">
            <text:p>3/20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.28" table:style-name="ce2">
            <text:p>6.28</text:p>
          </table:table-cell>
          <table:table-cell office:value-type="date" office:date-value="2003-09-22T00:00:00" table:style-name="ce3">
            <text:p>9/22/2003</text:p>
          </table:table-cell>
          <table:table-cell office:value-type="date" office:date-value="1979-03-20T00:00:00" table:style-name="ce3">
            <text:p>3/20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943.8" table:style-name="ce4">
            <text:p>4,943.80</text:p>
          </table:table-cell>
          <table:table-cell office:value-type="date" office:date-value="2001-12-18T00:00:00" table:style-name="ce3">
            <text:p>12/18/2001</text:p>
          </table:table-cell>
          <table:table-cell office:value-type="date" office:date-value="1979-03-22T00:00:00" table:style-name="ce3">
            <text:p>3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19.98" table:style-name="ce2">
            <text:p>119.98</text:p>
          </table:table-cell>
          <table:table-cell office:value-type="date" office:date-value="2003-12-10T00:00:00" table:style-name="ce3">
            <text:p>12/10/2003</text:p>
          </table:table-cell>
          <table:table-cell office:value-type="date" office:date-value="1979-03-22T00:00:00" table:style-name="ce3">
            <text:p>3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149.99" table:style-name="ce4">
            <text:p>4,149.99</text:p>
          </table:table-cell>
          <table:table-cell office:value-type="date" office:date-value="2002-06-06T00:00:00" table:style-name="ce3">
            <text:p>6/6/2002</text:p>
          </table:table-cell>
          <table:table-cell office:value-type="date" office:date-value="1979-03-22T00:00:00" table:style-name="ce3">
            <text:p>3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7.28" table:style-name="ce2">
            <text:p>27.28</text:p>
          </table:table-cell>
          <table:table-cell office:value-type="date" office:date-value="2004-07-28T00:00:00" table:style-name="ce3">
            <text:p>7/28/2004</text:p>
          </table:table-cell>
          <table:table-cell office:value-type="date" office:date-value="1979-03-22T00:00:00" table:style-name="ce3">
            <text:p>3/2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336.96" table:style-name="ce4">
            <text:p>1,336.96</text:p>
          </table:table-cell>
          <table:table-cell office:value-type="date" office:date-value="2003-04-24T00:00:00" table:style-name="ce3">
            <text:p>4/24/2003</text:p>
          </table:table-cell>
          <table:table-cell office:value-type="date" office:date-value="1979-03-22T00:00:00" table:style-name="ce3">
            <text:p>3/2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804.92" table:style-name="ce4">
            <text:p>1,804.92</text:p>
          </table:table-cell>
          <table:table-cell office:value-type="date" office:date-value="2003-01-31T00:00:00" table:style-name="ce3">
            <text:p>1/31/2003</text:p>
          </table:table-cell>
          <table:table-cell office:value-type="date" office:date-value="1979-03-25T00:00:00" table:style-name="ce3">
            <text:p>3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47" table:style-name="ce2">
            <text:p>39.47</text:p>
          </table:table-cell>
          <table:table-cell office:value-type="date" office:date-value="2004-05-01T00:00:00" table:style-name="ce3">
            <text:p>5/1/2004</text:p>
          </table:table-cell>
          <table:table-cell office:value-type="date" office:date-value="1979-03-25T00:00:00" table:style-name="ce3">
            <text:p>3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8.979999999999997" table:style-name="ce2">
            <text:p>38.98</text:p>
          </table:table-cell>
          <table:table-cell office:value-type="date" office:date-value="2003-08-22T00:00:00" table:style-name="ce3">
            <text:p>8/22/2003</text:p>
          </table:table-cell>
          <table:table-cell office:value-type="date" office:date-value="1979-03-25T00:00:00" table:style-name="ce3">
            <text:p>3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9.97" table:style-name="ce2">
            <text:p>69.97</text:p>
          </table:table-cell>
          <table:table-cell office:value-type="date" office:date-value="2004-02-12T00:00:00" table:style-name="ce3">
            <text:p>2/12/2004</text:p>
          </table:table-cell>
          <table:table-cell office:value-type="date" office:date-value="1979-03-25T00:00:00" table:style-name="ce3">
            <text:p>3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578.27" table:style-name="ce4">
            <text:p>3,578.27</text:p>
          </table:table-cell>
          <table:table-cell office:value-type="date" office:date-value="2002-04-05T00:00:00" table:style-name="ce3">
            <text:p>4/5/2002</text:p>
          </table:table-cell>
          <table:table-cell office:value-type="date" office:date-value="1979-03-26T00:00:00" table:style-name="ce3">
            <text:p>3/2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042.82" table:style-name="ce4">
            <text:p>3,042.82</text:p>
          </table:table-cell>
          <table:table-cell office:value-type="date" office:date-value="2003-03-18T00:00:00" table:style-name="ce3">
            <text:p>3/18/2003</text:p>
          </table:table-cell>
          <table:table-cell office:value-type="date" office:date-value="1979-03-26T00:00:00" table:style-name="ce3">
            <text:p>3/2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578.27" table:style-name="ce4">
            <text:p>3,578.27</text:p>
          </table:table-cell>
          <table:table-cell office:value-type="date" office:date-value="2002-06-03T00:00:00" table:style-name="ce3">
            <text:p>6/3/2002</text:p>
          </table:table-cell>
          <table:table-cell office:value-type="date" office:date-value="1979-03-27T00:00:00" table:style-name="ce3">
            <text:p>3/2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186.2299999999996" table:style-name="ce4">
            <text:p>4,186.23</text:p>
          </table:table-cell>
          <table:table-cell office:value-type="date" office:date-value="2002-06-18T00:00:00" table:style-name="ce3">
            <text:p>6/18/2002</text:p>
          </table:table-cell>
          <table:table-cell office:value-type="date" office:date-value="1979-03-31T00:00:00" table:style-name="ce3">
            <text:p>3/3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05.94" table:style-name="ce2">
            <text:p>105.94</text:p>
          </table:table-cell>
          <table:table-cell office:value-type="date" office:date-value="2003-12-17T00:00:00" table:style-name="ce3">
            <text:p>12/17/2003</text:p>
          </table:table-cell>
          <table:table-cell office:value-type="date" office:date-value="1979-04-01T00:00:00" table:style-name="ce3">
            <text:p>4/1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282.83" table:style-name="ce4">
            <text:p>3,282.83</text:p>
          </table:table-cell>
          <table:table-cell office:value-type="date" office:date-value="2003-06-07T00:00:00" table:style-name="ce3">
            <text:p>6/7/2003</text:p>
          </table:table-cell>
          <table:table-cell office:value-type="date" office:date-value="1979-04-02T00:00:00" table:style-name="ce3">
            <text:p>4/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7-19T00:00:00" table:style-name="ce3">
            <text:p>7/19/2004</text:p>
          </table:table-cell>
          <table:table-cell office:value-type="date" office:date-value="1979-04-02T00:00:00" table:style-name="ce3">
            <text:p>4/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467.74" table:style-name="ce4">
            <text:p>4,467.74</text:p>
          </table:table-cell>
          <table:table-cell office:value-type="date" office:date-value="2002-04-08T00:00:00" table:style-name="ce3">
            <text:p>4/8/2002</text:p>
          </table:table-cell>
          <table:table-cell office:value-type="date" office:date-value="1979-04-03T00:00:00" table:style-name="ce3">
            <text:p>4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149.47" table:style-name="ce4">
            <text:p>1,149.47</text:p>
          </table:table-cell>
          <table:table-cell office:value-type="date" office:date-value="2003-12-20T00:00:00" table:style-name="ce3">
            <text:p>12/20/2003</text:p>
          </table:table-cell>
          <table:table-cell office:value-type="date" office:date-value="1979-04-03T00:00:00" table:style-name="ce3">
            <text:p>4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91.32" table:style-name="ce2">
            <text:p>791.32</text:p>
          </table:table-cell>
          <table:table-cell office:value-type="date" office:date-value="2003-09-03T00:00:00" table:style-name="ce3">
            <text:p>9/3/2003</text:p>
          </table:table-cell>
          <table:table-cell office:value-type="date" office:date-value="1979-04-03T00:00:00" table:style-name="ce3">
            <text:p>4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23.19" table:style-name="ce2">
            <text:p>223.19</text:p>
          </table:table-cell>
          <table:table-cell office:value-type="date" office:date-value="2004-03-12T00:00:00" table:style-name="ce3">
            <text:p>3/12/2004</text:p>
          </table:table-cell>
          <table:table-cell office:value-type="date" office:date-value="1979-04-04T00:00:00" table:style-name="ce3">
            <text:p>4/4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7.489999999999995" table:style-name="ce2">
            <text:p>67.49</text:p>
          </table:table-cell>
          <table:table-cell office:value-type="date" office:date-value="2004-03-08T00:00:00" table:style-name="ce3">
            <text:p>3/8/2004</text:p>
          </table:table-cell>
          <table:table-cell office:value-type="date" office:date-value="1979-04-04T00:00:00" table:style-name="ce3">
            <text:p>4/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39.25" table:style-name="ce4">
            <text:p>1,339.25</text:p>
          </table:table-cell>
          <table:table-cell office:value-type="date" office:date-value="2003-04-22T00:00:00" table:style-name="ce3">
            <text:p>4/22/2003</text:p>
          </table:table-cell>
          <table:table-cell office:value-type="date" office:date-value="1979-04-04T00:00:00" table:style-name="ce3">
            <text:p>4/4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3-10-02T00:00:00" table:style-name="ce3">
            <text:p>10/2/2003</text:p>
          </table:table-cell>
          <table:table-cell office:value-type="date" office:date-value="1979-04-04T00:00:00" table:style-name="ce3">
            <text:p>4/4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2-29T00:00:00" table:style-name="ce3">
            <text:p>2/29/2004</text:p>
          </table:table-cell>
          <table:table-cell office:value-type="date" office:date-value="1979-04-06T00:00:00" table:style-name="ce3">
            <text:p>4/6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051.31" table:style-name="ce4">
            <text:p>3,051.31</text:p>
          </table:table-cell>
          <table:table-cell office:value-type="date" office:date-value="2002-11-02T00:00:00" table:style-name="ce3">
            <text:p>11/2/2002</text:p>
          </table:table-cell>
          <table:table-cell office:value-type="date" office:date-value="1979-04-06T00:00:00" table:style-name="ce3">
            <text:p>4/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765.32" table:style-name="ce2">
            <text:p>765.32</text:p>
          </table:table-cell>
          <table:table-cell office:value-type="date" office:date-value="2004-01-07T00:00:00" table:style-name="ce3">
            <text:p>1/7/2004</text:p>
          </table:table-cell>
          <table:table-cell office:value-type="date" office:date-value="1979-04-06T00:00:00" table:style-name="ce3">
            <text:p>4/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4.47" table:style-name="ce2">
            <text:p>64.47</text:p>
          </table:table-cell>
          <table:table-cell office:value-type="date" office:date-value="2004-07-15T00:00:00" table:style-name="ce3">
            <text:p>7/15/2004</text:p>
          </table:table-cell>
          <table:table-cell office:value-type="date" office:date-value="1979-04-11T00:00:00" table:style-name="ce3">
            <text:p>4/11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262.04" table:style-name="ce4">
            <text:p>4,262.04</text:p>
          </table:table-cell>
          <table:table-cell office:value-type="date" office:date-value="2002-06-01T00:00:00" table:style-name="ce3">
            <text:p>6/1/2002</text:p>
          </table:table-cell>
          <table:table-cell office:value-type="date" office:date-value="1979-04-13T00:00:00" table:style-name="ce3">
            <text:p>4/1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3-11-29T00:00:00" table:style-name="ce3">
            <text:p>11/29/2003</text:p>
          </table:table-cell>
          <table:table-cell office:value-type="date" office:date-value="1979-04-13T00:00:00" table:style-name="ce3">
            <text:p>4/1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170.2" table:style-name="ce4">
            <text:p>3,170.20</text:p>
          </table:table-cell>
          <table:table-cell office:value-type="date" office:date-value="2002-12-21T00:00:00" table:style-name="ce3">
            <text:p>12/21/2002</text:p>
          </table:table-cell>
          <table:table-cell office:value-type="date" office:date-value="1979-04-18T00:00:00" table:style-name="ce3">
            <text:p>4/18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106.33" table:style-name="ce4">
            <text:p>3,106.33</text:p>
          </table:table-cell>
          <table:table-cell office:value-type="date" office:date-value="2003-08-01T00:00:00" table:style-name="ce3">
            <text:p>8/1/2003</text:p>
          </table:table-cell>
          <table:table-cell office:value-type="date" office:date-value="1979-04-18T00:00:00" table:style-name="ce3">
            <text:p>4/1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735.98" table:style-name="ce4">
            <text:p>1,735.98</text:p>
          </table:table-cell>
          <table:table-cell office:value-type="date" office:date-value="2004-05-17T00:00:00" table:style-name="ce3">
            <text:p>5/17/2004</text:p>
          </table:table-cell>
          <table:table-cell office:value-type="date" office:date-value="1979-04-18T00:00:00" table:style-name="ce3">
            <text:p>4/1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44.52" table:style-name="ce4">
            <text:p>2,744.52</text:p>
          </table:table-cell>
          <table:table-cell office:value-type="date" office:date-value="2003-03-12T00:00:00" table:style-name="ce3">
            <text:p>3/12/2003</text:p>
          </table:table-cell>
          <table:table-cell office:value-type="date" office:date-value="1979-04-18T00:00:00" table:style-name="ce3">
            <text:p>4/1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636.41" table:style-name="ce4">
            <text:p>2,636.41</text:p>
          </table:table-cell>
          <table:table-cell office:value-type="date" office:date-value="2002-08-05T00:00:00" table:style-name="ce3">
            <text:p>8/5/2002</text:p>
          </table:table-cell>
          <table:table-cell office:value-type="date" office:date-value="1979-04-23T00:00:00" table:style-name="ce3">
            <text:p>4/2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0.97" table:style-name="ce2">
            <text:p>30.97</text:p>
          </table:table-cell>
          <table:table-cell office:value-type="date" office:date-value="2003-10-23T00:00:00" table:style-name="ce3">
            <text:p>10/23/2003</text:p>
          </table:table-cell>
          <table:table-cell office:value-type="date" office:date-value="1979-04-23T00:00:00" table:style-name="ce3">
            <text:p>4/2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845.9" table:style-name="ce4">
            <text:p>1,845.90</text:p>
          </table:table-cell>
          <table:table-cell office:value-type="date" office:date-value="2002-10-12T00:00:00" table:style-name="ce3">
            <text:p>10/12/2002</text:p>
          </table:table-cell>
          <table:table-cell office:value-type="date" office:date-value="1979-04-23T00:00:00" table:style-name="ce3">
            <text:p>4/2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1.49" table:style-name="ce2">
            <text:p>21.49</text:p>
          </table:table-cell>
          <table:table-cell office:value-type="date" office:date-value="2003-11-13T00:00:00" table:style-name="ce3">
            <text:p>11/13/2003</text:p>
          </table:table-cell>
          <table:table-cell office:value-type="date" office:date-value="1979-04-23T00:00:00" table:style-name="ce3">
            <text:p>4/2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3-09-10T00:00:00" table:style-name="ce3">
            <text:p>9/10/2003</text:p>
          </table:table-cell>
          <table:table-cell office:value-type="date" office:date-value="1979-04-25T00:00:00" table:style-name="ce3">
            <text:p>4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8.98" table:style-name="ce2">
            <text:p>28.98</text:p>
          </table:table-cell>
          <table:table-cell office:value-type="date" office:date-value="2004-02-17T00:00:00" table:style-name="ce3">
            <text:p>2/17/2004</text:p>
          </table:table-cell>
          <table:table-cell office:value-type="date" office:date-value="1979-04-25T00:00:00" table:style-name="ce3">
            <text:p>4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2.28" table:style-name="ce2">
            <text:p>32.28</text:p>
          </table:table-cell>
          <table:table-cell office:value-type="date" office:date-value="2003-10-07T00:00:00" table:style-name="ce3">
            <text:p>10/7/2003</text:p>
          </table:table-cell>
          <table:table-cell office:value-type="date" office:date-value="1979-04-25T00:00:00" table:style-name="ce3">
            <text:p>4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32.2800000000002" table:style-name="ce4">
            <text:p>2,332.28</text:p>
          </table:table-cell>
          <table:table-cell office:value-type="date" office:date-value="2003-08-12T00:00:00" table:style-name="ce3">
            <text:p>8/12/2003</text:p>
          </table:table-cell>
          <table:table-cell office:value-type="date" office:date-value="1979-04-27T00:00:00" table:style-name="ce3">
            <text:p>4/27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179.97" table:style-name="ce4">
            <text:p>1,179.97</text:p>
          </table:table-cell>
          <table:table-cell office:value-type="date" office:date-value="2003-12-19T00:00:00" table:style-name="ce3">
            <text:p>12/19/2003</text:p>
          </table:table-cell>
          <table:table-cell office:value-type="date" office:date-value="1979-04-27T00:00:00" table:style-name="ce3">
            <text:p>4/2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578.27" table:style-name="ce4">
            <text:p>3,578.27</text:p>
          </table:table-cell>
          <table:table-cell office:value-type="date" office:date-value="2002-06-28T00:00:00" table:style-name="ce3">
            <text:p>6/28/2002</text:p>
          </table:table-cell>
          <table:table-cell office:value-type="date" office:date-value="1979-04-27T00:00:00" table:style-name="ce3">
            <text:p>4/2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578.27" table:style-name="ce4">
            <text:p>3,578.27</text:p>
          </table:table-cell>
          <table:table-cell office:value-type="date" office:date-value="2001-09-05T00:00:00" table:style-name="ce3">
            <text:p>9/5/2001</text:p>
          </table:table-cell>
          <table:table-cell office:value-type="date" office:date-value="1979-04-27T00:00:00" table:style-name="ce3">
            <text:p>4/27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631.46" table:style-name="ce4">
            <text:p>1,631.46</text:p>
          </table:table-cell>
          <table:table-cell office:value-type="date" office:date-value="2002-12-16T00:00:00" table:style-name="ce3">
            <text:p>12/16/2002</text:p>
          </table:table-cell>
          <table:table-cell office:value-type="date" office:date-value="1979-04-30T00:00:00" table:style-name="ce3">
            <text:p>4/30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949.23" table:style-name="ce4">
            <text:p>5,949.23</text:p>
          </table:table-cell>
          <table:table-cell office:value-type="date" office:date-value="2002-05-25T00:00:00" table:style-name="ce3">
            <text:p>5/25/2002</text:p>
          </table:table-cell>
          <table:table-cell office:value-type="date" office:date-value="1979-05-01T00:00:00" table:style-name="ce3">
            <text:p>5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9.97" table:style-name="ce2">
            <text:p>89.97</text:p>
          </table:table-cell>
          <table:table-cell office:value-type="date" office:date-value="2003-08-07T00:00:00" table:style-name="ce3">
            <text:p>8/7/2003</text:p>
          </table:table-cell>
          <table:table-cell office:value-type="date" office:date-value="1979-05-01T00:00:00" table:style-name="ce3">
            <text:p>5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3-19T00:00:00" table:style-name="ce3">
            <text:p>3/19/2004</text:p>
          </table:table-cell>
          <table:table-cell office:value-type="date" office:date-value="1979-05-01T00:00:00" table:style-name="ce3">
            <text:p>5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5.72" table:style-name="ce2">
            <text:p>35.72</text:p>
          </table:table-cell>
          <table:table-cell office:value-type="date" office:date-value="2004-05-07T00:00:00" table:style-name="ce3">
            <text:p>5/7/2004</text:p>
          </table:table-cell>
          <table:table-cell office:value-type="date" office:date-value="1979-05-01T00:00:00" table:style-name="ce3">
            <text:p>5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8.979999999999997" table:style-name="ce2">
            <text:p>38.98</text:p>
          </table:table-cell>
          <table:table-cell office:value-type="date" office:date-value="2003-12-23T00:00:00" table:style-name="ce3">
            <text:p>12/23/2003</text:p>
          </table:table-cell>
          <table:table-cell office:value-type="date" office:date-value="1979-05-03T00:00:00" table:style-name="ce3">
            <text:p>5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00.46" table:style-name="ce2">
            <text:p>600.46</text:p>
          </table:table-cell>
          <table:table-cell office:value-type="date" office:date-value="2004-01-25T00:00:00" table:style-name="ce3">
            <text:p>1/25/2004</text:p>
          </table:table-cell>
          <table:table-cell office:value-type="date" office:date-value="1979-05-04T00:00:00" table:style-name="ce3">
            <text:p>5/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4.99" table:style-name="ce2">
            <text:p>24.99</text:p>
          </table:table-cell>
          <table:table-cell office:value-type="date" office:date-value="2003-11-19T00:00:00" table:style-name="ce3">
            <text:p>11/19/2003</text:p>
          </table:table-cell>
          <table:table-cell office:value-type="date" office:date-value="1979-05-04T00:00:00" table:style-name="ce3">
            <text:p>5/4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418.92" table:style-name="ce4">
            <text:p>1,418.92</text:p>
          </table:table-cell>
          <table:table-cell office:value-type="date" office:date-value="2003-04-21T00:00:00" table:style-name="ce3">
            <text:p>4/21/2003</text:p>
          </table:table-cell>
          <table:table-cell office:value-type="date" office:date-value="1979-05-06T00:00:00" table:style-name="ce3">
            <text:p>5/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56.54" table:style-name="ce4">
            <text:p>2,756.54</text:p>
          </table:table-cell>
          <table:table-cell office:value-type="date" office:date-value="2003-03-04T00:00:00" table:style-name="ce3">
            <text:p>3/4/2003</text:p>
          </table:table-cell>
          <table:table-cell office:value-type="date" office:date-value="1979-05-06T00:00:00" table:style-name="ce3">
            <text:p>5/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3.78" table:style-name="ce2">
            <text:p>23.78</text:p>
          </table:table-cell>
          <table:table-cell office:value-type="date" office:date-value="2004-04-06T00:00:00" table:style-name="ce3">
            <text:p>4/6/2004</text:p>
          </table:table-cell>
          <table:table-cell office:value-type="date" office:date-value="1979-05-06T00:00:00" table:style-name="ce3">
            <text:p>5/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9.98" table:style-name="ce2">
            <text:p>59.98</text:p>
          </table:table-cell>
          <table:table-cell office:value-type="date" office:date-value="2004-01-31T00:00:00" table:style-name="ce3">
            <text:p>1/31/2004</text:p>
          </table:table-cell>
          <table:table-cell office:value-type="date" office:date-value="1979-05-11T00:00:00" table:style-name="ce3">
            <text:p>5/11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3-12-14T00:00:00" table:style-name="ce3">
            <text:p>12/14/2003</text:p>
          </table:table-cell>
          <table:table-cell office:value-type="date" office:date-value="1979-05-11T00:00:00" table:style-name="ce3">
            <text:p>5/1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578.27" table:style-name="ce4">
            <text:p>3,578.27</text:p>
          </table:table-cell>
          <table:table-cell office:value-type="date" office:date-value="2002-02-13T00:00:00" table:style-name="ce3">
            <text:p>2/13/2002</text:p>
          </table:table-cell>
          <table:table-cell office:value-type="date" office:date-value="1979-05-11T00:00:00" table:style-name="ce3">
            <text:p>5/1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006.31" table:style-name="ce4">
            <text:p>3,006.31</text:p>
          </table:table-cell>
          <table:table-cell office:value-type="date" office:date-value="2003-04-11T00:00:00" table:style-name="ce3">
            <text:p>4/11/2003</text:p>
          </table:table-cell>
          <table:table-cell office:value-type="date" office:date-value="1979-05-14T00:00:00" table:style-name="ce3">
            <text:p>5/1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15.46" table:style-name="ce2">
            <text:p>615.46</text:p>
          </table:table-cell>
          <table:table-cell office:value-type="date" office:date-value="2003-12-24T00:00:00" table:style-name="ce3">
            <text:p>12/24/2003</text:p>
          </table:table-cell>
          <table:table-cell office:value-type="date" office:date-value="1979-05-14T00:00:00" table:style-name="ce3">
            <text:p>5/1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5.26" table:style-name="ce2">
            <text:p>45.26</text:p>
          </table:table-cell>
          <table:table-cell office:value-type="date" office:date-value="2003-11-29T00:00:00" table:style-name="ce3">
            <text:p>11/29/2003</text:p>
          </table:table-cell>
          <table:table-cell office:value-type="date" office:date-value="1979-05-15T00:00:00" table:style-name="ce3">
            <text:p>5/1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42.35" table:style-name="ce2">
            <text:p>742.35</text:p>
          </table:table-cell>
          <table:table-cell office:value-type="date" office:date-value="2004-02-10T00:00:00" table:style-name="ce3">
            <text:p>2/10/2004</text:p>
          </table:table-cell>
          <table:table-cell office:value-type="date" office:date-value="1979-05-22T00:00:00" table:style-name="ce3">
            <text:p>5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53.97" table:style-name="ce2">
            <text:p>553.97</text:p>
          </table:table-cell>
          <table:table-cell office:value-type="date" office:date-value="2004-06-01T00:00:00" table:style-name="ce3">
            <text:p>6/1/2004</text:p>
          </table:table-cell>
          <table:table-cell office:value-type="date" office:date-value="1979-05-23T00:00:00" table:style-name="ce3">
            <text:p>5/2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.98" table:style-name="ce2">
            <text:p>13.98</text:p>
          </table:table-cell>
          <table:table-cell office:value-type="date" office:date-value="2004-01-30T00:00:00" table:style-name="ce3">
            <text:p>1/30/2004</text:p>
          </table:table-cell>
          <table:table-cell office:value-type="date" office:date-value="1979-05-24T00:00:00" table:style-name="ce3">
            <text:p>5/24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14.96" table:style-name="ce2">
            <text:p>614.96</text:p>
          </table:table-cell>
          <table:table-cell office:value-type="date" office:date-value="2003-08-23T00:00:00" table:style-name="ce3">
            <text:p>8/23/2003</text:p>
          </table:table-cell>
          <table:table-cell office:value-type="date" office:date-value="1979-05-25T00:00:00" table:style-name="ce3">
            <text:p>5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4-06-27T00:00:00" table:style-name="ce3">
            <text:p>6/27/2004</text:p>
          </table:table-cell>
          <table:table-cell office:value-type="date" office:date-value="1979-05-25T00:00:00" table:style-name="ce3">
            <text:p>5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983.34" table:style-name="ce4">
            <text:p>2,983.34</text:p>
          </table:table-cell>
          <table:table-cell office:value-type="date" office:date-value="2003-04-18T00:00:00" table:style-name="ce3">
            <text:p>4/18/2003</text:p>
          </table:table-cell>
          <table:table-cell office:value-type="date" office:date-value="1979-05-25T00:00:00" table:style-name="ce3">
            <text:p>5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268.8399999999999" table:style-name="ce4">
            <text:p>1,268.84</text:p>
          </table:table-cell>
          <table:table-cell office:value-type="date" office:date-value="2003-07-01T00:00:00" table:style-name="ce3">
            <text:p>7/1/2003</text:p>
          </table:table-cell>
          <table:table-cell office:value-type="date" office:date-value="1979-06-01T00:00:00" table:style-name="ce3">
            <text:p>6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826.4" table:style-name="ce4">
            <text:p>3,826.40</text:p>
          </table:table-cell>
          <table:table-cell office:value-type="date" office:date-value="2003-04-07T00:00:00" table:style-name="ce3">
            <text:p>4/7/2003</text:p>
          </table:table-cell>
          <table:table-cell office:value-type="date" office:date-value="1979-06-03T00:00:00" table:style-name="ce3">
            <text:p>6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167.2299999999996" table:style-name="ce4">
            <text:p>4,167.23</text:p>
          </table:table-cell>
          <table:table-cell office:value-type="date" office:date-value="2002-04-14T00:00:00" table:style-name="ce3">
            <text:p>4/14/2002</text:p>
          </table:table-cell>
          <table:table-cell office:value-type="date" office:date-value="1979-06-03T00:00:00" table:style-name="ce3">
            <text:p>6/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94.48" table:style-name="ce2">
            <text:p>94.48</text:p>
          </table:table-cell>
          <table:table-cell office:value-type="date" office:date-value="2004-07-20T00:00:00" table:style-name="ce3">
            <text:p>7/20/2004</text:p>
          </table:table-cell>
          <table:table-cell office:value-type="date" office:date-value="1979-06-03T00:00:00" table:style-name="ce3">
            <text:p>6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9.98" table:style-name="ce2">
            <text:p>59.98</text:p>
          </table:table-cell>
          <table:table-cell office:value-type="date" office:date-value="2003-11-11T00:00:00" table:style-name="ce3">
            <text:p>11/11/2003</text:p>
          </table:table-cell>
          <table:table-cell office:value-type="date" office:date-value="1979-06-04T00:00:00" table:style-name="ce3">
            <text:p>6/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658.8100000000004" table:style-name="ce4">
            <text:p>4,658.81</text:p>
          </table:table-cell>
          <table:table-cell office:value-type="date" office:date-value="2001-11-23T00:00:00" table:style-name="ce3">
            <text:p>11/23/2001</text:p>
          </table:table-cell>
          <table:table-cell office:value-type="date" office:date-value="1979-06-04T00:00:00" table:style-name="ce3">
            <text:p>6/4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024.79" table:style-name="ce4">
            <text:p>5,024.79</text:p>
          </table:table-cell>
          <table:table-cell office:value-type="date" office:date-value="2001-11-30T00:00:00" table:style-name="ce3">
            <text:p>11/30/2001</text:p>
          </table:table-cell>
          <table:table-cell office:value-type="date" office:date-value="1979-06-08T00:00:00" table:style-name="ce3">
            <text:p>6/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553.97" table:style-name="ce2">
            <text:p>553.97</text:p>
          </table:table-cell>
          <table:table-cell office:value-type="date" office:date-value="2004-02-10T00:00:00" table:style-name="ce3">
            <text:p>2/10/2004</text:p>
          </table:table-cell>
          <table:table-cell office:value-type="date" office:date-value="1979-06-08T00:00:00" table:style-name="ce3">
            <text:p>6/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0.97" table:style-name="ce2">
            <text:p>30.97</text:p>
          </table:table-cell>
          <table:table-cell office:value-type="date" office:date-value="2004-06-20T00:00:00" table:style-name="ce3">
            <text:p>6/20/2004</text:p>
          </table:table-cell>
          <table:table-cell office:value-type="date" office:date-value="1979-06-11T00:00:00" table:style-name="ce3">
            <text:p>6/1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7.270000000000003" table:style-name="ce2">
            <text:p>37.27</text:p>
          </table:table-cell>
          <table:table-cell office:value-type="date" office:date-value="2003-09-07T00:00:00" table:style-name="ce3">
            <text:p>9/7/2003</text:p>
          </table:table-cell>
          <table:table-cell office:value-type="date" office:date-value="1979-06-11T00:00:00" table:style-name="ce3">
            <text:p>6/1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143.74" table:style-name="ce4">
            <text:p>4,143.74</text:p>
          </table:table-cell>
          <table:table-cell office:value-type="date" office:date-value="2002-06-01T00:00:00" table:style-name="ce3">
            <text:p>6/1/2002</text:p>
          </table:table-cell>
          <table:table-cell office:value-type="date" office:date-value="1979-06-13T00:00:00" table:style-name="ce3">
            <text:p>6/1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4.979999999999997" table:style-name="ce2">
            <text:p>34.98</text:p>
          </table:table-cell>
          <table:table-cell office:value-type="date" office:date-value="2004-01-27T00:00:00" table:style-name="ce3">
            <text:p>1/27/2004</text:p>
          </table:table-cell>
          <table:table-cell office:value-type="date" office:date-value="1979-06-13T00:00:00" table:style-name="ce3">
            <text:p>6/1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4-01-21T00:00:00" table:style-name="ce3">
            <text:p>1/21/2004</text:p>
          </table:table-cell>
          <table:table-cell office:value-type="date" office:date-value="1979-06-14T00:00:00" table:style-name="ce3">
            <text:p>6/1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70.48" table:style-name="ce4">
            <text:p>1,170.48</text:p>
          </table:table-cell>
          <table:table-cell office:value-type="date" office:date-value="2004-05-19T00:00:00" table:style-name="ce3">
            <text:p>5/19/2004</text:p>
          </table:table-cell>
          <table:table-cell office:value-type="date" office:date-value="1979-06-14T00:00:00" table:style-name="ce3">
            <text:p>6/1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01.94" table:style-name="ce2">
            <text:p>101.94</text:p>
          </table:table-cell>
          <table:table-cell office:value-type="date" office:date-value="2004-05-12T00:00:00" table:style-name="ce3">
            <text:p>5/12/2004</text:p>
          </table:table-cell>
          <table:table-cell office:value-type="date" office:date-value="1979-06-15T00:00:00" table:style-name="ce3">
            <text:p>6/1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53.97" table:style-name="ce2">
            <text:p>553.97</text:p>
          </table:table-cell>
          <table:table-cell office:value-type="date" office:date-value="2004-02-18T00:00:00" table:style-name="ce3">
            <text:p>2/18/2004</text:p>
          </table:table-cell>
          <table:table-cell office:value-type="date" office:date-value="1979-06-15T00:00:00" table:style-name="ce3">
            <text:p>6/1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78.45" table:style-name="ce4">
            <text:p>1,178.45</text:p>
          </table:table-cell>
          <table:table-cell office:value-type="date" office:date-value="2004-06-12T00:00:00" table:style-name="ce3">
            <text:p>6/12/2004</text:p>
          </table:table-cell>
          <table:table-cell office:value-type="date" office:date-value="1979-06-22T00:00:00" table:style-name="ce3">
            <text:p>6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629.07" table:style-name="ce4">
            <text:p>2,629.07</text:p>
          </table:table-cell>
          <table:table-cell office:value-type="date" office:date-value="2002-08-30T00:00:00" table:style-name="ce3">
            <text:p>8/30/2002</text:p>
          </table:table-cell>
          <table:table-cell office:value-type="date" office:date-value="1979-06-23T00:00:00" table:style-name="ce3">
            <text:p>6/2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59.98" table:style-name="ce2">
            <text:p>59.98</text:p>
          </table:table-cell>
          <table:table-cell office:value-type="date" office:date-value="2003-10-08T00:00:00" table:style-name="ce3">
            <text:p>10/8/2003</text:p>
          </table:table-cell>
          <table:table-cell office:value-type="date" office:date-value="1979-06-25T00:00:00" table:style-name="ce3">
            <text:p>6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74.08" table:style-name="ce4">
            <text:p>1,274.08</text:p>
          </table:table-cell>
          <table:table-cell office:value-type="date" office:date-value="2001-12-27T00:00:00" table:style-name="ce3">
            <text:p>12/27/2001</text:p>
          </table:table-cell>
          <table:table-cell office:value-type="date" office:date-value="1979-06-25T00:00:00" table:style-name="ce3">
            <text:p>6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179.47" table:style-name="ce4">
            <text:p>1,179.47</text:p>
          </table:table-cell>
          <table:table-cell office:value-type="date" office:date-value="2004-04-16T00:00:00" table:style-name="ce3">
            <text:p>4/16/2004</text:p>
          </table:table-cell>
          <table:table-cell office:value-type="date" office:date-value="1979-06-26T00:00:00" table:style-name="ce3">
            <text:p>6/2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Management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4.99" table:style-name="ce2">
            <text:p>34.99</text:p>
          </table:table-cell>
          <table:table-cell office:value-type="date" office:date-value="2004-07-01T00:00:00" table:style-name="ce3">
            <text:p>7/1/2004</text:p>
          </table:table-cell>
          <table:table-cell office:value-type="date" office:date-value="1979-07-01T00:00:00" table:style-name="ce3">
            <text:p>7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158.94999999999999" table:style-name="ce2">
            <text:p>158.95</text:p>
          </table:table-cell>
          <table:table-cell office:value-type="date" office:date-value="2003-10-01T00:00:00" table:style-name="ce3">
            <text:p>10/1/2003</text:p>
          </table:table-cell>
          <table:table-cell office:value-type="date" office:date-value="1979-07-01T00:00:00" table:style-name="ce3">
            <text:p>7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98.97" table:style-name="ce2">
            <text:p>98.97</text:p>
          </table:table-cell>
          <table:table-cell office:value-type="date" office:date-value="2004-03-09T00:00:00" table:style-name="ce3">
            <text:p>3/9/2004</text:p>
          </table:table-cell>
          <table:table-cell office:value-type="date" office:date-value="1979-07-01T00:00:00" table:style-name="ce3">
            <text:p>7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079.57" table:style-name="ce4">
            <text:p>3,079.57</text:p>
          </table:table-cell>
          <table:table-cell office:value-type="date" office:date-value="2002-06-16T00:00:00" table:style-name="ce3">
            <text:p>6/16/2002</text:p>
          </table:table-cell>
          <table:table-cell office:value-type="date" office:date-value="1979-07-02T00:00:00" table:style-name="ce3">
            <text:p>7/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698.76" table:style-name="ce4">
            <text:p>4,698.76</text:p>
          </table:table-cell>
          <table:table-cell office:value-type="date" office:date-value="2001-07-09T00:00:00" table:style-name="ce3">
            <text:p>7/9/2001</text:p>
          </table:table-cell>
          <table:table-cell office:value-type="date" office:date-value="1979-07-04T00:00:00" table:style-name="ce3">
            <text:p>7/4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97.04" table:style-name="ce2">
            <text:p>197.04</text:p>
          </table:table-cell>
          <table:table-cell office:value-type="date" office:date-value="2004-05-06T00:00:00" table:style-name="ce3">
            <text:p>5/6/2004</text:p>
          </table:table-cell>
          <table:table-cell office:value-type="date" office:date-value="1979-07-04T00:00:00" table:style-name="ce3">
            <text:p>7/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633.94" table:style-name="ce4">
            <text:p>1,633.94</text:p>
          </table:table-cell>
          <table:table-cell office:value-type="date" office:date-value="2002-12-15T00:00:00" table:style-name="ce3">
            <text:p>12/15/2002</text:p>
          </table:table-cell>
          <table:table-cell office:value-type="date" office:date-value="1979-07-09T00:00:00" table:style-name="ce3">
            <text:p>7/9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44.52" table:style-name="ce4">
            <text:p>2,744.52</text:p>
          </table:table-cell>
          <table:table-cell office:value-type="date" office:date-value="2002-07-20T00:00:00" table:style-name="ce3">
            <text:p>7/20/2002</text:p>
          </table:table-cell>
          <table:table-cell office:value-type="date" office:date-value="1979-07-09T00:00:00" table:style-name="ce3">
            <text:p>7/9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638.36" table:style-name="ce4">
            <text:p>2,638.36</text:p>
          </table:table-cell>
          <table:table-cell office:value-type="date" office:date-value="2002-12-18T00:00:00" table:style-name="ce3">
            <text:p>12/18/2002</text:p>
          </table:table-cell>
          <table:table-cell office:value-type="date" office:date-value="1979-07-14T00:00:00" table:style-name="ce3">
            <text:p>7/1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3-08-14T00:00:00" table:style-name="ce3">
            <text:p>8/14/2003</text:p>
          </table:table-cell>
          <table:table-cell office:value-type="date" office:date-value="1979-07-14T00:00:00" table:style-name="ce3">
            <text:p>7/1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139.75" table:style-name="ce4">
            <text:p>4,139.75</text:p>
          </table:table-cell>
          <table:table-cell office:value-type="date" office:date-value="2002-06-01T00:00:00" table:style-name="ce3">
            <text:p>6/1/2002</text:p>
          </table:table-cell>
          <table:table-cell office:value-type="date" office:date-value="1979-07-15T00:00:00" table:style-name="ce3">
            <text:p>7/1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3-12-03T00:00:00" table:style-name="ce3">
            <text:p>12/3/2003</text:p>
          </table:table-cell>
          <table:table-cell office:value-type="date" office:date-value="1979-07-15T00:00:00" table:style-name="ce3">
            <text:p>7/1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20.49" table:style-name="ce4">
            <text:p>1,120.49</text:p>
          </table:table-cell>
          <table:table-cell office:value-type="date" office:date-value="2004-06-18T00:00:00" table:style-name="ce3">
            <text:p>6/18/2004</text:p>
          </table:table-cell>
          <table:table-cell office:value-type="date" office:date-value="1979-07-17T00:00:00" table:style-name="ce3">
            <text:p>7/1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2419.06" table:style-name="ce4">
            <text:p>2,419.06</text:p>
          </table:table-cell>
          <table:table-cell office:value-type="date" office:date-value="2004-05-14T00:00:00" table:style-name="ce3">
            <text:p>5/14/2004</text:p>
          </table:table-cell>
          <table:table-cell office:value-type="date" office:date-value="1979-07-17T00:00:00" table:style-name="ce3">
            <text:p>7/1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309.9699999999998" table:style-name="ce4">
            <text:p>2,309.97</text:p>
          </table:table-cell>
          <table:table-cell office:value-type="date" office:date-value="2004-05-07T00:00:00" table:style-name="ce3">
            <text:p>5/7/2004</text:p>
          </table:table-cell>
          <table:table-cell office:value-type="date" office:date-value="1979-07-21T00:00:00" table:style-name="ce3">
            <text:p>7/21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9.93" table:style-name="ce2">
            <text:p>29.93</text:p>
          </table:table-cell>
          <table:table-cell office:value-type="date" office:date-value="2003-08-25T00:00:00" table:style-name="ce3">
            <text:p>8/25/2003</text:p>
          </table:table-cell>
          <table:table-cell office:value-type="date" office:date-value="1979-07-21T00:00:00" table:style-name="ce3">
            <text:p>7/2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67.76" table:style-name="ce2">
            <text:p>567.76</text:p>
          </table:table-cell>
          <table:table-cell office:value-type="date" office:date-value="2004-04-26T00:00:00" table:style-name="ce3">
            <text:p>4/26/2004</text:p>
          </table:table-cell>
          <table:table-cell office:value-type="date" office:date-value="1979-07-21T00:00:00" table:style-name="ce3">
            <text:p>7/2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3.47" table:style-name="ce2">
            <text:p>63.47</text:p>
          </table:table-cell>
          <table:table-cell office:value-type="date" office:date-value="2004-06-11T00:00:00" table:style-name="ce3">
            <text:p>6/11/2004</text:p>
          </table:table-cell>
          <table:table-cell office:value-type="date" office:date-value="1979-07-21T00:00:00" table:style-name="ce3">
            <text:p>7/2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54.82" table:style-name="ce2">
            <text:p>854.82</text:p>
          </table:table-cell>
          <table:table-cell office:value-type="date" office:date-value="2004-04-01T00:00:00" table:style-name="ce3">
            <text:p>4/1/2004</text:p>
          </table:table-cell>
          <table:table-cell office:value-type="date" office:date-value="1979-07-21T00:00:00" table:style-name="ce3">
            <text:p>7/2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839.92" table:style-name="ce4">
            <text:p>1,839.92</text:p>
          </table:table-cell>
          <table:table-cell office:value-type="date" office:date-value="2003-02-18T00:00:00" table:style-name="ce3">
            <text:p>2/18/2003</text:p>
          </table:table-cell>
          <table:table-cell office:value-type="date" office:date-value="1979-07-23T00:00:00" table:style-name="ce3">
            <text:p>7/2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733.75" table:style-name="ce4">
            <text:p>4,733.75</text:p>
          </table:table-cell>
          <table:table-cell office:value-type="date" office:date-value="2001-07-18T00:00:00" table:style-name="ce3">
            <text:p>7/18/2001</text:p>
          </table:table-cell>
          <table:table-cell office:value-type="date" office:date-value="1979-07-23T00:00:00" table:style-name="ce3">
            <text:p>7/2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4.47" table:style-name="ce2">
            <text:p>64.47</text:p>
          </table:table-cell>
          <table:table-cell office:value-type="date" office:date-value="2003-08-03T00:00:00" table:style-name="ce3">
            <text:p>8/3/2003</text:p>
          </table:table-cell>
          <table:table-cell office:value-type="date" office:date-value="1979-08-07T00:00:00" table:style-name="ce3">
            <text:p>8/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6.97" table:style-name="ce2">
            <text:p>56.97</text:p>
          </table:table-cell>
          <table:table-cell office:value-type="date" office:date-value="2004-04-16T00:00:00" table:style-name="ce3">
            <text:p>4/16/2004</text:p>
          </table:table-cell>
          <table:table-cell office:value-type="date" office:date-value="1979-08-09T00:00:00" table:style-name="ce3">
            <text:p>8/9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.94" table:style-name="ce2">
            <text:p>12.94</text:p>
          </table:table-cell>
          <table:table-cell office:value-type="date" office:date-value="2003-09-27T00:00:00" table:style-name="ce3">
            <text:p>9/27/2003</text:p>
          </table:table-cell>
          <table:table-cell office:value-type="date" office:date-value="1979-08-09T00:00:00" table:style-name="ce3">
            <text:p>8/9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48.98" table:style-name="ce2">
            <text:p>548.98</text:p>
          </table:table-cell>
          <table:table-cell office:value-type="date" office:date-value="2004-06-22T00:00:00" table:style-name="ce3">
            <text:p>6/22/2004</text:p>
          </table:table-cell>
          <table:table-cell office:value-type="date" office:date-value="1979-08-09T00:00:00" table:style-name="ce3">
            <text:p>8/9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698.76" table:style-name="ce4">
            <text:p>4,698.76</text:p>
          </table:table-cell>
          <table:table-cell office:value-type="date" office:date-value="2001-07-22T00:00:00" table:style-name="ce3">
            <text:p>7/22/2001</text:p>
          </table:table-cell>
          <table:table-cell office:value-type="date" office:date-value="1979-08-10T00:00:00" table:style-name="ce3">
            <text:p>8/10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4.47" table:style-name="ce2">
            <text:p>64.47</text:p>
          </table:table-cell>
          <table:table-cell office:value-type="date" office:date-value="2004-07-18T00:00:00" table:style-name="ce3">
            <text:p>7/18/2004</text:p>
          </table:table-cell>
          <table:table-cell office:value-type="date" office:date-value="1979-08-10T00:00:00" table:style-name="ce3">
            <text:p>8/10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46.04" table:style-name="ce4">
            <text:p>2,746.04</text:p>
          </table:table-cell>
          <table:table-cell office:value-type="date" office:date-value="2002-11-21T00:00:00" table:style-name="ce3">
            <text:p>11/21/2002</text:p>
          </table:table-cell>
          <table:table-cell office:value-type="date" office:date-value="1979-08-14T00:00:00" table:style-name="ce3">
            <text:p>8/1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3.78" table:style-name="ce2">
            <text:p>23.78</text:p>
          </table:table-cell>
          <table:table-cell office:value-type="date" office:date-value="2004-07-23T00:00:00" table:style-name="ce3">
            <text:p>7/23/2004</text:p>
          </table:table-cell>
          <table:table-cell office:value-type="date" office:date-value="1979-08-14T00:00:00" table:style-name="ce3">
            <text:p>8/1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62.96" table:style-name="ce2">
            <text:p>562.96</text:p>
          </table:table-cell>
          <table:table-cell office:value-type="date" office:date-value="2003-10-20T00:00:00" table:style-name="ce3">
            <text:p>10/20/2003</text:p>
          </table:table-cell>
          <table:table-cell office:value-type="date" office:date-value="1979-08-15T00:00:00" table:style-name="ce3">
            <text:p>8/1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62.06" table:style-name="ce4">
            <text:p>1,262.06</text:p>
          </table:table-cell>
          <table:table-cell office:value-type="date" office:date-value="2002-01-29T00:00:00" table:style-name="ce3">
            <text:p>1/29/2002</text:p>
          </table:table-cell>
          <table:table-cell office:value-type="date" office:date-value="1979-08-15T00:00:00" table:style-name="ce3">
            <text:p>8/1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2-15T00:00:00" table:style-name="ce3">
            <text:p>2/15/2004</text:p>
          </table:table-cell>
          <table:table-cell office:value-type="date" office:date-value="1979-08-16T00:00:00" table:style-name="ce3">
            <text:p>8/16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752.75" table:style-name="ce4">
            <text:p>4,752.75</text:p>
          </table:table-cell>
          <table:table-cell office:value-type="date" office:date-value="2001-10-07T00:00:00" table:style-name="ce3">
            <text:p>10/7/2001</text:p>
          </table:table-cell>
          <table:table-cell office:value-type="date" office:date-value="1979-08-17T00:00:00" table:style-name="ce3">
            <text:p>8/17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46.53" table:style-name="ce2">
            <text:p>146.53</text:p>
          </table:table-cell>
          <table:table-cell office:value-type="date" office:date-value="2003-08-02T00:00:00" table:style-name="ce3">
            <text:p>8/2/2003</text:p>
          </table:table-cell>
          <table:table-cell office:value-type="date" office:date-value="1979-08-17T00:00:00" table:style-name="ce3">
            <text:p>8/1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366.41" table:style-name="ce4">
            <text:p>4,366.41</text:p>
          </table:table-cell>
          <table:table-cell office:value-type="date" office:date-value="2003-02-07T00:00:00" table:style-name="ce3">
            <text:p>2/7/2003</text:p>
          </table:table-cell>
          <table:table-cell office:value-type="date" office:date-value="1979-08-19T00:00:00" table:style-name="ce3">
            <text:p>8/19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4.46" table:style-name="ce2">
            <text:p>84.46</text:p>
          </table:table-cell>
          <table:table-cell office:value-type="date" office:date-value="2003-08-18T00:00:00" table:style-name="ce3">
            <text:p>8/18/2003</text:p>
          </table:table-cell>
          <table:table-cell office:value-type="date" office:date-value="1979-08-19T00:00:00" table:style-name="ce3">
            <text:p>8/19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614.08" table:style-name="ce4">
            <text:p>2,614.08</text:p>
          </table:table-cell>
          <table:table-cell office:value-type="date" office:date-value="2002-08-17T00:00:00" table:style-name="ce3">
            <text:p>8/17/2002</text:p>
          </table:table-cell>
          <table:table-cell office:value-type="date" office:date-value="1979-08-19T00:00:00" table:style-name="ce3">
            <text:p>8/19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33.69" table:style-name="ce2">
            <text:p>233.69</text:p>
          </table:table-cell>
          <table:table-cell office:value-type="date" office:date-value="2003-12-12T00:00:00" table:style-name="ce3">
            <text:p>12/12/2003</text:p>
          </table:table-cell>
          <table:table-cell office:value-type="date" office:date-value="1979-08-19T00:00:00" table:style-name="ce3">
            <text:p>8/19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803.68" table:style-name="ce4">
            <text:p>3,803.68</text:p>
          </table:table-cell>
          <table:table-cell office:value-type="date" office:date-value="2003-05-14T00:00:00" table:style-name="ce3">
            <text:p>5/14/2003</text:p>
          </table:table-cell>
          <table:table-cell office:value-type="date" office:date-value="1979-08-19T00:00:00" table:style-name="ce3">
            <text:p>8/19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749.32" table:style-name="ce4">
            <text:p>2,749.32</text:p>
          </table:table-cell>
          <table:table-cell office:value-type="date" office:date-value="2002-11-10T00:00:00" table:style-name="ce3">
            <text:p>11/10/2002</text:p>
          </table:table-cell>
          <table:table-cell office:value-type="date" office:date-value="1979-08-19T00:00:00" table:style-name="ce3">
            <text:p>8/19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336.96" table:style-name="ce4">
            <text:p>1,336.96</text:p>
          </table:table-cell>
          <table:table-cell office:value-type="date" office:date-value="2003-04-06T00:00:00" table:style-name="ce3">
            <text:p>4/6/2003</text:p>
          </table:table-cell>
          <table:table-cell office:value-type="date" office:date-value="1979-08-19T00:00:00" table:style-name="ce3">
            <text:p>8/19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785.08" table:style-name="ce4">
            <text:p>3,785.08</text:p>
          </table:table-cell>
          <table:table-cell office:value-type="date" office:date-value="2003-04-17T00:00:00" table:style-name="ce3">
            <text:p>4/17/2003</text:p>
          </table:table-cell>
          <table:table-cell office:value-type="date" office:date-value="1979-08-22T00:00:00" table:style-name="ce3">
            <text:p>8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856.38" table:style-name="ce4">
            <text:p>3,856.38</text:p>
          </table:table-cell>
          <table:table-cell office:value-type="date" office:date-value="2003-04-24T00:00:00" table:style-name="ce3">
            <text:p>4/24/2003</text:p>
          </table:table-cell>
          <table:table-cell office:value-type="date" office:date-value="1979-08-22T00:00:00" table:style-name="ce3">
            <text:p>8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4-06-22T00:00:00" table:style-name="ce3">
            <text:p>6/22/2004</text:p>
          </table:table-cell>
          <table:table-cell office:value-type="date" office:date-value="1979-08-22T00:00:00" table:style-name="ce3">
            <text:p>8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70.48" table:style-name="ce4">
            <text:p>1,170.48</text:p>
          </table:table-cell>
          <table:table-cell office:value-type="date" office:date-value="2003-12-20T00:00:00" table:style-name="ce3">
            <text:p>12/20/2003</text:p>
          </table:table-cell>
          <table:table-cell office:value-type="date" office:date-value="1979-08-22T00:00:00" table:style-name="ce3">
            <text:p>8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7.270000000000003" table:style-name="ce2">
            <text:p>37.27</text:p>
          </table:table-cell>
          <table:table-cell office:value-type="date" office:date-value="2004-04-04T00:00:00" table:style-name="ce3">
            <text:p>4/4/2004</text:p>
          </table:table-cell>
          <table:table-cell office:value-type="date" office:date-value="1979-08-22T00:00:00" table:style-name="ce3">
            <text:p>8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775.47" table:style-name="ce4">
            <text:p>1,775.47</text:p>
          </table:table-cell>
          <table:table-cell office:value-type="date" office:date-value="2004-05-26T00:00:00" table:style-name="ce3">
            <text:p>5/26/2004</text:p>
          </table:table-cell>
          <table:table-cell office:value-type="date" office:date-value="1979-08-23T00:00:00" table:style-name="ce3">
            <text:p>8/2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3.99" table:style-name="ce2">
            <text:p>53.99</text:p>
          </table:table-cell>
          <table:table-cell office:value-type="date" office:date-value="2004-01-31T00:00:00" table:style-name="ce3">
            <text:p>1/31/2004</text:p>
          </table:table-cell>
          <table:table-cell office:value-type="date" office:date-value="1979-08-23T00:00:00" table:style-name="ce3">
            <text:p>8/2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3-10-11T00:00:00" table:style-name="ce3">
            <text:p>10/11/2003</text:p>
          </table:table-cell>
          <table:table-cell office:value-type="date" office:date-value="1979-08-24T00:00:00" table:style-name="ce3">
            <text:p>8/24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.99" table:style-name="ce2">
            <text:p>3.99</text:p>
          </table:table-cell>
          <table:table-cell office:value-type="date" office:date-value="2004-03-05T00:00:00" table:style-name="ce3">
            <text:p>3/5/2004</text:p>
          </table:table-cell>
          <table:table-cell office:value-type="date" office:date-value="1979-08-24T00:00:00" table:style-name="ce3">
            <text:p>8/2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03.45" table:style-name="ce2">
            <text:p>103.45</text:p>
          </table:table-cell>
          <table:table-cell office:value-type="date" office:date-value="2003-09-22T00:00:00" table:style-name="ce3">
            <text:p>9/22/2003</text:p>
          </table:table-cell>
          <table:table-cell office:value-type="date" office:date-value="1979-08-25T00:00:00" table:style-name="ce3">
            <text:p>8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78.98" table:style-name="ce2">
            <text:p>78.98</text:p>
          </table:table-cell>
          <table:table-cell office:value-type="date" office:date-value="2004-03-27T00:00:00" table:style-name="ce3">
            <text:p>3/27/2004</text:p>
          </table:table-cell>
          <table:table-cell office:value-type="date" office:date-value="1979-08-25T00:00:00" table:style-name="ce3">
            <text:p>8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4.979999999999997" table:style-name="ce2">
            <text:p>34.98</text:p>
          </table:table-cell>
          <table:table-cell office:value-type="date" office:date-value="2004-04-13T00:00:00" table:style-name="ce3">
            <text:p>4/13/2004</text:p>
          </table:table-cell>
          <table:table-cell office:value-type="date" office:date-value="1979-08-25T00:00:00" table:style-name="ce3">
            <text:p>8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923.29" table:style-name="ce4">
            <text:p>4,923.29</text:p>
          </table:table-cell>
          <table:table-cell office:value-type="date" office:date-value="2002-12-11T00:00:00" table:style-name="ce3">
            <text:p>12/11/2002</text:p>
          </table:table-cell>
          <table:table-cell office:value-type="date" office:date-value="1979-08-26T00:00:00" table:style-name="ce3">
            <text:p>8/2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758.24" table:style-name="ce4">
            <text:p>4,758.24</text:p>
          </table:table-cell>
          <table:table-cell office:value-type="date" office:date-value="2001-10-12T00:00:00" table:style-name="ce3">
            <text:p>10/12/2001</text:p>
          </table:table-cell>
          <table:table-cell office:value-type="date" office:date-value="1979-08-26T00:00:00" table:style-name="ce3">
            <text:p>8/26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19.98" table:style-name="ce2">
            <text:p>119.98</text:p>
          </table:table-cell>
          <table:table-cell office:value-type="date" office:date-value="2003-09-20T00:00:00" table:style-name="ce3">
            <text:p>9/20/2003</text:p>
          </table:table-cell>
          <table:table-cell office:value-type="date" office:date-value="1979-09-01T00:00:00" table:style-name="ce3">
            <text:p>9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70.52" table:style-name="ce4">
            <text:p>2,770.52</text:p>
          </table:table-cell>
          <table:table-cell office:value-type="date" office:date-value="2002-11-10T00:00:00" table:style-name="ce3">
            <text:p>11/10/2002</text:p>
          </table:table-cell>
          <table:table-cell office:value-type="date" office:date-value="1979-09-05T00:00:00" table:style-name="ce3">
            <text:p>9/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81.45" table:style-name="ce2">
            <text:p>81.45</text:p>
          </table:table-cell>
          <table:table-cell office:value-type="date" office:date-value="2004-04-02T00:00:00" table:style-name="ce3">
            <text:p>4/2/2004</text:p>
          </table:table-cell>
          <table:table-cell office:value-type="date" office:date-value="1979-09-05T00:00:00" table:style-name="ce3">
            <text:p>9/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49.97999999999999" table:style-name="ce2">
            <text:p>149.98</text:p>
          </table:table-cell>
          <table:table-cell office:value-type="date" office:date-value="2004-07-28T00:00:00" table:style-name="ce3">
            <text:p>7/28/2004</text:p>
          </table:table-cell>
          <table:table-cell office:value-type="date" office:date-value="1979-09-06T00:00:00" table:style-name="ce3">
            <text:p>9/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95.94" table:style-name="ce2">
            <text:p>95.94</text:p>
          </table:table-cell>
          <table:table-cell office:value-type="date" office:date-value="2003-09-16T00:00:00" table:style-name="ce3">
            <text:p>9/16/2003</text:p>
          </table:table-cell>
          <table:table-cell office:value-type="date" office:date-value="1979-09-06T00:00:00" table:style-name="ce3">
            <text:p>9/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99.9699999999998" table:style-name="ce4">
            <text:p>2,399.97</text:p>
          </table:table-cell>
          <table:table-cell office:value-type="date" office:date-value="2003-07-28T00:00:00" table:style-name="ce3">
            <text:p>7/28/2003</text:p>
          </table:table-cell>
          <table:table-cell office:value-type="date" office:date-value="1979-09-08T00:00:00" table:style-name="ce3">
            <text:p>9/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5.97" table:style-name="ce2">
            <text:p>75.97</text:p>
          </table:table-cell>
          <table:table-cell office:value-type="date" office:date-value="2003-10-15T00:00:00" table:style-name="ce3">
            <text:p>10/15/2003</text:p>
          </table:table-cell>
          <table:table-cell office:value-type="date" office:date-value="1979-09-08T00:00:00" table:style-name="ce3">
            <text:p>9/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09.97" table:style-name="ce2">
            <text:p>109.97</text:p>
          </table:table-cell>
          <table:table-cell office:value-type="date" office:date-value="2003-08-20T00:00:00" table:style-name="ce3">
            <text:p>8/20/2003</text:p>
          </table:table-cell>
          <table:table-cell office:value-type="date" office:date-value="1979-09-09T00:00:00" table:style-name="ce3">
            <text:p>9/9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97.97" table:style-name="ce4">
            <text:p>1,197.97</text:p>
          </table:table-cell>
          <table:table-cell office:value-type="date" office:date-value="2004-03-16T00:00:00" table:style-name="ce3">
            <text:p>3/16/2004</text:p>
          </table:table-cell>
          <table:table-cell office:value-type="date" office:date-value="1979-09-09T00:00:00" table:style-name="ce3">
            <text:p>9/9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41.97999999999999" table:style-name="ce2">
            <text:p>141.98</text:p>
          </table:table-cell>
          <table:table-cell office:value-type="date" office:date-value="2004-07-28T00:00:00" table:style-name="ce3">
            <text:p>7/28/2004</text:p>
          </table:table-cell>
          <table:table-cell office:value-type="date" office:date-value="1979-09-10T00:00:00" table:style-name="ce3">
            <text:p>9/10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3.959999999999994" table:style-name="ce2">
            <text:p>73.96</text:p>
          </table:table-cell>
          <table:table-cell office:value-type="date" office:date-value="2003-11-12T00:00:00" table:style-name="ce3">
            <text:p>11/12/2003</text:p>
          </table:table-cell>
          <table:table-cell office:value-type="date" office:date-value="1979-09-10T00:00:00" table:style-name="ce3">
            <text:p>9/10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668.08" table:style-name="ce4">
            <text:p>2,668.08</text:p>
          </table:table-cell>
          <table:table-cell office:value-type="date" office:date-value="2002-07-17T00:00:00" table:style-name="ce3">
            <text:p>7/17/2002</text:p>
          </table:table-cell>
          <table:table-cell office:value-type="date" office:date-value="1979-09-11T00:00:00" table:style-name="ce3">
            <text:p>9/1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416.38" table:style-name="ce4">
            <text:p>4,416.38</text:p>
          </table:table-cell>
          <table:table-cell office:value-type="date" office:date-value="2003-03-31T00:00:00" table:style-name="ce3">
            <text:p>3/31/2003</text:p>
          </table:table-cell>
          <table:table-cell office:value-type="date" office:date-value="1979-09-12T00:00:00" table:style-name="ce3">
            <text:p>9/1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750.98" table:style-name="ce4">
            <text:p>1,750.98</text:p>
          </table:table-cell>
          <table:table-cell office:value-type="date" office:date-value="2004-03-31T00:00:00" table:style-name="ce3">
            <text:p>3/31/2004</text:p>
          </table:table-cell>
          <table:table-cell office:value-type="date" office:date-value="1979-09-12T00:00:00" table:style-name="ce3">
            <text:p>9/1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5.23" table:style-name="ce2">
            <text:p>15.23</text:p>
          </table:table-cell>
          <table:table-cell office:value-type="date" office:date-value="2004-03-14T00:00:00" table:style-name="ce3">
            <text:p>3/14/2004</text:p>
          </table:table-cell>
          <table:table-cell office:value-type="date" office:date-value="1979-09-12T00:00:00" table:style-name="ce3">
            <text:p>9/1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78.62" table:style-name="ce2">
            <text:p>778.62</text:p>
          </table:table-cell>
          <table:table-cell office:value-type="date" office:date-value="2003-11-28T00:00:00" table:style-name="ce3">
            <text:p>11/28/2003</text:p>
          </table:table-cell>
          <table:table-cell office:value-type="date" office:date-value="1979-09-12T00:00:00" table:style-name="ce3">
            <text:p>9/1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804.47" table:style-name="ce2">
            <text:p>804.47</text:p>
          </table:table-cell>
          <table:table-cell office:value-type="date" office:date-value="2004-04-13T00:00:00" table:style-name="ce3">
            <text:p>4/13/2004</text:p>
          </table:table-cell>
          <table:table-cell office:value-type="date" office:date-value="1979-09-13T00:00:00" table:style-name="ce3">
            <text:p>9/1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3.97" table:style-name="ce2">
            <text:p>63.97</text:p>
          </table:table-cell>
          <table:table-cell office:value-type="date" office:date-value="2003-08-30T00:00:00" table:style-name="ce3">
            <text:p>8/30/2003</text:p>
          </table:table-cell>
          <table:table-cell office:value-type="date" office:date-value="1979-09-14T00:00:00" table:style-name="ce3">
            <text:p>9/1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48.88999999999999" table:style-name="ce2">
            <text:p>148.89</text:p>
          </table:table-cell>
          <table:table-cell office:value-type="date" office:date-value="2003-10-06T00:00:00" table:style-name="ce3">
            <text:p>10/6/2003</text:p>
          </table:table-cell>
          <table:table-cell office:value-type="date" office:date-value="1979-09-14T00:00:00" table:style-name="ce3">
            <text:p>9/1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60.83" table:style-name="ce2">
            <text:p>260.83</text:p>
          </table:table-cell>
          <table:table-cell office:value-type="date" office:date-value="2003-10-24T00:00:00" table:style-name="ce3">
            <text:p>10/24/2003</text:p>
          </table:table-cell>
          <table:table-cell office:value-type="date" office:date-value="1979-09-15T00:00:00" table:style-name="ce3">
            <text:p>9/1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6.97" table:style-name="ce2">
            <text:p>56.97</text:p>
          </table:table-cell>
          <table:table-cell office:value-type="date" office:date-value="2003-10-22T00:00:00" table:style-name="ce3">
            <text:p>10/22/2003</text:p>
          </table:table-cell>
          <table:table-cell office:value-type="date" office:date-value="1979-09-17T00:00:00" table:style-name="ce3">
            <text:p>9/1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623.83" table:style-name="ce4">
            <text:p>4,623.83</text:p>
          </table:table-cell>
          <table:table-cell office:value-type="date" office:date-value="2001-11-27T00:00:00" table:style-name="ce3">
            <text:p>11/27/2001</text:p>
          </table:table-cell>
          <table:table-cell office:value-type="date" office:date-value="1979-09-17T00:00:00" table:style-name="ce3">
            <text:p>9/17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2.270000000000003" table:style-name="ce2">
            <text:p>32.27</text:p>
          </table:table-cell>
          <table:table-cell office:value-type="date" office:date-value="2003-10-14T00:00:00" table:style-name="ce3">
            <text:p>10/14/2003</text:p>
          </table:table-cell>
          <table:table-cell office:value-type="date" office:date-value="1979-09-21T00:00:00" table:style-name="ce3">
            <text:p>9/21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921.82" table:style-name="ce4">
            <text:p>4,921.82</text:p>
          </table:table-cell>
          <table:table-cell office:value-type="date" office:date-value="2001-12-07T00:00:00" table:style-name="ce3">
            <text:p>12/7/2001</text:p>
          </table:table-cell>
          <table:table-cell office:value-type="date" office:date-value="1979-09-22T00:00:00" table:style-name="ce3">
            <text:p>9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983.34" table:style-name="ce4">
            <text:p>2,983.34</text:p>
          </table:table-cell>
          <table:table-cell office:value-type="date" office:date-value="2002-11-29T00:00:00" table:style-name="ce3">
            <text:p>11/29/2002</text:p>
          </table:table-cell>
          <table:table-cell office:value-type="date" office:date-value="1979-09-22T00:00:00" table:style-name="ce3">
            <text:p>9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74.08" table:style-name="ce4">
            <text:p>1,274.08</text:p>
          </table:table-cell>
          <table:table-cell office:value-type="date" office:date-value="2002-01-17T00:00:00" table:style-name="ce3">
            <text:p>1/17/2002</text:p>
          </table:table-cell>
          <table:table-cell office:value-type="date" office:date-value="1979-09-22T00:00:00" table:style-name="ce3">
            <text:p>9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71.58" table:style-name="ce2">
            <text:p>71.58</text:p>
          </table:table-cell>
          <table:table-cell office:value-type="date" office:date-value="2004-05-28T00:00:00" table:style-name="ce3">
            <text:p>5/28/2004</text:p>
          </table:table-cell>
          <table:table-cell office:value-type="date" office:date-value="1979-09-25T00:00:00" table:style-name="ce3">
            <text:p>9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6.97" table:style-name="ce2">
            <text:p>56.97</text:p>
          </table:table-cell>
          <table:table-cell office:value-type="date" office:date-value="2004-01-25T00:00:00" table:style-name="ce3">
            <text:p>1/25/2004</text:p>
          </table:table-cell>
          <table:table-cell office:value-type="date" office:date-value="1979-09-25T00:00:00" table:style-name="ce3">
            <text:p>9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728.27" table:style-name="ce4">
            <text:p>1,728.27</text:p>
          </table:table-cell>
          <table:table-cell office:value-type="date" office:date-value="2004-05-20T00:00:00" table:style-name="ce3">
            <text:p>5/20/2004</text:p>
          </table:table-cell>
          <table:table-cell office:value-type="date" office:date-value="1979-09-25T00:00:00" table:style-name="ce3">
            <text:p>9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3.46" table:style-name="ce2">
            <text:p>113.46</text:p>
          </table:table-cell>
          <table:table-cell office:value-type="date" office:date-value="2003-10-06T00:00:00" table:style-name="ce3">
            <text:p>10/6/2003</text:p>
          </table:table-cell>
          <table:table-cell office:value-type="date" office:date-value="1979-09-25T00:00:00" table:style-name="ce3">
            <text:p>9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35.53" table:style-name="ce4">
            <text:p>2,735.53</text:p>
          </table:table-cell>
          <table:table-cell office:value-type="date" office:date-value="2003-04-16T00:00:00" table:style-name="ce3">
            <text:p>4/16/2003</text:p>
          </table:table-cell>
          <table:table-cell office:value-type="date" office:date-value="1979-09-26T00:00:00" table:style-name="ce3">
            <text:p>9/26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416.4299999999998" table:style-name="ce4">
            <text:p>2,416.43</text:p>
          </table:table-cell>
          <table:table-cell office:value-type="date" office:date-value="2004-06-21T00:00:00" table:style-name="ce3">
            <text:p>6/21/2004</text:p>
          </table:table-cell>
          <table:table-cell office:value-type="date" office:date-value="1979-10-02T00:00:00" table:style-name="ce3">
            <text:p>10/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00.84" table:style-name="ce2">
            <text:p>100.84</text:p>
          </table:table-cell>
          <table:table-cell office:value-type="date" office:date-value="2003-11-04T00:00:00" table:style-name="ce3">
            <text:p>11/4/2003</text:p>
          </table:table-cell>
          <table:table-cell office:value-type="date" office:date-value="1979-10-03T00:00:00" table:style-name="ce3">
            <text:p>10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21.55" table:style-name="ce4">
            <text:p>2,721.55</text:p>
          </table:table-cell>
          <table:table-cell office:value-type="date" office:date-value="2003-03-10T00:00:00" table:style-name="ce3">
            <text:p>3/10/2003</text:p>
          </table:table-cell>
          <table:table-cell office:value-type="date" office:date-value="1979-10-03T00:00:00" table:style-name="ce3">
            <text:p>10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56.97" table:style-name="ce2">
            <text:p>56.97</text:p>
          </table:table-cell>
          <table:table-cell office:value-type="date" office:date-value="2004-06-12T00:00:00" table:style-name="ce3">
            <text:p>6/12/2004</text:p>
          </table:table-cell>
          <table:table-cell office:value-type="date" office:date-value="1979-10-04T00:00:00" table:style-name="ce3">
            <text:p>10/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578.27" table:style-name="ce4">
            <text:p>3,578.27</text:p>
          </table:table-cell>
          <table:table-cell office:value-type="date" office:date-value="2002-02-25T00:00:00" table:style-name="ce3">
            <text:p>2/25/2002</text:p>
          </table:table-cell>
          <table:table-cell office:value-type="date" office:date-value="1979-10-04T00:00:00" table:style-name="ce3">
            <text:p>10/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2.28" table:style-name="ce2">
            <text:p>42.28</text:p>
          </table:table-cell>
          <table:table-cell office:value-type="date" office:date-value="2003-11-25T00:00:00" table:style-name="ce3">
            <text:p>11/25/2003</text:p>
          </table:table-cell>
          <table:table-cell office:value-type="date" office:date-value="1979-10-05T00:00:00" table:style-name="ce3">
            <text:p>10/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93.49" table:style-name="ce2">
            <text:p>93.49</text:p>
          </table:table-cell>
          <table:table-cell office:value-type="date" office:date-value="2004-02-04T00:00:00" table:style-name="ce3">
            <text:p>2/4/2004</text:p>
          </table:table-cell>
          <table:table-cell office:value-type="date" office:date-value="1979-10-05T00:00:00" table:style-name="ce3">
            <text:p>10/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10.46" table:style-name="ce2">
            <text:p>110.46</text:p>
          </table:table-cell>
          <table:table-cell office:value-type="date" office:date-value="2004-01-10T00:00:00" table:style-name="ce3">
            <text:p>1/10/2004</text:p>
          </table:table-cell>
          <table:table-cell office:value-type="date" office:date-value="1979-10-05T00:00:00" table:style-name="ce3">
            <text:p>10/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39.0899999999999" table:style-name="ce4">
            <text:p>1,239.09</text:p>
          </table:table-cell>
          <table:table-cell office:value-type="date" office:date-value="2001-10-08T00:00:00" table:style-name="ce3">
            <text:p>10/8/2001</text:p>
          </table:table-cell>
          <table:table-cell office:value-type="date" office:date-value="1979-10-08T00:00:00" table:style-name="ce3">
            <text:p>10/8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91.27" table:style-name="ce2">
            <text:p>191.27</text:p>
          </table:table-cell>
          <table:table-cell office:value-type="date" office:date-value="2004-01-08T00:00:00" table:style-name="ce3">
            <text:p>1/8/2004</text:p>
          </table:table-cell>
          <table:table-cell office:value-type="date" office:date-value="1979-10-10T00:00:00" table:style-name="ce3">
            <text:p>10/10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4.979999999999997" table:style-name="ce2">
            <text:p>34.98</text:p>
          </table:table-cell>
          <table:table-cell office:value-type="date" office:date-value="2004-06-21T00:00:00" table:style-name="ce3">
            <text:p>6/21/2004</text:p>
          </table:table-cell>
          <table:table-cell office:value-type="date" office:date-value="1979-10-10T00:00:00" table:style-name="ce3">
            <text:p>10/10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47.25" table:style-name="ce4">
            <text:p>3,947.25</text:p>
          </table:table-cell>
          <table:table-cell office:value-type="date" office:date-value="2002-06-07T00:00:00" table:style-name="ce3">
            <text:p>6/7/2002</text:p>
          </table:table-cell>
          <table:table-cell office:value-type="date" office:date-value="1979-10-11T00:00:00" table:style-name="ce3">
            <text:p>10/11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73.959999999999994" table:style-name="ce2">
            <text:p>73.96</text:p>
          </table:table-cell>
          <table:table-cell office:value-type="date" office:date-value="2004-06-24T00:00:00" table:style-name="ce3">
            <text:p>6/24/2004</text:p>
          </table:table-cell>
          <table:table-cell office:value-type="date" office:date-value="1979-10-11T00:00:00" table:style-name="ce3">
            <text:p>10/1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9.99" table:style-name="ce2">
            <text:p>49.99</text:p>
          </table:table-cell>
          <table:table-cell office:value-type="date" office:date-value="2004-02-16T00:00:00" table:style-name="ce3">
            <text:p>2/16/2004</text:p>
          </table:table-cell>
          <table:table-cell office:value-type="date" office:date-value="1979-10-12T00:00:00" table:style-name="ce3">
            <text:p>10/1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9.48" table:style-name="ce2">
            <text:p>49.48</text:p>
          </table:table-cell>
          <table:table-cell office:value-type="date" office:date-value="2003-10-31T00:00:00" table:style-name="ce3">
            <text:p>10/31/2003</text:p>
          </table:table-cell>
          <table:table-cell office:value-type="date" office:date-value="1979-10-15T00:00:00" table:style-name="ce3">
            <text:p>10/1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87.98" table:style-name="ce2">
            <text:p>187.98</text:p>
          </table:table-cell>
          <table:table-cell office:value-type="date" office:date-value="2004-04-02T00:00:00" table:style-name="ce3">
            <text:p>4/2/2004</text:p>
          </table:table-cell>
          <table:table-cell office:value-type="date" office:date-value="1979-10-15T00:00:00" table:style-name="ce3">
            <text:p>10/1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49.97999999999999" table:style-name="ce2">
            <text:p>149.98</text:p>
          </table:table-cell>
          <table:table-cell office:value-type="date" office:date-value="2003-10-02T00:00:00" table:style-name="ce3">
            <text:p>10/2/2003</text:p>
          </table:table-cell>
          <table:table-cell office:value-type="date" office:date-value="1979-10-15T00:00:00" table:style-name="ce3">
            <text:p>10/1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63.77" table:style-name="ce2">
            <text:p>563.77</text:p>
          </table:table-cell>
          <table:table-cell office:value-type="date" office:date-value="2004-06-12T00:00:00" table:style-name="ce3">
            <text:p>6/12/2004</text:p>
          </table:table-cell>
          <table:table-cell office:value-type="date" office:date-value="1979-10-15T00:00:00" table:style-name="ce3">
            <text:p>10/1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3-10-13T00:00:00" table:style-name="ce3">
            <text:p>10/13/2003</text:p>
          </table:table-cell>
          <table:table-cell office:value-type="date" office:date-value="1979-10-15T00:00:00" table:style-name="ce3">
            <text:p>10/1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0.229999999999997" table:style-name="ce2">
            <text:p>40.23</text:p>
          </table:table-cell>
          <table:table-cell office:value-type="date" office:date-value="2004-04-29T00:00:00" table:style-name="ce3">
            <text:p>4/29/2004</text:p>
          </table:table-cell>
          <table:table-cell office:value-type="date" office:date-value="1979-10-16T00:00:00" table:style-name="ce3">
            <text:p>10/1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39.99" table:style-name="ce2">
            <text:p>539.99</text:p>
          </table:table-cell>
          <table:table-cell office:value-type="date" office:date-value="2004-06-14T00:00:00" table:style-name="ce3">
            <text:p>6/14/2004</text:p>
          </table:table-cell>
          <table:table-cell office:value-type="date" office:date-value="1979-10-16T00:00:00" table:style-name="ce3">
            <text:p>10/1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7.27" table:style-name="ce2">
            <text:p>77.27</text:p>
          </table:table-cell>
          <table:table-cell office:value-type="date" office:date-value="2003-08-04T00:00:00" table:style-name="ce3">
            <text:p>8/4/2003</text:p>
          </table:table-cell>
          <table:table-cell office:value-type="date" office:date-value="1979-10-17T00:00:00" table:style-name="ce3">
            <text:p>10/1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06.96" table:style-name="ce2">
            <text:p>106.96</text:p>
          </table:table-cell>
          <table:table-cell office:value-type="date" office:date-value="2003-08-15T00:00:00" table:style-name="ce3">
            <text:p>8/15/2003</text:p>
          </table:table-cell>
          <table:table-cell office:value-type="date" office:date-value="1979-10-17T00:00:00" table:style-name="ce3">
            <text:p>10/1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750.09" table:style-name="ce4">
            <text:p>3,750.09</text:p>
          </table:table-cell>
          <table:table-cell office:value-type="date" office:date-value="2003-02-01T00:00:00" table:style-name="ce3">
            <text:p>2/1/2003</text:p>
          </table:table-cell>
          <table:table-cell office:value-type="date" office:date-value="1979-10-17T00:00:00" table:style-name="ce3">
            <text:p>10/17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82.04000000000002" table:style-name="ce2">
            <text:p>282.04</text:p>
          </table:table-cell>
          <table:table-cell office:value-type="date" office:date-value="2003-11-10T00:00:00" table:style-name="ce3">
            <text:p>11/10/2003</text:p>
          </table:table-cell>
          <table:table-cell office:value-type="date" office:date-value="1979-10-17T00:00:00" table:style-name="ce3">
            <text:p>10/1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63.77" table:style-name="ce2">
            <text:p>563.77</text:p>
          </table:table-cell>
          <table:table-cell office:value-type="date" office:date-value="2004-06-26T00:00:00" table:style-name="ce3">
            <text:p>6/26/2004</text:p>
          </table:table-cell>
          <table:table-cell office:value-type="date" office:date-value="1979-10-17T00:00:00" table:style-name="ce3">
            <text:p>10/1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418.0500000000002" table:style-name="ce4">
            <text:p>2,418.05</text:p>
          </table:table-cell>
          <table:table-cell office:value-type="date" office:date-value="2004-06-14T00:00:00" table:style-name="ce3">
            <text:p>6/14/2004</text:p>
          </table:table-cell>
          <table:table-cell office:value-type="date" office:date-value="1979-10-17T00:00:00" table:style-name="ce3">
            <text:p>10/1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8.979999999999997" table:style-name="ce2">
            <text:p>38.98</text:p>
          </table:table-cell>
          <table:table-cell office:value-type="date" office:date-value="2004-06-04T00:00:00" table:style-name="ce3">
            <text:p>6/4/2004</text:p>
          </table:table-cell>
          <table:table-cell office:value-type="date" office:date-value="1979-10-17T00:00:00" table:style-name="ce3">
            <text:p>10/17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69.49" table:style-name="ce2">
            <text:p>769.49</text:p>
          </table:table-cell>
          <table:table-cell office:value-type="date" office:date-value="2004-05-08T00:00:00" table:style-name="ce3">
            <text:p>5/8/2004</text:p>
          </table:table-cell>
          <table:table-cell office:value-type="date" office:date-value="1979-10-18T00:00:00" table:style-name="ce3">
            <text:p>10/1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56.54" table:style-name="ce4">
            <text:p>2,756.54</text:p>
          </table:table-cell>
          <table:table-cell office:value-type="date" office:date-value="2002-11-19T00:00:00" table:style-name="ce3">
            <text:p>11/19/2002</text:p>
          </table:table-cell>
          <table:table-cell office:value-type="date" office:date-value="1979-10-18T00:00:00" table:style-name="ce3">
            <text:p>10/18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3.78" table:style-name="ce2">
            <text:p>23.78</text:p>
          </table:table-cell>
          <table:table-cell office:value-type="date" office:date-value="2003-08-06T00:00:00" table:style-name="ce3">
            <text:p>8/6/2003</text:p>
          </table:table-cell>
          <table:table-cell office:value-type="date" office:date-value="1979-10-19T00:00:00" table:style-name="ce3">
            <text:p>10/19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2.95" table:style-name="ce2">
            <text:p>42.95</text:p>
          </table:table-cell>
          <table:table-cell office:value-type="date" office:date-value="2003-08-15T00:00:00" table:style-name="ce3">
            <text:p>8/15/2003</text:p>
          </table:table-cell>
          <table:table-cell office:value-type="date" office:date-value="1979-10-22T00:00:00" table:style-name="ce3">
            <text:p>10/2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44.12" table:style-name="ce2">
            <text:p>244.12</text:p>
          </table:table-cell>
          <table:table-cell office:value-type="date" office:date-value="2004-01-10T00:00:00" table:style-name="ce3">
            <text:p>1/10/2004</text:p>
          </table:table-cell>
          <table:table-cell office:value-type="date" office:date-value="1979-10-22T00:00:00" table:style-name="ce3">
            <text:p>10/2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191.72" table:style-name="ce4">
            <text:p>4,191.72</text:p>
          </table:table-cell>
          <table:table-cell office:value-type="date" office:date-value="2002-06-01T00:00:00" table:style-name="ce3">
            <text:p>6/1/2002</text:p>
          </table:table-cell>
          <table:table-cell office:value-type="date" office:date-value="1979-10-22T00:00:00" table:style-name="ce3">
            <text:p>10/2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6.270000000000003" table:style-name="ce2">
            <text:p>36.27</text:p>
          </table:table-cell>
          <table:table-cell office:value-type="date" office:date-value="2003-10-13T00:00:00" table:style-name="ce3">
            <text:p>10/13/2003</text:p>
          </table:table-cell>
          <table:table-cell office:value-type="date" office:date-value="1979-10-22T00:00:00" table:style-name="ce3">
            <text:p>10/2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7.27" table:style-name="ce2">
            <text:p>77.27</text:p>
          </table:table-cell>
          <table:table-cell office:value-type="date" office:date-value="2003-12-25T00:00:00" table:style-name="ce3">
            <text:p>12/25/2003</text:p>
          </table:table-cell>
          <table:table-cell office:value-type="date" office:date-value="1979-10-24T00:00:00" table:style-name="ce3">
            <text:p>10/24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5897.23" table:style-name="ce4">
            <text:p>5,897.23</text:p>
          </table:table-cell>
          <table:table-cell office:value-type="date" office:date-value="2002-04-27T00:00:00" table:style-name="ce3">
            <text:p>4/27/2002</text:p>
          </table:table-cell>
          <table:table-cell office:value-type="date" office:date-value="1979-10-24T00:00:00" table:style-name="ce3">
            <text:p>10/2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893.91" table:style-name="ce4">
            <text:p>1,893.91</text:p>
          </table:table-cell>
          <table:table-cell office:value-type="date" office:date-value="2002-07-10T00:00:00" table:style-name="ce3">
            <text:p>7/10/2002</text:p>
          </table:table-cell>
          <table:table-cell office:value-type="date" office:date-value="1979-10-24T00:00:00" table:style-name="ce3">
            <text:p>10/24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82.78" table:style-name="ce2">
            <text:p>182.78</text:p>
          </table:table-cell>
          <table:table-cell office:value-type="date" office:date-value="2003-09-16T00:00:00" table:style-name="ce3">
            <text:p>9/16/2003</text:p>
          </table:table-cell>
          <table:table-cell office:value-type="date" office:date-value="1979-10-24T00:00:00" table:style-name="ce3">
            <text:p>10/24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4.99" table:style-name="ce2">
            <text:p>24.99</text:p>
          </table:table-cell>
          <table:table-cell office:value-type="date" office:date-value="2004-02-29T00:00:00" table:style-name="ce3">
            <text:p>2/29/2004</text:p>
          </table:table-cell>
          <table:table-cell office:value-type="date" office:date-value="1979-10-25T00:00:00" table:style-name="ce3">
            <text:p>10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3-09-18T00:00:00" table:style-name="ce3">
            <text:p>9/18/2003</text:p>
          </table:table-cell>
          <table:table-cell office:value-type="date" office:date-value="1979-10-25T00:00:00" table:style-name="ce3">
            <text:p>10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14.55" table:style-name="ce2">
            <text:p>114.55</text:p>
          </table:table-cell>
          <table:table-cell office:value-type="date" office:date-value="2003-08-12T00:00:00" table:style-name="ce3">
            <text:p>8/12/2003</text:p>
          </table:table-cell>
          <table:table-cell office:value-type="date" office:date-value="1979-11-01T00:00:00" table:style-name="ce3">
            <text:p>11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.78" table:style-name="ce2">
            <text:p>23.78</text:p>
          </table:table-cell>
          <table:table-cell office:value-type="date" office:date-value="2003-09-11T00:00:00" table:style-name="ce3">
            <text:p>9/11/2003</text:p>
          </table:table-cell>
          <table:table-cell office:value-type="date" office:date-value="1979-11-01T00:00:00" table:style-name="ce3">
            <text:p>11/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334.9699999999998" table:style-name="ce4">
            <text:p>2,334.97</text:p>
          </table:table-cell>
          <table:table-cell office:value-type="date" office:date-value="2003-10-19T00:00:00" table:style-name="ce3">
            <text:p>10/19/2003</text:p>
          </table:table-cell>
          <table:table-cell office:value-type="date" office:date-value="1979-11-02T00:00:00" table:style-name="ce3">
            <text:p>11/2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1.98" table:style-name="ce2">
            <text:p>21.98</text:p>
          </table:table-cell>
          <table:table-cell office:value-type="date" office:date-value="2003-10-06T00:00:00" table:style-name="ce3">
            <text:p>10/6/2003</text:p>
          </table:table-cell>
          <table:table-cell office:value-type="date" office:date-value="1979-11-02T00:00:00" table:style-name="ce3">
            <text:p>11/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8.98" table:style-name="ce2">
            <text:p>88.98</text:p>
          </table:table-cell>
          <table:table-cell office:value-type="date" office:date-value="2004-02-17T00:00:00" table:style-name="ce3">
            <text:p>2/17/2004</text:p>
          </table:table-cell>
          <table:table-cell office:value-type="date" office:date-value="1979-11-03T00:00:00" table:style-name="ce3">
            <text:p>11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4.98" table:style-name="ce2">
            <text:p>14.98</text:p>
          </table:table-cell>
          <table:table-cell office:value-type="date" office:date-value="2003-10-07T00:00:00" table:style-name="ce3">
            <text:p>10/7/2003</text:p>
          </table:table-cell>
          <table:table-cell office:value-type="date" office:date-value="1979-11-03T00:00:00" table:style-name="ce3">
            <text:p>11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989.46" table:style-name="ce4">
            <text:p>3,989.46</text:p>
          </table:table-cell>
          <table:table-cell office:value-type="date" office:date-value="2002-06-17T00:00:00" table:style-name="ce3">
            <text:p>6/17/2002</text:p>
          </table:table-cell>
          <table:table-cell office:value-type="date" office:date-value="1979-11-05T00:00:00" table:style-name="ce3">
            <text:p>11/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4.99" table:style-name="ce2">
            <text:p>24.99</text:p>
          </table:table-cell>
          <table:table-cell office:value-type="date" office:date-value="2003-10-24T00:00:00" table:style-name="ce3">
            <text:p>10/24/2003</text:p>
          </table:table-cell>
          <table:table-cell office:value-type="date" office:date-value="1979-11-11T00:00:00" table:style-name="ce3">
            <text:p>11/1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3-11-01T00:00:00" table:style-name="ce3">
            <text:p>11/1/2003</text:p>
          </table:table-cell>
          <table:table-cell office:value-type="date" office:date-value="1979-11-11T00:00:00" table:style-name="ce3">
            <text:p>11/11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9.97" table:style-name="ce2">
            <text:p>89.97</text:p>
          </table:table-cell>
          <table:table-cell office:value-type="date" office:date-value="2004-03-04T00:00:00" table:style-name="ce3">
            <text:p>3/4/2004</text:p>
          </table:table-cell>
          <table:table-cell office:value-type="date" office:date-value="1979-11-12T00:00:00" table:style-name="ce3">
            <text:p>11/12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755.42" table:style-name="ce4">
            <text:p>2,755.42</text:p>
          </table:table-cell>
          <table:table-cell office:value-type="date" office:date-value="2003-05-13T00:00:00" table:style-name="ce3">
            <text:p>5/13/2003</text:p>
          </table:table-cell>
          <table:table-cell office:value-type="date" office:date-value="1979-11-16T00:00:00" table:style-name="ce3">
            <text:p>11/1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2756.54" table:style-name="ce4">
            <text:p>2,756.54</text:p>
          </table:table-cell>
          <table:table-cell office:value-type="date" office:date-value="2002-11-06T00:00:00" table:style-name="ce3">
            <text:p>11/6/2002</text:p>
          </table:table-cell>
          <table:table-cell office:value-type="date" office:date-value="1979-11-16T00:00:00" table:style-name="ce3">
            <text:p>11/16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10.46" table:style-name="ce2">
            <text:p>110.46</text:p>
          </table:table-cell>
          <table:table-cell office:value-type="date" office:date-value="2003-08-06T00:00:00" table:style-name="ce3">
            <text:p>8/6/2003</text:p>
          </table:table-cell>
          <table:table-cell office:value-type="date" office:date-value="1979-11-17T00:00:00" table:style-name="ce3">
            <text:p>11/1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574.46" table:style-name="ce4">
            <text:p>1,574.46</text:p>
          </table:table-cell>
          <table:table-cell office:value-type="date" office:date-value="2002-12-10T00:00:00" table:style-name="ce3">
            <text:p>12/10/2002</text:p>
          </table:table-cell>
          <table:table-cell office:value-type="date" office:date-value="1979-11-17T00:00:00" table:style-name="ce3">
            <text:p>11/1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2.28" table:style-name="ce2">
            <text:p>32.28</text:p>
          </table:table-cell>
          <table:table-cell office:value-type="date" office:date-value="2003-10-21T00:00:00" table:style-name="ce3">
            <text:p>10/21/2003</text:p>
          </table:table-cell>
          <table:table-cell office:value-type="date" office:date-value="1979-11-20T00:00:00" table:style-name="ce3">
            <text:p>11/20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39.0899999999999" table:style-name="ce4">
            <text:p>1,239.09</text:p>
          </table:table-cell>
          <table:table-cell office:value-type="date" office:date-value="2001-12-18T00:00:00" table:style-name="ce3">
            <text:p>12/18/2001</text:p>
          </table:table-cell>
          <table:table-cell office:value-type="date" office:date-value="1979-11-20T00:00:00" table:style-name="ce3">
            <text:p>11/20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4.47" table:style-name="ce2">
            <text:p>64.47</text:p>
          </table:table-cell>
          <table:table-cell office:value-type="date" office:date-value="2004-04-18T00:00:00" table:style-name="ce3">
            <text:p>4/18/2004</text:p>
          </table:table-cell>
          <table:table-cell office:value-type="date" office:date-value="1979-11-25T00:00:00" table:style-name="ce3">
            <text:p>11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478.5700000000002" table:style-name="ce4">
            <text:p>2,478.57</text:p>
          </table:table-cell>
          <table:table-cell office:value-type="date" office:date-value="2001-11-09T00:00:00" table:style-name="ce3">
            <text:p>11/9/2001</text:p>
          </table:table-cell>
          <table:table-cell office:value-type="date" office:date-value="1979-11-25T00:00:00" table:style-name="ce3">
            <text:p>11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151.76" table:style-name="ce4">
            <text:p>1,151.76</text:p>
          </table:table-cell>
          <table:table-cell office:value-type="date" office:date-value="2004-04-17T00:00:00" table:style-name="ce3">
            <text:p>4/17/2004</text:p>
          </table:table-cell>
          <table:table-cell office:value-type="date" office:date-value="1979-11-25T00:00:00" table:style-name="ce3">
            <text:p>11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4.22" table:style-name="ce2">
            <text:p>44.22</text:p>
          </table:table-cell>
          <table:table-cell office:value-type="date" office:date-value="2004-01-14T00:00:00" table:style-name="ce3">
            <text:p>1/14/2004</text:p>
          </table:table-cell>
          <table:table-cell office:value-type="date" office:date-value="1979-11-25T00:00:00" table:style-name="ce3">
            <text:p>11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8.98" table:style-name="ce2">
            <text:p>28.98</text:p>
          </table:table-cell>
          <table:table-cell office:value-type="date" office:date-value="2003-08-29T00:00:00" table:style-name="ce3">
            <text:p>8/29/2003</text:p>
          </table:table-cell>
          <table:table-cell office:value-type="date" office:date-value="1979-12-03T00:00:00" table:style-name="ce3">
            <text:p>12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55.48" table:style-name="ce4">
            <text:p>1,155.48</text:p>
          </table:table-cell>
          <table:table-cell office:value-type="date" office:date-value="2004-03-26T00:00:00" table:style-name="ce3">
            <text:p>3/26/2004</text:p>
          </table:table-cell>
          <table:table-cell office:value-type="date" office:date-value="1979-12-03T00:00:00" table:style-name="ce3">
            <text:p>12/3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0.46" table:style-name="ce2">
            <text:p>110.46</text:p>
          </table:table-cell>
          <table:table-cell office:value-type="date" office:date-value="2004-07-16T00:00:00" table:style-name="ce3">
            <text:p>7/16/2004</text:p>
          </table:table-cell>
          <table:table-cell office:value-type="date" office:date-value="1979-12-03T00:00:00" table:style-name="ce3">
            <text:p>12/3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09.9699999999998" table:style-name="ce4">
            <text:p>2,309.97</text:p>
          </table:table-cell>
          <table:table-cell office:value-type="date" office:date-value="2003-07-28T00:00:00" table:style-name="ce3">
            <text:p>7/28/2003</text:p>
          </table:table-cell>
          <table:table-cell office:value-type="date" office:date-value="1979-12-07T00:00:00" table:style-name="ce3">
            <text:p>12/7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1.58" table:style-name="ce2">
            <text:p>61.58</text:p>
          </table:table-cell>
          <table:table-cell office:value-type="date" office:date-value="2003-09-21T00:00:00" table:style-name="ce3">
            <text:p>9/21/2003</text:p>
          </table:table-cell>
          <table:table-cell office:value-type="date" office:date-value="1979-12-10T00:00:00" table:style-name="ce3">
            <text:p>12/10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469.0500000000002" table:style-name="ce4">
            <text:p>2,469.05</text:p>
          </table:table-cell>
          <table:table-cell office:value-type="date" office:date-value="2003-10-05T00:00:00" table:style-name="ce3">
            <text:p>10/5/2003</text:p>
          </table:table-cell>
          <table:table-cell office:value-type="date" office:date-value="1979-12-18T00:00:00" table:style-name="ce3">
            <text:p>12/18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750.98" table:style-name="ce4">
            <text:p>1,750.98</text:p>
          </table:table-cell>
          <table:table-cell office:value-type="date" office:date-value="2004-04-08T00:00:00" table:style-name="ce3">
            <text:p>4/8/2004</text:p>
          </table:table-cell>
          <table:table-cell office:value-type="date" office:date-value="1979-12-25T00:00:00" table:style-name="ce3">
            <text:p>12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127.25" table:style-name="ce4">
            <text:p>4,127.25</text:p>
          </table:table-cell>
          <table:table-cell office:value-type="date" office:date-value="2002-02-03T00:00:00" table:style-name="ce3">
            <text:p>2/3/2002</text:p>
          </table:table-cell>
          <table:table-cell office:value-type="date" office:date-value="1979-12-25T00:00:00" table:style-name="ce3">
            <text:p>12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4-04-07T00:00:00" table:style-name="ce3">
            <text:p>4/7/2004</text:p>
          </table:table-cell>
          <table:table-cell office:value-type="date" office:date-value="1979-12-25T00:00:00" table:style-name="ce3">
            <text:p>12/25/1979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10.46" table:style-name="ce2">
            <text:p>110.46</text:p>
          </table:table-cell>
          <table:table-cell office:value-type="date" office:date-value="2003-08-18T00:00:00" table:style-name="ce3">
            <text:p>8/18/2003</text:p>
          </table:table-cell>
          <table:table-cell office:value-type="date" office:date-value="1979-12-25T00:00:00" table:style-name="ce3">
            <text:p>12/25/1979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7.29" table:style-name="ce2">
            <text:p>37.29</text:p>
          </table:table-cell>
          <table:table-cell office:value-type="date" office:date-value="2004-06-10T00:00:00" table:style-name="ce3">
            <text:p>6/10/2004</text:p>
          </table:table-cell>
          <table:table-cell office:value-type="date" office:date-value="1980-01-05T00:00:00" table:style-name="ce3">
            <text:p>1/5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3.49" table:style-name="ce2">
            <text:p>133.49</text:p>
          </table:table-cell>
          <table:table-cell office:value-type="date" office:date-value="2004-07-15T00:00:00" table:style-name="ce3">
            <text:p>7/15/2004</text:p>
          </table:table-cell>
          <table:table-cell office:value-type="date" office:date-value="1980-01-05T00:00:00" table:style-name="ce3">
            <text:p>1/5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85.05" table:style-name="ce4">
            <text:p>2,785.05</text:p>
          </table:table-cell>
          <table:table-cell office:value-type="date" office:date-value="2002-11-17T00:00:00" table:style-name="ce3">
            <text:p>11/17/2002</text:p>
          </table:table-cell>
          <table:table-cell office:value-type="date" office:date-value="1980-01-05T00:00:00" table:style-name="ce3">
            <text:p>1/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3-08-27T00:00:00" table:style-name="ce3">
            <text:p>8/27/2003</text:p>
          </table:table-cell>
          <table:table-cell office:value-type="date" office:date-value="1980-01-05T00:00:00" table:style-name="ce3">
            <text:p>1/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56.54" table:style-name="ce4">
            <text:p>2,756.54</text:p>
          </table:table-cell>
          <table:table-cell office:value-type="date" office:date-value="2003-03-28T00:00:00" table:style-name="ce3">
            <text:p>3/28/2003</text:p>
          </table:table-cell>
          <table:table-cell office:value-type="date" office:date-value="1980-01-05T00:00:00" table:style-name="ce3">
            <text:p>1/5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983.34" table:style-name="ce4">
            <text:p>2,983.34</text:p>
          </table:table-cell>
          <table:table-cell office:value-type="date" office:date-value="2002-11-17T00:00:00" table:style-name="ce3">
            <text:p>11/17/2002</text:p>
          </table:table-cell>
          <table:table-cell office:value-type="date" office:date-value="1980-01-07T00:00:00" table:style-name="ce3">
            <text:p>1/7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761.74" table:style-name="ce4">
            <text:p>4,761.74</text:p>
          </table:table-cell>
          <table:table-cell office:value-type="date" office:date-value="2001-07-12T00:00:00" table:style-name="ce3">
            <text:p>7/12/2001</text:p>
          </table:table-cell>
          <table:table-cell office:value-type="date" office:date-value="1980-01-10T00:00:00" table:style-name="ce3">
            <text:p>1/10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88.96" table:style-name="ce2">
            <text:p>588.96</text:p>
          </table:table-cell>
          <table:table-cell office:value-type="date" office:date-value="2003-12-02T00:00:00" table:style-name="ce3">
            <text:p>12/2/2003</text:p>
          </table:table-cell>
          <table:table-cell office:value-type="date" office:date-value="1980-01-10T00:00:00" table:style-name="ce3">
            <text:p>1/10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48.47" table:style-name="ce2">
            <text:p>148.47</text:p>
          </table:table-cell>
          <table:table-cell office:value-type="date" office:date-value="2003-11-05T00:00:00" table:style-name="ce3">
            <text:p>11/5/2003</text:p>
          </table:table-cell>
          <table:table-cell office:value-type="date" office:date-value="1980-01-12T00:00:00" table:style-name="ce3">
            <text:p>1/1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.28" table:style-name="ce2">
            <text:p>6.28</text:p>
          </table:table-cell>
          <table:table-cell office:value-type="date" office:date-value="2003-10-08T00:00:00" table:style-name="ce3">
            <text:p>10/8/2003</text:p>
          </table:table-cell>
          <table:table-cell office:value-type="date" office:date-value="1980-01-12T00:00:00" table:style-name="ce3">
            <text:p>1/1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118.26" table:style-name="ce4">
            <text:p>4,118.26</text:p>
          </table:table-cell>
          <table:table-cell office:value-type="date" office:date-value="2002-06-22T00:00:00" table:style-name="ce3">
            <text:p>6/22/2002</text:p>
          </table:table-cell>
          <table:table-cell office:value-type="date" office:date-value="1980-01-16T00:00:00" table:style-name="ce3">
            <text:p>1/16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598.83" table:style-name="ce4">
            <text:p>4,598.83</text:p>
          </table:table-cell>
          <table:table-cell office:value-type="date" office:date-value="2001-11-15T00:00:00" table:style-name="ce3">
            <text:p>11/15/2001</text:p>
          </table:table-cell>
          <table:table-cell office:value-type="date" office:date-value="1980-01-16T00:00:00" table:style-name="ce3">
            <text:p>1/1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8.97" table:style-name="ce2">
            <text:p>128.97</text:p>
          </table:table-cell>
          <table:table-cell office:value-type="date" office:date-value="2004-06-21T00:00:00" table:style-name="ce3">
            <text:p>6/21/2004</text:p>
          </table:table-cell>
          <table:table-cell office:value-type="date" office:date-value="1980-01-20T00:00:00" table:style-name="ce3">
            <text:p>1/20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443.35" table:style-name="ce4">
            <text:p>2,443.35</text:p>
          </table:table-cell>
          <table:table-cell office:value-type="date" office:date-value="2003-12-10T00:00:00" table:style-name="ce3">
            <text:p>12/10/2003</text:p>
          </table:table-cell>
          <table:table-cell office:value-type="date" office:date-value="1980-01-20T00:00:00" table:style-name="ce3">
            <text:p>1/20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39.99" table:style-name="ce2">
            <text:p>539.99</text:p>
          </table:table-cell>
          <table:table-cell office:value-type="date" office:date-value="2004-06-21T00:00:00" table:style-name="ce3">
            <text:p>6/21/2004</text:p>
          </table:table-cell>
          <table:table-cell office:value-type="date" office:date-value="1980-01-20T00:00:00" table:style-name="ce3">
            <text:p>1/20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4.98" table:style-name="ce2">
            <text:p>14.98</text:p>
          </table:table-cell>
          <table:table-cell office:value-type="date" office:date-value="2003-08-04T00:00:00" table:style-name="ce3">
            <text:p>8/4/2003</text:p>
          </table:table-cell>
          <table:table-cell office:value-type="date" office:date-value="1980-01-23T00:00:00" table:style-name="ce3">
            <text:p>1/23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8.97" table:style-name="ce2">
            <text:p>68.97</text:p>
          </table:table-cell>
          <table:table-cell office:value-type="date" office:date-value="2003-09-15T00:00:00" table:style-name="ce3">
            <text:p>9/15/2003</text:p>
          </table:table-cell>
          <table:table-cell office:value-type="date" office:date-value="1980-01-23T00:00:00" table:style-name="ce3">
            <text:p>1/23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9.26" table:style-name="ce2">
            <text:p>29.26</text:p>
          </table:table-cell>
          <table:table-cell office:value-type="date" office:date-value="2004-05-12T00:00:00" table:style-name="ce3">
            <text:p>5/12/2004</text:p>
          </table:table-cell>
          <table:table-cell office:value-type="date" office:date-value="1980-02-02T00:00:00" table:style-name="ce3">
            <text:p>2/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9.47" table:style-name="ce2">
            <text:p>79.47</text:p>
          </table:table-cell>
          <table:table-cell office:value-type="date" office:date-value="2004-04-03T00:00:00" table:style-name="ce3">
            <text:p>4/3/2004</text:p>
          </table:table-cell>
          <table:table-cell office:value-type="date" office:date-value="1980-02-02T00:00:00" table:style-name="ce3">
            <text:p>2/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733.75" table:style-name="ce4">
            <text:p>4,733.75</text:p>
          </table:table-cell>
          <table:table-cell office:value-type="date" office:date-value="2001-07-19T00:00:00" table:style-name="ce3">
            <text:p>7/19/2001</text:p>
          </table:table-cell>
          <table:table-cell office:value-type="date" office:date-value="1980-02-03T00:00:00" table:style-name="ce3">
            <text:p>2/3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983.34" table:style-name="ce4">
            <text:p>2,983.34</text:p>
          </table:table-cell>
          <table:table-cell office:value-type="date" office:date-value="2003-04-24T00:00:00" table:style-name="ce3">
            <text:p>4/24/2003</text:p>
          </table:table-cell>
          <table:table-cell office:value-type="date" office:date-value="1980-02-03T00:00:00" table:style-name="ce3">
            <text:p>2/3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39.0899999999999" table:style-name="ce4">
            <text:p>1,239.09</text:p>
          </table:table-cell>
          <table:table-cell office:value-type="date" office:date-value="2001-12-30T00:00:00" table:style-name="ce3">
            <text:p>12/30/2001</text:p>
          </table:table-cell>
          <table:table-cell office:value-type="date" office:date-value="1980-02-04T00:00:00" table:style-name="ce3">
            <text:p>2/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4-02-12T00:00:00" table:style-name="ce3">
            <text:p>2/12/2004</text:p>
          </table:table-cell>
          <table:table-cell office:value-type="date" office:date-value="1980-02-09T00:00:00" table:style-name="ce3">
            <text:p>2/9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835.02" table:style-name="ce4">
            <text:p>2,835.02</text:p>
          </table:table-cell>
          <table:table-cell office:value-type="date" office:date-value="2002-11-07T00:00:00" table:style-name="ce3">
            <text:p>11/7/2002</text:p>
          </table:table-cell>
          <table:table-cell office:value-type="date" office:date-value="1980-02-09T00:00:00" table:style-name="ce3">
            <text:p>2/9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626.39" table:style-name="ce4">
            <text:p>2,626.39</text:p>
          </table:table-cell>
          <table:table-cell office:value-type="date" office:date-value="2002-07-17T00:00:00" table:style-name="ce3">
            <text:p>7/17/2002</text:p>
          </table:table-cell>
          <table:table-cell office:value-type="date" office:date-value="1980-02-10T00:00:00" table:style-name="ce3">
            <text:p>2/10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9.47" table:style-name="ce2">
            <text:p>39.47</text:p>
          </table:table-cell>
          <table:table-cell office:value-type="date" office:date-value="2003-10-07T00:00:00" table:style-name="ce3">
            <text:p>10/7/2003</text:p>
          </table:table-cell>
          <table:table-cell office:value-type="date" office:date-value="1980-02-11T00:00:00" table:style-name="ce3">
            <text:p>2/1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6.47" table:style-name="ce2">
            <text:p>46.47</text:p>
          </table:table-cell>
          <table:table-cell office:value-type="date" office:date-value="2004-03-06T00:00:00" table:style-name="ce3">
            <text:p>3/6/2004</text:p>
          </table:table-cell>
          <table:table-cell office:value-type="date" office:date-value="1980-02-11T00:00:00" table:style-name="ce3">
            <text:p>2/1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.28" table:style-name="ce2">
            <text:p>27.28</text:p>
          </table:table-cell>
          <table:table-cell office:value-type="date" office:date-value="2004-02-15T00:00:00" table:style-name="ce3">
            <text:p>2/15/2004</text:p>
          </table:table-cell>
          <table:table-cell office:value-type="date" office:date-value="1980-02-11T00:00:00" table:style-name="ce3">
            <text:p>2/1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049.1" table:style-name="ce4">
            <text:p>2,049.10</text:p>
          </table:table-cell>
          <table:table-cell office:value-type="date" office:date-value="2002-12-18T00:00:00" table:style-name="ce3">
            <text:p>12/18/2002</text:p>
          </table:table-cell>
          <table:table-cell office:value-type="date" office:date-value="1980-02-11T00:00:00" table:style-name="ce3">
            <text:p>2/1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498.58" table:style-name="ce4">
            <text:p>1,498.58</text:p>
          </table:table-cell>
          <table:table-cell office:value-type="date" office:date-value="2002-06-06T00:00:00" table:style-name="ce3">
            <text:p>6/6/2002</text:p>
          </table:table-cell>
          <table:table-cell office:value-type="date" office:date-value="1980-02-12T00:00:00" table:style-name="ce3">
            <text:p>2/1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4.99" table:style-name="ce2">
            <text:p>24.99</text:p>
          </table:table-cell>
          <table:table-cell office:value-type="date" office:date-value="2003-12-30T00:00:00" table:style-name="ce3">
            <text:p>12/30/2003</text:p>
          </table:table-cell>
          <table:table-cell office:value-type="date" office:date-value="1980-02-12T00:00:00" table:style-name="ce3">
            <text:p>2/1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3.97" table:style-name="ce2">
            <text:p>63.97</text:p>
          </table:table-cell>
          <table:table-cell office:value-type="date" office:date-value="2003-11-16T00:00:00" table:style-name="ce3">
            <text:p>11/16/2003</text:p>
          </table:table-cell>
          <table:table-cell office:value-type="date" office:date-value="1980-02-12T00:00:00" table:style-name="ce3">
            <text:p>2/12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77.56" table:style-name="ce4">
            <text:p>1,277.56</text:p>
          </table:table-cell>
          <table:table-cell office:value-type="date" office:date-value="2001-08-18T00:00:00" table:style-name="ce3">
            <text:p>8/18/2001</text:p>
          </table:table-cell>
          <table:table-cell office:value-type="date" office:date-value="1980-02-12T00:00:00" table:style-name="ce3">
            <text:p>2/12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552.48" table:style-name="ce4">
            <text:p>1,552.48</text:p>
          </table:table-cell>
          <table:table-cell office:value-type="date" office:date-value="2002-08-26T00:00:00" table:style-name="ce3">
            <text:p>8/26/2002</text:p>
          </table:table-cell>
          <table:table-cell office:value-type="date" office:date-value="1980-02-13T00:00:00" table:style-name="ce3">
            <text:p>2/13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94.48" table:style-name="ce2">
            <text:p>94.48</text:p>
          </table:table-cell>
          <table:table-cell office:value-type="date" office:date-value="2004-04-08T00:00:00" table:style-name="ce3">
            <text:p>4/8/2004</text:p>
          </table:table-cell>
          <table:table-cell office:value-type="date" office:date-value="1980-02-13T00:00:00" table:style-name="ce3">
            <text:p>2/13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127.25" table:style-name="ce4">
            <text:p>4,127.25</text:p>
          </table:table-cell>
          <table:table-cell office:value-type="date" office:date-value="2002-06-09T00:00:00" table:style-name="ce3">
            <text:p>6/9/2002</text:p>
          </table:table-cell>
          <table:table-cell office:value-type="date" office:date-value="1980-02-16T00:00:00" table:style-name="ce3">
            <text:p>2/1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578.27" table:style-name="ce4">
            <text:p>3,578.27</text:p>
          </table:table-cell>
          <table:table-cell office:value-type="date" office:date-value="2002-02-09T00:00:00" table:style-name="ce3">
            <text:p>2/9/2002</text:p>
          </table:table-cell>
          <table:table-cell office:value-type="date" office:date-value="1980-02-16T00:00:00" table:style-name="ce3">
            <text:p>2/1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98.96" table:style-name="ce2">
            <text:p>98.96</text:p>
          </table:table-cell>
          <table:table-cell office:value-type="date" office:date-value="2004-02-03T00:00:00" table:style-name="ce3">
            <text:p>2/3/2004</text:p>
          </table:table-cell>
          <table:table-cell office:value-type="date" office:date-value="1980-02-18T00:00:00" table:style-name="ce3">
            <text:p>2/18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3-10-21T00:00:00" table:style-name="ce3">
            <text:p>10/21/2003</text:p>
          </table:table-cell>
          <table:table-cell office:value-type="date" office:date-value="1980-02-18T00:00:00" table:style-name="ce3">
            <text:p>2/18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9.97" table:style-name="ce2">
            <text:p>49.97</text:p>
          </table:table-cell>
          <table:table-cell office:value-type="date" office:date-value="2004-03-28T00:00:00" table:style-name="ce3">
            <text:p>3/28/2004</text:p>
          </table:table-cell>
          <table:table-cell office:value-type="date" office:date-value="1980-02-21T00:00:00" table:style-name="ce3">
            <text:p>2/2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00.2" table:style-name="ce2">
            <text:p>200.2</text:p>
          </table:table-cell>
          <table:table-cell office:value-type="date" office:date-value="2003-11-06T00:00:00" table:style-name="ce3">
            <text:p>11/6/2003</text:p>
          </table:table-cell>
          <table:table-cell office:value-type="date" office:date-value="1980-02-21T00:00:00" table:style-name="ce3">
            <text:p>2/2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668.08" table:style-name="ce4">
            <text:p>2,668.08</text:p>
          </table:table-cell>
          <table:table-cell office:value-type="date" office:date-value="2002-07-10T00:00:00" table:style-name="ce3">
            <text:p>7/10/2002</text:p>
          </table:table-cell>
          <table:table-cell office:value-type="date" office:date-value="1980-02-22T00:00:00" table:style-name="ce3">
            <text:p>2/2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3.979999999999997" table:style-name="ce2">
            <text:p>33.98</text:p>
          </table:table-cell>
          <table:table-cell office:value-type="date" office:date-value="2004-06-14T00:00:00" table:style-name="ce3">
            <text:p>6/14/2004</text:p>
          </table:table-cell>
          <table:table-cell office:value-type="date" office:date-value="1980-02-22T00:00:00" table:style-name="ce3">
            <text:p>2/2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3.98" table:style-name="ce2">
            <text:p>43.98</text:p>
          </table:table-cell>
          <table:table-cell office:value-type="date" office:date-value="2004-07-13T00:00:00" table:style-name="ce3">
            <text:p>7/13/2004</text:p>
          </table:table-cell>
          <table:table-cell office:value-type="date" office:date-value="1980-02-23T00:00:00" table:style-name="ce3">
            <text:p>2/23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6.97" table:style-name="ce2">
            <text:p>56.97</text:p>
          </table:table-cell>
          <table:table-cell office:value-type="date" office:date-value="2004-03-25T00:00:00" table:style-name="ce3">
            <text:p>3/25/2004</text:p>
          </table:table-cell>
          <table:table-cell office:value-type="date" office:date-value="1980-02-23T00:00:00" table:style-name="ce3">
            <text:p>2/23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624.45" table:style-name="ce4">
            <text:p>1,624.45</text:p>
          </table:table-cell>
          <table:table-cell office:value-type="date" office:date-value="2002-08-01T00:00:00" table:style-name="ce3">
            <text:p>8/1/2002</text:p>
          </table:table-cell>
          <table:table-cell office:value-type="date" office:date-value="1980-02-23T00:00:00" table:style-name="ce3">
            <text:p>2/23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.99" table:style-name="ce2">
            <text:p>3.99</text:p>
          </table:table-cell>
          <table:table-cell office:value-type="date" office:date-value="2003-09-21T00:00:00" table:style-name="ce3">
            <text:p>9/21/2003</text:p>
          </table:table-cell>
          <table:table-cell office:value-type="date" office:date-value="1980-02-23T00:00:00" table:style-name="ce3">
            <text:p>2/23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39.99" table:style-name="ce2">
            <text:p>539.99</text:p>
          </table:table-cell>
          <table:table-cell office:value-type="date" office:date-value="2003-11-28T00:00:00" table:style-name="ce3">
            <text:p>11/28/2003</text:p>
          </table:table-cell>
          <table:table-cell office:value-type="date" office:date-value="1980-02-23T00:00:00" table:style-name="ce3">
            <text:p>2/23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668.08" table:style-name="ce4">
            <text:p>2,668.08</text:p>
          </table:table-cell>
          <table:table-cell office:value-type="date" office:date-value="2002-08-16T00:00:00" table:style-name="ce3">
            <text:p>8/16/2002</text:p>
          </table:table-cell>
          <table:table-cell office:value-type="date" office:date-value="1980-02-27T00:00:00" table:style-name="ce3">
            <text:p>2/27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756.54" table:style-name="ce4">
            <text:p>2,756.54</text:p>
          </table:table-cell>
          <table:table-cell office:value-type="date" office:date-value="2003-04-05T00:00:00" table:style-name="ce3">
            <text:p>4/5/2003</text:p>
          </table:table-cell>
          <table:table-cell office:value-type="date" office:date-value="1980-02-27T00:00:00" table:style-name="ce3">
            <text:p>2/27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6.96" table:style-name="ce2">
            <text:p>36.96</text:p>
          </table:table-cell>
          <table:table-cell office:value-type="date" office:date-value="2003-10-25T00:00:00" table:style-name="ce3">
            <text:p>10/25/2003</text:p>
          </table:table-cell>
          <table:table-cell office:value-type="date" office:date-value="1980-03-01T00:00:00" table:style-name="ce3">
            <text:p>3/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4.57" table:style-name="ce2">
            <text:p>34.57</text:p>
          </table:table-cell>
          <table:table-cell office:value-type="date" office:date-value="2003-10-07T00:00:00" table:style-name="ce3">
            <text:p>10/7/2003</text:p>
          </table:table-cell>
          <table:table-cell office:value-type="date" office:date-value="1980-03-01T00:00:00" table:style-name="ce3">
            <text:p>3/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9.97" table:style-name="ce2">
            <text:p>69.97</text:p>
          </table:table-cell>
          <table:table-cell office:value-type="date" office:date-value="2003-11-10T00:00:00" table:style-name="ce3">
            <text:p>11/10/2003</text:p>
          </table:table-cell>
          <table:table-cell office:value-type="date" office:date-value="1980-03-01T00:00:00" table:style-name="ce3">
            <text:p>3/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8.979999999999997" table:style-name="ce2">
            <text:p>38.98</text:p>
          </table:table-cell>
          <table:table-cell office:value-type="date" office:date-value="2004-06-21T00:00:00" table:style-name="ce3">
            <text:p>6/21/2004</text:p>
          </table:table-cell>
          <table:table-cell office:value-type="date" office:date-value="1980-03-07T00:00:00" table:style-name="ce3">
            <text:p>3/7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8.97" table:style-name="ce2">
            <text:p>138.97</text:p>
          </table:table-cell>
          <table:table-cell office:value-type="date" office:date-value="2004-02-20T00:00:00" table:style-name="ce3">
            <text:p>2/20/2004</text:p>
          </table:table-cell>
          <table:table-cell office:value-type="date" office:date-value="1980-03-07T00:00:00" table:style-name="ce3">
            <text:p>3/7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826.4" table:style-name="ce4">
            <text:p>3,826.40</text:p>
          </table:table-cell>
          <table:table-cell office:value-type="date" office:date-value="2003-04-24T00:00:00" table:style-name="ce3">
            <text:p>4/24/2003</text:p>
          </table:table-cell>
          <table:table-cell office:value-type="date" office:date-value="1980-03-09T00:00:00" table:style-name="ce3">
            <text:p>3/9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09.45000000000005" table:style-name="ce2">
            <text:p>609.45</text:p>
          </table:table-cell>
          <table:table-cell office:value-type="date" office:date-value="2004-04-24T00:00:00" table:style-name="ce3">
            <text:p>4/24/2004</text:p>
          </table:table-cell>
          <table:table-cell office:value-type="date" office:date-value="1980-03-09T00:00:00" table:style-name="ce3">
            <text:p>3/9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8.880000000000003" table:style-name="ce2">
            <text:p>38.88</text:p>
          </table:table-cell>
          <table:table-cell office:value-type="date" office:date-value="2003-10-18T00:00:00" table:style-name="ce3">
            <text:p>10/18/2003</text:p>
          </table:table-cell>
          <table:table-cell office:value-type="date" office:date-value="1980-03-09T00:00:00" table:style-name="ce3">
            <text:p>3/9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65.91" table:style-name="ce2">
            <text:p>165.91</text:p>
          </table:table-cell>
          <table:table-cell office:value-type="date" office:date-value="2004-04-19T00:00:00" table:style-name="ce3">
            <text:p>4/19/2004</text:p>
          </table:table-cell>
          <table:table-cell office:value-type="date" office:date-value="1980-03-11T00:00:00" table:style-name="ce3">
            <text:p>3/1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06.93" table:style-name="ce2">
            <text:p>106.93</text:p>
          </table:table-cell>
          <table:table-cell office:value-type="date" office:date-value="2003-12-10T00:00:00" table:style-name="ce3">
            <text:p>12/10/2003</text:p>
          </table:table-cell>
          <table:table-cell office:value-type="date" office:date-value="1980-03-11T00:00:00" table:style-name="ce3">
            <text:p>3/1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9.99" table:style-name="ce2">
            <text:p>49.99</text:p>
          </table:table-cell>
          <table:table-cell office:value-type="date" office:date-value="2003-12-25T00:00:00" table:style-name="ce3">
            <text:p>12/25/2003</text:p>
          </table:table-cell>
          <table:table-cell office:value-type="date" office:date-value="1980-03-13T00:00:00" table:style-name="ce3">
            <text:p>3/13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4.47" table:style-name="ce2">
            <text:p>64.47</text:p>
          </table:table-cell>
          <table:table-cell office:value-type="date" office:date-value="2003-08-17T00:00:00" table:style-name="ce3">
            <text:p>8/17/2003</text:p>
          </table:table-cell>
          <table:table-cell office:value-type="date" office:date-value="1980-03-14T00:00:00" table:style-name="ce3">
            <text:p>3/1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07.06" table:style-name="ce4">
            <text:p>1,307.06</text:p>
          </table:table-cell>
          <table:table-cell office:value-type="date" office:date-value="2001-09-02T00:00:00" table:style-name="ce3">
            <text:p>9/2/2001</text:p>
          </table:table-cell>
          <table:table-cell office:value-type="date" office:date-value="1980-03-14T00:00:00" table:style-name="ce3">
            <text:p>3/1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89.96" table:style-name="ce2">
            <text:p>189.96</text:p>
          </table:table-cell>
          <table:table-cell office:value-type="date" office:date-value="2003-11-25T00:00:00" table:style-name="ce3">
            <text:p>11/25/2003</text:p>
          </table:table-cell>
          <table:table-cell office:value-type="date" office:date-value="1980-03-18T00:00:00" table:style-name="ce3">
            <text:p>3/18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.28" table:style-name="ce2">
            <text:p>6.28</text:p>
          </table:table-cell>
          <table:table-cell office:value-type="date" office:date-value="2004-03-29T00:00:00" table:style-name="ce3">
            <text:p>3/29/2004</text:p>
          </table:table-cell>
          <table:table-cell office:value-type="date" office:date-value="1980-03-18T00:00:00" table:style-name="ce3">
            <text:p>3/18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8.489999999999995" table:style-name="ce2">
            <text:p>68.49</text:p>
          </table:table-cell>
          <table:table-cell office:value-type="date" office:date-value="2003-10-14T00:00:00" table:style-name="ce3">
            <text:p>10/14/2003</text:p>
          </table:table-cell>
          <table:table-cell office:value-type="date" office:date-value="1980-03-20T00:00:00" table:style-name="ce3">
            <text:p>3/20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74.98" table:style-name="ce2">
            <text:p>574.98</text:p>
          </table:table-cell>
          <table:table-cell office:value-type="date" office:date-value="2003-11-12T00:00:00" table:style-name="ce3">
            <text:p>11/12/2003</text:p>
          </table:table-cell>
          <table:table-cell office:value-type="date" office:date-value="1980-03-20T00:00:00" table:style-name="ce3">
            <text:p>3/20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91.32" table:style-name="ce2">
            <text:p>791.32</text:p>
          </table:table-cell>
          <table:table-cell office:value-type="date" office:date-value="2004-03-01T00:00:00" table:style-name="ce3">
            <text:p>3/1/2004</text:p>
          </table:table-cell>
          <table:table-cell office:value-type="date" office:date-value="1980-03-20T00:00:00" table:style-name="ce3">
            <text:p>3/20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21.55" table:style-name="ce4">
            <text:p>2,721.55</text:p>
          </table:table-cell>
          <table:table-cell office:value-type="date" office:date-value="2002-11-22T00:00:00" table:style-name="ce3">
            <text:p>11/22/2002</text:p>
          </table:table-cell>
          <table:table-cell office:value-type="date" office:date-value="1980-03-25T00:00:00" table:style-name="ce3">
            <text:p>3/2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578.27" table:style-name="ce4">
            <text:p>3,578.27</text:p>
          </table:table-cell>
          <table:table-cell office:value-type="date" office:date-value="2001-08-06T00:00:00" table:style-name="ce3">
            <text:p>8/6/2001</text:p>
          </table:table-cell>
          <table:table-cell office:value-type="date" office:date-value="1980-03-25T00:00:00" table:style-name="ce3">
            <text:p>3/2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4.99" table:style-name="ce2">
            <text:p>34.99</text:p>
          </table:table-cell>
          <table:table-cell office:value-type="date" office:date-value="2003-08-10T00:00:00" table:style-name="ce3">
            <text:p>8/10/2003</text:p>
          </table:table-cell>
          <table:table-cell office:value-type="date" office:date-value="1980-03-27T00:00:00" table:style-name="ce3">
            <text:p>3/27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5.47" table:style-name="ce2">
            <text:p>75.47</text:p>
          </table:table-cell>
          <table:table-cell office:value-type="date" office:date-value="2003-11-10T00:00:00" table:style-name="ce3">
            <text:p>11/10/2003</text:p>
          </table:table-cell>
          <table:table-cell office:value-type="date" office:date-value="1980-03-31T00:00:00" table:style-name="ce3">
            <text:p>3/3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37.43" table:style-name="ce4">
            <text:p>1,137.43</text:p>
          </table:table-cell>
          <table:table-cell office:value-type="date" office:date-value="2003-09-18T00:00:00" table:style-name="ce3">
            <text:p>9/18/2003</text:p>
          </table:table-cell>
          <table:table-cell office:value-type="date" office:date-value="1980-03-31T00:00:00" table:style-name="ce3">
            <text:p>3/3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3-12-28T00:00:00" table:style-name="ce3">
            <text:p>12/28/2003</text:p>
          </table:table-cell>
          <table:table-cell office:value-type="date" office:date-value="1980-04-02T00:00:00" table:style-name="ce3">
            <text:p>4/2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1.459999999999994" table:style-name="ce2">
            <text:p>81.46</text:p>
          </table:table-cell>
          <table:table-cell office:value-type="date" office:date-value="2004-05-29T00:00:00" table:style-name="ce3">
            <text:p>5/29/2004</text:p>
          </table:table-cell>
          <table:table-cell office:value-type="date" office:date-value="1980-04-03T00:00:00" table:style-name="ce3">
            <text:p>4/3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7.270000000000003" table:style-name="ce2">
            <text:p>37.27</text:p>
          </table:table-cell>
          <table:table-cell office:value-type="date" office:date-value="2004-03-08T00:00:00" table:style-name="ce3">
            <text:p>3/8/2004</text:p>
          </table:table-cell>
          <table:table-cell office:value-type="date" office:date-value="1980-04-03T00:00:00" table:style-name="ce3">
            <text:p>4/3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442.54" table:style-name="ce4">
            <text:p>2,442.54</text:p>
          </table:table-cell>
          <table:table-cell office:value-type="date" office:date-value="2004-02-26T00:00:00" table:style-name="ce3">
            <text:p>2/26/2004</text:p>
          </table:table-cell>
          <table:table-cell office:value-type="date" office:date-value="1980-04-03T00:00:00" table:style-name="ce3">
            <text:p>4/3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96.95" table:style-name="ce2">
            <text:p>96.95</text:p>
          </table:table-cell>
          <table:table-cell office:value-type="date" office:date-value="2004-05-30T00:00:00" table:style-name="ce3">
            <text:p>5/30/2004</text:p>
          </table:table-cell>
          <table:table-cell office:value-type="date" office:date-value="1980-04-04T00:00:00" table:style-name="ce3">
            <text:p>4/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717.26" table:style-name="ce4">
            <text:p>1,717.26</text:p>
          </table:table-cell>
          <table:table-cell office:value-type="date" office:date-value="2004-01-28T00:00:00" table:style-name="ce3">
            <text:p>1/28/2004</text:p>
          </table:table-cell>
          <table:table-cell office:value-type="date" office:date-value="1980-04-04T00:00:00" table:style-name="ce3">
            <text:p>4/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451.74" table:style-name="ce4">
            <text:p>3,451.74</text:p>
          </table:table-cell>
          <table:table-cell office:value-type="date" office:date-value="2002-09-22T00:00:00" table:style-name="ce3">
            <text:p>9/22/2002</text:p>
          </table:table-cell>
          <table:table-cell office:value-type="date" office:date-value="1980-04-05T00:00:00" table:style-name="ce3">
            <text:p>4/5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6.590000000000003" table:style-name="ce2">
            <text:p>36.59</text:p>
          </table:table-cell>
          <table:table-cell office:value-type="date" office:date-value="2004-03-20T00:00:00" table:style-name="ce3">
            <text:p>3/20/2004</text:p>
          </table:table-cell>
          <table:table-cell office:value-type="date" office:date-value="1980-04-05T00:00:00" table:style-name="ce3">
            <text:p>4/5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15.23" table:style-name="ce2">
            <text:p>215.23</text:p>
          </table:table-cell>
          <table:table-cell office:value-type="date" office:date-value="2003-12-17T00:00:00" table:style-name="ce3">
            <text:p>12/17/2003</text:p>
          </table:table-cell>
          <table:table-cell office:value-type="date" office:date-value="1980-04-08T00:00:00" table:style-name="ce3">
            <text:p>4/8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41.9699999999998" table:style-name="ce4">
            <text:p>2,341.97</text:p>
          </table:table-cell>
          <table:table-cell office:value-type="date" office:date-value="2004-06-06T00:00:00" table:style-name="ce3">
            <text:p>6/6/2004</text:p>
          </table:table-cell>
          <table:table-cell office:value-type="date" office:date-value="1980-04-08T00:00:00" table:style-name="ce3">
            <text:p>4/8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4.98" table:style-name="ce2">
            <text:p>14.98</text:p>
          </table:table-cell>
          <table:table-cell office:value-type="date" office:date-value="2003-12-26T00:00:00" table:style-name="ce3">
            <text:p>12/26/2003</text:p>
          </table:table-cell>
          <table:table-cell office:value-type="date" office:date-value="1980-04-11T00:00:00" table:style-name="ce3">
            <text:p>4/1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733.75" table:style-name="ce4">
            <text:p>4,733.75</text:p>
          </table:table-cell>
          <table:table-cell office:value-type="date" office:date-value="2001-10-02T00:00:00" table:style-name="ce3">
            <text:p>10/2/2001</text:p>
          </table:table-cell>
          <table:table-cell office:value-type="date" office:date-value="1980-04-14T00:00:00" table:style-name="ce3">
            <text:p>4/1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4.57" table:style-name="ce2">
            <text:p>34.57</text:p>
          </table:table-cell>
          <table:table-cell office:value-type="date" office:date-value="2003-07-31T00:00:00" table:style-name="ce3">
            <text:p>7/31/2003</text:p>
          </table:table-cell>
          <table:table-cell office:value-type="date" office:date-value="1980-04-15T00:00:00" table:style-name="ce3">
            <text:p>4/1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8.97" table:style-name="ce2">
            <text:p>88.97</text:p>
          </table:table-cell>
          <table:table-cell office:value-type="date" office:date-value="2004-07-05T00:00:00" table:style-name="ce3">
            <text:p>7/5/2004</text:p>
          </table:table-cell>
          <table:table-cell office:value-type="date" office:date-value="1980-04-18T00:00:00" table:style-name="ce3">
            <text:p>4/18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02.25" table:style-name="ce2">
            <text:p>102.25</text:p>
          </table:table-cell>
          <table:table-cell office:value-type="date" office:date-value="2003-12-07T00:00:00" table:style-name="ce3">
            <text:p>12/7/2003</text:p>
          </table:table-cell>
          <table:table-cell office:value-type="date" office:date-value="1980-04-20T00:00:00" table:style-name="ce3">
            <text:p>4/20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6.96" table:style-name="ce2">
            <text:p>36.96</text:p>
          </table:table-cell>
          <table:table-cell office:value-type="date" office:date-value="2004-02-11T00:00:00" table:style-name="ce3">
            <text:p>2/11/2004</text:p>
          </table:table-cell>
          <table:table-cell office:value-type="date" office:date-value="1980-04-20T00:00:00" table:style-name="ce3">
            <text:p>4/20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4-13T00:00:00" table:style-name="ce3">
            <text:p>4/13/2004</text:p>
          </table:table-cell>
          <table:table-cell office:value-type="date" office:date-value="1980-04-22T00:00:00" table:style-name="ce3">
            <text:p>4/2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67.76" table:style-name="ce2">
            <text:p>567.76</text:p>
          </table:table-cell>
          <table:table-cell office:value-type="date" office:date-value="2004-04-22T00:00:00" table:style-name="ce3">
            <text:p>4/22/2004</text:p>
          </table:table-cell>
          <table:table-cell office:value-type="date" office:date-value="1980-04-22T00:00:00" table:style-name="ce3">
            <text:p>4/2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3-07T00:00:00" table:style-name="ce3">
            <text:p>3/7/2004</text:p>
          </table:table-cell>
          <table:table-cell office:value-type="date" office:date-value="1980-04-24T00:00:00" table:style-name="ce3">
            <text:p>4/24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5.48" table:style-name="ce2">
            <text:p>75.48</text:p>
          </table:table-cell>
          <table:table-cell office:value-type="date" office:date-value="2003-12-07T00:00:00" table:style-name="ce3">
            <text:p>12/7/2003</text:p>
          </table:table-cell>
          <table:table-cell office:value-type="date" office:date-value="1980-05-01T00:00:00" table:style-name="ce3">
            <text:p>5/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01.95" table:style-name="ce2">
            <text:p>101.95</text:p>
          </table:table-cell>
          <table:table-cell office:value-type="date" office:date-value="2004-04-13T00:00:00" table:style-name="ce3">
            <text:p>4/13/2004</text:p>
          </table:table-cell>
          <table:table-cell office:value-type="date" office:date-value="1980-05-01T00:00:00" table:style-name="ce3">
            <text:p>5/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072.32" table:style-name="ce4">
            <text:p>3,072.32</text:p>
          </table:table-cell>
          <table:table-cell office:value-type="date" office:date-value="2003-03-20T00:00:00" table:style-name="ce3">
            <text:p>3/20/2003</text:p>
          </table:table-cell>
          <table:table-cell office:value-type="date" office:date-value="1980-05-04T00:00:00" table:style-name="ce3">
            <text:p>5/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578.27" table:style-name="ce4">
            <text:p>3,578.27</text:p>
          </table:table-cell>
          <table:table-cell office:value-type="date" office:date-value="2002-06-18T00:00:00" table:style-name="ce3">
            <text:p>6/18/2002</text:p>
          </table:table-cell>
          <table:table-cell office:value-type="date" office:date-value="1980-05-04T00:00:00" table:style-name="ce3">
            <text:p>5/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1.98" table:style-name="ce2">
            <text:p>21.98</text:p>
          </table:table-cell>
          <table:table-cell office:value-type="date" office:date-value="2004-06-15T00:00:00" table:style-name="ce3">
            <text:p>6/15/2004</text:p>
          </table:table-cell>
          <table:table-cell office:value-type="date" office:date-value="1980-05-05T00:00:00" table:style-name="ce3">
            <text:p>5/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8.68" table:style-name="ce2">
            <text:p>138.68</text:p>
          </table:table-cell>
          <table:table-cell office:value-type="date" office:date-value="2003-11-04T00:00:00" table:style-name="ce3">
            <text:p>11/4/2003</text:p>
          </table:table-cell>
          <table:table-cell office:value-type="date" office:date-value="1980-05-05T00:00:00" table:style-name="ce3">
            <text:p>5/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153.25" table:style-name="ce4">
            <text:p>4,153.25</text:p>
          </table:table-cell>
          <table:table-cell office:value-type="date" office:date-value="2002-06-08T00:00:00" table:style-name="ce3">
            <text:p>6/8/2002</text:p>
          </table:table-cell>
          <table:table-cell office:value-type="date" office:date-value="1980-05-11T00:00:00" table:style-name="ce3">
            <text:p>5/1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4-06-01T00:00:00" table:style-name="ce3">
            <text:p>6/1/2004</text:p>
          </table:table-cell>
          <table:table-cell office:value-type="date" office:date-value="1980-05-14T00:00:00" table:style-name="ce3">
            <text:p>5/1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167.82" table:style-name="ce4">
            <text:p>3,167.82</text:p>
          </table:table-cell>
          <table:table-cell office:value-type="date" office:date-value="2003-03-27T00:00:00" table:style-name="ce3">
            <text:p>3/27/2003</text:p>
          </table:table-cell>
          <table:table-cell office:value-type="date" office:date-value="1980-05-14T00:00:00" table:style-name="ce3">
            <text:p>5/1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654.06" table:style-name="ce4">
            <text:p>2,654.06</text:p>
          </table:table-cell>
          <table:table-cell office:value-type="date" office:date-value="2002-07-04T00:00:00" table:style-name="ce3">
            <text:p>7/4/2002</text:p>
          </table:table-cell>
          <table:table-cell office:value-type="date" office:date-value="1980-05-15T00:00:00" table:style-name="ce3">
            <text:p>5/1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5-04T00:00:00" table:style-name="ce3">
            <text:p>5/4/2004</text:p>
          </table:table-cell>
          <table:table-cell office:value-type="date" office:date-value="1980-05-15T00:00:00" table:style-name="ce3">
            <text:p>5/1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478.34" table:style-name="ce4">
            <text:p>2,478.34</text:p>
          </table:table-cell>
          <table:table-cell office:value-type="date" office:date-value="2003-11-19T00:00:00" table:style-name="ce3">
            <text:p>11/19/2003</text:p>
          </table:table-cell>
          <table:table-cell office:value-type="date" office:date-value="1980-05-16T00:00:00" table:style-name="ce3">
            <text:p>5/16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.99" table:style-name="ce2">
            <text:p>3.99</text:p>
          </table:table-cell>
          <table:table-cell office:value-type="date" office:date-value="2003-11-27T00:00:00" table:style-name="ce3">
            <text:p>11/27/2003</text:p>
          </table:table-cell>
          <table:table-cell office:value-type="date" office:date-value="1980-05-16T00:00:00" table:style-name="ce3">
            <text:p>5/16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14.98" table:style-name="ce4">
            <text:p>3,914.98</text:p>
          </table:table-cell>
          <table:table-cell office:value-type="date" office:date-value="2002-06-25T00:00:00" table:style-name="ce3">
            <text:p>6/25/2002</text:p>
          </table:table-cell>
          <table:table-cell office:value-type="date" office:date-value="1980-05-17T00:00:00" table:style-name="ce3">
            <text:p>5/17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294.9899999999998" table:style-name="ce4">
            <text:p>2,294.99</text:p>
          </table:table-cell>
          <table:table-cell office:value-type="date" office:date-value="2004-04-22T00:00:00" table:style-name="ce3">
            <text:p>4/22/2004</text:p>
          </table:table-cell>
          <table:table-cell office:value-type="date" office:date-value="1980-05-17T00:00:00" table:style-name="ce3">
            <text:p>5/17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4.74" table:style-name="ce2">
            <text:p>84.74</text:p>
          </table:table-cell>
          <table:table-cell office:value-type="date" office:date-value="2004-05-23T00:00:00" table:style-name="ce3">
            <text:p>5/23/2004</text:p>
          </table:table-cell>
          <table:table-cell office:value-type="date" office:date-value="1980-05-17T00:00:00" table:style-name="ce3">
            <text:p>5/17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641.39" table:style-name="ce4">
            <text:p>2,641.39</text:p>
          </table:table-cell>
          <table:table-cell office:value-type="date" office:date-value="2002-06-30T00:00:00" table:style-name="ce3">
            <text:p>6/30/2002</text:p>
          </table:table-cell>
          <table:table-cell office:value-type="date" office:date-value="1980-05-18T00:00:00" table:style-name="ce3">
            <text:p>5/18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0.2" table:style-name="ce2">
            <text:p>80.2</text:p>
          </table:table-cell>
          <table:table-cell office:value-type="date" office:date-value="2003-12-12T00:00:00" table:style-name="ce3">
            <text:p>12/12/2003</text:p>
          </table:table-cell>
          <table:table-cell office:value-type="date" office:date-value="1980-05-18T00:00:00" table:style-name="ce3">
            <text:p>5/18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37.82" table:style-name="ce4">
            <text:p>2,737.82</text:p>
          </table:table-cell>
          <table:table-cell office:value-type="date" office:date-value="2002-10-31T00:00:00" table:style-name="ce3">
            <text:p>10/31/2002</text:p>
          </table:table-cell>
          <table:table-cell office:value-type="date" office:date-value="1980-05-18T00:00:00" table:style-name="ce3">
            <text:p>5/18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170.48" table:style-name="ce4">
            <text:p>1,170.48</text:p>
          </table:table-cell>
          <table:table-cell office:value-type="date" office:date-value="2004-04-23T00:00:00" table:style-name="ce3">
            <text:p>4/23/2004</text:p>
          </table:table-cell>
          <table:table-cell office:value-type="date" office:date-value="1980-05-18T00:00:00" table:style-name="ce3">
            <text:p>5/18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294.9899999999998" table:style-name="ce4">
            <text:p>2,294.99</text:p>
          </table:table-cell>
          <table:table-cell office:value-type="date" office:date-value="2004-05-08T00:00:00" table:style-name="ce3">
            <text:p>5/8/2004</text:p>
          </table:table-cell>
          <table:table-cell office:value-type="date" office:date-value="1980-05-22T00:00:00" table:style-name="ce3">
            <text:p>5/2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75001-100000</text:p>
          </table:table-cell>
          <table:table-cell office:value-type="string" table:style-name="ce2">
            <text:p>M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Management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3" table:style-name="ce2">
            <text:p>3</text:p>
          </table:table-cell>
          <table:table-cell table:number-columns-repeated="16372"/>
        </table:table-row>
        <table:table-row table:style-name="ro1">
          <table:table-cell office:value-type="float" office:value="2447.0500000000002" table:style-name="ce4">
            <text:p>2,447.05</text:p>
          </table:table-cell>
          <table:table-cell office:value-type="date" office:date-value="2003-12-03T00:00:00" table:style-name="ce3">
            <text:p>12/3/2003</text:p>
          </table:table-cell>
          <table:table-cell office:value-type="date" office:date-value="1980-05-22T00:00:00" table:style-name="ce3">
            <text:p>5/2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0.47" table:style-name="ce2">
            <text:p>60.47</text:p>
          </table:table-cell>
          <table:table-cell office:value-type="date" office:date-value="2003-12-12T00:00:00" table:style-name="ce3">
            <text:p>12/12/2003</text:p>
          </table:table-cell>
          <table:table-cell office:value-type="date" office:date-value="1980-05-25T00:00:00" table:style-name="ce3">
            <text:p>5/25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069.29" table:style-name="ce4">
            <text:p>5,069.29</text:p>
          </table:table-cell>
          <table:table-cell office:value-type="date" office:date-value="2001-11-09T00:00:00" table:style-name="ce3">
            <text:p>11/9/2001</text:p>
          </table:table-cell>
          <table:table-cell office:value-type="date" office:date-value="1980-05-26T00:00:00" table:style-name="ce3">
            <text:p>5/2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611.41" table:style-name="ce4">
            <text:p>2,611.41</text:p>
          </table:table-cell>
          <table:table-cell office:value-type="date" office:date-value="2002-07-24T00:00:00" table:style-name="ce3">
            <text:p>7/24/2002</text:p>
          </table:table-cell>
          <table:table-cell office:value-type="date" office:date-value="1980-05-26T00:00:00" table:style-name="ce3">
            <text:p>5/2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0.47" table:style-name="ce2">
            <text:p>60.47</text:p>
          </table:table-cell>
          <table:table-cell office:value-type="date" office:date-value="2004-06-23T00:00:00" table:style-name="ce3">
            <text:p>6/23/2004</text:p>
          </table:table-cell>
          <table:table-cell office:value-type="date" office:date-value="1980-05-26T00:00:00" table:style-name="ce3">
            <text:p>5/2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43.04" table:style-name="ce4">
            <text:p>2,743.04</text:p>
          </table:table-cell>
          <table:table-cell office:value-type="date" office:date-value="2002-11-29T00:00:00" table:style-name="ce3">
            <text:p>11/29/2002</text:p>
          </table:table-cell>
          <table:table-cell office:value-type="date" office:date-value="1980-06-01T00:00:00" table:style-name="ce3">
            <text:p>6/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2.6" table:style-name="ce2">
            <text:p>32.6</text:p>
          </table:table-cell>
          <table:table-cell office:value-type="date" office:date-value="2004-02-11T00:00:00" table:style-name="ce3">
            <text:p>2/11/2004</text:p>
          </table:table-cell>
          <table:table-cell office:value-type="date" office:date-value="1980-06-01T00:00:00" table:style-name="ce3">
            <text:p>6/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Profession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3.959999999999994" table:style-name="ce2">
            <text:p>73.96</text:p>
          </table:table-cell>
          <table:table-cell office:value-type="date" office:date-value="2004-04-04T00:00:00" table:style-name="ce3">
            <text:p>4/4/2004</text:p>
          </table:table-cell>
          <table:table-cell office:value-type="date" office:date-value="1980-06-02T00:00:00" table:style-name="ce3">
            <text:p>6/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983.34" table:style-name="ce4">
            <text:p>2,983.34</text:p>
          </table:table-cell>
          <table:table-cell office:value-type="date" office:date-value="2003-03-11T00:00:00" table:style-name="ce3">
            <text:p>3/11/2003</text:p>
          </table:table-cell>
          <table:table-cell office:value-type="date" office:date-value="1980-06-02T00:00:00" table:style-name="ce3">
            <text:p>6/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19.98" table:style-name="ce2">
            <text:p>119.98</text:p>
          </table:table-cell>
          <table:table-cell office:value-type="date" office:date-value="2003-12-28T00:00:00" table:style-name="ce3">
            <text:p>12/28/2003</text:p>
          </table:table-cell>
          <table:table-cell office:value-type="date" office:date-value="1980-06-06T00:00:00" table:style-name="ce3">
            <text:p>6/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31.33" table:style-name="ce2">
            <text:p>831.33</text:p>
          </table:table-cell>
          <table:table-cell office:value-type="date" office:date-value="2003-10-22T00:00:00" table:style-name="ce3">
            <text:p>10/22/2003</text:p>
          </table:table-cell>
          <table:table-cell office:value-type="date" office:date-value="1980-06-06T00:00:00" table:style-name="ce3">
            <text:p>6/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5.48" table:style-name="ce2">
            <text:p>25.48</text:p>
          </table:table-cell>
          <table:table-cell office:value-type="date" office:date-value="2004-02-26T00:00:00" table:style-name="ce3">
            <text:p>2/26/2004</text:p>
          </table:table-cell>
          <table:table-cell office:value-type="date" office:date-value="1980-06-11T00:00:00" table:style-name="ce3">
            <text:p>6/1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3.99" table:style-name="ce2">
            <text:p>53.99</text:p>
          </table:table-cell>
          <table:table-cell office:value-type="date" office:date-value="2003-08-09T00:00:00" table:style-name="ce3">
            <text:p>8/9/2003</text:p>
          </table:table-cell>
          <table:table-cell office:value-type="date" office:date-value="1980-06-11T00:00:00" table:style-name="ce3">
            <text:p>6/1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78.62" table:style-name="ce2">
            <text:p>778.62</text:p>
          </table:table-cell>
          <table:table-cell office:value-type="date" office:date-value="2004-05-26T00:00:00" table:style-name="ce3">
            <text:p>5/26/2004</text:p>
          </table:table-cell>
          <table:table-cell office:value-type="date" office:date-value="1980-06-15T00:00:00" table:style-name="ce3">
            <text:p>6/1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.98" table:style-name="ce2">
            <text:p>13.98</text:p>
          </table:table-cell>
          <table:table-cell office:value-type="date" office:date-value="2004-06-10T00:00:00" table:style-name="ce3">
            <text:p>6/10/2004</text:p>
          </table:table-cell>
          <table:table-cell office:value-type="date" office:date-value="1980-06-20T00:00:00" table:style-name="ce3">
            <text:p>6/20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15.47" table:style-name="ce2">
            <text:p>615.47</text:p>
          </table:table-cell>
          <table:table-cell office:value-type="date" office:date-value="2004-06-22T00:00:00" table:style-name="ce3">
            <text:p>6/22/2004</text:p>
          </table:table-cell>
          <table:table-cell office:value-type="date" office:date-value="1980-06-20T00:00:00" table:style-name="ce3">
            <text:p>6/20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08.96" table:style-name="ce2">
            <text:p>608.96</text:p>
          </table:table-cell>
          <table:table-cell office:value-type="date" office:date-value="2004-06-19T00:00:00" table:style-name="ce3">
            <text:p>6/19/2004</text:p>
          </table:table-cell>
          <table:table-cell office:value-type="date" office:date-value="1980-06-22T00:00:00" table:style-name="ce3">
            <text:p>6/2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4.98" table:style-name="ce2">
            <text:p>14.98</text:p>
          </table:table-cell>
          <table:table-cell office:value-type="date" office:date-value="2003-12-31T00:00:00" table:style-name="ce3">
            <text:p>12/31/2003</text:p>
          </table:table-cell>
          <table:table-cell office:value-type="date" office:date-value="1980-06-25T00:00:00" table:style-name="ce3">
            <text:p>6/2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071.42" table:style-name="ce4">
            <text:p>2,071.42</text:p>
          </table:table-cell>
          <table:table-cell office:value-type="date" office:date-value="2002-07-10T00:00:00" table:style-name="ce3">
            <text:p>7/10/2002</text:p>
          </table:table-cell>
          <table:table-cell office:value-type="date" office:date-value="1980-06-25T00:00:00" table:style-name="ce3">
            <text:p>6/2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5-30T00:00:00" table:style-name="ce3">
            <text:p>5/30/2004</text:p>
          </table:table-cell>
          <table:table-cell office:value-type="date" office:date-value="1980-06-26T00:00:00" table:style-name="ce3">
            <text:p>6/2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142.75" table:style-name="ce4">
            <text:p>4,142.75</text:p>
          </table:table-cell>
          <table:table-cell office:value-type="date" office:date-value="2002-04-14T00:00:00" table:style-name="ce3">
            <text:p>4/14/2002</text:p>
          </table:table-cell>
          <table:table-cell office:value-type="date" office:date-value="1980-07-07T00:00:00" table:style-name="ce3">
            <text:p>7/7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786.39" table:style-name="ce4">
            <text:p>3,786.39</text:p>
          </table:table-cell>
          <table:table-cell office:value-type="date" office:date-value="2003-04-26T00:00:00" table:style-name="ce3">
            <text:p>4/26/2003</text:p>
          </table:table-cell>
          <table:table-cell office:value-type="date" office:date-value="1980-07-11T00:00:00" table:style-name="ce3">
            <text:p>7/1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228.72" table:style-name="ce4">
            <text:p>4,228.72</text:p>
          </table:table-cell>
          <table:table-cell office:value-type="date" office:date-value="2002-06-19T00:00:00" table:style-name="ce3">
            <text:p>6/19/2002</text:p>
          </table:table-cell>
          <table:table-cell office:value-type="date" office:date-value="1980-07-11T00:00:00" table:style-name="ce3">
            <text:p>7/1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049.1" table:style-name="ce4">
            <text:p>2,049.10</text:p>
          </table:table-cell>
          <table:table-cell office:value-type="date" office:date-value="2002-08-10T00:00:00" table:style-name="ce3">
            <text:p>8/10/2002</text:p>
          </table:table-cell>
          <table:table-cell office:value-type="date" office:date-value="1980-07-11T00:00:00" table:style-name="ce3">
            <text:p>7/1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8.979999999999997" table:style-name="ce2">
            <text:p>38.98</text:p>
          </table:table-cell>
          <table:table-cell office:value-type="date" office:date-value="2004-03-11T00:00:00" table:style-name="ce3">
            <text:p>3/11/2004</text:p>
          </table:table-cell>
          <table:table-cell office:value-type="date" office:date-value="1980-07-11T00:00:00" table:style-name="ce3">
            <text:p>7/1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8.87" table:style-name="ce2">
            <text:p>68.87</text:p>
          </table:table-cell>
          <table:table-cell office:value-type="date" office:date-value="2003-09-27T00:00:00" table:style-name="ce3">
            <text:p>9/27/2003</text:p>
          </table:table-cell>
          <table:table-cell office:value-type="date" office:date-value="1980-07-16T00:00:00" table:style-name="ce3">
            <text:p>7/16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004.83" table:style-name="ce4">
            <text:p>3,004.83</text:p>
          </table:table-cell>
          <table:table-cell office:value-type="date" office:date-value="2003-04-14T00:00:00" table:style-name="ce3">
            <text:p>4/14/2003</text:p>
          </table:table-cell>
          <table:table-cell office:value-type="date" office:date-value="1980-07-16T00:00:00" table:style-name="ce3">
            <text:p>7/16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831.33" table:style-name="ce2">
            <text:p>831.33</text:p>
          </table:table-cell>
          <table:table-cell office:value-type="date" office:date-value="2003-08-29T00:00:00" table:style-name="ce3">
            <text:p>8/29/2003</text:p>
          </table:table-cell>
          <table:table-cell office:value-type="date" office:date-value="1980-07-16T00:00:00" table:style-name="ce3">
            <text:p>7/16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1.260000000000005" table:style-name="ce2">
            <text:p>81.26</text:p>
          </table:table-cell>
          <table:table-cell office:value-type="date" office:date-value="2003-09-09T00:00:00" table:style-name="ce3">
            <text:p>9/9/2003</text:p>
          </table:table-cell>
          <table:table-cell office:value-type="date" office:date-value="1980-07-17T00:00:00" table:style-name="ce3">
            <text:p>7/17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8.97" table:style-name="ce2">
            <text:p>118.97</text:p>
          </table:table-cell>
          <table:table-cell office:value-type="date" office:date-value="2003-11-09T00:00:00" table:style-name="ce3">
            <text:p>11/9/2003</text:p>
          </table:table-cell>
          <table:table-cell office:value-type="date" office:date-value="1980-07-17T00:00:00" table:style-name="ce3">
            <text:p>7/17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5.48" table:style-name="ce2">
            <text:p>25.48</text:p>
          </table:table-cell>
          <table:table-cell office:value-type="date" office:date-value="2004-05-11T00:00:00" table:style-name="ce3">
            <text:p>5/11/2004</text:p>
          </table:table-cell>
          <table:table-cell office:value-type="date" office:date-value="1980-07-19T00:00:00" table:style-name="ce3">
            <text:p>7/19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561.48" table:style-name="ce2">
            <text:p>561.48</text:p>
          </table:table-cell>
          <table:table-cell office:value-type="date" office:date-value="2004-02-18T00:00:00" table:style-name="ce3">
            <text:p>2/18/2004</text:p>
          </table:table-cell>
          <table:table-cell office:value-type="date" office:date-value="1980-07-21T00:00:00" table:style-name="ce3">
            <text:p>7/2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578.27" table:style-name="ce4">
            <text:p>3,578.27</text:p>
          </table:table-cell>
          <table:table-cell office:value-type="date" office:date-value="2001-09-06T00:00:00" table:style-name="ce3">
            <text:p>9/6/2001</text:p>
          </table:table-cell>
          <table:table-cell office:value-type="date" office:date-value="1980-07-21T00:00:00" table:style-name="ce3">
            <text:p>7/2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848.91" table:style-name="ce4">
            <text:p>1,848.91</text:p>
          </table:table-cell>
          <table:table-cell office:value-type="date" office:date-value="2003-01-24T00:00:00" table:style-name="ce3">
            <text:p>1/24/2003</text:p>
          </table:table-cell>
          <table:table-cell office:value-type="date" office:date-value="1980-07-24T00:00:00" table:style-name="ce3">
            <text:p>7/24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65.47" table:style-name="ce2">
            <text:p>565.47</text:p>
          </table:table-cell>
          <table:table-cell office:value-type="date" office:date-value="2004-06-19T00:00:00" table:style-name="ce3">
            <text:p>6/19/2004</text:p>
          </table:table-cell>
          <table:table-cell office:value-type="date" office:date-value="1980-07-24T00:00:00" table:style-name="ce3">
            <text:p>7/24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733.75" table:style-name="ce4">
            <text:p>4,733.75</text:p>
          </table:table-cell>
          <table:table-cell office:value-type="date" office:date-value="2001-07-20T00:00:00" table:style-name="ce3">
            <text:p>7/20/2001</text:p>
          </table:table-cell>
          <table:table-cell office:value-type="date" office:date-value="1980-07-26T00:00:00" table:style-name="ce3">
            <text:p>7/26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5.22" table:style-name="ce2">
            <text:p>45.22</text:p>
          </table:table-cell>
          <table:table-cell office:value-type="date" office:date-value="2003-10-18T00:00:00" table:style-name="ce3">
            <text:p>10/18/2003</text:p>
          </table:table-cell>
          <table:table-cell office:value-type="date" office:date-value="1980-07-26T00:00:00" table:style-name="ce3">
            <text:p>7/2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39.99" table:style-name="ce2">
            <text:p>539.99</text:p>
          </table:table-cell>
          <table:table-cell office:value-type="date" office:date-value="2004-04-16T00:00:00" table:style-name="ce3">
            <text:p>4/16/2004</text:p>
          </table:table-cell>
          <table:table-cell office:value-type="date" office:date-value="1980-07-26T00:00:00" table:style-name="ce3">
            <text:p>7/26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84.0700000000002" table:style-name="ce4">
            <text:p>2,384.07</text:p>
          </table:table-cell>
          <table:table-cell office:value-type="date" office:date-value="2004-03-11T00:00:00" table:style-name="ce3">
            <text:p>3/11/2004</text:p>
          </table:table-cell>
          <table:table-cell office:value-type="date" office:date-value="1980-07-26T00:00:00" table:style-name="ce3">
            <text:p>7/2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2.98" table:style-name="ce2">
            <text:p>62.98</text:p>
          </table:table-cell>
          <table:table-cell office:value-type="date" office:date-value="2003-12-03T00:00:00" table:style-name="ce3">
            <text:p>12/3/2003</text:p>
          </table:table-cell>
          <table:table-cell office:value-type="date" office:date-value="1980-08-01T00:00:00" table:style-name="ce3">
            <text:p>8/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011.74" table:style-name="ce4">
            <text:p>6,011.74</text:p>
          </table:table-cell>
          <table:table-cell office:value-type="date" office:date-value="2002-04-30T00:00:00" table:style-name="ce3">
            <text:p>4/30/2002</text:p>
          </table:table-cell>
          <table:table-cell office:value-type="date" office:date-value="1980-08-01T00:00:00" table:style-name="ce3">
            <text:p>8/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4.22" table:style-name="ce2">
            <text:p>44.22</text:p>
          </table:table-cell>
          <table:table-cell office:value-type="date" office:date-value="2003-10-31T00:00:00" table:style-name="ce3">
            <text:p>10/31/2003</text:p>
          </table:table-cell>
          <table:table-cell office:value-type="date" office:date-value="1980-08-01T00:00:00" table:style-name="ce3">
            <text:p>8/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62.8699999999999" table:style-name="ce4">
            <text:p>1,262.87</text:p>
          </table:table-cell>
          <table:table-cell office:value-type="date" office:date-value="2001-09-26T00:00:00" table:style-name="ce3">
            <text:p>9/26/2001</text:p>
          </table:table-cell>
          <table:table-cell office:value-type="date" office:date-value="1980-08-01T00:00:00" table:style-name="ce3">
            <text:p>8/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322.98" table:style-name="ce4">
            <text:p>1,322.98</text:p>
          </table:table-cell>
          <table:table-cell office:value-type="date" office:date-value="2003-04-03T00:00:00" table:style-name="ce3">
            <text:p>4/3/2003</text:p>
          </table:table-cell>
          <table:table-cell office:value-type="date" office:date-value="1980-08-07T00:00:00" table:style-name="ce3">
            <text:p>8/7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19.98" table:style-name="ce2">
            <text:p>119.98</text:p>
          </table:table-cell>
          <table:table-cell office:value-type="date" office:date-value="2004-04-25T00:00:00" table:style-name="ce3">
            <text:p>4/25/2004</text:p>
          </table:table-cell>
          <table:table-cell office:value-type="date" office:date-value="1980-08-11T00:00:00" table:style-name="ce3">
            <text:p>8/1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3.99" table:style-name="ce2">
            <text:p>53.99</text:p>
          </table:table-cell>
          <table:table-cell office:value-type="date" office:date-value="2004-01-09T00:00:00" table:style-name="ce3">
            <text:p>1/9/2004</text:p>
          </table:table-cell>
          <table:table-cell office:value-type="date" office:date-value="1980-08-11T00:00:00" table:style-name="ce3">
            <text:p>8/1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9.48" table:style-name="ce2">
            <text:p>49.48</text:p>
          </table:table-cell>
          <table:table-cell office:value-type="date" office:date-value="2004-02-21T00:00:00" table:style-name="ce3">
            <text:p>2/21/2004</text:p>
          </table:table-cell>
          <table:table-cell office:value-type="date" office:date-value="1980-08-12T00:00:00" table:style-name="ce3">
            <text:p>8/12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4-03T00:00:00" table:style-name="ce3">
            <text:p>4/3/2004</text:p>
          </table:table-cell>
          <table:table-cell office:value-type="date" office:date-value="1980-08-15T00:00:00" table:style-name="ce3">
            <text:p>8/1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452.04" table:style-name="ce4">
            <text:p>2,452.04</text:p>
          </table:table-cell>
          <table:table-cell office:value-type="date" office:date-value="2003-10-08T00:00:00" table:style-name="ce3">
            <text:p>10/8/2003</text:p>
          </table:table-cell>
          <table:table-cell office:value-type="date" office:date-value="1980-08-15T00:00:00" table:style-name="ce3">
            <text:p>8/1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4.92" table:style-name="ce2">
            <text:p>34.92</text:p>
          </table:table-cell>
          <table:table-cell office:value-type="date" office:date-value="2004-02-08T00:00:00" table:style-name="ce3">
            <text:p>2/8/2004</text:p>
          </table:table-cell>
          <table:table-cell office:value-type="date" office:date-value="1980-08-16T00:00:00" table:style-name="ce3">
            <text:p>8/1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34.47" table:style-name="ce4">
            <text:p>1,134.47</text:p>
          </table:table-cell>
          <table:table-cell office:value-type="date" office:date-value="2004-01-08T00:00:00" table:style-name="ce3">
            <text:p>1/8/2004</text:p>
          </table:table-cell>
          <table:table-cell office:value-type="date" office:date-value="1980-08-16T00:00:00" table:style-name="ce3">
            <text:p>8/1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88.97" table:style-name="ce2">
            <text:p>88.97</text:p>
          </table:table-cell>
          <table:table-cell office:value-type="date" office:date-value="2003-09-17T00:00:00" table:style-name="ce3">
            <text:p>9/17/2003</text:p>
          </table:table-cell>
          <table:table-cell office:value-type="date" office:date-value="1980-08-16T00:00:00" table:style-name="ce3">
            <text:p>8/16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65.47" table:style-name="ce2">
            <text:p>565.47</text:p>
          </table:table-cell>
          <table:table-cell office:value-type="date" office:date-value="2003-10-11T00:00:00" table:style-name="ce3">
            <text:p>10/11/2003</text:p>
          </table:table-cell>
          <table:table-cell office:value-type="date" office:date-value="1980-08-16T00:00:00" table:style-name="ce3">
            <text:p>8/1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65.47" table:style-name="ce2">
            <text:p>565.47</text:p>
          </table:table-cell>
          <table:table-cell office:value-type="date" office:date-value="2003-12-17T00:00:00" table:style-name="ce3">
            <text:p>12/17/2003</text:p>
          </table:table-cell>
          <table:table-cell office:value-type="date" office:date-value="1980-08-18T00:00:00" table:style-name="ce3">
            <text:p>8/18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018.33" table:style-name="ce4">
            <text:p>3,018.33</text:p>
          </table:table-cell>
          <table:table-cell office:value-type="date" office:date-value="2002-11-01T00:00:00" table:style-name="ce3">
            <text:p>11/1/2002</text:p>
          </table:table-cell>
          <table:table-cell office:value-type="date" office:date-value="1980-08-18T00:00:00" table:style-name="ce3">
            <text:p>8/18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2329.98" table:style-name="ce4">
            <text:p>2,329.98</text:p>
          </table:table-cell>
          <table:table-cell office:value-type="date" office:date-value="2003-07-20T00:00:00" table:style-name="ce3">
            <text:p>7/20/2003</text:p>
          </table:table-cell>
          <table:table-cell office:value-type="date" office:date-value="1980-08-19T00:00:00" table:style-name="ce3">
            <text:p>8/19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282.83" table:style-name="ce4">
            <text:p>3,282.83</text:p>
          </table:table-cell>
          <table:table-cell office:value-type="date" office:date-value="2002-07-02T00:00:00" table:style-name="ce3">
            <text:p>7/2/2002</text:p>
          </table:table-cell>
          <table:table-cell office:value-type="date" office:date-value="1980-08-19T00:00:00" table:style-name="ce3">
            <text:p>8/19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4.98" table:style-name="ce2">
            <text:p>74.98</text:p>
          </table:table-cell>
          <table:table-cell office:value-type="date" office:date-value="2003-12-07T00:00:00" table:style-name="ce3">
            <text:p>12/7/2003</text:p>
          </table:table-cell>
          <table:table-cell office:value-type="date" office:date-value="1980-08-22T00:00:00" table:style-name="ce3">
            <text:p>8/22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.28" table:style-name="ce2">
            <text:p>6.28</text:p>
          </table:table-cell>
          <table:table-cell office:value-type="date" office:date-value="2003-11-23T00:00:00" table:style-name="ce3">
            <text:p>11/23/2003</text:p>
          </table:table-cell>
          <table:table-cell office:value-type="date" office:date-value="1980-08-22T00:00:00" table:style-name="ce3">
            <text:p>8/22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760.47" table:style-name="ce4">
            <text:p>1,760.47</text:p>
          </table:table-cell>
          <table:table-cell office:value-type="date" office:date-value="2004-04-02T00:00:00" table:style-name="ce3">
            <text:p>4/2/2004</text:p>
          </table:table-cell>
          <table:table-cell office:value-type="date" office:date-value="1980-08-24T00:00:00" table:style-name="ce3">
            <text:p>8/24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42.35" table:style-name="ce2">
            <text:p>742.35</text:p>
          </table:table-cell>
          <table:table-cell office:value-type="date" office:date-value="2004-03-05T00:00:00" table:style-name="ce3">
            <text:p>3/5/2004</text:p>
          </table:table-cell>
          <table:table-cell office:value-type="date" office:date-value="1980-08-24T00:00:00" table:style-name="ce3">
            <text:p>8/24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19.98" table:style-name="ce2">
            <text:p>119.98</text:p>
          </table:table-cell>
          <table:table-cell office:value-type="date" office:date-value="2003-12-30T00:00:00" table:style-name="ce3">
            <text:p>12/30/2003</text:p>
          </table:table-cell>
          <table:table-cell office:value-type="date" office:date-value="1980-08-25T00:00:00" table:style-name="ce3">
            <text:p>8/25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42.35" table:style-name="ce2">
            <text:p>742.35</text:p>
          </table:table-cell>
          <table:table-cell office:value-type="date" office:date-value="2003-11-13T00:00:00" table:style-name="ce3">
            <text:p>11/13/2003</text:p>
          </table:table-cell>
          <table:table-cell office:value-type="date" office:date-value="1980-08-27T00:00:00" table:style-name="ce3">
            <text:p>8/27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0.229999999999997" table:style-name="ce2">
            <text:p>40.23</text:p>
          </table:table-cell>
          <table:table-cell office:value-type="date" office:date-value="2003-09-02T00:00:00" table:style-name="ce3">
            <text:p>9/2/2003</text:p>
          </table:table-cell>
          <table:table-cell office:value-type="date" office:date-value="1980-09-02T00:00:00" table:style-name="ce3">
            <text:p>9/2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80.71" table:style-name="ce2">
            <text:p>180.71</text:p>
          </table:table-cell>
          <table:table-cell office:value-type="date" office:date-value="2003-10-09T00:00:00" table:style-name="ce3">
            <text:p>10/9/2003</text:p>
          </table:table-cell>
          <table:table-cell office:value-type="date" office:date-value="1980-09-02T00:00:00" table:style-name="ce3">
            <text:p>9/2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1.959999999999994" table:style-name="ce2">
            <text:p>71.96</text:p>
          </table:table-cell>
          <table:table-cell office:value-type="date" office:date-value="2004-07-01T00:00:00" table:style-name="ce3">
            <text:p>7/1/2004</text:p>
          </table:table-cell>
          <table:table-cell office:value-type="date" office:date-value="1980-09-07T00:00:00" table:style-name="ce3">
            <text:p>9/7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53.97" table:style-name="ce2">
            <text:p>553.97</text:p>
          </table:table-cell>
          <table:table-cell office:value-type="date" office:date-value="2003-10-03T00:00:00" table:style-name="ce3">
            <text:p>10/3/2003</text:p>
          </table:table-cell>
          <table:table-cell office:value-type="date" office:date-value="1980-09-07T00:00:00" table:style-name="ce3">
            <text:p>9/7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39.99" table:style-name="ce2">
            <text:p>539.99</text:p>
          </table:table-cell>
          <table:table-cell office:value-type="date" office:date-value="2004-06-27T00:00:00" table:style-name="ce3">
            <text:p>6/27/2004</text:p>
          </table:table-cell>
          <table:table-cell office:value-type="date" office:date-value="1980-09-09T00:00:00" table:style-name="ce3">
            <text:p>9/9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21.55" table:style-name="ce4">
            <text:p>2,721.55</text:p>
          </table:table-cell>
          <table:table-cell office:value-type="date" office:date-value="2002-11-10T00:00:00" table:style-name="ce3">
            <text:p>11/10/2002</text:p>
          </table:table-cell>
          <table:table-cell office:value-type="date" office:date-value="1980-09-09T00:00:00" table:style-name="ce3">
            <text:p>9/9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253.07" table:style-name="ce4">
            <text:p>1,253.07</text:p>
          </table:table-cell>
          <table:table-cell office:value-type="date" office:date-value="2001-09-26T00:00:00" table:style-name="ce3">
            <text:p>9/26/2001</text:p>
          </table:table-cell>
          <table:table-cell office:value-type="date" office:date-value="1980-09-09T00:00:00" table:style-name="ce3">
            <text:p>9/9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5910.55" table:style-name="ce4">
            <text:p>5,910.55</text:p>
          </table:table-cell>
          <table:table-cell office:value-type="date" office:date-value="2002-04-30T00:00:00" table:style-name="ce3">
            <text:p>4/30/2002</text:p>
          </table:table-cell>
          <table:table-cell office:value-type="date" office:date-value="1980-09-10T00:00:00" table:style-name="ce3">
            <text:p>9/10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7.59" table:style-name="ce2">
            <text:p>57.59</text:p>
          </table:table-cell>
          <table:table-cell office:value-type="date" office:date-value="2003-10-29T00:00:00" table:style-name="ce3">
            <text:p>10/29/2003</text:p>
          </table:table-cell>
          <table:table-cell office:value-type="date" office:date-value="1980-09-10T00:00:00" table:style-name="ce3">
            <text:p>9/10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4-07-23T00:00:00" table:style-name="ce3">
            <text:p>7/23/2004</text:p>
          </table:table-cell>
          <table:table-cell office:value-type="date" office:date-value="1980-09-13T00:00:00" table:style-name="ce3">
            <text:p>9/13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0.97" table:style-name="ce2">
            <text:p>30.97</text:p>
          </table:table-cell>
          <table:table-cell office:value-type="date" office:date-value="2004-03-12T00:00:00" table:style-name="ce3">
            <text:p>3/12/2004</text:p>
          </table:table-cell>
          <table:table-cell office:value-type="date" office:date-value="1980-09-14T00:00:00" table:style-name="ce3">
            <text:p>9/1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52.32" table:style-name="ce2">
            <text:p>252.32</text:p>
          </table:table-cell>
          <table:table-cell office:value-type="date" office:date-value="2003-12-28T00:00:00" table:style-name="ce3">
            <text:p>12/28/2003</text:p>
          </table:table-cell>
          <table:table-cell office:value-type="date" office:date-value="1980-09-16T00:00:00" table:style-name="ce3">
            <text:p>9/16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2.97" table:style-name="ce2">
            <text:p>132.97</text:p>
          </table:table-cell>
          <table:table-cell office:value-type="date" office:date-value="2003-12-24T00:00:00" table:style-name="ce3">
            <text:p>12/24/2003</text:p>
          </table:table-cell>
          <table:table-cell office:value-type="date" office:date-value="1980-09-16T00:00:00" table:style-name="ce3">
            <text:p>9/16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721.7299999999996" table:style-name="ce4">
            <text:p>4,721.73</text:p>
          </table:table-cell>
          <table:table-cell office:value-type="date" office:date-value="2001-10-29T00:00:00" table:style-name="ce3">
            <text:p>10/29/2001</text:p>
          </table:table-cell>
          <table:table-cell office:value-type="date" office:date-value="1980-09-19T00:00:00" table:style-name="ce3">
            <text:p>9/19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4132.24" table:style-name="ce4">
            <text:p>4,132.24</text:p>
          </table:table-cell>
          <table:table-cell office:value-type="date" office:date-value="2002-02-10T00:00:00" table:style-name="ce3">
            <text:p>2/10/2002</text:p>
          </table:table-cell>
          <table:table-cell office:value-type="date" office:date-value="1980-09-20T00:00:00" table:style-name="ce3">
            <text:p>9/20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17.96" table:style-name="ce2">
            <text:p>117.96</text:p>
          </table:table-cell>
          <table:table-cell office:value-type="date" office:date-value="2003-08-01T00:00:00" table:style-name="ce3">
            <text:p>8/1/2003</text:p>
          </table:table-cell>
          <table:table-cell office:value-type="date" office:date-value="1980-09-21T00:00:00" table:style-name="ce3">
            <text:p>9/2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2.98" table:style-name="ce2">
            <text:p>62.98</text:p>
          </table:table-cell>
          <table:table-cell office:value-type="date" office:date-value="2004-04-08T00:00:00" table:style-name="ce3">
            <text:p>4/8/2004</text:p>
          </table:table-cell>
          <table:table-cell office:value-type="date" office:date-value="1980-09-21T00:00:00" table:style-name="ce3">
            <text:p>9/2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549999999999997" table:style-name="ce2">
            <text:p>39.55</text:p>
          </table:table-cell>
          <table:table-cell office:value-type="date" office:date-value="2003-10-04T00:00:00" table:style-name="ce3">
            <text:p>10/4/2003</text:p>
          </table:table-cell>
          <table:table-cell office:value-type="date" office:date-value="1980-09-24T00:00:00" table:style-name="ce3">
            <text:p>9/2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99.1" table:style-name="ce2">
            <text:p>699.1</text:p>
          </table:table-cell>
          <table:table-cell office:value-type="date" office:date-value="2001-12-31T00:00:00" table:style-name="ce3">
            <text:p>12/31/2001</text:p>
          </table:table-cell>
          <table:table-cell office:value-type="date" office:date-value="1980-09-24T00:00:00" table:style-name="ce3">
            <text:p>9/2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8.97" table:style-name="ce2">
            <text:p>128.97</text:p>
          </table:table-cell>
          <table:table-cell office:value-type="date" office:date-value="2004-07-07T00:00:00" table:style-name="ce3">
            <text:p>7/7/2004</text:p>
          </table:table-cell>
          <table:table-cell office:value-type="date" office:date-value="1980-09-25T00:00:00" table:style-name="ce3">
            <text:p>9/2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53.07" table:style-name="ce4">
            <text:p>1,253.07</text:p>
          </table:table-cell>
          <table:table-cell office:value-type="date" office:date-value="2001-09-22T00:00:00" table:style-name="ce3">
            <text:p>9/22/2001</text:p>
          </table:table-cell>
          <table:table-cell office:value-type="date" office:date-value="1980-09-25T00:00:00" table:style-name="ce3">
            <text:p>9/2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1.97" table:style-name="ce2">
            <text:p>71.97</text:p>
          </table:table-cell>
          <table:table-cell office:value-type="date" office:date-value="2003-08-05T00:00:00" table:style-name="ce3">
            <text:p>8/5/2003</text:p>
          </table:table-cell>
          <table:table-cell office:value-type="date" office:date-value="1980-10-01T00:00:00" table:style-name="ce3">
            <text:p>10/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47.28" table:style-name="ce2">
            <text:p>147.28</text:p>
          </table:table-cell>
          <table:table-cell office:value-type="date" office:date-value="2004-01-06T00:00:00" table:style-name="ce3">
            <text:p>1/6/2004</text:p>
          </table:table-cell>
          <table:table-cell office:value-type="date" office:date-value="1980-10-01T00:00:00" table:style-name="ce3">
            <text:p>10/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152.7299999999996" table:style-name="ce4">
            <text:p>4,152.73</text:p>
          </table:table-cell>
          <table:table-cell office:value-type="date" office:date-value="2002-04-02T00:00:00" table:style-name="ce3">
            <text:p>4/2/2002</text:p>
          </table:table-cell>
          <table:table-cell office:value-type="date" office:date-value="1980-10-05T00:00:00" table:style-name="ce3">
            <text:p>10/5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3-11-14T00:00:00" table:style-name="ce3">
            <text:p>11/14/2003</text:p>
          </table:table-cell>
          <table:table-cell office:value-type="date" office:date-value="1980-10-05T00:00:00" table:style-name="ce3">
            <text:p>10/5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9.48" table:style-name="ce2">
            <text:p>29.48</text:p>
          </table:table-cell>
          <table:table-cell office:value-type="date" office:date-value="2004-03-09T00:00:00" table:style-name="ce3">
            <text:p>3/9/2004</text:p>
          </table:table-cell>
          <table:table-cell office:value-type="date" office:date-value="1980-10-06T00:00:00" table:style-name="ce3">
            <text:p>10/6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90.52" table:style-name="ce4">
            <text:p>2,790.52</text:p>
          </table:table-cell>
          <table:table-cell office:value-type="date" office:date-value="2003-03-28T00:00:00" table:style-name="ce3">
            <text:p>3/28/2003</text:p>
          </table:table-cell>
          <table:table-cell office:value-type="date" office:date-value="1980-10-08T00:00:00" table:style-name="ce3">
            <text:p>10/8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114.96" table:style-name="ce2">
            <text:p>114.96</text:p>
          </table:table-cell>
          <table:table-cell office:value-type="date" office:date-value="2004-03-20T00:00:00" table:style-name="ce3">
            <text:p>3/20/2004</text:p>
          </table:table-cell>
          <table:table-cell office:value-type="date" office:date-value="1980-10-11T00:00:00" table:style-name="ce3">
            <text:p>10/1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74.98" table:style-name="ce2">
            <text:p>74.98</text:p>
          </table:table-cell>
          <table:table-cell office:value-type="date" office:date-value="2003-08-26T00:00:00" table:style-name="ce3">
            <text:p>8/26/2003</text:p>
          </table:table-cell>
          <table:table-cell office:value-type="date" office:date-value="1980-10-12T00:00:00" table:style-name="ce3">
            <text:p>10/1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07.96" table:style-name="ce2">
            <text:p>607.96</text:p>
          </table:table-cell>
          <table:table-cell office:value-type="date" office:date-value="2004-03-19T00:00:00" table:style-name="ce3">
            <text:p>3/19/2004</text:p>
          </table:table-cell>
          <table:table-cell office:value-type="date" office:date-value="1980-10-12T00:00:00" table:style-name="ce3">
            <text:p>10/1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3-21T00:00:00" table:style-name="ce3">
            <text:p>3/21/2004</text:p>
          </table:table-cell>
          <table:table-cell office:value-type="date" office:date-value="1980-10-12T00:00:00" table:style-name="ce3">
            <text:p>10/1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1-08T00:00:00" table:style-name="ce3">
            <text:p>1/8/2004</text:p>
          </table:table-cell>
          <table:table-cell office:value-type="date" office:date-value="1980-10-14T00:00:00" table:style-name="ce3">
            <text:p>10/14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43.46" table:style-name="ce4">
            <text:p>1,143.46</text:p>
          </table:table-cell>
          <table:table-cell office:value-type="date" office:date-value="2003-10-22T00:00:00" table:style-name="ce3">
            <text:p>10/22/2003</text:p>
          </table:table-cell>
          <table:table-cell office:value-type="date" office:date-value="1980-10-15T00:00:00" table:style-name="ce3">
            <text:p>10/1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39.99" table:style-name="ce2">
            <text:p>539.99</text:p>
          </table:table-cell>
          <table:table-cell office:value-type="date" office:date-value="2004-04-01T00:00:00" table:style-name="ce3">
            <text:p>4/1/2004</text:p>
          </table:table-cell>
          <table:table-cell office:value-type="date" office:date-value="1980-10-15T00:00:00" table:style-name="ce3">
            <text:p>10/1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07.06" table:style-name="ce4">
            <text:p>1,307.06</text:p>
          </table:table-cell>
          <table:table-cell office:value-type="date" office:date-value="2002-06-22T00:00:00" table:style-name="ce3">
            <text:p>6/22/2002</text:p>
          </table:table-cell>
          <table:table-cell office:value-type="date" office:date-value="1980-10-21T00:00:00" table:style-name="ce3">
            <text:p>10/2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74.98" table:style-name="ce2">
            <text:p>574.98</text:p>
          </table:table-cell>
          <table:table-cell office:value-type="date" office:date-value="2004-06-26T00:00:00" table:style-name="ce3">
            <text:p>6/26/2004</text:p>
          </table:table-cell>
          <table:table-cell office:value-type="date" office:date-value="1980-10-21T00:00:00" table:style-name="ce3">
            <text:p>10/2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371.94" table:style-name="ce4">
            <text:p>2,371.94</text:p>
          </table:table-cell>
          <table:table-cell office:value-type="date" office:date-value="2003-10-10T00:00:00" table:style-name="ce3">
            <text:p>10/10/2003</text:p>
          </table:table-cell>
          <table:table-cell office:value-type="date" office:date-value="1980-10-25T00:00:00" table:style-name="ce3">
            <text:p>10/2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6-27T00:00:00" table:style-name="ce3">
            <text:p>6/27/2004</text:p>
          </table:table-cell>
          <table:table-cell office:value-type="date" office:date-value="1980-10-25T00:00:00" table:style-name="ce3">
            <text:p>10/25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03.95" table:style-name="ce2">
            <text:p>103.95</text:p>
          </table:table-cell>
          <table:table-cell office:value-type="date" office:date-value="2003-10-21T00:00:00" table:style-name="ce3">
            <text:p>10/21/2003</text:p>
          </table:table-cell>
          <table:table-cell office:value-type="date" office:date-value="1980-10-25T00:00:00" table:style-name="ce3">
            <text:p>10/25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3-10-07T00:00:00" table:style-name="ce3">
            <text:p>10/7/2003</text:p>
          </table:table-cell>
          <table:table-cell office:value-type="date" office:date-value="1980-10-25T00:00:00" table:style-name="ce3">
            <text:p>10/25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65.47" table:style-name="ce2">
            <text:p>565.47</text:p>
          </table:table-cell>
          <table:table-cell office:value-type="date" office:date-value="2004-06-15T00:00:00" table:style-name="ce3">
            <text:p>6/15/2004</text:p>
          </table:table-cell>
          <table:table-cell office:value-type="date" office:date-value="1980-10-31T00:00:00" table:style-name="ce3">
            <text:p>10/3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071.42" table:style-name="ce4">
            <text:p>2,071.42</text:p>
          </table:table-cell>
          <table:table-cell office:value-type="date" office:date-value="2002-11-28T00:00:00" table:style-name="ce3">
            <text:p>11/28/2002</text:p>
          </table:table-cell>
          <table:table-cell office:value-type="date" office:date-value="1980-10-31T00:00:00" table:style-name="ce3">
            <text:p>10/3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51.42" table:style-name="ce4">
            <text:p>2,751.42</text:p>
          </table:table-cell>
          <table:table-cell office:value-type="date" office:date-value="2002-09-12T00:00:00" table:style-name="ce3">
            <text:p>9/12/2002</text:p>
          </table:table-cell>
          <table:table-cell office:value-type="date" office:date-value="1980-11-02T00:00:00" table:style-name="ce3">
            <text:p>11/2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698.76" table:style-name="ce4">
            <text:p>4,698.76</text:p>
          </table:table-cell>
          <table:table-cell office:value-type="date" office:date-value="2001-10-19T00:00:00" table:style-name="ce3">
            <text:p>10/19/2001</text:p>
          </table:table-cell>
          <table:table-cell office:value-type="date" office:date-value="1980-11-02T00:00:00" table:style-name="ce3">
            <text:p>11/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997.32" table:style-name="ce4">
            <text:p>2,997.32</text:p>
          </table:table-cell>
          <table:table-cell office:value-type="date" office:date-value="2002-11-25T00:00:00" table:style-name="ce3">
            <text:p>11/25/2002</text:p>
          </table:table-cell>
          <table:table-cell office:value-type="date" office:date-value="1980-11-02T00:00:00" table:style-name="ce3">
            <text:p>11/2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046.84" table:style-name="ce4">
            <text:p>3,046.84</text:p>
          </table:table-cell>
          <table:table-cell office:value-type="date" office:date-value="2003-03-29T00:00:00" table:style-name="ce3">
            <text:p>3/29/2003</text:p>
          </table:table-cell>
          <table:table-cell office:value-type="date" office:date-value="1980-11-02T00:00:00" table:style-name="ce3">
            <text:p>11/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69.989999999999995" table:style-name="ce2">
            <text:p>69.99</text:p>
          </table:table-cell>
          <table:table-cell office:value-type="date" office:date-value="2004-01-16T00:00:00" table:style-name="ce3">
            <text:p>1/16/2004</text:p>
          </table:table-cell>
          <table:table-cell office:value-type="date" office:date-value="1980-11-04T00:00:00" table:style-name="ce3">
            <text:p>11/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.28" table:style-name="ce2">
            <text:p>6.28</text:p>
          </table:table-cell>
          <table:table-cell office:value-type="date" office:date-value="2003-12-12T00:00:00" table:style-name="ce3">
            <text:p>12/12/2003</text:p>
          </table:table-cell>
          <table:table-cell office:value-type="date" office:date-value="1980-11-04T00:00:00" table:style-name="ce3">
            <text:p>11/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983.34" table:style-name="ce4">
            <text:p>2,983.34</text:p>
          </table:table-cell>
          <table:table-cell office:value-type="date" office:date-value="2002-11-28T00:00:00" table:style-name="ce3">
            <text:p>11/28/2002</text:p>
          </table:table-cell>
          <table:table-cell office:value-type="date" office:date-value="1980-11-05T00:00:00" table:style-name="ce3">
            <text:p>11/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578.27" table:style-name="ce4">
            <text:p>3,578.27</text:p>
          </table:table-cell>
          <table:table-cell office:value-type="date" office:date-value="2002-01-08T00:00:00" table:style-name="ce3">
            <text:p>1/8/2002</text:p>
          </table:table-cell>
          <table:table-cell office:value-type="date" office:date-value="1980-11-05T00:00:00" table:style-name="ce3">
            <text:p>11/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4.98" table:style-name="ce2">
            <text:p>74.98</text:p>
          </table:table-cell>
          <table:table-cell office:value-type="date" office:date-value="2004-03-27T00:00:00" table:style-name="ce3">
            <text:p>3/27/2004</text:p>
          </table:table-cell>
          <table:table-cell office:value-type="date" office:date-value="1980-11-12T00:00:00" table:style-name="ce3">
            <text:p>11/1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8.97" table:style-name="ce2">
            <text:p>68.97</text:p>
          </table:table-cell>
          <table:table-cell office:value-type="date" office:date-value="2003-08-30T00:00:00" table:style-name="ce3">
            <text:p>8/30/2003</text:p>
          </table:table-cell>
          <table:table-cell office:value-type="date" office:date-value="1980-11-12T00:00:00" table:style-name="ce3">
            <text:p>11/12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94.48" table:style-name="ce2">
            <text:p>94.48</text:p>
          </table:table-cell>
          <table:table-cell office:value-type="date" office:date-value="2004-05-19T00:00:00" table:style-name="ce3">
            <text:p>5/19/2004</text:p>
          </table:table-cell>
          <table:table-cell office:value-type="date" office:date-value="1980-11-12T00:00:00" table:style-name="ce3">
            <text:p>11/1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6.97" table:style-name="ce2">
            <text:p>56.97</text:p>
          </table:table-cell>
          <table:table-cell office:value-type="date" office:date-value="2003-11-05T00:00:00" table:style-name="ce3">
            <text:p>11/5/2003</text:p>
          </table:table-cell>
          <table:table-cell office:value-type="date" office:date-value="1980-11-12T00:00:00" table:style-name="ce3">
            <text:p>11/1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8.97" table:style-name="ce2">
            <text:p>68.97</text:p>
          </table:table-cell>
          <table:table-cell office:value-type="date" office:date-value="2004-05-31T00:00:00" table:style-name="ce3">
            <text:p>5/31/2004</text:p>
          </table:table-cell>
          <table:table-cell office:value-type="date" office:date-value="1980-11-12T00:00:00" table:style-name="ce3">
            <text:p>11/1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292.81" table:style-name="ce4">
            <text:p>1,292.81</text:p>
          </table:table-cell>
          <table:table-cell office:value-type="date" office:date-value="2004-01-21T00:00:00" table:style-name="ce3">
            <text:p>1/21/2004</text:p>
          </table:table-cell>
          <table:table-cell office:value-type="date" office:date-value="1980-11-12T00:00:00" table:style-name="ce3">
            <text:p>11/1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1.27" table:style-name="ce2">
            <text:p>31.27</text:p>
          </table:table-cell>
          <table:table-cell office:value-type="date" office:date-value="2004-04-09T00:00:00" table:style-name="ce3">
            <text:p>4/9/2004</text:p>
          </table:table-cell>
          <table:table-cell office:value-type="date" office:date-value="1980-11-13T00:00:00" table:style-name="ce3">
            <text:p>11/13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5.96" table:style-name="ce2">
            <text:p>35.96</text:p>
          </table:table-cell>
          <table:table-cell office:value-type="date" office:date-value="2004-03-06T00:00:00" table:style-name="ce3">
            <text:p>3/6/2004</text:p>
          </table:table-cell>
          <table:table-cell office:value-type="date" office:date-value="1980-11-14T00:00:00" table:style-name="ce3">
            <text:p>11/1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5.73" table:style-name="ce2">
            <text:p>115.73</text:p>
          </table:table-cell>
          <table:table-cell office:value-type="date" office:date-value="2003-09-21T00:00:00" table:style-name="ce3">
            <text:p>9/21/2003</text:p>
          </table:table-cell>
          <table:table-cell office:value-type="date" office:date-value="1980-11-14T00:00:00" table:style-name="ce3">
            <text:p>11/1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7.270000000000003" table:style-name="ce2">
            <text:p>37.27</text:p>
          </table:table-cell>
          <table:table-cell office:value-type="date" office:date-value="2004-04-19T00:00:00" table:style-name="ce3">
            <text:p>4/19/2004</text:p>
          </table:table-cell>
          <table:table-cell office:value-type="date" office:date-value="1980-11-14T00:00:00" table:style-name="ce3">
            <text:p>11/14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9.98" table:style-name="ce2">
            <text:p>59.98</text:p>
          </table:table-cell>
          <table:table-cell office:value-type="date" office:date-value="2004-06-09T00:00:00" table:style-name="ce3">
            <text:p>6/9/2004</text:p>
          </table:table-cell>
          <table:table-cell office:value-type="date" office:date-value="1980-11-14T00:00:00" table:style-name="ce3">
            <text:p>11/14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.979999999999997" table:style-name="ce2">
            <text:p>39.98</text:p>
          </table:table-cell>
          <table:table-cell office:value-type="date" office:date-value="2004-01-01T00:00:00" table:style-name="ce3">
            <text:p>1/1/2004</text:p>
          </table:table-cell>
          <table:table-cell office:value-type="date" office:date-value="1980-11-16T00:00:00" table:style-name="ce3">
            <text:p>11/1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451.3000000000002" table:style-name="ce4">
            <text:p>2,451.30</text:p>
          </table:table-cell>
          <table:table-cell office:value-type="date" office:date-value="2003-12-01T00:00:00" table:style-name="ce3">
            <text:p>12/1/2003</text:p>
          </table:table-cell>
          <table:table-cell office:value-type="date" office:date-value="1980-11-16T00:00:00" table:style-name="ce3">
            <text:p>11/1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53.99" table:style-name="ce2">
            <text:p>53.99</text:p>
          </table:table-cell>
          <table:table-cell office:value-type="date" office:date-value="2004-03-09T00:00:00" table:style-name="ce3">
            <text:p>3/9/2004</text:p>
          </table:table-cell>
          <table:table-cell office:value-type="date" office:date-value="1980-11-16T00:00:00" table:style-name="ce3">
            <text:p>11/1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51.34" table:style-name="ce2">
            <text:p>751.34</text:p>
          </table:table-cell>
          <table:table-cell office:value-type="date" office:date-value="2004-03-03T00:00:00" table:style-name="ce3">
            <text:p>3/3/2004</text:p>
          </table:table-cell>
          <table:table-cell office:value-type="date" office:date-value="1980-11-16T00:00:00" table:style-name="ce3">
            <text:p>11/16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36.25" table:style-name="ce2">
            <text:p>136.25</text:p>
          </table:table-cell>
          <table:table-cell office:value-type="date" office:date-value="2004-02-16T00:00:00" table:style-name="ce3">
            <text:p>2/16/2004</text:p>
          </table:table-cell>
          <table:table-cell office:value-type="date" office:date-value="1980-11-21T00:00:00" table:style-name="ce3">
            <text:p>11/2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4.96" table:style-name="ce2">
            <text:p>114.96</text:p>
          </table:table-cell>
          <table:table-cell office:value-type="date" office:date-value="2003-08-19T00:00:00" table:style-name="ce3">
            <text:p>8/19/2003</text:p>
          </table:table-cell>
          <table:table-cell office:value-type="date" office:date-value="1980-11-21T00:00:00" table:style-name="ce3">
            <text:p>11/21/1980</text:p>
          </table:table-cell>
          <table:table-cell office:value-type="string" table:style-name="ce2">
            <text:p>M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1848.91" table:style-name="ce4">
            <text:p>1,848.91</text:p>
          </table:table-cell>
          <table:table-cell office:value-type="date" office:date-value="2002-07-31T00:00:00" table:style-name="ce3">
            <text:p>7/31/2002</text:p>
          </table:table-cell>
          <table:table-cell office:value-type="date" office:date-value="1980-11-21T00:00:00" table:style-name="ce3">
            <text:p>11/2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50001-7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1142.42" table:style-name="ce4">
            <text:p>1,142.42</text:p>
          </table:table-cell>
          <table:table-cell office:value-type="date" office:date-value="2003-10-26T00:00:00" table:style-name="ce3">
            <text:p>10/26/2003</text:p>
          </table:table-cell>
          <table:table-cell office:value-type="date" office:date-value="1980-11-21T00:00:00" table:style-name="ce3">
            <text:p>11/21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true" table:style-name="ce2">
            <text:p>TRU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.99" table:style-name="ce2">
            <text:p>4.99</text:p>
          </table:table-cell>
          <table:table-cell office:value-type="date" office:date-value="2004-06-30T00:00:00" table:style-name="ce3">
            <text:p>6/30/2004</text:p>
          </table:table-cell>
          <table:table-cell office:value-type="date" office:date-value="1980-11-25T00:00:00" table:style-name="ce3">
            <text:p>11/2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7.28" table:style-name="ce2">
            <text:p>7.28</text:p>
          </table:table-cell>
          <table:table-cell office:value-type="date" office:date-value="2004-04-26T00:00:00" table:style-name="ce3">
            <text:p>4/26/2004</text:p>
          </table:table-cell>
          <table:table-cell office:value-type="date" office:date-value="1980-11-25T00:00:00" table:style-name="ce3">
            <text:p>11/2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964.98" table:style-name="ce4">
            <text:p>3,964.98</text:p>
          </table:table-cell>
          <table:table-cell office:value-type="date" office:date-value="2002-06-29T00:00:00" table:style-name="ce3">
            <text:p>6/29/2002</text:p>
          </table:table-cell>
          <table:table-cell office:value-type="date" office:date-value="1980-12-03T00:00:00" table:style-name="ce3">
            <text:p>12/3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32.28" table:style-name="ce2">
            <text:p>32.28</text:p>
          </table:table-cell>
          <table:table-cell office:value-type="date" office:date-value="2004-04-02T00:00:00" table:style-name="ce3">
            <text:p>4/2/2004</text:p>
          </table:table-cell>
          <table:table-cell office:value-type="date" office:date-value="1980-12-05T00:00:00" table:style-name="ce3">
            <text:p>12/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8.979999999999997" table:style-name="ce2">
            <text:p>38.98</text:p>
          </table:table-cell>
          <table:table-cell office:value-type="date" office:date-value="2004-01-31T00:00:00" table:style-name="ce3">
            <text:p>1/31/2004</text:p>
          </table:table-cell>
          <table:table-cell office:value-type="date" office:date-value="1980-12-05T00:00:00" table:style-name="ce3">
            <text:p>12/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4178.7299999999996" table:style-name="ce4">
            <text:p>4,178.73</text:p>
          </table:table-cell>
          <table:table-cell office:value-type="date" office:date-value="2002-06-16T00:00:00" table:style-name="ce3">
            <text:p>6/16/2002</text:p>
          </table:table-cell>
          <table:table-cell office:value-type="date" office:date-value="1980-12-22T00:00:00" table:style-name="ce3">
            <text:p>12/2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1" table:style-name="ce2">
            <text:p>1</text:p>
          </table:table-cell>
          <table:table-cell table:number-columns-repeated="16372"/>
        </table:table-row>
        <table:table-row table:style-name="ro1">
          <table:table-cell office:value-type="float" office:value="27.77" table:style-name="ce2">
            <text:p>27.77</text:p>
          </table:table-cell>
          <table:table-cell office:value-type="date" office:date-value="2004-01-08T00:00:00" table:style-name="ce3">
            <text:p>1/8/2004</text:p>
          </table:table-cell>
          <table:table-cell office:value-type="date" office:date-value="1980-12-22T00:00:00" table:style-name="ce3">
            <text:p>12/22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F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608.96" table:style-name="ce2">
            <text:p>608.96</text:p>
          </table:table-cell>
          <table:table-cell office:value-type="date" office:date-value="2003-09-28T00:00:00" table:style-name="ce3">
            <text:p>9/28/2003</text:p>
          </table:table-cell>
          <table:table-cell office:value-type="date" office:date-value="1980-12-23T00:00:00" table:style-name="ce3">
            <text:p>12/23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College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2721.55" table:style-name="ce4">
            <text:p>2,721.55</text:p>
          </table:table-cell>
          <table:table-cell office:value-type="date" office:date-value="2002-11-01T00:00:00" table:style-name="ce3">
            <text:p>11/1/2002</text:p>
          </table:table-cell>
          <table:table-cell office:value-type="date" office:date-value="1980-12-23T00:00:00" table:style-name="ce3">
            <text:p>12/23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Bachelors<text:s/></text:p>
          </table:table-cell>
          <table:table-cell office:value-type="string" table:style-name="ce2">
            <text:p>Cleric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30.97" table:style-name="ce2">
            <text:p>30.97</text:p>
          </table:table-cell>
          <table:table-cell office:value-type="date" office:date-value="2003-08-06T00:00:00" table:style-name="ce3">
            <text:p>8/6/2003</text:p>
          </table:table-cell>
          <table:table-cell office:value-type="date" office:date-value="1980-12-25T00:00:00" table:style-name="ce3">
            <text:p>12/2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25001-50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High School</text:p>
          </table:table-cell>
          <table:table-cell office:value-type="string" table:style-name="ce2">
            <text:p>Skilled 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style-name="ro1">
          <table:table-cell office:value-type="float" office:value="32.270000000000003" table:style-name="ce2">
            <text:p>32.27</text:p>
          </table:table-cell>
          <table:table-cell office:value-type="date" office:date-value="2004-03-16T00:00:00" table:style-name="ce3">
            <text:p>3/16/2004</text:p>
          </table:table-cell>
          <table:table-cell office:value-type="date" office:date-value="1980-12-25T00:00:00" table:style-name="ce3">
            <text:p>12/25/1980</text:p>
          </table:table-cell>
          <table:table-cell office:value-type="string" table:style-name="ce2">
            <text:p>S</text:p>
          </table:table-cell>
          <table:table-cell office:value-type="string" table:style-name="ce2">
            <text:p>0-25000</text:p>
          </table:table-cell>
          <table:table-cell office:value-type="string" table:style-name="ce2">
            <text:p>M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Partial High School</text:p>
          </table:table-cell>
          <table:table-cell office:value-type="string" table:style-name="ce2">
            <text:p>Manual</text:p>
          </table:table-cell>
          <table:table-cell office:value-type="boolean" office:boolean-value="false" table:style-name="ce2">
            <text:p>FALSE</text:p>
          </table:table-cell>
          <table:table-cell office:value-type="float" office:value="2" table:style-name="ce2">
            <text:p>2</text:p>
          </table:table-cell>
          <table:table-cell table:number-columns-repeated="16372"/>
        </table:table-row>
        <table:table-row table:number-rows-repeated="1046785" table:style-name="ro1">
          <table:table-cell table:number-columns-repeated="16384"/>
        </table:table-row>
      </table:table>
      <table:database-ranges>
        <table:database-range table:target-range-address="Demographics.A1:Demographics.L1791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ohn Juback</meta:initial-creator>
    <dc:creator>Taras</dc:creator>
    <meta:creation-date>2011-04-27T14:07:17Z</meta:creation-date>
    <dc:date>2019-06-11T13:04:21Z</dc:date>
  </office:meta>
</office:document-meta>
</file>